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1.5pt"/>
    </style:style>
    <style:style style:name="co3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ationID</text:p>
          </table:table-cell>
          <table:table-cell table:style-name="ce1" office:value-type="string" calcext:value-type="string">
            <text:p>StationNM</text:p>
          </table:table-cell>
          <table:table-cell table:style-name="ce1" office:value-type="string" calcext:value-type="string">
            <text:p>CityNM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1001A</text:p>
          </table:table-cell>
          <table:table-cell office:value-type="string" calcext:value-type="string">
            <text:p>万寿西宫</text:p>
          </table:table-cell>
          <table:table-cell office:value-type="string" calcext:value-type="string">
            <text:p>北京</text:p>
          </table:table-cell>
          <table:table-cell office:value-type="float" office:value="116.366" calcext:value-type="float">
            <text:p>116.366</text:p>
          </table:table-cell>
          <table:table-cell office:value-type="float" office:value="39.8673" calcext:value-type="float">
            <text:p>39.86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2A</text:p>
          </table:table-cell>
          <table:table-cell office:value-type="string" calcext:value-type="string">
            <text:p>定陵</text:p>
          </table:table-cell>
          <table:table-cell office:value-type="string" calcext:value-type="string">
            <text:p>北京</text:p>
          </table:table-cell>
          <table:table-cell office:value-type="float" office:value="116.17" calcext:value-type="float">
            <text:p>116.17</text:p>
          </table:table-cell>
          <table:table-cell office:value-type="float" office:value="40.2865" calcext:value-type="float">
            <text:p>40.28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3A</text:p>
          </table:table-cell>
          <table:table-cell office:value-type="string" calcext:value-type="string">
            <text:p>东四</text:p>
          </table:table-cell>
          <table:table-cell office:value-type="string" calcext:value-type="string">
            <text:p>北京</text:p>
          </table:table-cell>
          <table:table-cell office:value-type="float" office:value="116.434" calcext:value-type="float">
            <text:p>116.434</text:p>
          </table:table-cell>
          <table:table-cell office:value-type="float" office:value="39.9522" calcext:value-type="float">
            <text:p>39.95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4A</text:p>
          </table:table-cell>
          <table:table-cell office:value-type="string" calcext:value-type="string">
            <text:p>天坛</text:p>
          </table:table-cell>
          <table:table-cell office:value-type="string" calcext:value-type="string">
            <text:p>北京</text:p>
          </table:table-cell>
          <table:table-cell office:value-type="float" office:value="116.434" calcext:value-type="float">
            <text:p>116.434</text:p>
          </table:table-cell>
          <table:table-cell office:value-type="float" office:value="39.8745" calcext:value-type="float">
            <text:p>39.87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5A</text:p>
          </table:table-cell>
          <table:table-cell office:value-type="string" calcext:value-type="string">
            <text:p>农展馆</text:p>
          </table:table-cell>
          <table:table-cell office:value-type="string" calcext:value-type="string">
            <text:p>北京</text:p>
          </table:table-cell>
          <table:table-cell office:value-type="float" office:value="116.473" calcext:value-type="float">
            <text:p>116.473</text:p>
          </table:table-cell>
          <table:table-cell office:value-type="float" office:value="39.9716" calcext:value-type="float">
            <text:p>39.97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6A</text:p>
          </table:table-cell>
          <table:table-cell office:value-type="string" calcext:value-type="string">
            <text:p>官园</text:p>
          </table:table-cell>
          <table:table-cell office:value-type="string" calcext:value-type="string">
            <text:p>北京</text:p>
          </table:table-cell>
          <table:table-cell office:value-type="float" office:value="116.361" calcext:value-type="float">
            <text:p>116.361</text:p>
          </table:table-cell>
          <table:table-cell office:value-type="float" office:value="39.9425" calcext:value-type="float">
            <text:p>39.94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7A</text:p>
          </table:table-cell>
          <table:table-cell office:value-type="string" calcext:value-type="string">
            <text:p>海淀区万柳</text:p>
          </table:table-cell>
          <table:table-cell office:value-type="string" calcext:value-type="string">
            <text:p>北京</text:p>
          </table:table-cell>
          <table:table-cell office:value-type="float" office:value="116.315" calcext:value-type="float">
            <text:p>116.315</text:p>
          </table:table-cell>
          <table:table-cell office:value-type="float" office:value="39.9934" calcext:value-type="float">
            <text:p>39.9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8A</text:p>
          </table:table-cell>
          <table:table-cell office:value-type="string" calcext:value-type="string">
            <text:p>顺义新城</text:p>
          </table:table-cell>
          <table:table-cell office:value-type="string" calcext:value-type="string">
            <text:p>北京</text:p>
          </table:table-cell>
          <table:table-cell office:value-type="float" office:value="116.72" calcext:value-type="float">
            <text:p>116.72</text:p>
          </table:table-cell>
          <table:table-cell office:value-type="float" office:value="40.1438" calcext:value-type="float">
            <text:p>40.14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9A</text:p>
          </table:table-cell>
          <table:table-cell office:value-type="string" calcext:value-type="string">
            <text:p>怀柔镇</text:p>
          </table:table-cell>
          <table:table-cell office:value-type="string" calcext:value-type="string">
            <text:p>北京</text:p>
          </table:table-cell>
          <table:table-cell office:value-type="float" office:value="116.644" calcext:value-type="float">
            <text:p>116.644</text:p>
          </table:table-cell>
          <table:table-cell office:value-type="float" office:value="40.3937" calcext:value-type="float">
            <text:p>40.39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0A</text:p>
          </table:table-cell>
          <table:table-cell office:value-type="string" calcext:value-type="string">
            <text:p>昌平镇</text:p>
          </table:table-cell>
          <table:table-cell office:value-type="string" calcext:value-type="string">
            <text:p>北京</text:p>
          </table:table-cell>
          <table:table-cell office:value-type="float" office:value="116.23" calcext:value-type="float">
            <text:p>116.23</text:p>
          </table:table-cell>
          <table:table-cell office:value-type="float" office:value="40.1952" calcext:value-type="float">
            <text:p>40.19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1A</text:p>
          </table:table-cell>
          <table:table-cell office:value-type="string" calcext:value-type="string">
            <text:p>奥体中心</text:p>
          </table:table-cell>
          <table:table-cell office:value-type="string" calcext:value-type="string">
            <text:p>北京</text:p>
          </table:table-cell>
          <table:table-cell office:value-type="float" office:value="116.407" calcext:value-type="float">
            <text:p>116.407</text:p>
          </table:table-cell>
          <table:table-cell office:value-type="float" office:value="40.0031" calcext:value-type="float">
            <text:p>40.00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2A</text:p>
          </table:table-cell>
          <table:table-cell office:value-type="string" calcext:value-type="string">
            <text:p>古城</text:p>
          </table:table-cell>
          <table:table-cell office:value-type="string" calcext:value-type="string">
            <text:p>北京</text:p>
          </table:table-cell>
          <table:table-cell office:value-type="float" office:value="116.225" calcext:value-type="float">
            <text:p>116.225</text:p>
          </table:table-cell>
          <table:table-cell office:value-type="float" office:value="39.9279" calcext:value-type="float">
            <text:p>39.92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3A</text:p>
          </table:table-cell>
          <table:table-cell office:value-type="string" calcext:value-type="string">
            <text:p>市监测中心</text:p>
          </table:table-cell>
          <table:table-cell office:value-type="string" calcext:value-type="string">
            <text:p>天津</text:p>
          </table:table-cell>
          <table:table-cell office:value-type="float" office:value="117.151" calcext:value-type="float">
            <text:p>117.151</text:p>
          </table:table-cell>
          <table:table-cell office:value-type="float" office:value="39.097" calcext:value-type="float">
            <text:p>39.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4A</text:p>
          </table:table-cell>
          <table:table-cell office:value-type="string" calcext:value-type="string">
            <text:p>南口路</text:p>
          </table:table-cell>
          <table:table-cell office:value-type="string" calcext:value-type="string">
            <text:p>天津</text:p>
          </table:table-cell>
          <table:table-cell office:value-type="float" office:value="117.193" calcext:value-type="float">
            <text:p>117.193</text:p>
          </table:table-cell>
          <table:table-cell office:value-type="float" office:value="39.173" calcext:value-type="float">
            <text:p>39.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5A</text:p>
          </table:table-cell>
          <table:table-cell office:value-type="string" calcext:value-type="string">
            <text:p>勤俭路</text:p>
          </table:table-cell>
          <table:table-cell office:value-type="string" calcext:value-type="string">
            <text:p>天津</text:p>
          </table:table-cell>
          <table:table-cell office:value-type="float" office:value="117.145" calcext:value-type="float">
            <text:p>117.145</text:p>
          </table:table-cell>
          <table:table-cell office:value-type="float" office:value="39.1654" calcext:value-type="float">
            <text:p>39.1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6A</text:p>
          </table:table-cell>
          <table:table-cell office:value-type="string" calcext:value-type="string">
            <text:p>南京路</text:p>
          </table:table-cell>
          <table:table-cell office:value-type="string" calcext:value-type="string">
            <text:p>天津</text:p>
          </table:table-cell>
          <table:table-cell office:value-type="float" office:value="117.184" calcext:value-type="float">
            <text:p>117.184</text:p>
          </table:table-cell>
          <table:table-cell office:value-type="float" office:value="39.1205" calcext:value-type="float">
            <text:p>39.12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7A</text:p>
          </table:table-cell>
          <table:table-cell office:value-type="string" calcext:value-type="string">
            <text:p>大直沽八号路</text:p>
          </table:table-cell>
          <table:table-cell office:value-type="string" calcext:value-type="string">
            <text:p>天津</text:p>
          </table:table-cell>
          <table:table-cell office:value-type="float" office:value="117.237" calcext:value-type="float">
            <text:p>117.237</text:p>
          </table:table-cell>
          <table:table-cell office:value-type="float" office:value="39.1082" calcext:value-type="float">
            <text:p>39.10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8A</text:p>
          </table:table-cell>
          <table:table-cell office:value-type="string" calcext:value-type="string">
            <text:p>前进路</text:p>
          </table:table-cell>
          <table:table-cell office:value-type="string" calcext:value-type="string">
            <text:p>天津</text:p>
          </table:table-cell>
          <table:table-cell office:value-type="float" office:value="117.202" calcext:value-type="float">
            <text:p>117.202</text:p>
          </table:table-cell>
          <table:table-cell office:value-type="float" office:value="39.0927" calcext:value-type="float">
            <text:p>39.09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9A</text:p>
          </table:table-cell>
          <table:table-cell office:value-type="string" calcext:value-type="string">
            <text:p>北辰科技园区</text:p>
          </table:table-cell>
          <table:table-cell office:value-type="string" calcext:value-type="string">
            <text:p>天津</text:p>
          </table:table-cell>
          <table:table-cell office:value-type="float" office:value="117.1837" calcext:value-type="float">
            <text:p>117.1837</text:p>
          </table:table-cell>
          <table:table-cell office:value-type="float" office:value="39.2133" calcext:value-type="float">
            <text:p>39.2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0A</text:p>
          </table:table-cell>
          <table:table-cell office:value-type="string" calcext:value-type="string">
            <text:p>天山路</text:p>
          </table:table-cell>
          <table:table-cell office:value-type="string" calcext:value-type="string">
            <text:p>天津</text:p>
          </table:table-cell>
          <table:table-cell office:value-type="float" office:value="117.269" calcext:value-type="float">
            <text:p>117.269</text:p>
          </table:table-cell>
          <table:table-cell office:value-type="float" office:value="39.1337" calcext:value-type="float">
            <text:p>39.13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1A</text:p>
          </table:table-cell>
          <table:table-cell office:value-type="string" calcext:value-type="string">
            <text:p>跃进路</text:p>
          </table:table-cell>
          <table:table-cell office:value-type="string" calcext:value-type="string">
            <text:p>天津</text:p>
          </table:table-cell>
          <table:table-cell office:value-type="float" office:value="117.307" calcext:value-type="float">
            <text:p>117.307</text:p>
          </table:table-cell>
          <table:table-cell office:value-type="float" office:value="39.0877" calcext:value-type="float">
            <text:p>39.08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3A</text:p>
          </table:table-cell>
          <table:table-cell office:value-type="string" calcext:value-type="string">
            <text:p>第四大街</text:p>
          </table:table-cell>
          <table:table-cell office:value-type="string" calcext:value-type="string">
            <text:p>天津</text:p>
          </table:table-cell>
          <table:table-cell office:value-type="float" office:value="117.707" calcext:value-type="float">
            <text:p>117.707</text:p>
          </table:table-cell>
          <table:table-cell office:value-type="float" office:value="39.0343" calcext:value-type="float">
            <text:p>39.03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4A</text:p>
          </table:table-cell>
          <table:table-cell office:value-type="string" calcext:value-type="string">
            <text:p>永明路</text:p>
          </table:table-cell>
          <table:table-cell office:value-type="string" calcext:value-type="string">
            <text:p>天津</text:p>
          </table:table-cell>
          <table:table-cell office:value-type="float" office:value="117.457" calcext:value-type="float">
            <text:p>117.457</text:p>
          </table:table-cell>
          <table:table-cell office:value-type="float" office:value="38.8394" calcext:value-type="float">
            <text:p>38.83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5A</text:p>
          </table:table-cell>
          <table:table-cell office:value-type="string" calcext:value-type="string">
            <text:p>航天路</text:p>
          </table:table-cell>
          <table:table-cell office:value-type="string" calcext:value-type="string">
            <text:p>天津</text:p>
          </table:table-cell>
          <table:table-cell office:value-type="float" office:value="117.401" calcext:value-type="float">
            <text:p>117.401</text:p>
          </table:table-cell>
          <table:table-cell office:value-type="float" office:value="39.124" calcext:value-type="float">
            <text:p>39.1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6A</text:p>
          </table:table-cell>
          <table:table-cell office:value-type="string" calcext:value-type="string">
            <text:p>汉北路</text:p>
          </table:table-cell>
          <table:table-cell office:value-type="string" calcext:value-type="string">
            <text:p>天津</text:p>
          </table:table-cell>
          <table:table-cell office:value-type="float" office:value="117.764" calcext:value-type="float">
            <text:p>117.764</text:p>
          </table:table-cell>
          <table:table-cell office:value-type="float" office:value="39.1587" calcext:value-type="float">
            <text:p>39.15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7A</text:p>
          </table:table-cell>
          <table:table-cell office:value-type="string" calcext:value-type="string">
            <text:p>团泊洼</text:p>
          </table:table-cell>
          <table:table-cell office:value-type="string" calcext:value-type="string">
            <text:p>天津</text:p>
          </table:table-cell>
          <table:table-cell office:value-type="float" office:value="117.157" calcext:value-type="float">
            <text:p>117.157</text:p>
          </table:table-cell>
          <table:table-cell office:value-type="float" office:value="38.9194" calcext:value-type="float">
            <text:p>38.91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8A</text:p>
          </table:table-cell>
          <table:table-cell office:value-type="string" calcext:value-type="string">
            <text:p>化工学校</text:p>
          </table:table-cell>
          <table:table-cell office:value-type="string" calcext:value-type="string">
            <text:p>石家庄</text:p>
          </table:table-cell>
          <table:table-cell office:value-type="float" office:value="114.60383" calcext:value-type="float">
            <text:p>114.60383</text:p>
          </table:table-cell>
          <table:table-cell office:value-type="float" office:value="37.99018" calcext:value-type="float">
            <text:p>37.99018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29A</text:p>
          </table:table-cell>
          <table:table-cell office:value-type="string" calcext:value-type="string">
            <text:p>职工医院</text:p>
          </table:table-cell>
          <table:table-cell office:value-type="string" calcext:value-type="string">
            <text:p>石家庄</text:p>
          </table:table-cell>
          <table:table-cell office:value-type="float" office:value="114.4548" calcext:value-type="float">
            <text:p>114.4548</text:p>
          </table:table-cell>
          <table:table-cell office:value-type="float" office:value="38.0513" calcext:value-type="float">
            <text:p>38.0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0A</text:p>
          </table:table-cell>
          <table:table-cell office:value-type="string" calcext:value-type="string">
            <text:p>高新区</text:p>
          </table:table-cell>
          <table:table-cell office:value-type="string" calcext:value-type="string">
            <text:p>石家庄</text:p>
          </table:table-cell>
          <table:table-cell office:value-type="float" office:value="114.6046" calcext:value-type="float">
            <text:p>114.6046</text:p>
          </table:table-cell>
          <table:table-cell office:value-type="float" office:value="38.0398" calcext:value-type="float">
            <text:p>38.03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1A</text:p>
          </table:table-cell>
          <table:table-cell office:value-type="string" calcext:value-type="string">
            <text:p>西北水源</text:p>
          </table:table-cell>
          <table:table-cell office:value-type="string" calcext:value-type="string">
            <text:p>石家庄</text:p>
          </table:table-cell>
          <table:table-cell office:value-type="float" office:value="114.5019" calcext:value-type="float">
            <text:p>114.5019</text:p>
          </table:table-cell>
          <table:table-cell office:value-type="float" office:value="38.1398" calcext:value-type="float">
            <text:p>38.13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2A</text:p>
          </table:table-cell>
          <table:table-cell office:value-type="string" calcext:value-type="string">
            <text:p>西南高教</text:p>
          </table:table-cell>
          <table:table-cell office:value-type="string" calcext:value-type="string">
            <text:p>石家庄</text:p>
          </table:table-cell>
          <table:table-cell office:value-type="float" office:value="114.4586111" calcext:value-type="float">
            <text:p>114.4586111</text:p>
          </table:table-cell>
          <table:table-cell office:value-type="float" office:value="38.00583333" calcext:value-type="float">
            <text:p>38.00583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3A</text:p>
          </table:table-cell>
          <table:table-cell office:value-type="string" calcext:value-type="string">
            <text:p>世纪公园</text:p>
          </table:table-cell>
          <table:table-cell office:value-type="string" calcext:value-type="string">
            <text:p>石家庄</text:p>
          </table:table-cell>
          <table:table-cell office:value-type="float" office:value="114.5330556" calcext:value-type="float">
            <text:p>114.5330556</text:p>
          </table:table-cell>
          <table:table-cell office:value-type="float" office:value="38.01777778" calcext:value-type="float">
            <text:p>38.01777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4A</text:p>
          </table:table-cell>
          <table:table-cell office:value-type="string" calcext:value-type="string">
            <text:p>人民会堂</text:p>
          </table:table-cell>
          <table:table-cell office:value-type="string" calcext:value-type="string">
            <text:p>石家庄</text:p>
          </table:table-cell>
          <table:table-cell office:value-type="float" office:value="114.5214" calcext:value-type="float">
            <text:p>114.5214</text:p>
          </table:table-cell>
          <table:table-cell office:value-type="float" office:value="38.0524" calcext:value-type="float">
            <text:p>38.0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5A</text:p>
          </table:table-cell>
          <table:table-cell office:value-type="string" calcext:value-type="string">
            <text:p>封龙山</text:p>
          </table:table-cell>
          <table:table-cell office:value-type="string" calcext:value-type="string">
            <text:p>石家庄</text:p>
          </table:table-cell>
          <table:table-cell office:value-type="float" office:value="114.3541" calcext:value-type="float">
            <text:p>114.3541</text:p>
          </table:table-cell>
          <table:table-cell office:value-type="float" office:value="37.9097" calcext:value-type="float">
            <text:p>37.9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6A</text:p>
          </table:table-cell>
          <table:table-cell office:value-type="string" calcext:value-type="string">
            <text:p>供销社</text:p>
          </table:table-cell>
          <table:table-cell office:value-type="string" calcext:value-type="string">
            <text:p>唐山</text:p>
          </table:table-cell>
          <table:table-cell office:value-type="float" office:value="118.1662" calcext:value-type="float">
            <text:p>118.1662</text:p>
          </table:table-cell>
          <table:table-cell office:value-type="float" office:value="39.6308" calcext:value-type="float">
            <text:p>39.63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7A</text:p>
          </table:table-cell>
          <table:table-cell office:value-type="string" calcext:value-type="string">
            <text:p>雷达站</text:p>
          </table:table-cell>
          <table:table-cell office:value-type="string" calcext:value-type="string">
            <text:p>唐山</text:p>
          </table:table-cell>
          <table:table-cell office:value-type="float" office:value="118.144" calcext:value-type="float">
            <text:p>118.144</text:p>
          </table:table-cell>
          <table:table-cell office:value-type="float" office:value="39.643" calcext:value-type="float">
            <text:p>39.6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8A</text:p>
          </table:table-cell>
          <table:table-cell office:value-type="string" calcext:value-type="string">
            <text:p>物资局</text:p>
          </table:table-cell>
          <table:table-cell office:value-type="string" calcext:value-type="string">
            <text:p>唐山</text:p>
          </table:table-cell>
          <table:table-cell office:value-type="float" office:value="118.1853" calcext:value-type="float">
            <text:p>118.1853</text:p>
          </table:table-cell>
          <table:table-cell office:value-type="float" office:value="39.6407" calcext:value-type="float">
            <text:p>39.64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9A</text:p>
          </table:table-cell>
          <table:table-cell office:value-type="string" calcext:value-type="string">
            <text:p>陶瓷公司</text:p>
          </table:table-cell>
          <table:table-cell office:value-type="string" calcext:value-type="string">
            <text:p>唐山</text:p>
          </table:table-cell>
          <table:table-cell office:value-type="float" office:value="118.2185" calcext:value-type="float">
            <text:p>118.2185</text:p>
          </table:table-cell>
          <table:table-cell office:value-type="float" office:value="39.6679" calcext:value-type="float">
            <text:p>39.66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0A</text:p>
          </table:table-cell>
          <table:table-cell office:value-type="string" calcext:value-type="string">
            <text:p>十二中</text:p>
          </table:table-cell>
          <table:table-cell office:value-type="string" calcext:value-type="string">
            <text:p>唐山</text:p>
          </table:table-cell>
          <table:table-cell office:value-type="float" office:value="118.1838" calcext:value-type="float">
            <text:p>118.1838</text:p>
          </table:table-cell>
          <table:table-cell office:value-type="float" office:value="39.65782" calcext:value-type="float">
            <text:p>39.657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1A</text:p>
          </table:table-cell>
          <table:table-cell office:value-type="string" calcext:value-type="string">
            <text:p>小山</text:p>
          </table:table-cell>
          <table:table-cell office:value-type="string" calcext:value-type="string">
            <text:p>唐山</text:p>
          </table:table-cell>
          <table:table-cell office:value-type="float" office:value="118.1997" calcext:value-type="float">
            <text:p>118.1997</text:p>
          </table:table-cell>
          <table:table-cell office:value-type="float" office:value="39.6295" calcext:value-type="float">
            <text:p>39.6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2A</text:p>
          </table:table-cell>
          <table:table-cell office:value-type="string" calcext:value-type="string">
            <text:p>北戴河环保局</text:p>
          </table:table-cell>
          <table:table-cell office:value-type="string" calcext:value-type="string">
            <text:p>秦皇岛</text:p>
          </table:table-cell>
          <table:table-cell office:value-type="float" office:value="119.5259" calcext:value-type="float">
            <text:p>119.5259</text:p>
          </table:table-cell>
          <table:table-cell office:value-type="float" office:value="39.8283" calcext:value-type="float">
            <text:p>39.8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3A</text:p>
          </table:table-cell>
          <table:table-cell office:value-type="string" calcext:value-type="string">
            <text:p>第一关</text:p>
          </table:table-cell>
          <table:table-cell office:value-type="string" calcext:value-type="string">
            <text:p>秦皇岛</text:p>
          </table:table-cell>
          <table:table-cell office:value-type="float" office:value="119.7624" calcext:value-type="float">
            <text:p>119.7624</text:p>
          </table:table-cell>
          <table:table-cell office:value-type="float" office:value="40.0181" calcext:value-type="float">
            <text:p>40.01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4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秦皇岛</text:p>
          </table:table-cell>
          <table:table-cell office:value-type="float" office:value="119.6023" calcext:value-type="float">
            <text:p>119.6023</text:p>
          </table:table-cell>
          <table:table-cell office:value-type="float" office:value="39.9567" calcext:value-type="float">
            <text:p>39.9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5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秦皇岛</text:p>
          </table:table-cell>
          <table:table-cell office:value-type="float" office:value="119.607" calcext:value-type="float">
            <text:p>119.607</text:p>
          </table:table-cell>
          <table:table-cell office:value-type="float" office:value="39.9358" calcext:value-type="float">
            <text:p>39.93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6A</text:p>
          </table:table-cell>
          <table:table-cell office:value-type="string" calcext:value-type="string">
            <text:p>建设大厦</text:p>
          </table:table-cell>
          <table:table-cell office:value-type="string" calcext:value-type="string">
            <text:p>秦皇岛</text:p>
          </table:table-cell>
          <table:table-cell office:value-type="float" office:value="119.5369" calcext:value-type="float">
            <text:p>119.5369</text:p>
          </table:table-cell>
          <table:table-cell office:value-type="float" office:value="39.9419" calcext:value-type="float">
            <text:p>39.94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7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邯郸</text:p>
          </table:table-cell>
          <table:table-cell office:value-type="float" office:value="114.5129" calcext:value-type="float">
            <text:p>114.5129</text:p>
          </table:table-cell>
          <table:table-cell office:value-type="float" office:value="36.61763" calcext:value-type="float">
            <text:p>36.617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8A</text:p>
          </table:table-cell>
          <table:table-cell office:value-type="string" calcext:value-type="string">
            <text:p>东污水处理厂</text:p>
          </table:table-cell>
          <table:table-cell office:value-type="string" calcext:value-type="string">
            <text:p>邯郸</text:p>
          </table:table-cell>
          <table:table-cell office:value-type="float" office:value="114.5426" calcext:value-type="float">
            <text:p>114.5426</text:p>
          </table:table-cell>
          <table:table-cell office:value-type="float" office:value="36.6164" calcext:value-type="float">
            <text:p>36.6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9A</text:p>
          </table:table-cell>
          <table:table-cell office:value-type="string" calcext:value-type="string">
            <text:p>矿院</text:p>
          </table:table-cell>
          <table:table-cell office:value-type="string" calcext:value-type="string">
            <text:p>邯郸</text:p>
          </table:table-cell>
          <table:table-cell office:value-type="float" office:value="114.5035" calcext:value-type="float">
            <text:p>114.5035</text:p>
          </table:table-cell>
          <table:table-cell office:value-type="float" office:value="36.5776" calcext:value-type="float">
            <text:p>36.57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0A</text:p>
          </table:table-cell>
          <table:table-cell office:value-type="string" calcext:value-type="string">
            <text:p>丛台公园</text:p>
          </table:table-cell>
          <table:table-cell office:value-type="string" calcext:value-type="string">
            <text:p>邯郸</text:p>
          </table:table-cell>
          <table:table-cell office:value-type="float" office:value="114.4965" calcext:value-type="float">
            <text:p>114.4965</text:p>
          </table:table-cell>
          <table:table-cell office:value-type="float" office:value="36.61981" calcext:value-type="float">
            <text:p>36.619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1A</text:p>
          </table:table-cell>
          <table:table-cell office:value-type="string" calcext:value-type="string">
            <text:p>游泳馆</text:p>
          </table:table-cell>
          <table:table-cell office:value-type="string" calcext:value-type="string">
            <text:p>保定</text:p>
          </table:table-cell>
          <table:table-cell office:value-type="float" office:value="115.493" calcext:value-type="float">
            <text:p>115.493</text:p>
          </table:table-cell>
          <table:table-cell office:value-type="float" office:value="38.8632" calcext:value-type="float">
            <text:p>38.86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2A</text:p>
          </table:table-cell>
          <table:table-cell office:value-type="string" calcext:value-type="string">
            <text:p>华电二区</text:p>
          </table:table-cell>
          <table:table-cell office:value-type="string" calcext:value-type="string">
            <text:p>保定</text:p>
          </table:table-cell>
          <table:table-cell office:value-type="float" office:value="115.5223" calcext:value-type="float">
            <text:p>115.5223</text:p>
          </table:table-cell>
          <table:table-cell office:value-type="float" office:value="38.8957" calcext:value-type="float">
            <text:p>38.89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3A</text:p>
          </table:table-cell>
          <table:table-cell office:value-type="string" calcext:value-type="string">
            <text:p>接待中心</text:p>
          </table:table-cell>
          <table:table-cell office:value-type="string" calcext:value-type="string">
            <text:p>保定</text:p>
          </table:table-cell>
          <table:table-cell office:value-type="float" office:value="115.4713" calcext:value-type="float">
            <text:p>115.4713</text:p>
          </table:table-cell>
          <table:table-cell office:value-type="float" office:value="38.9108" calcext:value-type="float">
            <text:p>38.9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4A</text:p>
          </table:table-cell>
          <table:table-cell office:value-type="string" calcext:value-type="string">
            <text:p>地表水厂</text:p>
          </table:table-cell>
          <table:table-cell office:value-type="string" calcext:value-type="string">
            <text:p>保定</text:p>
          </table:table-cell>
          <table:table-cell office:value-type="float" office:value="115.4612" calcext:value-type="float">
            <text:p>115.4612</text:p>
          </table:table-cell>
          <table:table-cell office:value-type="float" office:value="38.8416" calcext:value-type="float">
            <text:p>38.8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5A</text:p>
          </table:table-cell>
          <table:table-cell office:value-type="string" calcext:value-type="string">
            <text:p>胶片厂</text:p>
          </table:table-cell>
          <table:table-cell office:value-type="string" calcext:value-type="string">
            <text:p>保定</text:p>
          </table:table-cell>
          <table:table-cell office:value-type="float" office:value="115.442" calcext:value-type="float">
            <text:p>115.442</text:p>
          </table:table-cell>
          <table:table-cell office:value-type="float" office:value="38.8756" calcext:value-type="float">
            <text:p>38.87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6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保定</text:p>
          </table:table-cell>
          <table:table-cell office:value-type="float" office:value="115.5214" calcext:value-type="float">
            <text:p>115.5214</text:p>
          </table:table-cell>
          <table:table-cell office:value-type="float" office:value="38.8707" calcext:value-type="float">
            <text:p>38.87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7A</text:p>
          </table:table-cell>
          <table:table-cell office:value-type="string" calcext:value-type="string">
            <text:p>人民公园</text:p>
          </table:table-cell>
          <table:table-cell office:value-type="string" calcext:value-type="string">
            <text:p>张家口</text:p>
          </table:table-cell>
          <table:table-cell office:value-type="float" office:value="114.8985" calcext:value-type="float">
            <text:p>114.8985</text:p>
          </table:table-cell>
          <table:table-cell office:value-type="float" office:value="40.8367" calcext:value-type="float">
            <text:p>40.83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8A</text:p>
          </table:table-cell>
          <table:table-cell office:value-type="string" calcext:value-type="string">
            <text:p>探机厂</text:p>
          </table:table-cell>
          <table:table-cell office:value-type="string" calcext:value-type="string">
            <text:p>张家口</text:p>
          </table:table-cell>
          <table:table-cell office:value-type="float" office:value="114.892" calcext:value-type="float">
            <text:p>114.892</text:p>
          </table:table-cell>
          <table:table-cell office:value-type="float" office:value="40.79481" calcext:value-type="float">
            <text:p>40.79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9A</text:p>
          </table:table-cell>
          <table:table-cell office:value-type="string" calcext:value-type="string">
            <text:p>五金库</text:p>
          </table:table-cell>
          <table:table-cell office:value-type="string" calcext:value-type="string">
            <text:p>张家口</text:p>
          </table:table-cell>
          <table:table-cell office:value-type="float" office:value="114.8814" calcext:value-type="float">
            <text:p>114.8814</text:p>
          </table:table-cell>
          <table:table-cell office:value-type="float" office:value="40.8115" calcext:value-type="float">
            <text:p>40.8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0A</text:p>
          </table:table-cell>
          <table:table-cell office:value-type="string" calcext:value-type="string">
            <text:p>世纪豪园</text:p>
          </table:table-cell>
          <table:table-cell office:value-type="string" calcext:value-type="string">
            <text:p>张家口</text:p>
          </table:table-cell>
          <table:table-cell office:value-type="float" office:value="114.9032" calcext:value-type="float">
            <text:p>114.9032</text:p>
          </table:table-cell>
          <table:table-cell office:value-type="float" office:value="40.7688" calcext:value-type="float">
            <text:p>40.76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1A</text:p>
          </table:table-cell>
          <table:table-cell office:value-type="string" calcext:value-type="string">
            <text:p>北泵房</text:p>
          </table:table-cell>
          <table:table-cell office:value-type="string" calcext:value-type="string">
            <text:p>张家口</text:p>
          </table:table-cell>
          <table:table-cell office:value-type="float" office:value="114.904" calcext:value-type="float">
            <text:p>114.904</text:p>
          </table:table-cell>
          <table:table-cell office:value-type="float" office:value="40.8725" calcext:value-type="float">
            <text:p>40.8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2A</text:p>
          </table:table-cell>
          <table:table-cell office:value-type="string" calcext:value-type="string">
            <text:p>铁路</text:p>
          </table:table-cell>
          <table:table-cell office:value-type="string" calcext:value-type="string">
            <text:p>承德</text:p>
          </table:table-cell>
          <table:table-cell office:value-type="float" office:value="117.9664" calcext:value-type="float">
            <text:p>117.9664</text:p>
          </table:table-cell>
          <table:table-cell office:value-type="float" office:value="40.9161" calcext:value-type="float">
            <text:p>40.91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3A</text:p>
          </table:table-cell>
          <table:table-cell office:value-type="string" calcext:value-type="string">
            <text:p>中国银行</text:p>
          </table:table-cell>
          <table:table-cell office:value-type="string" calcext:value-type="string">
            <text:p>承德</text:p>
          </table:table-cell>
          <table:table-cell office:value-type="float" office:value="117.9525" calcext:value-type="float">
            <text:p>117.9525</text:p>
          </table:table-cell>
          <table:table-cell office:value-type="float" office:value="40.9843" calcext:value-type="float">
            <text:p>40.98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4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承德</text:p>
          </table:table-cell>
          <table:table-cell office:value-type="float" office:value="117.963" calcext:value-type="float">
            <text:p>117.963</text:p>
          </table:table-cell>
          <table:table-cell office:value-type="float" office:value="40.9359" calcext:value-type="float">
            <text:p>40.93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5A</text:p>
          </table:table-cell>
          <table:table-cell office:value-type="string" calcext:value-type="string">
            <text:p>文化中心</text:p>
          </table:table-cell>
          <table:table-cell office:value-type="string" calcext:value-type="string">
            <text:p>承德</text:p>
          </table:table-cell>
          <table:table-cell office:value-type="float" office:value="117.8184" calcext:value-type="float">
            <text:p>117.8184</text:p>
          </table:table-cell>
          <table:table-cell office:value-type="float" office:value="40.9733" calcext:value-type="float">
            <text:p>40.97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6A</text:p>
          </table:table-cell>
          <table:table-cell office:value-type="string" calcext:value-type="string">
            <text:p>离宫</text:p>
          </table:table-cell>
          <table:table-cell office:value-type="string" calcext:value-type="string">
            <text:p>承德</text:p>
          </table:table-cell>
          <table:table-cell office:value-type="float" office:value="117.9384" calcext:value-type="float">
            <text:p>117.9384</text:p>
          </table:table-cell>
          <table:table-cell office:value-type="float" office:value="41.0112" calcext:value-type="float">
            <text:p>41.01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7A</text:p>
          </table:table-cell>
          <table:table-cell office:value-type="string" calcext:value-type="string">
            <text:p>药材公司</text:p>
          </table:table-cell>
          <table:table-cell office:value-type="string" calcext:value-type="string">
            <text:p>廊坊</text:p>
          </table:table-cell>
          <table:table-cell office:value-type="float" office:value="116.6838" calcext:value-type="float">
            <text:p>116.6838</text:p>
          </table:table-cell>
          <table:table-cell office:value-type="float" office:value="39.5178" calcext:value-type="float">
            <text:p>39.5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8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廊坊</text:p>
          </table:table-cell>
          <table:table-cell office:value-type="float" office:value="116.7729" calcext:value-type="float">
            <text:p>116.7729</text:p>
          </table:table-cell>
          <table:table-cell office:value-type="float" office:value="39.5747" calcext:value-type="float">
            <text:p>39.5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9A</text:p>
          </table:table-cell>
          <table:table-cell office:value-type="string" calcext:value-type="string">
            <text:p>环境监测监理中心</text:p>
          </table:table-cell>
          <table:table-cell office:value-type="string" calcext:value-type="string">
            <text:p>廊坊</text:p>
          </table:table-cell>
          <table:table-cell office:value-type="float" office:value="116.715" calcext:value-type="float">
            <text:p>116.715</text:p>
          </table:table-cell>
          <table:table-cell office:value-type="float" office:value="39.5571" calcext:value-type="float">
            <text:p>39.55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0A</text:p>
          </table:table-cell>
          <table:table-cell office:value-type="string" calcext:value-type="string">
            <text:p>北华航天学院</text:p>
          </table:table-cell>
          <table:table-cell office:value-type="string" calcext:value-type="string">
            <text:p>廊坊</text:p>
          </table:table-cell>
          <table:table-cell office:value-type="float" office:value="116.7464" calcext:value-type="float">
            <text:p>116.7464</text:p>
          </table:table-cell>
          <table:table-cell office:value-type="float" office:value="39.5343" calcext:value-type="float">
            <text:p>39.53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1A</text:p>
          </table:table-cell>
          <table:table-cell office:value-type="string" calcext:value-type="string">
            <text:p>沧县城建局</text:p>
          </table:table-cell>
          <table:table-cell office:value-type="string" calcext:value-type="string">
            <text:p>沧州</text:p>
          </table:table-cell>
          <table:table-cell office:value-type="float" office:value="116.8854" calcext:value-type="float">
            <text:p>116.8854</text:p>
          </table:table-cell>
          <table:table-cell office:value-type="float" office:value="38.2991" calcext:value-type="float">
            <text:p>38.29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2A</text:p>
          </table:table-cell>
          <table:table-cell office:value-type="string" calcext:value-type="string">
            <text:p>电视转播站</text:p>
          </table:table-cell>
          <table:table-cell office:value-type="string" calcext:value-type="string">
            <text:p>沧州</text:p>
          </table:table-cell>
          <table:table-cell office:value-type="float" office:value="116.8584" calcext:value-type="float">
            <text:p>116.8584</text:p>
          </table:table-cell>
          <table:table-cell office:value-type="float" office:value="38.3254" calcext:value-type="float">
            <text:p>38.32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3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沧州</text:p>
          </table:table-cell>
          <table:table-cell office:value-type="float" office:value="116.8709" calcext:value-type="float">
            <text:p>116.8709</text:p>
          </table:table-cell>
          <table:table-cell office:value-type="float" office:value="38.3228" calcext:value-type="float">
            <text:p>38.3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4A</text:p>
          </table:table-cell>
          <table:table-cell office:value-type="string" calcext:value-type="string">
            <text:p>电机北厂</text:p>
          </table:table-cell>
          <table:table-cell office:value-type="string" calcext:value-type="string">
            <text:p>衡水</text:p>
          </table:table-cell>
          <table:table-cell office:value-type="float" office:value="115.6951" calcext:value-type="float">
            <text:p>115.6951</text:p>
          </table:table-cell>
          <table:table-cell office:value-type="float" office:value="37.7575" calcext:value-type="float">
            <text:p>37.7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5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衡水</text:p>
          </table:table-cell>
          <table:table-cell office:value-type="float" office:value="115.6426" calcext:value-type="float">
            <text:p>115.6426</text:p>
          </table:table-cell>
          <table:table-cell office:value-type="float" office:value="37.7379" calcext:value-type="float">
            <text:p>37.73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6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衡水</text:p>
          </table:table-cell>
          <table:table-cell office:value-type="float" office:value="115.6906" calcext:value-type="float">
            <text:p>115.6906</text:p>
          </table:table-cell>
          <table:table-cell office:value-type="float" office:value="37.739" calcext:value-type="float">
            <text:p>37.7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7A</text:p>
          </table:table-cell>
          <table:table-cell office:value-type="string" calcext:value-type="string">
            <text:p>达活泉</text:p>
          </table:table-cell>
          <table:table-cell office:value-type="string" calcext:value-type="string">
            <text:p>邢台</text:p>
          </table:table-cell>
          <table:table-cell office:value-type="float" office:value="114.4821" calcext:value-type="float">
            <text:p>114.4821</text:p>
          </table:table-cell>
          <table:table-cell office:value-type="float" office:value="37.0967" calcext:value-type="float">
            <text:p>37.09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8A</text:p>
          </table:table-cell>
          <table:table-cell office:value-type="string" calcext:value-type="string">
            <text:p>邢师高专</text:p>
          </table:table-cell>
          <table:table-cell office:value-type="string" calcext:value-type="string">
            <text:p>邢台</text:p>
          </table:table-cell>
          <table:table-cell office:value-type="float" office:value="114.5261" calcext:value-type="float">
            <text:p>114.5261</text:p>
          </table:table-cell>
          <table:table-cell office:value-type="float" office:value="37.0533" calcext:value-type="float">
            <text:p>37.05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9A</text:p>
          </table:table-cell>
          <table:table-cell office:value-type="string" calcext:value-type="string">
            <text:p>路桥公司</text:p>
          </table:table-cell>
          <table:table-cell office:value-type="string" calcext:value-type="string">
            <text:p>邢台</text:p>
          </table:table-cell>
          <table:table-cell office:value-type="float" office:value="114.5331" calcext:value-type="float">
            <text:p>114.5331</text:p>
          </table:table-cell>
          <table:table-cell office:value-type="float" office:value="37.0964" calcext:value-type="float">
            <text:p>37.09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0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邢台</text:p>
          </table:table-cell>
          <table:table-cell office:value-type="float" office:value="114.4854" calcext:value-type="float">
            <text:p>114.4854</text:p>
          </table:table-cell>
          <table:table-cell office:value-type="float" office:value="37.062" calcext:value-type="float">
            <text:p>37.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1A</text:p>
          </table:table-cell>
          <table:table-cell office:value-type="string" calcext:value-type="string">
            <text:p>尖草坪</text:p>
          </table:table-cell>
          <table:table-cell office:value-type="string" calcext:value-type="string">
            <text:p>太原</text:p>
          </table:table-cell>
          <table:table-cell office:value-type="float" office:value="112.522" calcext:value-type="float">
            <text:p>112.522</text:p>
          </table:table-cell>
          <table:table-cell office:value-type="float" office:value="37.8873" calcext:value-type="float">
            <text:p>37.88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2A</text:p>
          </table:table-cell>
          <table:table-cell office:value-type="string" calcext:value-type="string">
            <text:p>涧河</text:p>
          </table:table-cell>
          <table:table-cell office:value-type="string" calcext:value-type="string">
            <text:p>太原</text:p>
          </table:table-cell>
          <table:table-cell office:value-type="float" office:value="112.573" calcext:value-type="float">
            <text:p>112.573</text:p>
          </table:table-cell>
          <table:table-cell office:value-type="float" office:value="37.9103" calcext:value-type="float">
            <text:p>37.9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3A</text:p>
          </table:table-cell>
          <table:table-cell office:value-type="string" calcext:value-type="string">
            <text:p>上兰</text:p>
          </table:table-cell>
          <table:table-cell office:value-type="string" calcext:value-type="string">
            <text:p>太原</text:p>
          </table:table-cell>
          <table:table-cell office:value-type="float" office:value="112.434" calcext:value-type="float">
            <text:p>112.434</text:p>
          </table:table-cell>
          <table:table-cell office:value-type="float" office:value="38.0108" calcext:value-type="float">
            <text:p>38.0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4A</text:p>
          </table:table-cell>
          <table:table-cell office:value-type="string" calcext:value-type="string">
            <text:p>晋源</text:p>
          </table:table-cell>
          <table:table-cell office:value-type="string" calcext:value-type="string">
            <text:p>太原</text:p>
          </table:table-cell>
          <table:table-cell office:value-type="float" office:value="112.469" calcext:value-type="float">
            <text:p>112.469</text:p>
          </table:table-cell>
          <table:table-cell office:value-type="float" office:value="37.7124" calcext:value-type="float">
            <text:p>37.71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5A</text:p>
          </table:table-cell>
          <table:table-cell office:value-type="string" calcext:value-type="string">
            <text:p>小店</text:p>
          </table:table-cell>
          <table:table-cell office:value-type="string" calcext:value-type="string">
            <text:p>太原</text:p>
          </table:table-cell>
          <table:table-cell office:value-type="float" office:value="112.5583" calcext:value-type="float">
            <text:p>112.5583</text:p>
          </table:table-cell>
          <table:table-cell office:value-type="float" office:value="37.7394" calcext:value-type="float">
            <text:p>37.73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6A</text:p>
          </table:table-cell>
          <table:table-cell office:value-type="string" calcext:value-type="string">
            <text:p>桃园</text:p>
          </table:table-cell>
          <table:table-cell office:value-type="string" calcext:value-type="string">
            <text:p>太原</text:p>
          </table:table-cell>
          <table:table-cell office:value-type="float" office:value="112.5369" calcext:value-type="float">
            <text:p>112.5369</text:p>
          </table:table-cell>
          <table:table-cell office:value-type="float" office:value="37.8692" calcext:value-type="float">
            <text:p>37.86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7A</text:p>
          </table:table-cell>
          <table:table-cell office:value-type="string" calcext:value-type="string">
            <text:p>坞城</text:p>
          </table:table-cell>
          <table:table-cell office:value-type="string" calcext:value-type="string">
            <text:p>太原</text:p>
          </table:table-cell>
          <table:table-cell office:value-type="float" office:value="112.57" calcext:value-type="float">
            <text:p>112.57</text:p>
          </table:table-cell>
          <table:table-cell office:value-type="float" office:value="37.8195" calcext:value-type="float">
            <text:p>37.8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8A</text:p>
          </table:table-cell>
          <table:table-cell office:value-type="string" calcext:value-type="string">
            <text:p>南寨</text:p>
          </table:table-cell>
          <table:table-cell office:value-type="string" calcext:value-type="string">
            <text:p>太原</text:p>
          </table:table-cell>
          <table:table-cell office:value-type="float" office:value="112.549" calcext:value-type="float">
            <text:p>112.549</text:p>
          </table:table-cell>
          <table:table-cell office:value-type="float" office:value="37.9854" calcext:value-type="float">
            <text:p>37.98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9A</text:p>
          </table:table-cell>
          <table:table-cell office:value-type="string" calcext:value-type="string">
            <text:p>金胜</text:p>
          </table:table-cell>
          <table:table-cell office:value-type="string" calcext:value-type="string">
            <text:p>太原</text:p>
          </table:table-cell>
          <table:table-cell office:value-type="float" office:value="112.488" calcext:value-type="float">
            <text:p>112.488</text:p>
          </table:table-cell>
          <table:table-cell office:value-type="float" office:value="37.7805" calcext:value-type="float">
            <text:p>37.78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0A</text:p>
          </table:table-cell>
          <table:table-cell office:value-type="string" calcext:value-type="string">
            <text:p>呼市一监</text:p>
          </table:table-cell>
          <table:table-cell office:value-type="string" calcext:value-type="string">
            <text:p>呼和浩特</text:p>
          </table:table-cell>
          <table:table-cell office:value-type="float" office:value="111.651" calcext:value-type="float">
            <text:p>111.651</text:p>
          </table:table-cell>
          <table:table-cell office:value-type="float" office:value="40.7579" calcext:value-type="float">
            <text:p>40.75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1A</text:p>
          </table:table-cell>
          <table:table-cell office:value-type="string" calcext:value-type="string">
            <text:p>小召</text:p>
          </table:table-cell>
          <table:table-cell office:value-type="string" calcext:value-type="string">
            <text:p>呼和浩特</text:p>
          </table:table-cell>
          <table:table-cell office:value-type="float" office:value="111.658" calcext:value-type="float">
            <text:p>111.658</text:p>
          </table:table-cell>
          <table:table-cell office:value-type="float" office:value="40.8033" calcext:value-type="float">
            <text:p>40.80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2A</text:p>
          </table:table-cell>
          <table:table-cell office:value-type="string" calcext:value-type="string">
            <text:p>兴松小区</text:p>
          </table:table-cell>
          <table:table-cell office:value-type="string" calcext:value-type="string">
            <text:p>呼和浩特</text:p>
          </table:table-cell>
          <table:table-cell office:value-type="float" office:value="111.659" calcext:value-type="float">
            <text:p>111.659</text:p>
          </table:table-cell>
          <table:table-cell office:value-type="float" office:value="40.8452" calcext:value-type="float">
            <text:p>40.8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3A</text:p>
          </table:table-cell>
          <table:table-cell office:value-type="string" calcext:value-type="string">
            <text:p>糖厂</text:p>
          </table:table-cell>
          <table:table-cell office:value-type="string" calcext:value-type="string">
            <text:p>呼和浩特</text:p>
          </table:table-cell>
          <table:table-cell office:value-type="float" office:value="111.608" calcext:value-type="float">
            <text:p>111.608</text:p>
          </table:table-cell>
          <table:table-cell office:value-type="float" office:value="40.8144" calcext:value-type="float">
            <text:p>40.8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4A</text:p>
          </table:table-cell>
          <table:table-cell office:value-type="string" calcext:value-type="string">
            <text:p>如意水处理厂</text:p>
          </table:table-cell>
          <table:table-cell office:value-type="string" calcext:value-type="string">
            <text:p>呼和浩特</text:p>
          </table:table-cell>
          <table:table-cell office:value-type="float" office:value="111.751" calcext:value-type="float">
            <text:p>111.751</text:p>
          </table:table-cell>
          <table:table-cell office:value-type="float" office:value="40.8369" calcext:value-type="float">
            <text:p>40.83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5A</text:p>
          </table:table-cell>
          <table:table-cell office:value-type="string" calcext:value-type="string">
            <text:p>二十九中</text:p>
          </table:table-cell>
          <table:table-cell office:value-type="string" calcext:value-type="string">
            <text:p>呼和浩特</text:p>
          </table:table-cell>
          <table:table-cell office:value-type="float" office:value="111.7277" calcext:value-type="float">
            <text:p>111.7277</text:p>
          </table:table-cell>
          <table:table-cell office:value-type="float" office:value="40.8062" calcext:value-type="float">
            <text:p>40.8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6A</text:p>
          </table:table-cell>
          <table:table-cell office:value-type="string" calcext:value-type="string">
            <text:p>工大金川校区</text:p>
          </table:table-cell>
          <table:table-cell office:value-type="string" calcext:value-type="string">
            <text:p>呼和浩特</text:p>
          </table:table-cell>
          <table:table-cell office:value-type="float" office:value="111.551" calcext:value-type="float">
            <text:p>111.551</text:p>
          </table:table-cell>
          <table:table-cell office:value-type="float" office:value="40.7866" calcext:value-type="float">
            <text:p>40.78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7A</text:p>
          </table:table-cell>
          <table:table-cell office:value-type="string" calcext:value-type="string">
            <text:p>化肥厂生活区</text:p>
          </table:table-cell>
          <table:table-cell office:value-type="string" calcext:value-type="string">
            <text:p>呼和浩特</text:p>
          </table:table-cell>
          <table:table-cell office:value-type="float" office:value="111.717" calcext:value-type="float">
            <text:p>111.717</text:p>
          </table:table-cell>
          <table:table-cell office:value-type="float" office:value="40.7612" calcext:value-type="float">
            <text:p>40.7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8A</text:p>
          </table:table-cell>
          <table:table-cell office:value-type="string" calcext:value-type="string">
            <text:p>森林路</text:p>
          </table:table-cell>
          <table:table-cell office:value-type="string" calcext:value-type="string">
            <text:p>沈阳</text:p>
          </table:table-cell>
          <table:table-cell office:value-type="float" office:value="123.6836" calcext:value-type="float">
            <text:p>123.6836</text:p>
          </table:table-cell>
          <table:table-cell office:value-type="float" office:value="41.9339" calcext:value-type="float">
            <text:p>41.93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9A</text:p>
          </table:table-cell>
          <table:table-cell office:value-type="string" calcext:value-type="string">
            <text:p>浑南东路</text:p>
          </table:table-cell>
          <table:table-cell office:value-type="string" calcext:value-type="string">
            <text:p>沈阳</text:p>
          </table:table-cell>
          <table:table-cell office:value-type="float" office:value="123.535" calcext:value-type="float">
            <text:p>123.535</text:p>
          </table:table-cell>
          <table:table-cell office:value-type="float" office:value="41.7561" calcext:value-type="float">
            <text:p>41.75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0A</text:p>
          </table:table-cell>
          <table:table-cell office:value-type="string" calcext:value-type="string">
            <text:p>新秀街</text:p>
          </table:table-cell>
          <table:table-cell office:value-type="string" calcext:value-type="string">
            <text:p>沈阳</text:p>
          </table:table-cell>
          <table:table-cell office:value-type="float" office:value="123.439" calcext:value-type="float">
            <text:p>123.439</text:p>
          </table:table-cell>
          <table:table-cell office:value-type="float" office:value="41.7089" calcext:value-type="float">
            <text:p>41.70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1A</text:p>
          </table:table-cell>
          <table:table-cell office:value-type="string" calcext:value-type="string">
            <text:p>沧海路</text:p>
          </table:table-cell>
          <table:table-cell office:value-type="string" calcext:value-type="string">
            <text:p>沈阳</text:p>
          </table:table-cell>
          <table:table-cell office:value-type="float" office:value="123.284" calcext:value-type="float">
            <text:p>123.284</text:p>
          </table:table-cell>
          <table:table-cell office:value-type="float" office:value="41.7694" calcext:value-type="float">
            <text:p>41.76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2A</text:p>
          </table:table-cell>
          <table:table-cell office:value-type="string" calcext:value-type="string">
            <text:p>东陵路</text:p>
          </table:table-cell>
          <table:table-cell office:value-type="string" calcext:value-type="string">
            <text:p>沈阳</text:p>
          </table:table-cell>
          <table:table-cell office:value-type="float" office:value="123.542" calcext:value-type="float">
            <text:p>123.542</text:p>
          </table:table-cell>
          <table:table-cell office:value-type="float" office:value="41.8336" calcext:value-type="float">
            <text:p>41.8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3A</text:p>
          </table:table-cell>
          <table:table-cell office:value-type="string" calcext:value-type="string">
            <text:p>陵东街</text:p>
          </table:table-cell>
          <table:table-cell office:value-type="string" calcext:value-type="string">
            <text:p>沈阳</text:p>
          </table:table-cell>
          <table:table-cell office:value-type="float" office:value="123.428" calcext:value-type="float">
            <text:p>123.428</text:p>
          </table:table-cell>
          <table:table-cell office:value-type="float" office:value="41.8472" calcext:value-type="float">
            <text:p>41.84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4A</text:p>
          </table:table-cell>
          <table:table-cell office:value-type="string" calcext:value-type="string">
            <text:p>文化路</text:p>
          </table:table-cell>
          <table:table-cell office:value-type="string" calcext:value-type="string">
            <text:p>沈阳</text:p>
          </table:table-cell>
          <table:table-cell office:value-type="float" office:value="123.41" calcext:value-type="float">
            <text:p>123.41</text:p>
          </table:table-cell>
          <table:table-cell office:value-type="float" office:value="41.765" calcext:value-type="float">
            <text:p>41.7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5A</text:p>
          </table:table-cell>
          <table:table-cell office:value-type="string" calcext:value-type="string">
            <text:p>小河沿</text:p>
          </table:table-cell>
          <table:table-cell office:value-type="string" calcext:value-type="string">
            <text:p>沈阳</text:p>
          </table:table-cell>
          <table:table-cell office:value-type="float" office:value="123.478" calcext:value-type="float">
            <text:p>123.478</text:p>
          </table:table-cell>
          <table:table-cell office:value-type="float" office:value="41.7775" calcext:value-type="float">
            <text:p>41.7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6A</text:p>
          </table:table-cell>
          <table:table-cell office:value-type="string" calcext:value-type="string">
            <text:p>太原街</text:p>
          </table:table-cell>
          <table:table-cell office:value-type="string" calcext:value-type="string">
            <text:p>沈阳</text:p>
          </table:table-cell>
          <table:table-cell office:value-type="float" office:value="123.3997" calcext:value-type="float">
            <text:p>123.3997</text:p>
          </table:table-cell>
          <table:table-cell office:value-type="float" office:value="41.7972" calcext:value-type="float">
            <text:p>41.79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7A</text:p>
          </table:table-cell>
          <table:table-cell office:value-type="string" calcext:value-type="string">
            <text:p>南十东路</text:p>
          </table:table-cell>
          <table:table-cell office:value-type="string" calcext:value-type="string">
            <text:p>沈阳</text:p>
          </table:table-cell>
          <table:table-cell office:value-type="float" office:value="123.3606" calcext:value-type="float">
            <text:p>123.3606</text:p>
          </table:table-cell>
          <table:table-cell office:value-type="float" office:value="41.7806" calcext:value-type="float">
            <text:p>41.78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8A</text:p>
          </table:table-cell>
          <table:table-cell office:value-type="string" calcext:value-type="string">
            <text:p>京沈街</text:p>
          </table:table-cell>
          <table:table-cell office:value-type="string" calcext:value-type="string">
            <text:p>沈阳</text:p>
          </table:table-cell>
          <table:table-cell office:value-type="float" office:value="123.3783" calcext:value-type="float">
            <text:p>123.3783</text:p>
          </table:table-cell>
          <table:table-cell office:value-type="float" office:value="41.9228" calcext:value-type="float">
            <text:p>41.9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9A</text:p>
          </table:table-cell>
          <table:table-cell office:value-type="string" calcext:value-type="string">
            <text:p>甘井子</text:p>
          </table:table-cell>
          <table:table-cell office:value-type="string" calcext:value-type="string">
            <text:p>大连</text:p>
          </table:table-cell>
          <table:table-cell office:value-type="float" office:value="121.61194444" calcext:value-type="float">
            <text:p>121.61194444</text:p>
          </table:table-cell>
          <table:table-cell office:value-type="float" office:value="38.973888889" calcext:value-type="float">
            <text:p>38.9738888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0A</text:p>
          </table:table-cell>
          <table:table-cell office:value-type="string" calcext:value-type="string">
            <text:p>周水子</text:p>
          </table:table-cell>
          <table:table-cell office:value-type="string" calcext:value-type="string">
            <text:p>大连</text:p>
          </table:table-cell>
          <table:table-cell office:value-type="float" office:value="121.565" calcext:value-type="float">
            <text:p>121.565</text:p>
          </table:table-cell>
          <table:table-cell office:value-type="float" office:value="38.951111111" calcext:value-type="float">
            <text:p>38.951111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1A</text:p>
          </table:table-cell>
          <table:table-cell office:value-type="string" calcext:value-type="string">
            <text:p>星海三站</text:p>
          </table:table-cell>
          <table:table-cell office:value-type="string" calcext:value-type="string">
            <text:p>大连</text:p>
          </table:table-cell>
          <table:table-cell office:value-type="float" office:value="121.56388889" calcext:value-type="float">
            <text:p>121.56388889</text:p>
          </table:table-cell>
          <table:table-cell office:value-type="float" office:value="38.885" calcext:value-type="float">
            <text:p>38.8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2A</text:p>
          </table:table-cell>
          <table:table-cell office:value-type="string" calcext:value-type="string">
            <text:p>青泥洼桥</text:p>
          </table:table-cell>
          <table:table-cell office:value-type="string" calcext:value-type="string">
            <text:p>大连</text:p>
          </table:table-cell>
          <table:table-cell office:value-type="float" office:value="121.63305556" calcext:value-type="float">
            <text:p>121.63305556</text:p>
          </table:table-cell>
          <table:table-cell office:value-type="float" office:value="38.911944444" calcext:value-type="float">
            <text:p>38.9119444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3A</text:p>
          </table:table-cell>
          <table:table-cell office:value-type="string" calcext:value-type="string">
            <text:p>傅家庄</text:p>
          </table:table-cell>
          <table:table-cell office:value-type="string" calcext:value-type="string">
            <text:p>大连</text:p>
          </table:table-cell>
          <table:table-cell office:value-type="float" office:value="121.625" calcext:value-type="float">
            <text:p>121.625</text:p>
          </table:table-cell>
          <table:table-cell office:value-type="float" office:value="38.863888889" calcext:value-type="float">
            <text:p>38.8638888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4A</text:p>
          </table:table-cell>
          <table:table-cell office:value-type="string" calcext:value-type="string">
            <text:p>七贤岭</text:p>
          </table:table-cell>
          <table:table-cell office:value-type="string" calcext:value-type="string">
            <text:p>大连</text:p>
          </table:table-cell>
          <table:table-cell office:value-type="float" office:value="121.51805556" calcext:value-type="float">
            <text:p>121.51805556</text:p>
          </table:table-cell>
          <table:table-cell office:value-type="float" office:value="38.856111111" calcext:value-type="float">
            <text:p>38.856111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5A</text:p>
          </table:table-cell>
          <table:table-cell office:value-type="string" calcext:value-type="string">
            <text:p>旅顺</text:p>
          </table:table-cell>
          <table:table-cell office:value-type="string" calcext:value-type="string">
            <text:p>大连</text:p>
          </table:table-cell>
          <table:table-cell office:value-type="float" office:value="121.25888889" calcext:value-type="float">
            <text:p>121.25888889</text:p>
          </table:table-cell>
          <table:table-cell office:value-type="float" office:value="38.808055556" calcext:value-type="float">
            <text:p>38.808055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6A</text:p>
          </table:table-cell>
          <table:table-cell office:value-type="string" calcext:value-type="string">
            <text:p>金州</text:p>
          </table:table-cell>
          <table:table-cell office:value-type="string" calcext:value-type="string">
            <text:p>大连</text:p>
          </table:table-cell>
          <table:table-cell office:value-type="float" office:value="121.7481" calcext:value-type="float">
            <text:p>121.7481</text:p>
          </table:table-cell>
          <table:table-cell office:value-type="float" office:value="39.1311" calcext:value-type="float">
            <text:p>39.1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7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大连</text:p>
          </table:table-cell>
          <table:table-cell office:value-type="float" office:value="121.7769" calcext:value-type="float">
            <text:p>121.7769</text:p>
          </table:table-cell>
          <table:table-cell office:value-type="float" office:value="39.0511" calcext:value-type="float">
            <text:p>39.0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8A</text:p>
          </table:table-cell>
          <table:table-cell office:value-type="string" calcext:value-type="string">
            <text:p>双D港</text:p>
          </table:table-cell>
          <table:table-cell office:value-type="string" calcext:value-type="string">
            <text:p>大连</text:p>
          </table:table-cell>
          <table:table-cell office:value-type="float" office:value="121.9769" calcext:value-type="float">
            <text:p>121.9769</text:p>
          </table:table-cell>
          <table:table-cell office:value-type="float" office:value="39.0631" calcext:value-type="float">
            <text:p>39.06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9A</text:p>
          </table:table-cell>
          <table:table-cell office:value-type="string" calcext:value-type="string">
            <text:p>食品厂</text:p>
          </table:table-cell>
          <table:table-cell office:value-type="string" calcext:value-type="string">
            <text:p>长春</text:p>
          </table:table-cell>
          <table:table-cell office:value-type="float" office:value="125.323" calcext:value-type="float">
            <text:p>125.323</text:p>
          </table:table-cell>
          <table:table-cell office:value-type="float" office:value="43.9167" calcext:value-type="float">
            <text:p>43.9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0A</text:p>
          </table:table-cell>
          <table:table-cell office:value-type="string" calcext:value-type="string">
            <text:p>客车厂</text:p>
          </table:table-cell>
          <table:table-cell office:value-type="string" calcext:value-type="string">
            <text:p>长春</text:p>
          </table:table-cell>
          <table:table-cell office:value-type="float" office:value="125.287" calcext:value-type="float">
            <text:p>125.287</text:p>
          </table:table-cell>
          <table:table-cell office:value-type="float" office:value="43.91" calcext:value-type="float">
            <text:p>43.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1A</text:p>
          </table:table-cell>
          <table:table-cell office:value-type="string" calcext:value-type="string">
            <text:p>邮电学院</text:p>
          </table:table-cell>
          <table:table-cell office:value-type="string" calcext:value-type="string">
            <text:p>长春</text:p>
          </table:table-cell>
          <table:table-cell office:value-type="float" office:value="125.2786" calcext:value-type="float">
            <text:p>125.2786</text:p>
          </table:table-cell>
          <table:table-cell office:value-type="float" office:value="43.84" calcext:value-type="float">
            <text:p>43.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2A</text:p>
          </table:table-cell>
          <table:table-cell office:value-type="string" calcext:value-type="string">
            <text:p>劳动公园</text:p>
          </table:table-cell>
          <table:table-cell office:value-type="string" calcext:value-type="string">
            <text:p>长春</text:p>
          </table:table-cell>
          <table:table-cell office:value-type="float" office:value="125.3649" calcext:value-type="float">
            <text:p>125.3649</text:p>
          </table:table-cell>
          <table:table-cell office:value-type="float" office:value="43.8748" calcext:value-type="float">
            <text:p>43.87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3A</text:p>
          </table:table-cell>
          <table:table-cell office:value-type="string" calcext:value-type="string">
            <text:p>园林处</text:p>
          </table:table-cell>
          <table:table-cell office:value-type="string" calcext:value-type="string">
            <text:p>长春</text:p>
          </table:table-cell>
          <table:table-cell office:value-type="float" office:value="125.325" calcext:value-type="float">
            <text:p>125.325</text:p>
          </table:table-cell>
          <table:table-cell office:value-type="float" office:value="43.8694" calcext:value-type="float">
            <text:p>43.86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4A</text:p>
          </table:table-cell>
          <table:table-cell office:value-type="string" calcext:value-type="string">
            <text:p>净月潭</text:p>
          </table:table-cell>
          <table:table-cell office:value-type="string" calcext:value-type="string">
            <text:p>长春</text:p>
          </table:table-cell>
          <table:table-cell office:value-type="float" office:value="125.454" calcext:value-type="float">
            <text:p>125.454</text:p>
          </table:table-cell>
          <table:table-cell office:value-type="float" office:value="43.7878" calcext:value-type="float">
            <text:p>43.78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5A</text:p>
          </table:table-cell>
          <table:table-cell office:value-type="string" calcext:value-type="string">
            <text:p>甩湾子</text:p>
          </table:table-cell>
          <table:table-cell office:value-type="string" calcext:value-type="string">
            <text:p>长春</text:p>
          </table:table-cell>
          <table:table-cell office:value-type="float" office:value="125.633" calcext:value-type="float">
            <text:p>125.633</text:p>
          </table:table-cell>
          <table:table-cell office:value-type="float" office:value="43.55" calcext:value-type="float">
            <text:p>43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6A</text:p>
          </table:table-cell>
          <table:table-cell office:value-type="string" calcext:value-type="string">
            <text:p>经开区环卫处</text:p>
          </table:table-cell>
          <table:table-cell office:value-type="string" calcext:value-type="string">
            <text:p>长春</text:p>
          </table:table-cell>
          <table:table-cell office:value-type="float" office:value="125.417" calcext:value-type="float">
            <text:p>125.417</text:p>
          </table:table-cell>
          <table:table-cell office:value-type="float" office:value="43.8667" calcext:value-type="float">
            <text:p>43.8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7A</text:p>
          </table:table-cell>
          <table:table-cell office:value-type="string" calcext:value-type="string">
            <text:p>高新区管委会</text:p>
          </table:table-cell>
          <table:table-cell office:value-type="string" calcext:value-type="string">
            <text:p>长春</text:p>
          </table:table-cell>
          <table:table-cell office:value-type="float" office:value="125.25" calcext:value-type="float">
            <text:p>125.25</text:p>
          </table:table-cell>
          <table:table-cell office:value-type="float" office:value="43.8167" calcext:value-type="float">
            <text:p>43.8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8A</text:p>
          </table:table-cell>
          <table:table-cell office:value-type="string" calcext:value-type="string">
            <text:p>岱山公园</text:p>
          </table:table-cell>
          <table:table-cell office:value-type="string" calcext:value-type="string">
            <text:p>长春</text:p>
          </table:table-cell>
          <table:table-cell office:value-type="float" office:value="125.217" calcext:value-type="float">
            <text:p>125.217</text:p>
          </table:table-cell>
          <table:table-cell office:value-type="float" office:value="43.85" calcext:value-type="float">
            <text:p>43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9A</text:p>
          </table:table-cell>
          <table:table-cell office:value-type="string" calcext:value-type="string">
            <text:p>岭北</text:p>
          </table:table-cell>
          <table:table-cell office:value-type="string" calcext:value-type="string">
            <text:p>哈尔滨</text:p>
          </table:table-cell>
          <table:table-cell office:value-type="float" office:value="126.542" calcext:value-type="float">
            <text:p>126.542</text:p>
          </table:table-cell>
          <table:table-cell office:value-type="float" office:value="45.755" calcext:value-type="float">
            <text:p>45.7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0A</text:p>
          </table:table-cell>
          <table:table-cell office:value-type="string" calcext:value-type="string">
            <text:p>松北商大</text:p>
          </table:table-cell>
          <table:table-cell office:value-type="string" calcext:value-type="string">
            <text:p>哈尔滨</text:p>
          </table:table-cell>
          <table:table-cell office:value-type="float" office:value="126.561" calcext:value-type="float">
            <text:p>126.561</text:p>
          </table:table-cell>
          <table:table-cell office:value-type="float" office:value="45.8167" calcext:value-type="float">
            <text:p>45.8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1A</text:p>
          </table:table-cell>
          <table:table-cell office:value-type="string" calcext:value-type="string">
            <text:p>阿城会宁</text:p>
          </table:table-cell>
          <table:table-cell office:value-type="string" calcext:value-type="string">
            <text:p>哈尔滨</text:p>
          </table:table-cell>
          <table:table-cell office:value-type="float" office:value="126.979" calcext:value-type="float">
            <text:p>126.979</text:p>
          </table:table-cell>
          <table:table-cell office:value-type="float" office:value="45.5422" calcext:value-type="float">
            <text:p>45.54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2A</text:p>
          </table:table-cell>
          <table:table-cell office:value-type="string" calcext:value-type="string">
            <text:p>南岗学府路</text:p>
          </table:table-cell>
          <table:table-cell office:value-type="string" calcext:value-type="string">
            <text:p>哈尔滨</text:p>
          </table:table-cell>
          <table:table-cell office:value-type="float" office:value="126.599" calcext:value-type="float">
            <text:p>126.599</text:p>
          </table:table-cell>
          <table:table-cell office:value-type="float" office:value="45.7222" calcext:value-type="float">
            <text:p>45.7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3A</text:p>
          </table:table-cell>
          <table:table-cell office:value-type="string" calcext:value-type="string">
            <text:p>太平宏伟公园</text:p>
          </table:table-cell>
          <table:table-cell office:value-type="string" calcext:value-type="string">
            <text:p>哈尔滨</text:p>
          </table:table-cell>
          <table:table-cell office:value-type="float" office:value="126.689" calcext:value-type="float">
            <text:p>126.689</text:p>
          </table:table-cell>
          <table:table-cell office:value-type="float" office:value="45.7733" calcext:value-type="float">
            <text:p>45.77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4A</text:p>
          </table:table-cell>
          <table:table-cell office:value-type="string" calcext:value-type="string">
            <text:p>道外承德广场</text:p>
          </table:table-cell>
          <table:table-cell office:value-type="string" calcext:value-type="string">
            <text:p>哈尔滨</text:p>
          </table:table-cell>
          <table:table-cell office:value-type="float" office:value="126.635" calcext:value-type="float">
            <text:p>126.635</text:p>
          </table:table-cell>
          <table:table-cell office:value-type="float" office:value="45.7667" calcext:value-type="float">
            <text:p>45.7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5A</text:p>
          </table:table-cell>
          <table:table-cell office:value-type="string" calcext:value-type="string">
            <text:p>香坊红旗大街</text:p>
          </table:table-cell>
          <table:table-cell office:value-type="string" calcext:value-type="string">
            <text:p>哈尔滨</text:p>
          </table:table-cell>
          <table:table-cell office:value-type="float" office:value="126.685" calcext:value-type="float">
            <text:p>126.685</text:p>
          </table:table-cell>
          <table:table-cell office:value-type="float" office:value="45.7319" calcext:value-type="float">
            <text:p>45.73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6A</text:p>
          </table:table-cell>
          <table:table-cell office:value-type="string" calcext:value-type="string">
            <text:p>动力和平路</text:p>
          </table:table-cell>
          <table:table-cell office:value-type="string" calcext:value-type="string">
            <text:p>哈尔滨</text:p>
          </table:table-cell>
          <table:table-cell office:value-type="float" office:value="126.646" calcext:value-type="float">
            <text:p>126.646</text:p>
          </table:table-cell>
          <table:table-cell office:value-type="float" office:value="45.7258" calcext:value-type="float">
            <text:p>45.7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7A</text:p>
          </table:table-cell>
          <table:table-cell office:value-type="string" calcext:value-type="string">
            <text:p>道里建国路</text:p>
          </table:table-cell>
          <table:table-cell office:value-type="string" calcext:value-type="string">
            <text:p>哈尔滨</text:p>
          </table:table-cell>
          <table:table-cell office:value-type="float" office:value="126.593" calcext:value-type="float">
            <text:p>126.593</text:p>
          </table:table-cell>
          <table:table-cell office:value-type="float" office:value="45.7478" calcext:value-type="float">
            <text:p>45.74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8A</text:p>
          </table:table-cell>
          <table:table-cell office:value-type="string" calcext:value-type="string">
            <text:p>平房东轻厂</text:p>
          </table:table-cell>
          <table:table-cell office:value-type="string" calcext:value-type="string">
            <text:p>哈尔滨</text:p>
          </table:table-cell>
          <table:table-cell office:value-type="float" office:value="126.615" calcext:value-type="float">
            <text:p>126.615</text:p>
          </table:table-cell>
          <table:table-cell office:value-type="float" office:value="45.61" calcext:value-type="float">
            <text:p>45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9A</text:p>
          </table:table-cell>
          <table:table-cell office:value-type="string" calcext:value-type="string">
            <text:p>呼兰师专</text:p>
          </table:table-cell>
          <table:table-cell office:value-type="string" calcext:value-type="string">
            <text:p>哈尔滨</text:p>
          </table:table-cell>
          <table:table-cell office:value-type="float" office:value="126.6106" calcext:value-type="float">
            <text:p>126.6106</text:p>
          </table:table-cell>
          <table:table-cell office:value-type="float" office:value="45.9819" calcext:value-type="float">
            <text:p>45.98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0A</text:p>
          </table:table-cell>
          <table:table-cell office:value-type="string" calcext:value-type="string">
            <text:p>省农科院</text:p>
          </table:table-cell>
          <table:table-cell office:value-type="string" calcext:value-type="string">
            <text:p>哈尔滨</text:p>
          </table:table-cell>
          <table:table-cell office:value-type="float" office:value="126.6206" calcext:value-type="float">
            <text:p>126.6206</text:p>
          </table:table-cell>
          <table:table-cell office:value-type="float" office:value="45.6842" calcext:value-type="float">
            <text:p>45.68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2A</text:p>
          </table:table-cell>
          <table:table-cell office:value-type="string" calcext:value-type="string">
            <text:p>十五厂</text:p>
          </table:table-cell>
          <table:table-cell office:value-type="string" calcext:value-type="string">
            <text:p>上海</text:p>
          </table:table-cell>
          <table:table-cell office:value-type="float" office:value="121.478" calcext:value-type="float">
            <text:p>121.478</text:p>
          </table:table-cell>
          <table:table-cell office:value-type="float" office:value="31.2036" calcext:value-type="float">
            <text:p>31.2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3A</text:p>
          </table:table-cell>
          <table:table-cell office:value-type="string" calcext:value-type="string">
            <text:p>虹口</text:p>
          </table:table-cell>
          <table:table-cell office:value-type="string" calcext:value-type="string">
            <text:p>上海</text:p>
          </table:table-cell>
          <table:table-cell office:value-type="float" office:value="121.467" calcext:value-type="float">
            <text:p>121.467</text:p>
          </table:table-cell>
          <table:table-cell office:value-type="float" office:value="31.3008" calcext:value-type="float">
            <text:p>31.30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4A</text:p>
          </table:table-cell>
          <table:table-cell office:value-type="string" calcext:value-type="string">
            <text:p>徐汇上师大</text:p>
          </table:table-cell>
          <table:table-cell office:value-type="string" calcext:value-type="string">
            <text:p>上海</text:p>
          </table:table-cell>
          <table:table-cell office:value-type="float" office:value="121.412" calcext:value-type="float">
            <text:p>121.412</text:p>
          </table:table-cell>
          <table:table-cell office:value-type="float" office:value="31.1654" calcext:value-type="float">
            <text:p>31.1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5A</text:p>
          </table:table-cell>
          <table:table-cell office:value-type="string" calcext:value-type="string">
            <text:p>杨浦四漂</text:p>
          </table:table-cell>
          <table:table-cell office:value-type="string" calcext:value-type="string">
            <text:p>上海</text:p>
          </table:table-cell>
          <table:table-cell office:value-type="float" office:value="121.536" calcext:value-type="float">
            <text:p>121.536</text:p>
          </table:table-cell>
          <table:table-cell office:value-type="float" office:value="31.2659" calcext:value-type="float">
            <text:p>31.26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6A</text:p>
          </table:table-cell>
          <table:table-cell office:value-type="string" calcext:value-type="string">
            <text:p>青浦淀山湖</text:p>
          </table:table-cell>
          <table:table-cell office:value-type="string" calcext:value-type="string">
            <text:p>上海</text:p>
          </table:table-cell>
          <table:table-cell office:value-type="float" office:value="120.978" calcext:value-type="float">
            <text:p>120.978</text:p>
          </table:table-cell>
          <table:table-cell office:value-type="float" office:value="31.0935" calcext:value-type="float">
            <text:p>31.09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7A</text:p>
          </table:table-cell>
          <table:table-cell office:value-type="string" calcext:value-type="string">
            <text:p>静安监测站</text:p>
          </table:table-cell>
          <table:table-cell office:value-type="string" calcext:value-type="string">
            <text:p>上海</text:p>
          </table:table-cell>
          <table:table-cell office:value-type="float" office:value="121.425" calcext:value-type="float">
            <text:p>121.425</text:p>
          </table:table-cell>
          <table:table-cell office:value-type="float" office:value="31.2261" calcext:value-type="float">
            <text:p>31.22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8A</text:p>
          </table:table-cell>
          <table:table-cell office:value-type="string" calcext:value-type="string">
            <text:p>浦东川沙</text:p>
          </table:table-cell>
          <table:table-cell office:value-type="string" calcext:value-type="string">
            <text:p>上海</text:p>
          </table:table-cell>
          <table:table-cell office:value-type="float" office:value="121.703" calcext:value-type="float">
            <text:p>121.703</text:p>
          </table:table-cell>
          <table:table-cell office:value-type="float" office:value="31.1907" calcext:value-type="float">
            <text:p>31.19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9A</text:p>
          </table:table-cell>
          <table:table-cell office:value-type="string" calcext:value-type="string">
            <text:p>浦东新区监测站</text:p>
          </table:table-cell>
          <table:table-cell office:value-type="string" calcext:value-type="string">
            <text:p>上海</text:p>
          </table:table-cell>
          <table:table-cell office:value-type="float" office:value="121.533" calcext:value-type="float">
            <text:p>121.533</text:p>
          </table:table-cell>
          <table:table-cell office:value-type="float" office:value="31.2284" calcext:value-type="float">
            <text:p>31.22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0A</text:p>
          </table:table-cell>
          <table:table-cell office:value-type="string" calcext:value-type="string">
            <text:p>浦东张江</text:p>
          </table:table-cell>
          <table:table-cell office:value-type="string" calcext:value-type="string">
            <text:p>上海</text:p>
          </table:table-cell>
          <table:table-cell office:value-type="float" office:value="121.577" calcext:value-type="float">
            <text:p>121.577</text:p>
          </table:table-cell>
          <table:table-cell office:value-type="float" office:value="31.2071" calcext:value-type="float">
            <text:p>31.20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1A</text:p>
          </table:table-cell>
          <table:table-cell office:value-type="string" calcext:value-type="string">
            <text:p>迈皋桥</text:p>
          </table:table-cell>
          <table:table-cell office:value-type="string" calcext:value-type="string">
            <text:p>南京</text:p>
          </table:table-cell>
          <table:table-cell office:value-type="float" office:value="118.803" calcext:value-type="float">
            <text:p>118.803</text:p>
          </table:table-cell>
          <table:table-cell office:value-type="float" office:value="32.1083" calcext:value-type="float">
            <text:p>32.10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2A</text:p>
          </table:table-cell>
          <table:table-cell office:value-type="string" calcext:value-type="string">
            <text:p>草场门</text:p>
          </table:table-cell>
          <table:table-cell office:value-type="string" calcext:value-type="string">
            <text:p>南京</text:p>
          </table:table-cell>
          <table:table-cell office:value-type="float" office:value="118.749" calcext:value-type="float">
            <text:p>118.749</text:p>
          </table:table-cell>
          <table:table-cell office:value-type="float" office:value="32.0572" calcext:value-type="float">
            <text:p>32.0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3A</text:p>
          </table:table-cell>
          <table:table-cell office:value-type="string" calcext:value-type="string">
            <text:p>山西路</text:p>
          </table:table-cell>
          <table:table-cell office:value-type="string" calcext:value-type="string">
            <text:p>南京</text:p>
          </table:table-cell>
          <table:table-cell office:value-type="float" office:value="118.778" calcext:value-type="float">
            <text:p>118.778</text:p>
          </table:table-cell>
          <table:table-cell office:value-type="float" office:value="32.0723" calcext:value-type="float">
            <text:p>32.07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4A</text:p>
          </table:table-cell>
          <table:table-cell office:value-type="string" calcext:value-type="string">
            <text:p>中华门</text:p>
          </table:table-cell>
          <table:table-cell office:value-type="string" calcext:value-type="string">
            <text:p>南京</text:p>
          </table:table-cell>
          <table:table-cell office:value-type="float" office:value="118.777" calcext:value-type="float">
            <text:p>118.777</text:p>
          </table:table-cell>
          <table:table-cell office:value-type="float" office:value="32.0144" calcext:value-type="float">
            <text:p>32.0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5A</text:p>
          </table:table-cell>
          <table:table-cell office:value-type="string" calcext:value-type="string">
            <text:p>瑞金路</text:p>
          </table:table-cell>
          <table:table-cell office:value-type="string" calcext:value-type="string">
            <text:p>南京</text:p>
          </table:table-cell>
          <table:table-cell office:value-type="float" office:value="118.803" calcext:value-type="float">
            <text:p>118.803</text:p>
          </table:table-cell>
          <table:table-cell office:value-type="float" office:value="32.0314" calcext:value-type="float">
            <text:p>32.03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6A</text:p>
          </table:table-cell>
          <table:table-cell office:value-type="string" calcext:value-type="string">
            <text:p>玄武湖</text:p>
          </table:table-cell>
          <table:table-cell office:value-type="string" calcext:value-type="string">
            <text:p>南京</text:p>
          </table:table-cell>
          <table:table-cell office:value-type="float" office:value="118.795" calcext:value-type="float">
            <text:p>118.795</text:p>
          </table:table-cell>
          <table:table-cell office:value-type="float" office:value="32.0775" calcext:value-type="float">
            <text:p>32.0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7A</text:p>
          </table:table-cell>
          <table:table-cell office:value-type="string" calcext:value-type="string">
            <text:p>浦口</text:p>
          </table:table-cell>
          <table:table-cell office:value-type="string" calcext:value-type="string">
            <text:p>南京</text:p>
          </table:table-cell>
          <table:table-cell office:value-type="float" office:value="118.626" calcext:value-type="float">
            <text:p>118.626</text:p>
          </table:table-cell>
          <table:table-cell office:value-type="float" office:value="32.0878" calcext:value-type="float">
            <text:p>32.08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8A</text:p>
          </table:table-cell>
          <table:table-cell office:value-type="string" calcext:value-type="string">
            <text:p>奥体中心</text:p>
          </table:table-cell>
          <table:table-cell office:value-type="string" calcext:value-type="string">
            <text:p>南京</text:p>
          </table:table-cell>
          <table:table-cell office:value-type="float" office:value="118.737" calcext:value-type="float">
            <text:p>118.737</text:p>
          </table:table-cell>
          <table:table-cell office:value-type="float" office:value="32.0092" calcext:value-type="float">
            <text:p>32.00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9A</text:p>
          </table:table-cell>
          <table:table-cell office:value-type="string" calcext:value-type="string">
            <text:p>仙林大学城</text:p>
          </table:table-cell>
          <table:table-cell office:value-type="string" calcext:value-type="string">
            <text:p>南京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32.105" calcext:value-type="float">
            <text:p>32.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0A</text:p>
          </table:table-cell>
          <table:table-cell office:value-type="string" calcext:value-type="string">
            <text:p>上方山</text:p>
          </table:table-cell>
          <table:table-cell office:value-type="string" calcext:value-type="string">
            <text:p>苏州</text:p>
          </table:table-cell>
          <table:table-cell office:value-type="float" office:value="120.561" calcext:value-type="float">
            <text:p>120.561</text:p>
          </table:table-cell>
          <table:table-cell office:value-type="float" office:value="31.2472" calcext:value-type="float">
            <text:p>31.24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1A</text:p>
          </table:table-cell>
          <table:table-cell office:value-type="string" calcext:value-type="string">
            <text:p>南门</text:p>
          </table:table-cell>
          <table:table-cell office:value-type="string" calcext:value-type="string">
            <text:p>苏州</text:p>
          </table:table-cell>
          <table:table-cell office:value-type="float" office:value="120.628" calcext:value-type="float">
            <text:p>120.628</text:p>
          </table:table-cell>
          <table:table-cell office:value-type="float" office:value="31.2864" calcext:value-type="float">
            <text:p>31.28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2A</text:p>
          </table:table-cell>
          <table:table-cell office:value-type="string" calcext:value-type="string">
            <text:p>彩香</text:p>
          </table:table-cell>
          <table:table-cell office:value-type="string" calcext:value-type="string">
            <text:p>苏州</text:p>
          </table:table-cell>
          <table:table-cell office:value-type="float" office:value="120.591" calcext:value-type="float">
            <text:p>120.591</text:p>
          </table:table-cell>
          <table:table-cell office:value-type="float" office:value="31.3019" calcext:value-type="float">
            <text:p>31.3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3A</text:p>
          </table:table-cell>
          <table:table-cell office:value-type="string" calcext:value-type="string">
            <text:p>轧钢厂</text:p>
          </table:table-cell>
          <table:table-cell office:value-type="string" calcext:value-type="string">
            <text:p>苏州</text:p>
          </table:table-cell>
          <table:table-cell office:value-type="float" office:value="120.596" calcext:value-type="float">
            <text:p>120.596</text:p>
          </table:table-cell>
          <table:table-cell office:value-type="float" office:value="31.3264" calcext:value-type="float">
            <text:p>31.32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4A</text:p>
          </table:table-cell>
          <table:table-cell office:value-type="string" calcext:value-type="string">
            <text:p>吴中区</text:p>
          </table:table-cell>
          <table:table-cell office:value-type="string" calcext:value-type="string">
            <text:p>苏州</text:p>
          </table:table-cell>
          <table:table-cell office:value-type="float" office:value="120.613" calcext:value-type="float">
            <text:p>120.613</text:p>
          </table:table-cell>
          <table:table-cell office:value-type="float" office:value="31.2703" calcext:value-type="float">
            <text:p>31.27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5A</text:p>
          </table:table-cell>
          <table:table-cell office:value-type="string" calcext:value-type="string">
            <text:p>苏州新区</text:p>
          </table:table-cell>
          <table:table-cell office:value-type="string" calcext:value-type="string">
            <text:p>苏州</text:p>
          </table:table-cell>
          <table:table-cell office:value-type="float" office:value="120.543" calcext:value-type="float">
            <text:p>120.543</text:p>
          </table:table-cell>
          <table:table-cell office:value-type="float" office:value="31.2994" calcext:value-type="float">
            <text:p>31.29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6A</text:p>
          </table:table-cell>
          <table:table-cell office:value-type="string" calcext:value-type="string">
            <text:p>苏州工业园区</text:p>
          </table:table-cell>
          <table:table-cell office:value-type="string" calcext:value-type="string">
            <text:p>苏州</text:p>
          </table:table-cell>
          <table:table-cell office:value-type="float" office:value="120.669" calcext:value-type="float">
            <text:p>120.669</text:p>
          </table:table-cell>
          <table:table-cell office:value-type="float" office:value="31.3097" calcext:value-type="float">
            <text:p>31.3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7A</text:p>
          </table:table-cell>
          <table:table-cell office:value-type="string" calcext:value-type="string">
            <text:p>相城区</text:p>
          </table:table-cell>
          <table:table-cell office:value-type="string" calcext:value-type="string">
            <text:p>苏州</text:p>
          </table:table-cell>
          <table:table-cell office:value-type="float" office:value="120.641" calcext:value-type="float">
            <text:p>120.641</text:p>
          </table:table-cell>
          <table:table-cell office:value-type="float" office:value="31.3708" calcext:value-type="float">
            <text:p>31.37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8A</text:p>
          </table:table-cell>
          <table:table-cell office:value-type="string" calcext:value-type="string">
            <text:p>南郊</text:p>
          </table:table-cell>
          <table:table-cell office:value-type="string" calcext:value-type="string">
            <text:p>南通</text:p>
          </table:table-cell>
          <table:table-cell office:value-type="float" office:value="120.913" calcext:value-type="float">
            <text:p>120.913</text:p>
          </table:table-cell>
          <table:table-cell office:value-type="float" office:value="31.96" calcext:value-type="float">
            <text:p>31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9A</text:p>
          </table:table-cell>
          <table:table-cell office:value-type="string" calcext:value-type="string">
            <text:p>虹桥</text:p>
          </table:table-cell>
          <table:table-cell office:value-type="string" calcext:value-type="string">
            <text:p>南通</text:p>
          </table:table-cell>
          <table:table-cell office:value-type="float" office:value="120.86" calcext:value-type="float">
            <text:p>120.86</text:p>
          </table:table-cell>
          <table:table-cell office:value-type="float" office:value="32.0005" calcext:value-type="float">
            <text:p>32.00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0A</text:p>
          </table:table-cell>
          <table:table-cell office:value-type="string" calcext:value-type="string">
            <text:p>城中</text:p>
          </table:table-cell>
          <table:table-cell office:value-type="string" calcext:value-type="string">
            <text:p>南通</text:p>
          </table:table-cell>
          <table:table-cell office:value-type="float" office:value="120.87" calcext:value-type="float">
            <text:p>120.87</text:p>
          </table:table-cell>
          <table:table-cell office:value-type="float" office:value="32.02" calcext:value-type="float">
            <text:p>32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1A</text:p>
          </table:table-cell>
          <table:table-cell office:value-type="string" calcext:value-type="string">
            <text:p>星湖花园</text:p>
          </table:table-cell>
          <table:table-cell office:value-type="string" calcext:value-type="string">
            <text:p>南通</text:p>
          </table:table-cell>
          <table:table-cell office:value-type="float" office:value="120.94" calcext:value-type="float">
            <text:p>120.94</text:p>
          </table:table-cell>
          <table:table-cell office:value-type="float" office:value="31.93" calcext:value-type="float">
            <text:p>31.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2A</text:p>
          </table:table-cell>
          <table:table-cell office:value-type="string" calcext:value-type="string">
            <text:p>紫琅学院</text:p>
          </table:table-cell>
          <table:table-cell office:value-type="string" calcext:value-type="string">
            <text:p>南通</text:p>
          </table:table-cell>
          <table:table-cell office:value-type="float" office:value="120.81" calcext:value-type="float">
            <text:p>120.81</text:p>
          </table:table-cell>
          <table:table-cell office:value-type="float" office:value="32.0417" calcext:value-type="float">
            <text:p>32.0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3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连云港</text:p>
          </table:table-cell>
          <table:table-cell office:value-type="float" office:value="119.176" calcext:value-type="float">
            <text:p>119.176</text:p>
          </table:table-cell>
          <table:table-cell office:value-type="float" office:value="34.5885" calcext:value-type="float">
            <text:p>34.58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4A</text:p>
          </table:table-cell>
          <table:table-cell office:value-type="string" calcext:value-type="string">
            <text:p>洪门派出所</text:p>
          </table:table-cell>
          <table:table-cell office:value-type="string" calcext:value-type="string">
            <text:p>连云港</text:p>
          </table:table-cell>
          <table:table-cell office:value-type="float" office:value="119.141" calcext:value-type="float">
            <text:p>119.141</text:p>
          </table:table-cell>
          <table:table-cell office:value-type="float" office:value="34.5896" calcext:value-type="float">
            <text:p>34.58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5A</text:p>
          </table:table-cell>
          <table:table-cell office:value-type="string" calcext:value-type="string">
            <text:p>墟沟核电专家村</text:p>
          </table:table-cell>
          <table:table-cell office:value-type="string" calcext:value-type="string">
            <text:p>连云港</text:p>
          </table:table-cell>
          <table:table-cell office:value-type="float" office:value="119.368" calcext:value-type="float">
            <text:p>119.368</text:p>
          </table:table-cell>
          <table:table-cell office:value-type="float" office:value="34.7507" calcext:value-type="float">
            <text:p>34.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6A</text:p>
          </table:table-cell>
          <table:table-cell office:value-type="string" calcext:value-type="string">
            <text:p>开发区恒瑞医药公司</text:p>
          </table:table-cell>
          <table:table-cell office:value-type="string" calcext:value-type="string">
            <text:p>连云港</text:p>
          </table:table-cell>
          <table:table-cell office:value-type="float" office:value="119.348" calcext:value-type="float">
            <text:p>119.348</text:p>
          </table:table-cell>
          <table:table-cell office:value-type="float" office:value="34.6984" calcext:value-type="float">
            <text:p>34.69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7A</text:p>
          </table:table-cell>
          <table:table-cell office:value-type="string" calcext:value-type="string">
            <text:p>黄河新村</text:p>
          </table:table-cell>
          <table:table-cell office:value-type="string" calcext:value-type="string">
            <text:p>徐州</text:p>
          </table:table-cell>
          <table:table-cell office:value-type="float" office:value="117.167" calcext:value-type="float">
            <text:p>117.167</text:p>
          </table:table-cell>
          <table:table-cell office:value-type="float" office:value="34.2761" calcext:value-type="float">
            <text:p>34.27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8A</text:p>
          </table:table-cell>
          <table:table-cell office:value-type="string" calcext:value-type="string">
            <text:p>淮塔</text:p>
          </table:table-cell>
          <table:table-cell office:value-type="string" calcext:value-type="string">
            <text:p>徐州</text:p>
          </table:table-cell>
          <table:table-cell office:value-type="float" office:value="117.192" calcext:value-type="float">
            <text:p>117.192</text:p>
          </table:table-cell>
          <table:table-cell office:value-type="float" office:value="34.2417" calcext:value-type="float">
            <text:p>34.2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9A</text:p>
          </table:table-cell>
          <table:table-cell office:value-type="string" calcext:value-type="string">
            <text:p>铜山兽医院</text:p>
          </table:table-cell>
          <table:table-cell office:value-type="string" calcext:value-type="string">
            <text:p>徐州</text:p>
          </table:table-cell>
          <table:table-cell office:value-type="float" office:value="117.192" calcext:value-type="float">
            <text:p>117.192</text:p>
          </table:table-cell>
          <table:table-cell office:value-type="float" office:value="34.3083" calcext:value-type="float">
            <text:p>34.30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0A</text:p>
          </table:table-cell>
          <table:table-cell office:value-type="string" calcext:value-type="string">
            <text:p>新城区</text:p>
          </table:table-cell>
          <table:table-cell office:value-type="string" calcext:value-type="string">
            <text:p>徐州</text:p>
          </table:table-cell>
          <table:table-cell office:value-type="float" office:value="117.256" calcext:value-type="float">
            <text:p>117.256</text:p>
          </table:table-cell>
          <table:table-cell office:value-type="float" office:value="34.2153" calcext:value-type="float">
            <text:p>34.21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1A</text:p>
          </table:table-cell>
          <table:table-cell office:value-type="string" calcext:value-type="string">
            <text:p>桃园路</text:p>
          </table:table-cell>
          <table:table-cell office:value-type="string" calcext:value-type="string">
            <text:p>徐州</text:p>
          </table:table-cell>
          <table:table-cell office:value-type="float" office:value="117.244" calcext:value-type="float">
            <text:p>117.244</text:p>
          </table:table-cell>
          <table:table-cell office:value-type="float" office:value="34.2911" calcext:value-type="float">
            <text:p>34.29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2A</text:p>
          </table:table-cell>
          <table:table-cell office:value-type="string" calcext:value-type="string">
            <text:p>农科院</text:p>
          </table:table-cell>
          <table:table-cell office:value-type="string" calcext:value-type="string">
            <text:p>徐州</text:p>
          </table:table-cell>
          <table:table-cell office:value-type="float" office:value="117.2933" calcext:value-type="float">
            <text:p>117.2933</text:p>
          </table:table-cell>
          <table:table-cell office:value-type="float" office:value="34.2778" calcext:value-type="float">
            <text:p>34.2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3A</text:p>
          </table:table-cell>
          <table:table-cell office:value-type="string" calcext:value-type="string">
            <text:p>铜山区环保局</text:p>
          </table:table-cell>
          <table:table-cell office:value-type="string" calcext:value-type="string">
            <text:p>徐州</text:p>
          </table:table-cell>
          <table:table-cell office:value-type="float" office:value="117.166" calcext:value-type="float">
            <text:p>117.166</text:p>
          </table:table-cell>
          <table:table-cell office:value-type="float" office:value="34.1806" calcext:value-type="float">
            <text:p>34.18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4A</text:p>
          </table:table-cell>
          <table:table-cell office:value-type="string" calcext:value-type="string">
            <text:p>城东财政所</text:p>
          </table:table-cell>
          <table:table-cell office:value-type="string" calcext:value-type="string">
            <text:p>扬州</text:p>
          </table:table-cell>
          <table:table-cell office:value-type="float" office:value="119.46" calcext:value-type="float">
            <text:p>119.46</text:p>
          </table:table-cell>
          <table:table-cell office:value-type="float" office:value="32.3878" calcext:value-type="float">
            <text:p>32.38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5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扬州</text:p>
          </table:table-cell>
          <table:table-cell office:value-type="float" office:value="119.404" calcext:value-type="float">
            <text:p>119.404</text:p>
          </table:table-cell>
          <table:table-cell office:value-type="float" office:value="32.41" calcext:value-type="float">
            <text:p>32.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6A</text:p>
          </table:table-cell>
          <table:table-cell office:value-type="string" calcext:value-type="string">
            <text:p>邗江监测站</text:p>
          </table:table-cell>
          <table:table-cell office:value-type="string" calcext:value-type="string">
            <text:p>扬州</text:p>
          </table:table-cell>
          <table:table-cell office:value-type="float" office:value="119.389" calcext:value-type="float">
            <text:p>119.389</text:p>
          </table:table-cell>
          <table:table-cell office:value-type="float" office:value="32.3761" calcext:value-type="float">
            <text:p>32.37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7A</text:p>
          </table:table-cell>
          <table:table-cell office:value-type="string" calcext:value-type="string">
            <text:p>第四医院</text:p>
          </table:table-cell>
          <table:table-cell office:value-type="string" calcext:value-type="string">
            <text:p>扬州</text:p>
          </table:table-cell>
          <table:table-cell office:value-type="float" office:value="119.439" calcext:value-type="float">
            <text:p>119.439</text:p>
          </table:table-cell>
          <table:table-cell office:value-type="float" office:value="32.4033" calcext:value-type="float">
            <text:p>32.40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8A</text:p>
          </table:table-cell>
          <table:table-cell office:value-type="string" calcext:value-type="string">
            <text:p>雪浪</text:p>
          </table:table-cell>
          <table:table-cell office:value-type="string" calcext:value-type="string">
            <text:p>无锡</text:p>
          </table:table-cell>
          <table:table-cell office:value-type="float" office:value="120.269" calcext:value-type="float">
            <text:p>120.269</text:p>
          </table:table-cell>
          <table:table-cell office:value-type="float" office:value="31.4867" calcext:value-type="float">
            <text:p>31.4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9A</text:p>
          </table:table-cell>
          <table:table-cell office:value-type="string" calcext:value-type="string">
            <text:p>黄巷</text:p>
          </table:table-cell>
          <table:table-cell office:value-type="string" calcext:value-type="string">
            <text:p>无锡</text:p>
          </table:table-cell>
          <table:table-cell office:value-type="float" office:value="120.275" calcext:value-type="float">
            <text:p>120.275</text:p>
          </table:table-cell>
          <table:table-cell office:value-type="float" office:value="31.6219" calcext:value-type="float">
            <text:p>31.6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0A</text:p>
          </table:table-cell>
          <table:table-cell office:value-type="string" calcext:value-type="string">
            <text:p>曹张</text:p>
          </table:table-cell>
          <table:table-cell office:value-type="string" calcext:value-type="string">
            <text:p>无锡</text:p>
          </table:table-cell>
          <table:table-cell office:value-type="float" office:value="120.294" calcext:value-type="float">
            <text:p>120.294</text:p>
          </table:table-cell>
          <table:table-cell office:value-type="float" office:value="31.56" calcext:value-type="float">
            <text:p>31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1A</text:p>
          </table:table-cell>
          <table:table-cell office:value-type="string" calcext:value-type="string">
            <text:p>漆塘</text:p>
          </table:table-cell>
          <table:table-cell office:value-type="string" calcext:value-type="string">
            <text:p>无锡</text:p>
          </table:table-cell>
          <table:table-cell office:value-type="float" office:value="120.242" calcext:value-type="float">
            <text:p>120.242</text:p>
          </table:table-cell>
          <table:table-cell office:value-type="float" office:value="31.5031" calcext:value-type="float">
            <text:p>31.50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2A</text:p>
          </table:table-cell>
          <table:table-cell office:value-type="string" calcext:value-type="string">
            <text:p>东亭</text:p>
          </table:table-cell>
          <table:table-cell office:value-type="string" calcext:value-type="string">
            <text:p>无锡</text:p>
          </table:table-cell>
          <table:table-cell office:value-type="float" office:value="120.354" calcext:value-type="float">
            <text:p>120.354</text:p>
          </table:table-cell>
          <table:table-cell office:value-type="float" office:value="31.5848" calcext:value-type="float">
            <text:p>31.58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3A</text:p>
          </table:table-cell>
          <table:table-cell office:value-type="string" calcext:value-type="string">
            <text:p>旺庄</text:p>
          </table:table-cell>
          <table:table-cell office:value-type="string" calcext:value-type="string">
            <text:p>无锡</text:p>
          </table:table-cell>
          <table:table-cell office:value-type="float" office:value="120.354" calcext:value-type="float">
            <text:p>120.354</text:p>
          </table:table-cell>
          <table:table-cell office:value-type="float" office:value="31.5475" calcext:value-type="float">
            <text:p>31.5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4A</text:p>
          </table:table-cell>
          <table:table-cell office:value-type="string" calcext:value-type="string">
            <text:p>荣巷</text:p>
          </table:table-cell>
          <table:table-cell office:value-type="string" calcext:value-type="string">
            <text:p>无锡</text:p>
          </table:table-cell>
          <table:table-cell office:value-type="float" office:value="120.245" calcext:value-type="float">
            <text:p>120.245</text:p>
          </table:table-cell>
          <table:table-cell office:value-type="float" office:value="31.5631" calcext:value-type="float">
            <text:p>31.56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5A</text:p>
          </table:table-cell>
          <table:table-cell office:value-type="string" calcext:value-type="string">
            <text:p>堰桥</text:p>
          </table:table-cell>
          <table:table-cell office:value-type="string" calcext:value-type="string">
            <text:p>无锡</text:p>
          </table:table-cell>
          <table:table-cell office:value-type="float" office:value="120.288" calcext:value-type="float">
            <text:p>120.288</text:p>
          </table:table-cell>
          <table:table-cell office:value-type="float" office:value="31.6842" calcext:value-type="float">
            <text:p>31.68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6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常州</text:p>
          </table:table-cell>
          <table:table-cell office:value-type="float" office:value="119.996" calcext:value-type="float">
            <text:p>119.996</text:p>
          </table:table-cell>
          <table:table-cell office:value-type="float" office:value="31.7586" calcext:value-type="float">
            <text:p>31.7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7A</text:p>
          </table:table-cell>
          <table:table-cell office:value-type="string" calcext:value-type="string">
            <text:p>城建学校</text:p>
          </table:table-cell>
          <table:table-cell office:value-type="string" calcext:value-type="string">
            <text:p>常州</text:p>
          </table:table-cell>
          <table:table-cell office:value-type="float" office:value="119.933" calcext:value-type="float">
            <text:p>119.933</text:p>
          </table:table-cell>
          <table:table-cell office:value-type="float" office:value="31.7786" calcext:value-type="float">
            <text:p>31.77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8A</text:p>
          </table:table-cell>
          <table:table-cell office:value-type="string" calcext:value-type="string">
            <text:p>常工院</text:p>
          </table:table-cell>
          <table:table-cell office:value-type="string" calcext:value-type="string">
            <text:p>常州</text:p>
          </table:table-cell>
          <table:table-cell office:value-type="float" office:value="119.962" calcext:value-type="float">
            <text:p>119.962</text:p>
          </table:table-cell>
          <table:table-cell office:value-type="float" office:value="31.8089" calcext:value-type="float">
            <text:p>31.80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9A</text:p>
          </table:table-cell>
          <table:table-cell office:value-type="string" calcext:value-type="string">
            <text:p>潞城</text:p>
          </table:table-cell>
          <table:table-cell office:value-type="string" calcext:value-type="string">
            <text:p>常州</text:p>
          </table:table-cell>
          <table:table-cell office:value-type="float" office:value="120.0393" calcext:value-type="float">
            <text:p>120.0393</text:p>
          </table:table-cell>
          <table:table-cell office:value-type="float" office:value="31.7638" calcext:value-type="float">
            <text:p>31.76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0A</text:p>
          </table:table-cell>
          <table:table-cell office:value-type="string" calcext:value-type="string">
            <text:p>武进监测站</text:p>
          </table:table-cell>
          <table:table-cell office:value-type="string" calcext:value-type="string">
            <text:p>常州</text:p>
          </table:table-cell>
          <table:table-cell office:value-type="float" office:value="119.935" calcext:value-type="float">
            <text:p>119.935</text:p>
          </table:table-cell>
          <table:table-cell office:value-type="float" office:value="31.7039" calcext:value-type="float">
            <text:p>31.7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1A</text:p>
          </table:table-cell>
          <table:table-cell office:value-type="string" calcext:value-type="string">
            <text:p>安家</text:p>
          </table:table-cell>
          <table:table-cell office:value-type="string" calcext:value-type="string">
            <text:p>常州</text:p>
          </table:table-cell>
          <table:table-cell office:value-type="float" office:value="119.905" calcext:value-type="float">
            <text:p>119.905</text:p>
          </table:table-cell>
          <table:table-cell office:value-type="float" office:value="31.9108" calcext:value-type="float">
            <text:p>31.9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2A</text:p>
          </table:table-cell>
          <table:table-cell office:value-type="string" calcext:value-type="string">
            <text:p>环境监测站</text:p>
          </table:table-cell>
          <table:table-cell office:value-type="string" calcext:value-type="string">
            <text:p>镇江</text:p>
          </table:table-cell>
          <table:table-cell office:value-type="float" office:value="119.42511" calcext:value-type="float">
            <text:p>119.42511</text:p>
          </table:table-cell>
          <table:table-cell office:value-type="float" office:value="32.20549" calcext:value-type="float">
            <text:p>32.20549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03A</text:p>
          </table:table-cell>
          <table:table-cell office:value-type="string" calcext:value-type="string">
            <text:p>新区办事处</text:p>
          </table:table-cell>
          <table:table-cell office:value-type="string" calcext:value-type="string">
            <text:p>镇江</text:p>
          </table:table-cell>
          <table:table-cell office:value-type="float" office:value="119.68" calcext:value-type="float">
            <text:p>119.68</text:p>
          </table:table-cell>
          <table:table-cell office:value-type="float" office:value="32.1883" calcext:value-type="float">
            <text:p>32.18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4A</text:p>
          </table:table-cell>
          <table:table-cell office:value-type="string" calcext:value-type="string">
            <text:p>职教中心</text:p>
          </table:table-cell>
          <table:table-cell office:value-type="string" calcext:value-type="string">
            <text:p>镇江</text:p>
          </table:table-cell>
          <table:table-cell office:value-type="float" office:value="119.491" calcext:value-type="float">
            <text:p>119.491</text:p>
          </table:table-cell>
          <table:table-cell office:value-type="float" office:value="32.215" calcext:value-type="float">
            <text:p>32.2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5A</text:p>
          </table:table-cell>
          <table:table-cell office:value-type="string" calcext:value-type="string">
            <text:p>丹徒区监测站</text:p>
          </table:table-cell>
          <table:table-cell office:value-type="string" calcext:value-type="string">
            <text:p>镇江</text:p>
          </table:table-cell>
          <table:table-cell office:value-type="float" office:value="119.43" calcext:value-type="float">
            <text:p>119.43</text:p>
          </table:table-cell>
          <table:table-cell office:value-type="float" office:value="32.1319" calcext:value-type="float">
            <text:p>32.13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6A</text:p>
          </table:table-cell>
          <table:table-cell office:value-type="string" calcext:value-type="string">
            <text:p>公园路</text:p>
          </table:table-cell>
          <table:table-cell office:value-type="string" calcext:value-type="string">
            <text:p>泰州</text:p>
          </table:table-cell>
          <table:table-cell office:value-type="float" office:value="119.9" calcext:value-type="float">
            <text:p>119.9</text:p>
          </table:table-cell>
          <table:table-cell office:value-type="float" office:value="32.4867" calcext:value-type="float">
            <text:p>32.4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7A</text:p>
          </table:table-cell>
          <table:table-cell office:value-type="string" calcext:value-type="string">
            <text:p>莲花</text:p>
          </table:table-cell>
          <table:table-cell office:value-type="string" calcext:value-type="string">
            <text:p>泰州</text:p>
          </table:table-cell>
          <table:table-cell office:value-type="float" office:value="119.9219" calcext:value-type="float">
            <text:p>119.9219</text:p>
          </table:table-cell>
          <table:table-cell office:value-type="float" office:value="32.4611" calcext:value-type="float">
            <text:p>32.4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8A</text:p>
          </table:table-cell>
          <table:table-cell office:value-type="string" calcext:value-type="string">
            <text:p>高港区政府</text:p>
          </table:table-cell>
          <table:table-cell office:value-type="string" calcext:value-type="string">
            <text:p>泰州</text:p>
          </table:table-cell>
          <table:table-cell office:value-type="float" office:value="119.882" calcext:value-type="float">
            <text:p>119.882</text:p>
          </table:table-cell>
          <table:table-cell office:value-type="float" office:value="32.303" calcext:value-type="float">
            <text:p>32.3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9A</text:p>
          </table:table-cell>
          <table:table-cell office:value-type="string" calcext:value-type="string">
            <text:p>留学生创业园</text:p>
          </table:table-cell>
          <table:table-cell office:value-type="string" calcext:value-type="string">
            <text:p>泰州</text:p>
          </table:table-cell>
          <table:table-cell office:value-type="float" office:value="119.888" calcext:value-type="float">
            <text:p>119.888</text:p>
          </table:table-cell>
          <table:table-cell office:value-type="float" office:value="32.4639" calcext:value-type="float">
            <text:p>32.46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0A</text:p>
          </table:table-cell>
          <table:table-cell office:value-type="string" calcext:value-type="string">
            <text:p>钵池山</text:p>
          </table:table-cell>
          <table:table-cell office:value-type="string" calcext:value-type="string">
            <text:p>淮安</text:p>
          </table:table-cell>
          <table:table-cell office:value-type="float" office:value="119.036" calcext:value-type="float">
            <text:p>119.036</text:p>
          </table:table-cell>
          <table:table-cell office:value-type="float" office:value="33.5981" calcext:value-type="float">
            <text:p>33.59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1A</text:p>
          </table:table-cell>
          <table:table-cell office:value-type="string" calcext:value-type="string">
            <text:p>北京南路</text:p>
          </table:table-cell>
          <table:table-cell office:value-type="string" calcext:value-type="string">
            <text:p>淮安</text:p>
          </table:table-cell>
          <table:table-cell office:value-type="float" office:value="119.007" calcext:value-type="float">
            <text:p>119.007</text:p>
          </table:table-cell>
          <table:table-cell office:value-type="float" office:value="33.575" calcext:value-type="float">
            <text:p>33.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2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淮安</text:p>
          </table:table-cell>
          <table:table-cell office:value-type="float" office:value="118.989" calcext:value-type="float">
            <text:p>118.989</text:p>
          </table:table-cell>
          <table:table-cell office:value-type="float" office:value="33.6067" calcext:value-type="float">
            <text:p>33.6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3A</text:p>
          </table:table-cell>
          <table:table-cell office:value-type="string" calcext:value-type="string">
            <text:p>楚州区监测站</text:p>
          </table:table-cell>
          <table:table-cell office:value-type="string" calcext:value-type="string">
            <text:p>淮安</text:p>
          </table:table-cell>
          <table:table-cell office:value-type="float" office:value="119.135" calcext:value-type="float">
            <text:p>119.135</text:p>
          </table:table-cell>
          <table:table-cell office:value-type="float" office:value="33.5039" calcext:value-type="float">
            <text:p>33.5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4A</text:p>
          </table:table-cell>
          <table:table-cell office:value-type="string" calcext:value-type="string">
            <text:p>淮阴区监测站</text:p>
          </table:table-cell>
          <table:table-cell office:value-type="string" calcext:value-type="string">
            <text:p>淮安</text:p>
          </table:table-cell>
          <table:table-cell office:value-type="float" office:value="119.0122" calcext:value-type="float">
            <text:p>119.0122</text:p>
          </table:table-cell>
          <table:table-cell office:value-type="float" office:value="33.627" calcext:value-type="float">
            <text:p>33.6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5A</text:p>
          </table:table-cell>
          <table:table-cell office:value-type="string" calcext:value-type="string">
            <text:p>盐城电厂</text:p>
          </table:table-cell>
          <table:table-cell office:value-type="string" calcext:value-type="string">
            <text:p>盐城</text:p>
          </table:table-cell>
          <table:table-cell office:value-type="float" office:value="120.118" calcext:value-type="float">
            <text:p>120.118</text:p>
          </table:table-cell>
          <table:table-cell office:value-type="float" office:value="33.4022" calcext:value-type="float">
            <text:p>33.40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6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盐城</text:p>
          </table:table-cell>
          <table:table-cell office:value-type="float" office:value="120.156" calcext:value-type="float">
            <text:p>120.156</text:p>
          </table:table-cell>
          <table:table-cell office:value-type="float" office:value="33.3942" calcext:value-type="float">
            <text:p>33.39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7A</text:p>
          </table:table-cell>
          <table:table-cell office:value-type="string" calcext:value-type="string">
            <text:p>文峰中学</text:p>
          </table:table-cell>
          <table:table-cell office:value-type="string" calcext:value-type="string">
            <text:p>盐城</text:p>
          </table:table-cell>
          <table:table-cell office:value-type="float" office:value="120.129" calcext:value-type="float">
            <text:p>120.129</text:p>
          </table:table-cell>
          <table:table-cell office:value-type="float" office:value="33.3719" calcext:value-type="float">
            <text:p>33.37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8A</text:p>
          </table:table-cell>
          <table:table-cell office:value-type="string" calcext:value-type="string">
            <text:p>开发区管委会</text:p>
          </table:table-cell>
          <table:table-cell office:value-type="string" calcext:value-type="string">
            <text:p>盐城</text:p>
          </table:table-cell>
          <table:table-cell office:value-type="float" office:value="120.225" calcext:value-type="float">
            <text:p>120.225</text:p>
          </table:table-cell>
          <table:table-cell office:value-type="float" office:value="33.3947" calcext:value-type="float">
            <text:p>33.39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9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宿迁</text:p>
          </table:table-cell>
          <table:table-cell office:value-type="float" office:value="118.2658" calcext:value-type="float">
            <text:p>118.2658</text:p>
          </table:table-cell>
          <table:table-cell office:value-type="float" office:value="33.96" calcext:value-type="float">
            <text:p>33.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0A</text:p>
          </table:table-cell>
          <table:table-cell office:value-type="string" calcext:value-type="string">
            <text:p>宿迁学院</text:p>
          </table:table-cell>
          <table:table-cell office:value-type="string" calcext:value-type="string">
            <text:p>宿迁</text:p>
          </table:table-cell>
          <table:table-cell office:value-type="float" office:value="118.293" calcext:value-type="float">
            <text:p>118.293</text:p>
          </table:table-cell>
          <table:table-cell office:value-type="float" office:value="33.9528" calcext:value-type="float">
            <text:p>33.9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1A</text:p>
          </table:table-cell>
          <table:table-cell office:value-type="string" calcext:value-type="string">
            <text:p>宿迁中学</text:p>
          </table:table-cell>
          <table:table-cell office:value-type="string" calcext:value-type="string">
            <text:p>宿迁</text:p>
          </table:table-cell>
          <table:table-cell office:value-type="float" office:value="118.2442" calcext:value-type="float">
            <text:p>118.2442</text:p>
          </table:table-cell>
          <table:table-cell office:value-type="float" office:value="33.9592" calcext:value-type="float">
            <text:p>33.9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2A</text:p>
          </table:table-cell>
          <table:table-cell office:value-type="string" calcext:value-type="string">
            <text:p>宿豫区环保局</text:p>
          </table:table-cell>
          <table:table-cell office:value-type="string" calcext:value-type="string">
            <text:p>宿迁</text:p>
          </table:table-cell>
          <table:table-cell office:value-type="float" office:value="118.3214" calcext:value-type="float">
            <text:p>118.3214</text:p>
          </table:table-cell>
          <table:table-cell office:value-type="float" office:value="33.9506" calcext:value-type="float">
            <text:p>33.9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3A</text:p>
          </table:table-cell>
          <table:table-cell office:value-type="string" calcext:value-type="string">
            <text:p>滨江</text:p>
          </table:table-cell>
          <table:table-cell office:value-type="string" calcext:value-type="string">
            <text:p>杭州</text:p>
          </table:table-cell>
          <table:table-cell office:value-type="float" office:value="120.211" calcext:value-type="float">
            <text:p>120.211</text:p>
          </table:table-cell>
          <table:table-cell office:value-type="float" office:value="30.21" calcext:value-type="float">
            <text:p>30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4A</text:p>
          </table:table-cell>
          <table:table-cell office:value-type="string" calcext:value-type="string">
            <text:p>西溪</text:p>
          </table:table-cell>
          <table:table-cell office:value-type="string" calcext:value-type="string">
            <text:p>杭州</text:p>
          </table:table-cell>
          <table:table-cell office:value-type="float" office:value="120.063" calcext:value-type="float">
            <text:p>120.063</text:p>
          </table:table-cell>
          <table:table-cell office:value-type="float" office:value="30.2747" calcext:value-type="float">
            <text:p>30.2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5A</text:p>
          </table:table-cell>
          <table:table-cell office:value-type="string" calcext:value-type="string">
            <text:p>千岛湖</text:p>
          </table:table-cell>
          <table:table-cell office:value-type="string" calcext:value-type="string">
            <text:p>杭州</text:p>
          </table:table-cell>
          <table:table-cell office:value-type="float" office:value="119.026" calcext:value-type="float">
            <text:p>119.026</text:p>
          </table:table-cell>
          <table:table-cell office:value-type="float" office:value="29.635" calcext:value-type="float">
            <text:p>29.6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6A</text:p>
          </table:table-cell>
          <table:table-cell office:value-type="string" calcext:value-type="string">
            <text:p>下沙</text:p>
          </table:table-cell>
          <table:table-cell office:value-type="string" calcext:value-type="string">
            <text:p>杭州</text:p>
          </table:table-cell>
          <table:table-cell office:value-type="float" office:value="120.348" calcext:value-type="float">
            <text:p>120.348</text:p>
          </table:table-cell>
          <table:table-cell office:value-type="float" office:value="30.3058" calcext:value-type="float">
            <text:p>30.30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7A</text:p>
          </table:table-cell>
          <table:table-cell office:value-type="string" calcext:value-type="string">
            <text:p>卧龙桥</text:p>
          </table:table-cell>
          <table:table-cell office:value-type="string" calcext:value-type="string">
            <text:p>杭州</text:p>
          </table:table-cell>
          <table:table-cell office:value-type="float" office:value="120.127" calcext:value-type="float">
            <text:p>120.127</text:p>
          </table:table-cell>
          <table:table-cell office:value-type="float" office:value="30.2456" calcext:value-type="float">
            <text:p>30.24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8A</text:p>
          </table:table-cell>
          <table:table-cell office:value-type="string" calcext:value-type="string">
            <text:p>浙江农大</text:p>
          </table:table-cell>
          <table:table-cell office:value-type="string" calcext:value-type="string">
            <text:p>杭州</text:p>
          </table:table-cell>
          <table:table-cell office:value-type="float" office:value="120.19" calcext:value-type="float">
            <text:p>120.19</text:p>
          </table:table-cell>
          <table:table-cell office:value-type="float" office:value="30.2692" calcext:value-type="float">
            <text:p>30.26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9A</text:p>
          </table:table-cell>
          <table:table-cell office:value-type="string" calcext:value-type="string">
            <text:p>朝晖五区</text:p>
          </table:table-cell>
          <table:table-cell office:value-type="string" calcext:value-type="string">
            <text:p>杭州</text:p>
          </table:table-cell>
          <table:table-cell office:value-type="float" office:value="120.157" calcext:value-type="float">
            <text:p>120.157</text:p>
          </table:table-cell>
          <table:table-cell office:value-type="float" office:value="30.2897" calcext:value-type="float">
            <text:p>30.28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0A</text:p>
          </table:table-cell>
          <table:table-cell office:value-type="string" calcext:value-type="string">
            <text:p>和睦小学</text:p>
          </table:table-cell>
          <table:table-cell office:value-type="string" calcext:value-type="string">
            <text:p>杭州</text:p>
          </table:table-cell>
          <table:table-cell office:value-type="float" office:value="120.12" calcext:value-type="float">
            <text:p>120.12</text:p>
          </table:table-cell>
          <table:table-cell office:value-type="float" office:value="30.3119" calcext:value-type="float">
            <text:p>30.3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1A</text:p>
          </table:table-cell>
          <table:table-cell office:value-type="string" calcext:value-type="string">
            <text:p>临平镇</text:p>
          </table:table-cell>
          <table:table-cell office:value-type="string" calcext:value-type="string">
            <text:p>杭州</text:p>
          </table:table-cell>
          <table:table-cell office:value-type="float" office:value="120.301" calcext:value-type="float">
            <text:p>120.301</text:p>
          </table:table-cell>
          <table:table-cell office:value-type="float" office:value="30.4183" calcext:value-type="float">
            <text:p>30.41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2A</text:p>
          </table:table-cell>
          <table:table-cell office:value-type="string" calcext:value-type="string">
            <text:p>城厢镇</text:p>
          </table:table-cell>
          <table:table-cell office:value-type="string" calcext:value-type="string">
            <text:p>杭州</text:p>
          </table:table-cell>
          <table:table-cell office:value-type="float" office:value="120.27" calcext:value-type="float">
            <text:p>120.27</text:p>
          </table:table-cell>
          <table:table-cell office:value-type="float" office:value="30.1819" calcext:value-type="float">
            <text:p>30.18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3A</text:p>
          </table:table-cell>
          <table:table-cell office:value-type="string" calcext:value-type="string">
            <text:p>云栖</text:p>
          </table:table-cell>
          <table:table-cell office:value-type="string" calcext:value-type="string">
            <text:p>杭州</text:p>
          </table:table-cell>
          <table:table-cell office:value-type="float" office:value="120.088" calcext:value-type="float">
            <text:p>120.088</text:p>
          </table:table-cell>
          <table:table-cell office:value-type="float" office:value="30.1808" calcext:value-type="float">
            <text:p>30.18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4A</text:p>
          </table:table-cell>
          <table:table-cell office:value-type="string" calcext:value-type="string">
            <text:p>区环保大楼</text:p>
          </table:table-cell>
          <table:table-cell office:value-type="string" calcext:value-type="string">
            <text:p>宁波</text:p>
          </table:table-cell>
          <table:table-cell office:value-type="float" office:value="121.836" calcext:value-type="float">
            <text:p>121.836</text:p>
          </table:table-cell>
          <table:table-cell office:value-type="float" office:value="29.9108" calcext:value-type="float">
            <text:p>29.9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5A</text:p>
          </table:table-cell>
          <table:table-cell office:value-type="string" calcext:value-type="string">
            <text:p>万里学院</text:p>
          </table:table-cell>
          <table:table-cell office:value-type="string" calcext:value-type="string">
            <text:p>宁波</text:p>
          </table:table-cell>
          <table:table-cell office:value-type="float" office:value="121.56" calcext:value-type="float">
            <text:p>121.56</text:p>
          </table:table-cell>
          <table:table-cell office:value-type="float" office:value="29.8208" calcext:value-type="float">
            <text:p>29.82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6A</text:p>
          </table:table-cell>
          <table:table-cell office:value-type="string" calcext:value-type="string">
            <text:p>龙赛医院</text:p>
          </table:table-cell>
          <table:table-cell office:value-type="string" calcext:value-type="string">
            <text:p>宁波</text:p>
          </table:table-cell>
          <table:table-cell office:value-type="float" office:value="121.713" calcext:value-type="float">
            <text:p>121.713</text:p>
          </table:table-cell>
          <table:table-cell office:value-type="float" office:value="29.9572" calcext:value-type="float">
            <text:p>29.9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7A</text:p>
          </table:table-cell>
          <table:table-cell office:value-type="string" calcext:value-type="string">
            <text:p>三江中学</text:p>
          </table:table-cell>
          <table:table-cell office:value-type="string" calcext:value-type="string">
            <text:p>宁波</text:p>
          </table:table-cell>
          <table:table-cell office:value-type="float" office:value="121.554" calcext:value-type="float">
            <text:p>121.554</text:p>
          </table:table-cell>
          <table:table-cell office:value-type="float" office:value="29.8906" calcext:value-type="float">
            <text:p>29.89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8A</text:p>
          </table:table-cell>
          <table:table-cell office:value-type="string" calcext:value-type="string">
            <text:p>市政管理站</text:p>
          </table:table-cell>
          <table:table-cell office:value-type="string" calcext:value-type="string">
            <text:p>宁波</text:p>
          </table:table-cell>
          <table:table-cell office:value-type="float" office:value="121.61927" calcext:value-type="float">
            <text:p>121.61927</text:p>
          </table:table-cell>
          <table:table-cell office:value-type="float" office:value="29.90154" calcext:value-type="float">
            <text:p>29.90154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39A</text:p>
          </table:table-cell>
          <table:table-cell office:value-type="string" calcext:value-type="string">
            <text:p>钱湖水厂</text:p>
          </table:table-cell>
          <table:table-cell office:value-type="string" calcext:value-type="string">
            <text:p>宁波</text:p>
          </table:table-cell>
          <table:table-cell office:value-type="float" office:value="121.633" calcext:value-type="float">
            <text:p>121.633</text:p>
          </table:table-cell>
          <table:table-cell office:value-type="float" office:value="29.7736" calcext:value-type="float">
            <text:p>29.77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0A</text:p>
          </table:table-cell>
          <table:table-cell office:value-type="string" calcext:value-type="string">
            <text:p>太古小学</text:p>
          </table:table-cell>
          <table:table-cell office:value-type="string" calcext:value-type="string">
            <text:p>宁波</text:p>
          </table:table-cell>
          <table:table-cell office:value-type="float" office:value="121.586" calcext:value-type="float">
            <text:p>121.586</text:p>
          </table:table-cell>
          <table:table-cell office:value-type="float" office:value="29.8633" calcext:value-type="float">
            <text:p>29.86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1A</text:p>
          </table:table-cell>
          <table:table-cell office:value-type="string" calcext:value-type="string">
            <text:p>市环境监测中心</text:p>
          </table:table-cell>
          <table:table-cell office:value-type="string" calcext:value-type="string">
            <text:p>宁波</text:p>
          </table:table-cell>
          <table:table-cell office:value-type="float" office:value="121.524" calcext:value-type="float">
            <text:p>121.524</text:p>
          </table:table-cell>
          <table:table-cell office:value-type="float" office:value="29.8506" calcext:value-type="float">
            <text:p>29.8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2A</text:p>
          </table:table-cell>
          <table:table-cell office:value-type="string" calcext:value-type="string">
            <text:p>瓯海</text:p>
          </table:table-cell>
          <table:table-cell office:value-type="string" calcext:value-type="string">
            <text:p>温州</text:p>
          </table:table-cell>
          <table:table-cell office:value-type="float" office:value="120.634" calcext:value-type="float">
            <text:p>120.634</text:p>
          </table:table-cell>
          <table:table-cell office:value-type="float" office:value="28.0089" calcext:value-type="float">
            <text:p>28.00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3A</text:p>
          </table:table-cell>
          <table:table-cell office:value-type="string" calcext:value-type="string">
            <text:p>南浦</text:p>
          </table:table-cell>
          <table:table-cell office:value-type="string" calcext:value-type="string">
            <text:p>温州</text:p>
          </table:table-cell>
          <table:table-cell office:value-type="float" office:value="120.677" calcext:value-type="float">
            <text:p>120.677</text:p>
          </table:table-cell>
          <table:table-cell office:value-type="float" office:value="27.9939" calcext:value-type="float">
            <text:p>27.99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4A</text:p>
          </table:table-cell>
          <table:table-cell office:value-type="string" calcext:value-type="string">
            <text:p>龙湾</text:p>
          </table:table-cell>
          <table:table-cell office:value-type="string" calcext:value-type="string">
            <text:p>温州</text:p>
          </table:table-cell>
          <table:table-cell office:value-type="float" office:value="120.76" calcext:value-type="float">
            <text:p>120.76</text:p>
          </table:table-cell>
          <table:table-cell office:value-type="float" office:value="27.9747" calcext:value-type="float">
            <text:p>27.9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5A</text:p>
          </table:table-cell>
          <table:table-cell office:value-type="string" calcext:value-type="string">
            <text:p>市站</text:p>
          </table:table-cell>
          <table:table-cell office:value-type="string" calcext:value-type="string">
            <text:p>温州</text:p>
          </table:table-cell>
          <table:table-cell office:value-type="float" office:value="120.671" calcext:value-type="float">
            <text:p>120.671</text:p>
          </table:table-cell>
          <table:table-cell office:value-type="float" office:value="28.0167" calcext:value-type="float">
            <text:p>28.0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6A</text:p>
          </table:table-cell>
          <table:table-cell office:value-type="string" calcext:value-type="string">
            <text:p>袍江站</text:p>
          </table:table-cell>
          <table:table-cell office:value-type="string" calcext:value-type="string">
            <text:p>绍兴</text:p>
          </table:table-cell>
          <table:table-cell office:value-type="float" office:value="120.598" calcext:value-type="float">
            <text:p>120.598</text:p>
          </table:table-cell>
          <table:table-cell office:value-type="float" office:value="30.0911" calcext:value-type="float">
            <text:p>30.09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7A</text:p>
          </table:table-cell>
          <table:table-cell office:value-type="string" calcext:value-type="string">
            <text:p>城东开发委</text:p>
          </table:table-cell>
          <table:table-cell office:value-type="string" calcext:value-type="string">
            <text:p>绍兴</text:p>
          </table:table-cell>
          <table:table-cell office:value-type="float" office:value="120.605" calcext:value-type="float">
            <text:p>120.605</text:p>
          </table:table-cell>
          <table:table-cell office:value-type="float" office:value="29.9919" calcext:value-type="float">
            <text:p>29.99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8A</text:p>
          </table:table-cell>
          <table:table-cell office:value-type="string" calcext:value-type="string">
            <text:p>市环保站</text:p>
          </table:table-cell>
          <table:table-cell office:value-type="string" calcext:value-type="string">
            <text:p>绍兴</text:p>
          </table:table-cell>
          <table:table-cell office:value-type="float" office:value="120.576" calcext:value-type="float">
            <text:p>120.576</text:p>
          </table:table-cell>
          <table:table-cell office:value-type="float" office:value="30.007" calcext:value-type="float">
            <text:p>30.0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9A</text:p>
          </table:table-cell>
          <table:table-cell office:value-type="string" calcext:value-type="string">
            <text:p>城北水厂</text:p>
          </table:table-cell>
          <table:table-cell office:value-type="string" calcext:value-type="string">
            <text:p>湖州</text:p>
          </table:table-cell>
          <table:table-cell office:value-type="float" office:value="120.1" calcext:value-type="float">
            <text:p>120.1</text:p>
          </table:table-cell>
          <table:table-cell office:value-type="float" office:value="30.8867" calcext:value-type="float">
            <text:p>30.8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0A</text:p>
          </table:table-cell>
          <table:table-cell office:value-type="string" calcext:value-type="string">
            <text:p>城西水厂</text:p>
          </table:table-cell>
          <table:table-cell office:value-type="string" calcext:value-type="string">
            <text:p>湖州</text:p>
          </table:table-cell>
          <table:table-cell office:value-type="float" office:value="120.07" calcext:value-type="float">
            <text:p>120.07</text:p>
          </table:table-cell>
          <table:table-cell office:value-type="float" office:value="30.8244" calcext:value-type="float">
            <text:p>30.82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1A</text:p>
          </table:table-cell>
          <table:table-cell office:value-type="string" calcext:value-type="string">
            <text:p>吉山新村</text:p>
          </table:table-cell>
          <table:table-cell office:value-type="string" calcext:value-type="string">
            <text:p>湖州</text:p>
          </table:table-cell>
          <table:table-cell office:value-type="float" office:value="120.093" calcext:value-type="float">
            <text:p>120.093</text:p>
          </table:table-cell>
          <table:table-cell office:value-type="float" office:value="30.8617" calcext:value-type="float">
            <text:p>30.8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2A</text:p>
          </table:table-cell>
          <table:table-cell office:value-type="string" calcext:value-type="string">
            <text:p>清河小学</text:p>
          </table:table-cell>
          <table:table-cell office:value-type="string" calcext:value-type="string">
            <text:p>嘉兴</text:p>
          </table:table-cell>
          <table:table-cell office:value-type="float" office:value="120.744" calcext:value-type="float">
            <text:p>120.744</text:p>
          </table:table-cell>
          <table:table-cell office:value-type="float" office:value="30.7946" calcext:value-type="float">
            <text:p>30.79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3A</text:p>
          </table:table-cell>
          <table:table-cell office:value-type="string" calcext:value-type="string">
            <text:p>嘉兴学院</text:p>
          </table:table-cell>
          <table:table-cell office:value-type="string" calcext:value-type="string">
            <text:p>嘉兴</text:p>
          </table:table-cell>
          <table:table-cell office:value-type="float" office:value="120.726" calcext:value-type="float">
            <text:p>120.726</text:p>
          </table:table-cell>
          <table:table-cell office:value-type="float" office:value="30.7478" calcext:value-type="float">
            <text:p>30.74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4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嘉兴</text:p>
          </table:table-cell>
          <table:table-cell office:value-type="float" office:value="120.75971" calcext:value-type="float">
            <text:p>120.75971</text:p>
          </table:table-cell>
          <table:table-cell office:value-type="float" office:value="30.75642" calcext:value-type="float">
            <text:p>30.75642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55A</text:p>
          </table:table-cell>
          <table:table-cell office:value-type="string" calcext:value-type="string">
            <text:p>黄岩环保大楼</text:p>
          </table:table-cell>
          <table:table-cell office:value-type="string" calcext:value-type="string">
            <text:p>台州</text:p>
          </table:table-cell>
          <table:table-cell office:value-type="float" office:value="121.273" calcext:value-type="float">
            <text:p>121.273</text:p>
          </table:table-cell>
          <table:table-cell office:value-type="float" office:value="28.6459" calcext:value-type="float">
            <text:p>28.64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6A</text:p>
          </table:table-cell>
          <table:table-cell office:value-type="string" calcext:value-type="string">
            <text:p>台州环保大楼</text:p>
          </table:table-cell>
          <table:table-cell office:value-type="string" calcext:value-type="string">
            <text:p>台州</text:p>
          </table:table-cell>
          <table:table-cell office:value-type="float" office:value="121.419" calcext:value-type="float">
            <text:p>121.419</text:p>
          </table:table-cell>
          <table:table-cell office:value-type="float" office:value="28.6542" calcext:value-type="float">
            <text:p>28.6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7A</text:p>
          </table:table-cell>
          <table:table-cell office:value-type="string" calcext:value-type="string">
            <text:p>路桥田洋王</text:p>
          </table:table-cell>
          <table:table-cell office:value-type="string" calcext:value-type="string">
            <text:p>台州</text:p>
          </table:table-cell>
          <table:table-cell office:value-type="float" office:value="121.377" calcext:value-type="float">
            <text:p>121.377</text:p>
          </table:table-cell>
          <table:table-cell office:value-type="float" office:value="28.5773" calcext:value-type="float">
            <text:p>28.57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8A</text:p>
          </table:table-cell>
          <table:table-cell office:value-type="string" calcext:value-type="string">
            <text:p>定海檀枫</text:p>
          </table:table-cell>
          <table:table-cell office:value-type="string" calcext:value-type="string">
            <text:p>舟山</text:p>
          </table:table-cell>
          <table:table-cell office:value-type="float" office:value="122.122" calcext:value-type="float">
            <text:p>122.122</text:p>
          </table:table-cell>
          <table:table-cell office:value-type="float" office:value="30.0203" calcext:value-type="float">
            <text:p>30.02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9A</text:p>
          </table:table-cell>
          <table:table-cell office:value-type="string" calcext:value-type="string">
            <text:p>普陀东港</text:p>
          </table:table-cell>
          <table:table-cell office:value-type="string" calcext:value-type="string">
            <text:p>舟山</text:p>
          </table:table-cell>
          <table:table-cell office:value-type="float" office:value="122.3094" calcext:value-type="float">
            <text:p>122.3094</text:p>
          </table:table-cell>
          <table:table-cell office:value-type="float" office:value="29.9558" calcext:value-type="float">
            <text:p>29.95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0A</text:p>
          </table:table-cell>
          <table:table-cell office:value-type="string" calcext:value-type="string">
            <text:p>临城新区</text:p>
          </table:table-cell>
          <table:table-cell office:value-type="string" calcext:value-type="string">
            <text:p>舟山</text:p>
          </table:table-cell>
          <table:table-cell office:value-type="float" office:value="122.19" calcext:value-type="float">
            <text:p>122.19</text:p>
          </table:table-cell>
          <table:table-cell office:value-type="float" office:value="29.9944" calcext:value-type="float">
            <text:p>29.99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1A</text:p>
          </table:table-cell>
          <table:table-cell office:value-type="string" calcext:value-type="string">
            <text:p>四中</text:p>
          </table:table-cell>
          <table:table-cell office:value-type="string" calcext:value-type="string">
            <text:p>金华</text:p>
          </table:table-cell>
          <table:table-cell office:value-type="float" office:value="119.649" calcext:value-type="float">
            <text:p>119.649</text:p>
          </table:table-cell>
          <table:table-cell office:value-type="float" office:value="29.1131" calcext:value-type="float">
            <text:p>29.1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2A</text:p>
          </table:table-cell>
          <table:table-cell office:value-type="string" calcext:value-type="string">
            <text:p>十五中</text:p>
          </table:table-cell>
          <table:table-cell office:value-type="string" calcext:value-type="string">
            <text:p>金华</text:p>
          </table:table-cell>
          <table:table-cell office:value-type="float" office:value="119.647" calcext:value-type="float">
            <text:p>119.647</text:p>
          </table:table-cell>
          <table:table-cell office:value-type="float" office:value="29.077" calcext:value-type="float">
            <text:p>29.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3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金华</text:p>
          </table:table-cell>
          <table:table-cell office:value-type="float" office:value="119.686" calcext:value-type="float">
            <text:p>119.686</text:p>
          </table:table-cell>
          <table:table-cell office:value-type="float" office:value="29.1029" calcext:value-type="float">
            <text:p>29.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4A</text:p>
          </table:table-cell>
          <table:table-cell office:value-type="string" calcext:value-type="string">
            <text:p>环保大楼</text:p>
          </table:table-cell>
          <table:table-cell office:value-type="string" calcext:value-type="string">
            <text:p>衢州</text:p>
          </table:table-cell>
          <table:table-cell office:value-type="float" office:value="118.871" calcext:value-type="float">
            <text:p>118.871</text:p>
          </table:table-cell>
          <table:table-cell office:value-type="float" office:value="28.9404" calcext:value-type="float">
            <text:p>28.94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5A</text:p>
          </table:table-cell>
          <table:table-cell office:value-type="string" calcext:value-type="string">
            <text:p>实验学校</text:p>
          </table:table-cell>
          <table:table-cell office:value-type="string" calcext:value-type="string">
            <text:p>衢州</text:p>
          </table:table-cell>
          <table:table-cell office:value-type="float" office:value="118.871" calcext:value-type="float">
            <text:p>118.871</text:p>
          </table:table-cell>
          <table:table-cell office:value-type="float" office:value="28.9664" calcext:value-type="float">
            <text:p>28.96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6A</text:p>
          </table:table-cell>
          <table:table-cell office:value-type="string" calcext:value-type="string">
            <text:p>衢州学院</text:p>
          </table:table-cell>
          <table:table-cell office:value-type="string" calcext:value-type="string">
            <text:p>衢州</text:p>
          </table:table-cell>
          <table:table-cell office:value-type="float" office:value="118.855" calcext:value-type="float">
            <text:p>118.855</text:p>
          </table:table-cell>
          <table:table-cell office:value-type="float" office:value="28.9745" calcext:value-type="float">
            <text:p>28.97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7A</text:p>
          </table:table-cell>
          <table:table-cell office:value-type="string" calcext:value-type="string">
            <text:p>监测站大楼</text:p>
          </table:table-cell>
          <table:table-cell office:value-type="string" calcext:value-type="string">
            <text:p>丽水</text:p>
          </table:table-cell>
          <table:table-cell office:value-type="float" office:value="119.914" calcext:value-type="float">
            <text:p>119.914</text:p>
          </table:table-cell>
          <table:table-cell office:value-type="float" office:value="28.4514" calcext:value-type="float">
            <text:p>28.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8A</text:p>
          </table:table-cell>
          <table:table-cell office:value-type="string" calcext:value-type="string">
            <text:p>莲都小学</text:p>
          </table:table-cell>
          <table:table-cell office:value-type="string" calcext:value-type="string">
            <text:p>丽水</text:p>
          </table:table-cell>
          <table:table-cell office:value-type="float" office:value="119.93" calcext:value-type="float">
            <text:p>119.93</text:p>
          </table:table-cell>
          <table:table-cell office:value-type="float" office:value="28.4586" calcext:value-type="float">
            <text:p>28.4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9A</text:p>
          </table:table-cell>
          <table:table-cell office:value-type="string" calcext:value-type="string">
            <text:p>余庄前</text:p>
          </table:table-cell>
          <table:table-cell office:value-type="string" calcext:value-type="string">
            <text:p>丽水</text:p>
          </table:table-cell>
          <table:table-cell office:value-type="float" office:value="119.879" calcext:value-type="float">
            <text:p>119.879</text:p>
          </table:table-cell>
          <table:table-cell office:value-type="float" office:value="28.4231" calcext:value-type="float">
            <text:p>28.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0A</text:p>
          </table:table-cell>
          <table:table-cell office:value-type="string" calcext:value-type="string">
            <text:p>明珠广场</text:p>
          </table:table-cell>
          <table:table-cell office:value-type="string" calcext:value-type="string">
            <text:p>合肥</text:p>
          </table:table-cell>
          <table:table-cell office:value-type="float" office:value="117.196" calcext:value-type="float">
            <text:p>117.196</text:p>
          </table:table-cell>
          <table:table-cell office:value-type="float" office:value="31.7848" calcext:value-type="float">
            <text:p>31.78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1A</text:p>
          </table:table-cell>
          <table:table-cell office:value-type="string" calcext:value-type="string">
            <text:p>三里街</text:p>
          </table:table-cell>
          <table:table-cell office:value-type="string" calcext:value-type="string">
            <text:p>合肥</text:p>
          </table:table-cell>
          <table:table-cell office:value-type="float" office:value="117.307" calcext:value-type="float">
            <text:p>117.307</text:p>
          </table:table-cell>
          <table:table-cell office:value-type="float" office:value="31.8766" calcext:value-type="float">
            <text:p>31.87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2A</text:p>
          </table:table-cell>
          <table:table-cell office:value-type="string" calcext:value-type="string">
            <text:p>琥珀山庄</text:p>
          </table:table-cell>
          <table:table-cell office:value-type="string" calcext:value-type="string">
            <text:p>合肥</text:p>
          </table:table-cell>
          <table:table-cell office:value-type="float" office:value="117.259" calcext:value-type="float">
            <text:p>117.259</text:p>
          </table:table-cell>
          <table:table-cell office:value-type="float" office:value="31.8706" calcext:value-type="float">
            <text:p>31.8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3A</text:p>
          </table:table-cell>
          <table:table-cell office:value-type="string" calcext:value-type="string">
            <text:p>董铺水库</text:p>
          </table:table-cell>
          <table:table-cell office:value-type="string" calcext:value-type="string">
            <text:p>合肥</text:p>
          </table:table-cell>
          <table:table-cell office:value-type="float" office:value="117.16" calcext:value-type="float">
            <text:p>117.16</text:p>
          </table:table-cell>
          <table:table-cell office:value-type="float" office:value="31.9051" calcext:value-type="float">
            <text:p>31.9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4A</text:p>
          </table:table-cell>
          <table:table-cell office:value-type="string" calcext:value-type="string">
            <text:p>长江中路</text:p>
          </table:table-cell>
          <table:table-cell office:value-type="string" calcext:value-type="string">
            <text:p>合肥</text:p>
          </table:table-cell>
          <table:table-cell office:value-type="float" office:value="117.25" calcext:value-type="float">
            <text:p>117.25</text:p>
          </table:table-cell>
          <table:table-cell office:value-type="float" office:value="31.8572" calcext:value-type="float">
            <text:p>31.8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5A</text:p>
          </table:table-cell>
          <table:table-cell office:value-type="string" calcext:value-type="string">
            <text:p>庐阳区</text:p>
          </table:table-cell>
          <table:table-cell office:value-type="string" calcext:value-type="string">
            <text:p>合肥</text:p>
          </table:table-cell>
          <table:table-cell office:value-type="float" office:value="117.266" calcext:value-type="float">
            <text:p>117.266</text:p>
          </table:table-cell>
          <table:table-cell office:value-type="float" office:value="31.9438" calcext:value-type="float">
            <text:p>31.94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6A</text:p>
          </table:table-cell>
          <table:table-cell office:value-type="string" calcext:value-type="string">
            <text:p>瑶海区</text:p>
          </table:table-cell>
          <table:table-cell office:value-type="string" calcext:value-type="string">
            <text:p>合肥</text:p>
          </table:table-cell>
          <table:table-cell office:value-type="float" office:value="117.336" calcext:value-type="float">
            <text:p>117.336</text:p>
          </table:table-cell>
          <table:table-cell office:value-type="float" office:value="31.8585" calcext:value-type="float">
            <text:p>31.85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7A</text:p>
          </table:table-cell>
          <table:table-cell office:value-type="string" calcext:value-type="string">
            <text:p>包河区</text:p>
          </table:table-cell>
          <table:table-cell office:value-type="string" calcext:value-type="string">
            <text:p>合肥</text:p>
          </table:table-cell>
          <table:table-cell office:value-type="float" office:value="117.302" calcext:value-type="float">
            <text:p>117.302</text:p>
          </table:table-cell>
          <table:table-cell office:value-type="float" office:value="31.7956" calcext:value-type="float">
            <text:p>31.79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8A</text:p>
          </table:table-cell>
          <table:table-cell office:value-type="string" calcext:value-type="string">
            <text:p>滨湖新区</text:p>
          </table:table-cell>
          <table:table-cell office:value-type="string" calcext:value-type="string">
            <text:p>合肥</text:p>
          </table:table-cell>
          <table:table-cell office:value-type="float" office:value="117.278" calcext:value-type="float">
            <text:p>117.278</text:p>
          </table:table-cell>
          <table:table-cell office:value-type="float" office:value="31.7386" calcext:value-type="float">
            <text:p>31.73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9A</text:p>
          </table:table-cell>
          <table:table-cell office:value-type="string" calcext:value-type="string">
            <text:p>高新区</text:p>
          </table:table-cell>
          <table:table-cell office:value-type="string" calcext:value-type="string">
            <text:p>合肥</text:p>
          </table:table-cell>
          <table:table-cell office:value-type="float" office:value="117.124" calcext:value-type="float">
            <text:p>117.124</text:p>
          </table:table-cell>
          <table:table-cell office:value-type="float" office:value="31.8516" calcext:value-type="float">
            <text:p>31.85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0A</text:p>
          </table:table-cell>
          <table:table-cell office:value-type="string" calcext:value-type="string">
            <text:p>鼓山</text:p>
          </table:table-cell>
          <table:table-cell office:value-type="string" calcext:value-type="string">
            <text:p>福州</text:p>
          </table:table-cell>
          <table:table-cell office:value-type="float" office:value="119.389" calcext:value-type="float">
            <text:p>119.389</text:p>
          </table:table-cell>
          <table:table-cell office:value-type="float" office:value="26.0542" calcext:value-type="float">
            <text:p>26.0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1A</text:p>
          </table:table-cell>
          <table:table-cell office:value-type="string" calcext:value-type="string">
            <text:p>快安</text:p>
          </table:table-cell>
          <table:table-cell office:value-type="string" calcext:value-type="string">
            <text:p>福州</text:p>
          </table:table-cell>
          <table:table-cell office:value-type="float" office:value="119.414" calcext:value-type="float">
            <text:p>119.414</text:p>
          </table:table-cell>
          <table:table-cell office:value-type="float" office:value="26.0258" calcext:value-type="float">
            <text:p>26.0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2A</text:p>
          </table:table-cell>
          <table:table-cell office:value-type="string" calcext:value-type="string">
            <text:p>师大</text:p>
          </table:table-cell>
          <table:table-cell office:value-type="string" calcext:value-type="string">
            <text:p>福州</text:p>
          </table:table-cell>
          <table:table-cell office:value-type="float" office:value="119.303" calcext:value-type="float">
            <text:p>119.303</text:p>
          </table:table-cell>
          <table:table-cell office:value-type="float" office:value="26.0392" calcext:value-type="float">
            <text:p>26.03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3A</text:p>
          </table:table-cell>
          <table:table-cell office:value-type="string" calcext:value-type="string">
            <text:p>五四北路</text:p>
          </table:table-cell>
          <table:table-cell office:value-type="string" calcext:value-type="string">
            <text:p>福州</text:p>
          </table:table-cell>
          <table:table-cell office:value-type="float" office:value="119.299" calcext:value-type="float">
            <text:p>119.299</text:p>
          </table:table-cell>
          <table:table-cell office:value-type="float" office:value="26.1092" calcext:value-type="float">
            <text:p>26.10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4A</text:p>
          </table:table-cell>
          <table:table-cell office:value-type="string" calcext:value-type="string">
            <text:p>杨桥西路</text:p>
          </table:table-cell>
          <table:table-cell office:value-type="string" calcext:value-type="string">
            <text:p>福州</text:p>
          </table:table-cell>
          <table:table-cell office:value-type="float" office:value="119.268" calcext:value-type="float">
            <text:p>119.268</text:p>
          </table:table-cell>
          <table:table-cell office:value-type="float" office:value="26.0797" calcext:value-type="float">
            <text:p>26.0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5A</text:p>
          </table:table-cell>
          <table:table-cell office:value-type="string" calcext:value-type="string">
            <text:p>紫阳</text:p>
          </table:table-cell>
          <table:table-cell office:value-type="string" calcext:value-type="string">
            <text:p>福州</text:p>
          </table:table-cell>
          <table:table-cell office:value-type="float" office:value="119.315" calcext:value-type="float">
            <text:p>119.315</text:p>
          </table:table-cell>
          <table:table-cell office:value-type="float" office:value="26.0753" calcext:value-type="float">
            <text:p>26.07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6A</text:p>
          </table:table-cell>
          <table:table-cell office:value-type="string" calcext:value-type="string">
            <text:p>溪东</text:p>
          </table:table-cell>
          <table:table-cell office:value-type="string" calcext:value-type="string">
            <text:p>厦门</text:p>
          </table:table-cell>
          <table:table-cell office:value-type="float" office:value="118.15694444" calcext:value-type="float">
            <text:p>118.15694444</text:p>
          </table:table-cell>
          <table:table-cell office:value-type="float" office:value="24.818055556" calcext:value-type="float">
            <text:p>24.818055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7A</text:p>
          </table:table-cell>
          <table:table-cell office:value-type="string" calcext:value-type="string">
            <text:p>洪文</text:p>
          </table:table-cell>
          <table:table-cell office:value-type="string" calcext:value-type="string">
            <text:p>厦门</text:p>
          </table:table-cell>
          <table:table-cell office:value-type="float" office:value="118.15138889" calcext:value-type="float">
            <text:p>118.15138889</text:p>
          </table:table-cell>
          <table:table-cell office:value-type="float" office:value="24.476666667" calcext:value-type="float">
            <text:p>24.476666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8A</text:p>
          </table:table-cell>
          <table:table-cell office:value-type="string" calcext:value-type="string">
            <text:p>鼓浪屿</text:p>
          </table:table-cell>
          <table:table-cell office:value-type="string" calcext:value-type="string">
            <text:p>厦门</text:p>
          </table:table-cell>
          <table:table-cell office:value-type="float" office:value="118.06361111" calcext:value-type="float">
            <text:p>118.06361111</text:p>
          </table:table-cell>
          <table:table-cell office:value-type="float" office:value="24.445833333" calcext:value-type="float">
            <text:p>24.445833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0A</text:p>
          </table:table-cell>
          <table:table-cell office:value-type="string" calcext:value-type="string">
            <text:p>省外办</text:p>
          </table:table-cell>
          <table:table-cell office:value-type="string" calcext:value-type="string">
            <text:p>南昌</text:p>
          </table:table-cell>
          <table:table-cell office:value-type="float" office:value="115.893" calcext:value-type="float">
            <text:p>115.893</text:p>
          </table:table-cell>
          <table:table-cell office:value-type="float" office:value="28.6844" calcext:value-type="float">
            <text:p>28.68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1A</text:p>
          </table:table-cell>
          <table:table-cell office:value-type="string" calcext:value-type="string">
            <text:p>省林业公司</text:p>
          </table:table-cell>
          <table:table-cell office:value-type="string" calcext:value-type="string">
            <text:p>南昌</text:p>
          </table:table-cell>
          <table:table-cell office:value-type="float" office:value="115.8886" calcext:value-type="float">
            <text:p>115.8886</text:p>
          </table:table-cell>
          <table:table-cell office:value-type="float" office:value="28.6839" calcext:value-type="float">
            <text:p>28.68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2A</text:p>
          </table:table-cell>
          <table:table-cell office:value-type="string" calcext:value-type="string">
            <text:p>林科所</text:p>
          </table:table-cell>
          <table:table-cell office:value-type="string" calcext:value-type="string">
            <text:p>南昌</text:p>
          </table:table-cell>
          <table:table-cell office:value-type="float" office:value="115.813" calcext:value-type="float">
            <text:p>115.813</text:p>
          </table:table-cell>
          <table:table-cell office:value-type="float" office:value="28.7442" calcext:value-type="float">
            <text:p>28.7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3A</text:p>
          </table:table-cell>
          <table:table-cell office:value-type="string" calcext:value-type="string">
            <text:p>京东镇政府</text:p>
          </table:table-cell>
          <table:table-cell office:value-type="string" calcext:value-type="string">
            <text:p>南昌</text:p>
          </table:table-cell>
          <table:table-cell office:value-type="float" office:value="115.973" calcext:value-type="float">
            <text:p>115.973</text:p>
          </table:table-cell>
          <table:table-cell office:value-type="float" office:value="28.6969" calcext:value-type="float">
            <text:p>28.69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4A</text:p>
          </table:table-cell>
          <table:table-cell office:value-type="string" calcext:value-type="string">
            <text:p>建工学校</text:p>
          </table:table-cell>
          <table:table-cell office:value-type="string" calcext:value-type="string">
            <text:p>南昌</text:p>
          </table:table-cell>
          <table:table-cell office:value-type="float" office:value="115.852" calcext:value-type="float">
            <text:p>115.852</text:p>
          </table:table-cell>
          <table:table-cell office:value-type="float" office:value="28.6869" calcext:value-type="float">
            <text:p>28.68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5A</text:p>
          </table:table-cell>
          <table:table-cell office:value-type="string" calcext:value-type="string">
            <text:p>象湖</text:p>
          </table:table-cell>
          <table:table-cell office:value-type="string" calcext:value-type="string">
            <text:p>南昌</text:p>
          </table:table-cell>
          <table:table-cell office:value-type="float" office:value="115.892" calcext:value-type="float">
            <text:p>115.892</text:p>
          </table:table-cell>
          <table:table-cell office:value-type="float" office:value="28.6425" calcext:value-type="float">
            <text:p>28.64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6A</text:p>
          </table:table-cell>
          <table:table-cell office:value-type="string" calcext:value-type="string">
            <text:p>武术学校</text:p>
          </table:table-cell>
          <table:table-cell office:value-type="string" calcext:value-type="string">
            <text:p>南昌</text:p>
          </table:table-cell>
          <table:table-cell office:value-type="float" office:value="115.742" calcext:value-type="float">
            <text:p>115.742</text:p>
          </table:table-cell>
          <table:table-cell office:value-type="float" office:value="28.7994" calcext:value-type="float">
            <text:p>28.79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7A</text:p>
          </table:table-cell>
          <table:table-cell office:value-type="string" calcext:value-type="string">
            <text:p>石化</text:p>
          </table:table-cell>
          <table:table-cell office:value-type="string" calcext:value-type="string">
            <text:p>南昌</text:p>
          </table:table-cell>
          <table:table-cell office:value-type="float" office:value="115.912" calcext:value-type="float">
            <text:p>115.912</text:p>
          </table:table-cell>
          <table:table-cell office:value-type="float" office:value="28.6131" calcext:value-type="float">
            <text:p>28.6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8A</text:p>
          </table:table-cell>
          <table:table-cell office:value-type="string" calcext:value-type="string">
            <text:p>省站</text:p>
          </table:table-cell>
          <table:table-cell office:value-type="string" calcext:value-type="string">
            <text:p>南昌</text:p>
          </table:table-cell>
          <table:table-cell office:value-type="float" office:value="115.931" calcext:value-type="float">
            <text:p>115.931</text:p>
          </table:table-cell>
          <table:table-cell office:value-type="float" office:value="28.6844" calcext:value-type="float">
            <text:p>28.68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9A</text:p>
          </table:table-cell>
          <table:table-cell office:value-type="string" calcext:value-type="string">
            <text:p>科干所</text:p>
          </table:table-cell>
          <table:table-cell office:value-type="string" calcext:value-type="string">
            <text:p>济南</text:p>
          </table:table-cell>
          <table:table-cell office:value-type="float" office:value="116.988" calcext:value-type="float">
            <text:p>116.988</text:p>
          </table:table-cell>
          <table:table-cell office:value-type="float" office:value="36.6114" calcext:value-type="float">
            <text:p>36.61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0A</text:p>
          </table:table-cell>
          <table:table-cell office:value-type="string" calcext:value-type="string">
            <text:p>农科所</text:p>
          </table:table-cell>
          <table:table-cell office:value-type="string" calcext:value-type="string">
            <text:p>济南</text:p>
          </table:table-cell>
          <table:table-cell office:value-type="float" office:value="116.93" calcext:value-type="float">
            <text:p>116.93</text:p>
          </table:table-cell>
          <table:table-cell office:value-type="float" office:value="36.67" calcext:value-type="float">
            <text:p>36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1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济南</text:p>
          </table:table-cell>
          <table:table-cell office:value-type="float" office:value="117.114" calcext:value-type="float">
            <text:p>117.114</text:p>
          </table:table-cell>
          <table:table-cell office:value-type="float" office:value="36.6739" calcext:value-type="float">
            <text:p>36.67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2A</text:p>
          </table:table-cell>
          <table:table-cell office:value-type="string" calcext:value-type="string">
            <text:p>济南化工厂</text:p>
          </table:table-cell>
          <table:table-cell office:value-type="string" calcext:value-type="string">
            <text:p>济南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36.6872" calcext:value-type="float">
            <text:p>36.6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3A</text:p>
          </table:table-cell>
          <table:table-cell office:value-type="string" calcext:value-type="string">
            <text:p>省种子仓库</text:p>
          </table:table-cell>
          <table:table-cell office:value-type="string" calcext:value-type="string">
            <text:p>济南</text:p>
          </table:table-cell>
          <table:table-cell office:value-type="float" office:value="117.0684" calcext:value-type="float">
            <text:p>117.0684</text:p>
          </table:table-cell>
          <table:table-cell office:value-type="float" office:value="36.6868" calcext:value-type="float">
            <text:p>36.68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4A</text:p>
          </table:table-cell>
          <table:table-cell office:value-type="string" calcext:value-type="string">
            <text:p>机床二厂</text:p>
          </table:table-cell>
          <table:table-cell office:value-type="string" calcext:value-type="string">
            <text:p>济南</text:p>
          </table:table-cell>
          <table:table-cell office:value-type="float" office:value="116.943" calcext:value-type="float">
            <text:p>116.943</text:p>
          </table:table-cell>
          <table:table-cell office:value-type="float" office:value="36.6489" calcext:value-type="float">
            <text:p>36.64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5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济南</text:p>
          </table:table-cell>
          <table:table-cell office:value-type="float" office:value="117.049" calcext:value-type="float">
            <text:p>117.049</text:p>
          </table:table-cell>
          <table:table-cell office:value-type="float" office:value="36.6622" calcext:value-type="float">
            <text:p>36.6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6A</text:p>
          </table:table-cell>
          <table:table-cell office:value-type="string" calcext:value-type="string">
            <text:p>长清党校</text:p>
          </table:table-cell>
          <table:table-cell office:value-type="string" calcext:value-type="string">
            <text:p>济南</text:p>
          </table:table-cell>
          <table:table-cell office:value-type="float" office:value="116.734" calcext:value-type="float">
            <text:p>116.734</text:p>
          </table:table-cell>
          <table:table-cell office:value-type="float" office:value="36.5336" calcext:value-type="float">
            <text:p>36.5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7A</text:p>
          </table:table-cell>
          <table:table-cell office:value-type="string" calcext:value-type="string">
            <text:p>仰口</text:p>
          </table:table-cell>
          <table:table-cell office:value-type="string" calcext:value-type="string">
            <text:p>青岛</text:p>
          </table:table-cell>
          <table:table-cell office:value-type="float" office:value="120.6659" calcext:value-type="float">
            <text:p>120.6659</text:p>
          </table:table-cell>
          <table:table-cell office:value-type="float" office:value="36.2403" calcext:value-type="float">
            <text:p>36.2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8A</text:p>
          </table:table-cell>
          <table:table-cell office:value-type="string" calcext:value-type="string">
            <text:p>李沧区子站</text:p>
          </table:table-cell>
          <table:table-cell office:value-type="string" calcext:value-type="string">
            <text:p>青岛</text:p>
          </table:table-cell>
          <table:table-cell office:value-type="float" office:value="120.3905" calcext:value-type="float">
            <text:p>120.3905</text:p>
          </table:table-cell>
          <table:table-cell office:value-type="float" office:value="36.1851" calcext:value-type="float">
            <text:p>36.18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9A</text:p>
          </table:table-cell>
          <table:table-cell office:value-type="string" calcext:value-type="string">
            <text:p>市北区子站</text:p>
          </table:table-cell>
          <table:table-cell office:value-type="string" calcext:value-type="string">
            <text:p>青岛</text:p>
          </table:table-cell>
          <table:table-cell office:value-type="float" office:value="120.3471" calcext:value-type="float">
            <text:p>120.3471</text:p>
          </table:table-cell>
          <table:table-cell office:value-type="float" office:value="36.0699" calcext:value-type="float">
            <text:p>36.06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0A</text:p>
          </table:table-cell>
          <table:table-cell office:value-type="string" calcext:value-type="string">
            <text:p>市南区东部子站</text:p>
          </table:table-cell>
          <table:table-cell office:value-type="string" calcext:value-type="string">
            <text:p>青岛</text:p>
          </table:table-cell>
          <table:table-cell office:value-type="float" office:value="120.4134" calcext:value-type="float">
            <text:p>120.4134</text:p>
          </table:table-cell>
          <table:table-cell office:value-type="float" office:value="36.0654" calcext:value-type="float">
            <text:p>36.0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1A</text:p>
          </table:table-cell>
          <table:table-cell office:value-type="string" calcext:value-type="string">
            <text:p>四方区子站</text:p>
          </table:table-cell>
          <table:table-cell office:value-type="string" calcext:value-type="string">
            <text:p>青岛</text:p>
          </table:table-cell>
          <table:table-cell office:value-type="float" office:value="120.3664" calcext:value-type="float">
            <text:p>120.3664</text:p>
          </table:table-cell>
          <table:table-cell office:value-type="float" office:value="36.1032" calcext:value-type="float">
            <text:p>36.10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2A</text:p>
          </table:table-cell>
          <table:table-cell office:value-type="string" calcext:value-type="string">
            <text:p>市南区西部子站</text:p>
          </table:table-cell>
          <table:table-cell office:value-type="string" calcext:value-type="string">
            <text:p>青岛</text:p>
          </table:table-cell>
          <table:table-cell office:value-type="float" office:value="120.2992" calcext:value-type="float">
            <text:p>120.2992</text:p>
          </table:table-cell>
          <table:table-cell office:value-type="float" office:value="36.0543" calcext:value-type="float">
            <text:p>36.05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3A</text:p>
          </table:table-cell>
          <table:table-cell office:value-type="string" calcext:value-type="string">
            <text:p>崂山区子站</text:p>
          </table:table-cell>
          <table:table-cell office:value-type="string" calcext:value-type="string">
            <text:p>青岛</text:p>
          </table:table-cell>
          <table:table-cell office:value-type="float" office:value="120.4587" calcext:value-type="float">
            <text:p>120.4587</text:p>
          </table:table-cell>
          <table:table-cell office:value-type="float" office:value="36.0851" calcext:value-type="float">
            <text:p>36.08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4A</text:p>
          </table:table-cell>
          <table:table-cell office:value-type="string" calcext:value-type="string">
            <text:p>黄岛区子站</text:p>
          </table:table-cell>
          <table:table-cell office:value-type="string" calcext:value-type="string">
            <text:p>青岛</text:p>
          </table:table-cell>
          <table:table-cell office:value-type="float" office:value="120.1964" calcext:value-type="float">
            <text:p>120.1964</text:p>
          </table:table-cell>
          <table:table-cell office:value-type="float" office:value="36.3083" calcext:value-type="float">
            <text:p>36.30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5A</text:p>
          </table:table-cell>
          <table:table-cell office:value-type="string" calcext:value-type="string">
            <text:p>城阳区子站</text:p>
          </table:table-cell>
          <table:table-cell office:value-type="string" calcext:value-type="string">
            <text:p>青岛</text:p>
          </table:table-cell>
          <table:table-cell office:value-type="float" office:value="120.4001" calcext:value-type="float">
            <text:p>120.4001</text:p>
          </table:table-cell>
          <table:table-cell office:value-type="float" office:value="36.2403" calcext:value-type="float">
            <text:p>36.2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6A</text:p>
          </table:table-cell>
          <table:table-cell office:value-type="string" calcext:value-type="string">
            <text:p>烟厂</text:p>
          </table:table-cell>
          <table:table-cell office:value-type="string" calcext:value-type="string">
            <text:p>郑州</text:p>
          </table:table-cell>
          <table:table-cell office:value-type="float" office:value="113.681" calcext:value-type="float">
            <text:p>113.681</text:p>
          </table:table-cell>
          <table:table-cell office:value-type="float" office:value="34.7545" calcext:value-type="float">
            <text:p>34.75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7A</text:p>
          </table:table-cell>
          <table:table-cell office:value-type="string" calcext:value-type="string">
            <text:p>郑纺机</text:p>
          </table:table-cell>
          <table:table-cell office:value-type="string" calcext:value-type="string">
            <text:p>郑州</text:p>
          </table:table-cell>
          <table:table-cell office:value-type="float" office:value="113.641" calcext:value-type="float">
            <text:p>113.641</text:p>
          </table:table-cell>
          <table:table-cell office:value-type="float" office:value="34.7745" calcext:value-type="float">
            <text:p>34.77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8A</text:p>
          </table:table-cell>
          <table:table-cell office:value-type="string" calcext:value-type="string">
            <text:p>银行学校</text:p>
          </table:table-cell>
          <table:table-cell office:value-type="string" calcext:value-type="string">
            <text:p>郑州</text:p>
          </table:table-cell>
          <table:table-cell office:value-type="float" office:value="113.675" calcext:value-type="float">
            <text:p>113.675</text:p>
          </table:table-cell>
          <table:table-cell office:value-type="float" office:value="34.8019" calcext:value-type="float">
            <text:p>34.8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9A</text:p>
          </table:table-cell>
          <table:table-cell office:value-type="string" calcext:value-type="string">
            <text:p>供水公司</text:p>
          </table:table-cell>
          <table:table-cell office:value-type="string" calcext:value-type="string">
            <text:p>郑州</text:p>
          </table:table-cell>
          <table:table-cell office:value-type="float" office:value="113.564" calcext:value-type="float">
            <text:p>113.564</text:p>
          </table:table-cell>
          <table:table-cell office:value-type="float" office:value="34.802" calcext:value-type="float">
            <text:p>34.8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0A</text:p>
          </table:table-cell>
          <table:table-cell office:value-type="string" calcext:value-type="string">
            <text:p>经开区管委</text:p>
          </table:table-cell>
          <table:table-cell office:value-type="string" calcext:value-type="string">
            <text:p>郑州</text:p>
          </table:table-cell>
          <table:table-cell office:value-type="float" office:value="113.727" calcext:value-type="float">
            <text:p>113.727</text:p>
          </table:table-cell>
          <table:table-cell office:value-type="float" office:value="34.7187" calcext:value-type="float">
            <text:p>34.71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1A</text:p>
          </table:table-cell>
          <table:table-cell office:value-type="string" calcext:value-type="string">
            <text:p>四十七中</text:p>
          </table:table-cell>
          <table:table-cell office:value-type="string" calcext:value-type="string">
            <text:p>郑州</text:p>
          </table:table-cell>
          <table:table-cell office:value-type="float" office:value="113.734" calcext:value-type="float">
            <text:p>113.734</text:p>
          </table:table-cell>
          <table:table-cell office:value-type="float" office:value="34.719" calcext:value-type="float">
            <text:p>34.7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2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郑州</text:p>
          </table:table-cell>
          <table:table-cell office:value-type="float" office:value="113.5991" calcext:value-type="float">
            <text:p>113.5991</text:p>
          </table:table-cell>
          <table:table-cell office:value-type="float" office:value="34.7496" calcext:value-type="float">
            <text:p>34.74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3A</text:p>
          </table:table-cell>
          <table:table-cell office:value-type="string" calcext:value-type="string">
            <text:p>河医大</text:p>
          </table:table-cell>
          <table:table-cell office:value-type="string" calcext:value-type="string">
            <text:p>郑州</text:p>
          </table:table-cell>
          <table:table-cell office:value-type="float" office:value="113.6356" calcext:value-type="float">
            <text:p>113.6356</text:p>
          </table:table-cell>
          <table:table-cell office:value-type="float" office:value="34.7538" calcext:value-type="float">
            <text:p>34.75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4A</text:p>
          </table:table-cell>
          <table:table-cell office:value-type="string" calcext:value-type="string">
            <text:p>岗李水库</text:p>
          </table:table-cell>
          <table:table-cell office:value-type="string" calcext:value-type="string">
            <text:p>郑州</text:p>
          </table:table-cell>
          <table:table-cell office:value-type="float" office:value="113.6113" calcext:value-type="float">
            <text:p>113.6113</text:p>
          </table:table-cell>
          <table:table-cell office:value-type="float" office:value="34.9162" calcext:value-type="float">
            <text:p>34.9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5A</text:p>
          </table:table-cell>
          <table:table-cell office:value-type="string" calcext:value-type="string">
            <text:p>东湖梨园</text:p>
          </table:table-cell>
          <table:table-cell office:value-type="string" calcext:value-type="string">
            <text:p>武汉</text:p>
          </table:table-cell>
          <table:table-cell office:value-type="float" office:value="114.3672" calcext:value-type="float">
            <text:p>114.3672</text:p>
          </table:table-cell>
          <table:table-cell office:value-type="float" office:value="30.5719" calcext:value-type="float">
            <text:p>30.57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6A</text:p>
          </table:table-cell>
          <table:table-cell office:value-type="string" calcext:value-type="string">
            <text:p>汉阳月湖</text:p>
          </table:table-cell>
          <table:table-cell office:value-type="string" calcext:value-type="string">
            <text:p>武汉</text:p>
          </table:table-cell>
          <table:table-cell office:value-type="float" office:value="114.2511" calcext:value-type="float">
            <text:p>114.2511</text:p>
          </table:table-cell>
          <table:table-cell office:value-type="float" office:value="30.5514" calcext:value-type="float">
            <text:p>30.5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7A</text:p>
          </table:table-cell>
          <table:table-cell office:value-type="string" calcext:value-type="string">
            <text:p>汉口花桥</text:p>
          </table:table-cell>
          <table:table-cell office:value-type="string" calcext:value-type="string">
            <text:p>武汉</text:p>
          </table:table-cell>
          <table:table-cell office:value-type="float" office:value="114.2836" calcext:value-type="float">
            <text:p>114.2836</text:p>
          </table:table-cell>
          <table:table-cell office:value-type="float" office:value="30.6197" calcext:value-type="float">
            <text:p>30.61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8A</text:p>
          </table:table-cell>
          <table:table-cell office:value-type="string" calcext:value-type="string">
            <text:p>武昌紫阳</text:p>
          </table:table-cell>
          <table:table-cell office:value-type="string" calcext:value-type="string">
            <text:p>武汉</text:p>
          </table:table-cell>
          <table:table-cell office:value-type="float" office:value="114.3006" calcext:value-type="float">
            <text:p>114.3006</text:p>
          </table:table-cell>
          <table:table-cell office:value-type="float" office:value="30.5494" calcext:value-type="float">
            <text:p>30.54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9A</text:p>
          </table:table-cell>
          <table:table-cell office:value-type="string" calcext:value-type="string">
            <text:p>青山钢花</text:p>
          </table:table-cell>
          <table:table-cell office:value-type="string" calcext:value-type="string">
            <text:p>武汉</text:p>
          </table:table-cell>
          <table:table-cell office:value-type="float" office:value="114.4272" calcext:value-type="float">
            <text:p>114.4272</text:p>
          </table:table-cell>
          <table:table-cell office:value-type="float" office:value="30.6103" calcext:value-type="float">
            <text:p>30.6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0A</text:p>
          </table:table-cell>
          <table:table-cell office:value-type="string" calcext:value-type="string">
            <text:p>沌口新区</text:p>
          </table:table-cell>
          <table:table-cell office:value-type="string" calcext:value-type="string">
            <text:p>武汉</text:p>
          </table:table-cell>
          <table:table-cell office:value-type="float" office:value="114.1525" calcext:value-type="float">
            <text:p>114.1525</text:p>
          </table:table-cell>
          <table:table-cell office:value-type="float" office:value="30.4753" calcext:value-type="float">
            <text:p>30.47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1A</text:p>
          </table:table-cell>
          <table:table-cell office:value-type="string" calcext:value-type="string">
            <text:p>汉口江滩</text:p>
          </table:table-cell>
          <table:table-cell office:value-type="string" calcext:value-type="string">
            <text:p>武汉</text:p>
          </table:table-cell>
          <table:table-cell office:value-type="float" office:value="114.3008" calcext:value-type="float">
            <text:p>114.3008</text:p>
          </table:table-cell>
          <table:table-cell office:value-type="float" office:value="30.5947" calcext:value-type="float">
            <text:p>30.59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2A</text:p>
          </table:table-cell>
          <table:table-cell office:value-type="string" calcext:value-type="string">
            <text:p>东湖高新</text:p>
          </table:table-cell>
          <table:table-cell office:value-type="string" calcext:value-type="string">
            <text:p>武汉</text:p>
          </table:table-cell>
          <table:table-cell office:value-type="float" office:value="114.3894" calcext:value-type="float">
            <text:p>114.3894</text:p>
          </table:table-cell>
          <table:table-cell office:value-type="float" office:value="30.4822" calcext:value-type="float">
            <text:p>30.48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3A</text:p>
          </table:table-cell>
          <table:table-cell office:value-type="string" calcext:value-type="string">
            <text:p>吴家山</text:p>
          </table:table-cell>
          <table:table-cell office:value-type="string" calcext:value-type="string">
            <text:p>武汉</text:p>
          </table:table-cell>
          <table:table-cell office:value-type="float" office:value="114.2131" calcext:value-type="float">
            <text:p>114.2131</text:p>
          </table:table-cell>
          <table:table-cell office:value-type="float" office:value="30.6414" calcext:value-type="float">
            <text:p>30.6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4A</text:p>
          </table:table-cell>
          <table:table-cell office:value-type="string" calcext:value-type="string">
            <text:p>沉湖七壕</text:p>
          </table:table-cell>
          <table:table-cell office:value-type="string" calcext:value-type="string">
            <text:p>武汉</text:p>
          </table:table-cell>
          <table:table-cell office:value-type="float" office:value="113.8531" calcext:value-type="float">
            <text:p>113.8531</text:p>
          </table:table-cell>
          <table:table-cell office:value-type="float" office:value="30.2997" calcext:value-type="float">
            <text:p>30.29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5A</text:p>
          </table:table-cell>
          <table:table-cell office:value-type="string" calcext:value-type="string">
            <text:p>经开区环保局</text:p>
          </table:table-cell>
          <table:table-cell office:value-type="string" calcext:value-type="string">
            <text:p>长沙</text:p>
          </table:table-cell>
          <table:table-cell office:value-type="float" office:value="113.0833" calcext:value-type="float">
            <text:p>113.0833</text:p>
          </table:table-cell>
          <table:table-cell office:value-type="float" office:value="28.2325" calcext:value-type="float">
            <text:p>28.23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6A</text:p>
          </table:table-cell>
          <table:table-cell office:value-type="string" calcext:value-type="string">
            <text:p>高开区环保局</text:p>
          </table:table-cell>
          <table:table-cell office:value-type="string" calcext:value-type="string">
            <text:p>长沙</text:p>
          </table:table-cell>
          <table:table-cell office:value-type="float" office:value="112.8872" calcext:value-type="float">
            <text:p>112.8872</text:p>
          </table:table-cell>
          <table:table-cell office:value-type="float" office:value="28.2189" calcext:value-type="float">
            <text:p>28.21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7A</text:p>
          </table:table-cell>
          <table:table-cell office:value-type="string" calcext:value-type="string">
            <text:p>马坡岭</text:p>
          </table:table-cell>
          <table:table-cell office:value-type="string" calcext:value-type="string">
            <text:p>长沙</text:p>
          </table:table-cell>
          <table:table-cell office:value-type="float" office:value="113.0792" calcext:value-type="float">
            <text:p>113.0792</text:p>
          </table:table-cell>
          <table:table-cell office:value-type="float" office:value="28.2053" calcext:value-type="float">
            <text:p>28.2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8A</text:p>
          </table:table-cell>
          <table:table-cell office:value-type="string" calcext:value-type="string">
            <text:p>湖南师范大学</text:p>
          </table:table-cell>
          <table:table-cell office:value-type="string" calcext:value-type="string">
            <text:p>长沙</text:p>
          </table:table-cell>
          <table:table-cell office:value-type="float" office:value="112.9394" calcext:value-type="float">
            <text:p>112.9394</text:p>
          </table:table-cell>
          <table:table-cell office:value-type="float" office:value="28.19" calcext:value-type="float">
            <text:p>28.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9A</text:p>
          </table:table-cell>
          <table:table-cell office:value-type="string" calcext:value-type="string">
            <text:p>雨花区环保局</text:p>
          </table:table-cell>
          <table:table-cell office:value-type="string" calcext:value-type="string">
            <text:p>长沙</text:p>
          </table:table-cell>
          <table:table-cell office:value-type="float" office:value="112.9956" calcext:value-type="float">
            <text:p>112.9956</text:p>
          </table:table-cell>
          <table:table-cell office:value-type="float" office:value="28.1442" calcext:value-type="float">
            <text:p>28.1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0A</text:p>
          </table:table-cell>
          <table:table-cell office:value-type="string" calcext:value-type="string">
            <text:p>伍家岭</text:p>
          </table:table-cell>
          <table:table-cell office:value-type="string" calcext:value-type="string">
            <text:p>长沙</text:p>
          </table:table-cell>
          <table:table-cell office:value-type="float" office:value="112.9792" calcext:value-type="float">
            <text:p>112.9792</text:p>
          </table:table-cell>
          <table:table-cell office:value-type="float" office:value="28.2597" calcext:value-type="float">
            <text:p>28.25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1A</text:p>
          </table:table-cell>
          <table:table-cell office:value-type="string" calcext:value-type="string">
            <text:p>火车新站</text:p>
          </table:table-cell>
          <table:table-cell office:value-type="string" calcext:value-type="string">
            <text:p>长沙</text:p>
          </table:table-cell>
          <table:table-cell office:value-type="float" office:value="113.0014" calcext:value-type="float">
            <text:p>113.0014</text:p>
          </table:table-cell>
          <table:table-cell office:value-type="float" office:value="28.1944" calcext:value-type="float">
            <text:p>28.19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2A</text:p>
          </table:table-cell>
          <table:table-cell office:value-type="string" calcext:value-type="string">
            <text:p>天心区环保局</text:p>
          </table:table-cell>
          <table:table-cell office:value-type="string" calcext:value-type="string">
            <text:p>长沙</text:p>
          </table:table-cell>
          <table:table-cell office:value-type="float" office:value="112.9844" calcext:value-type="float">
            <text:p>112.9844</text:p>
          </table:table-cell>
          <table:table-cell office:value-type="float" office:value="28.1178" calcext:value-type="float">
            <text:p>28.1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3A</text:p>
          </table:table-cell>
          <table:table-cell office:value-type="string" calcext:value-type="string">
            <text:p>湖南中医药大学</text:p>
          </table:table-cell>
          <table:table-cell office:value-type="string" calcext:value-type="string">
            <text:p>长沙</text:p>
          </table:table-cell>
          <table:table-cell office:value-type="float" office:value="112.8908" calcext:value-type="float">
            <text:p>112.8908</text:p>
          </table:table-cell>
          <table:table-cell office:value-type="float" office:value="28.1308" calcext:value-type="float">
            <text:p>28.13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4A</text:p>
          </table:table-cell>
          <table:table-cell office:value-type="string" calcext:value-type="string">
            <text:p>沙坪</text:p>
          </table:table-cell>
          <table:table-cell office:value-type="string" calcext:value-type="string">
            <text:p>长沙</text:p>
          </table:table-cell>
          <table:table-cell office:value-type="float" office:value="112.9958" calcext:value-type="float">
            <text:p>112.9958</text:p>
          </table:table-cell>
          <table:table-cell office:value-type="float" office:value="28.3586" calcext:value-type="float">
            <text:p>28.3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5A</text:p>
          </table:table-cell>
          <table:table-cell office:value-type="string" calcext:value-type="string">
            <text:p>广雅中学</text:p>
          </table:table-cell>
          <table:table-cell office:value-type="string" calcext:value-type="string">
            <text:p>广州</text:p>
          </table:table-cell>
          <table:table-cell office:value-type="float" office:value="113.235" calcext:value-type="float">
            <text:p>113.235</text:p>
          </table:table-cell>
          <table:table-cell office:value-type="float" office:value="23.1422" calcext:value-type="float">
            <text:p>23.14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6A</text:p>
          </table:table-cell>
          <table:table-cell office:value-type="string" calcext:value-type="string">
            <text:p>市五中</text:p>
          </table:table-cell>
          <table:table-cell office:value-type="string" calcext:value-type="string">
            <text:p>广州</text:p>
          </table:table-cell>
          <table:table-cell office:value-type="float" office:value="113.261" calcext:value-type="float">
            <text:p>113.261</text:p>
          </table:table-cell>
          <table:table-cell office:value-type="float" office:value="23.105" calcext:value-type="float">
            <text:p>23.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7A</text:p>
          </table:table-cell>
          <table:table-cell office:value-type="string" calcext:value-type="string">
            <text:p>天河职幼</text:p>
          </table:table-cell>
          <table:table-cell office:value-type="string" calcext:value-type="string">
            <text:p>广州</text:p>
          </table:table-cell>
          <table:table-cell office:value-type="float" office:value="113.30676" calcext:value-type="float">
            <text:p>113.30676</text:p>
          </table:table-cell>
          <table:table-cell office:value-type="float" office:value="23.14877" calcext:value-type="float">
            <text:p>23.14877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348A</text:p>
          </table:table-cell>
          <table:table-cell office:value-type="string" calcext:value-type="string">
            <text:p>广东商学院</text:p>
          </table:table-cell>
          <table:table-cell office:value-type="string" calcext:value-type="string">
            <text:p>广州</text:p>
          </table:table-cell>
          <table:table-cell office:value-type="float" office:value="113.348" calcext:value-type="float">
            <text:p>113.348</text:p>
          </table:table-cell>
          <table:table-cell office:value-type="float" office:value="23.0916" calcext:value-type="float">
            <text:p>23.09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9A</text:p>
          </table:table-cell>
          <table:table-cell office:value-type="string" calcext:value-type="string">
            <text:p>市八十六中</text:p>
          </table:table-cell>
          <table:table-cell office:value-type="string" calcext:value-type="string">
            <text:p>广州</text:p>
          </table:table-cell>
          <table:table-cell office:value-type="float" office:value="113.433" calcext:value-type="float">
            <text:p>113.433</text:p>
          </table:table-cell>
          <table:table-cell office:value-type="float" office:value="23.105" calcext:value-type="float">
            <text:p>23.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0A</text:p>
          </table:table-cell>
          <table:table-cell office:value-type="string" calcext:value-type="string">
            <text:p>番禺中学</text:p>
          </table:table-cell>
          <table:table-cell office:value-type="string" calcext:value-type="string">
            <text:p>广州</text:p>
          </table:table-cell>
          <table:table-cell office:value-type="float" office:value="113.352" calcext:value-type="float">
            <text:p>113.352</text:p>
          </table:table-cell>
          <table:table-cell office:value-type="float" office:value="22.9477" calcext:value-type="float">
            <text:p>22.94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1A</text:p>
          </table:table-cell>
          <table:table-cell office:value-type="string" calcext:value-type="string">
            <text:p>花都师范</text:p>
          </table:table-cell>
          <table:table-cell office:value-type="string" calcext:value-type="string">
            <text:p>广州</text:p>
          </table:table-cell>
          <table:table-cell office:value-type="float" office:value="113.215" calcext:value-type="float">
            <text:p>113.215</text:p>
          </table:table-cell>
          <table:table-cell office:value-type="float" office:value="23.3917" calcext:value-type="float">
            <text:p>23.39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2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广州</text:p>
          </table:table-cell>
          <table:table-cell office:value-type="float" office:value="113.26" calcext:value-type="float">
            <text:p>113.26</text:p>
          </table:table-cell>
          <table:table-cell office:value-type="float" office:value="23.1331" calcext:value-type="float">
            <text:p>23.13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3A</text:p>
          </table:table-cell>
          <table:table-cell office:value-type="string" calcext:value-type="string">
            <text:p>九龙镇镇龙</text:p>
          </table:table-cell>
          <table:table-cell office:value-type="string" calcext:value-type="string">
            <text:p>广州</text:p>
          </table:table-cell>
          <table:table-cell office:value-type="float" office:value="113.568" calcext:value-type="float">
            <text:p>113.568</text:p>
          </table:table-cell>
          <table:table-cell office:value-type="float" office:value="23.2783" calcext:value-type="float">
            <text:p>23.27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4A</text:p>
          </table:table-cell>
          <table:table-cell office:value-type="string" calcext:value-type="string">
            <text:p>麓湖</text:p>
          </table:table-cell>
          <table:table-cell office:value-type="string" calcext:value-type="string">
            <text:p>广州</text:p>
          </table:table-cell>
          <table:table-cell office:value-type="float" office:value="113.281" calcext:value-type="float">
            <text:p>113.281</text:p>
          </table:table-cell>
          <table:table-cell office:value-type="float" office:value="23.1569" calcext:value-type="float">
            <text:p>23.15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5A</text:p>
          </table:table-cell>
          <table:table-cell office:value-type="string" calcext:value-type="string">
            <text:p>帽峰山森林公园</text:p>
          </table:table-cell>
          <table:table-cell office:value-type="string" calcext:value-type="string">
            <text:p>广州</text:p>
          </table:table-cell>
          <table:table-cell office:value-type="float" office:value="113.589" calcext:value-type="float">
            <text:p>113.589</text:p>
          </table:table-cell>
          <table:table-cell office:value-type="float" office:value="23.5538" calcext:value-type="float">
            <text:p>23.55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6A</text:p>
          </table:table-cell>
          <table:table-cell office:value-type="string" calcext:value-type="string">
            <text:p>荔园</text:p>
          </table:table-cell>
          <table:table-cell office:value-type="string" calcext:value-type="string">
            <text:p>深圳</text:p>
          </table:table-cell>
          <table:table-cell office:value-type="float" office:value="114.096" calcext:value-type="float">
            <text:p>114.096</text:p>
          </table:table-cell>
          <table:table-cell office:value-type="float" office:value="22.55" calcext:value-type="float">
            <text:p>22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7A</text:p>
          </table:table-cell>
          <table:table-cell office:value-type="string" calcext:value-type="string">
            <text:p>洪湖</text:p>
          </table:table-cell>
          <table:table-cell office:value-type="string" calcext:value-type="string">
            <text:p>深圳</text:p>
          </table:table-cell>
          <table:table-cell office:value-type="float" office:value="114.117" calcext:value-type="float">
            <text:p>114.117</text:p>
          </table:table-cell>
          <table:table-cell office:value-type="float" office:value="22.5625" calcext:value-type="float">
            <text:p>22.5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8A</text:p>
          </table:table-cell>
          <table:table-cell office:value-type="string" calcext:value-type="string">
            <text:p>华侨城</text:p>
          </table:table-cell>
          <table:table-cell office:value-type="string" calcext:value-type="string">
            <text:p>深圳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22.5417" calcext:value-type="float">
            <text:p>22.5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9A</text:p>
          </table:table-cell>
          <table:table-cell office:value-type="string" calcext:value-type="string">
            <text:p>南油</text:p>
          </table:table-cell>
          <table:table-cell office:value-type="string" calcext:value-type="string">
            <text:p>深圳</text:p>
          </table:table-cell>
          <table:table-cell office:value-type="float" office:value="113.923" calcext:value-type="float">
            <text:p>113.923</text:p>
          </table:table-cell>
          <table:table-cell office:value-type="float" office:value="22.5167" calcext:value-type="float">
            <text:p>22.5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0A</text:p>
          </table:table-cell>
          <table:table-cell office:value-type="string" calcext:value-type="string">
            <text:p>盐田</text:p>
          </table:table-cell>
          <table:table-cell office:value-type="string" calcext:value-type="string">
            <text:p>深圳</text:p>
          </table:table-cell>
          <table:table-cell office:value-type="float" office:value="114.263" calcext:value-type="float">
            <text:p>114.263</text:p>
          </table:table-cell>
          <table:table-cell office:value-type="float" office:value="22.5908" calcext:value-type="float">
            <text:p>22.59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1A</text:p>
          </table:table-cell>
          <table:table-cell office:value-type="string" calcext:value-type="string">
            <text:p>龙岗</text:p>
          </table:table-cell>
          <table:table-cell office:value-type="string" calcext:value-type="string">
            <text:p>深圳</text:p>
          </table:table-cell>
          <table:table-cell office:value-type="float" office:value="114.24" calcext:value-type="float">
            <text:p>114.24</text:p>
          </table:table-cell>
          <table:table-cell office:value-type="float" office:value="22.7267" calcext:value-type="float">
            <text:p>22.72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2A</text:p>
          </table:table-cell>
          <table:table-cell office:value-type="string" calcext:value-type="string">
            <text:p>西乡</text:p>
          </table:table-cell>
          <table:table-cell office:value-type="string" calcext:value-type="string">
            <text:p>深圳</text:p>
          </table:table-cell>
          <table:table-cell office:value-type="float" office:value="113.891" calcext:value-type="float">
            <text:p>113.891</text:p>
          </table:table-cell>
          <table:table-cell office:value-type="float" office:value="22.5794" calcext:value-type="float">
            <text:p>22.57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3A</text:p>
          </table:table-cell>
          <table:table-cell office:value-type="string" calcext:value-type="string">
            <text:p>南澳</text:p>
          </table:table-cell>
          <table:table-cell office:value-type="string" calcext:value-type="string">
            <text:p>深圳</text:p>
          </table:table-cell>
          <table:table-cell office:value-type="float" office:value="114.494" calcext:value-type="float">
            <text:p>114.494</text:p>
          </table:table-cell>
          <table:table-cell office:value-type="float" office:value="22.5422" calcext:value-type="float">
            <text:p>22.54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4A</text:p>
          </table:table-cell>
          <table:table-cell office:value-type="string" calcext:value-type="string">
            <text:p>葵涌</text:p>
          </table:table-cell>
          <table:table-cell office:value-type="string" calcext:value-type="string">
            <text:p>深圳</text:p>
          </table:table-cell>
          <table:table-cell office:value-type="float" office:value="114.41" calcext:value-type="float">
            <text:p>114.41</text:p>
          </table:table-cell>
          <table:table-cell office:value-type="float" office:value="22.6342" calcext:value-type="float">
            <text:p>22.63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5A</text:p>
          </table:table-cell>
          <table:table-cell office:value-type="string" calcext:value-type="string">
            <text:p>梅沙</text:p>
          </table:table-cell>
          <table:table-cell office:value-type="string" calcext:value-type="string">
            <text:p>深圳</text:p>
          </table:table-cell>
          <table:table-cell office:value-type="float" office:value="114.297" calcext:value-type="float">
            <text:p>114.297</text:p>
          </table:table-cell>
          <table:table-cell office:value-type="float" office:value="22.5978" calcext:value-type="float">
            <text:p>22.59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6A</text:p>
          </table:table-cell>
          <table:table-cell office:value-type="string" calcext:value-type="string">
            <text:p>观澜</text:p>
          </table:table-cell>
          <table:table-cell office:value-type="string" calcext:value-type="string">
            <text:p>深圳</text:p>
          </table:table-cell>
          <table:table-cell office:value-type="float" office:value="114.085" calcext:value-type="float">
            <text:p>114.085</text:p>
          </table:table-cell>
          <table:table-cell office:value-type="float" office:value="22.75" calcext:value-type="float">
            <text:p>22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7A</text:p>
          </table:table-cell>
          <table:table-cell office:value-type="string" calcext:value-type="string">
            <text:p>吉大</text:p>
          </table:table-cell>
          <table:table-cell office:value-type="string" calcext:value-type="string">
            <text:p>珠海</text:p>
          </table:table-cell>
          <table:table-cell office:value-type="float" office:value="113.574" calcext:value-type="float">
            <text:p>113.574</text:p>
          </table:table-cell>
          <table:table-cell office:value-type="float" office:value="22.2611" calcext:value-type="float">
            <text:p>22.2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8A</text:p>
          </table:table-cell>
          <table:table-cell office:value-type="string" calcext:value-type="string">
            <text:p>前山</text:p>
          </table:table-cell>
          <table:table-cell office:value-type="string" calcext:value-type="string">
            <text:p>珠海</text:p>
          </table:table-cell>
          <table:table-cell office:value-type="float" office:value="113.495" calcext:value-type="float">
            <text:p>113.495</text:p>
          </table:table-cell>
          <table:table-cell office:value-type="float" office:value="22.2294" calcext:value-type="float">
            <text:p>22.22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9A</text:p>
          </table:table-cell>
          <table:table-cell office:value-type="string" calcext:value-type="string">
            <text:p>唐家</text:p>
          </table:table-cell>
          <table:table-cell office:value-type="string" calcext:value-type="string">
            <text:p>珠海</text:p>
          </table:table-cell>
          <table:table-cell office:value-type="float" office:value="113.628" calcext:value-type="float">
            <text:p>113.628</text:p>
          </table:table-cell>
          <table:table-cell office:value-type="float" office:value="22.4251" calcext:value-type="float">
            <text:p>22.42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0A</text:p>
          </table:table-cell>
          <table:table-cell office:value-type="string" calcext:value-type="string">
            <text:p>斗门</text:p>
          </table:table-cell>
          <table:table-cell office:value-type="string" calcext:value-type="string">
            <text:p>珠海</text:p>
          </table:table-cell>
          <table:table-cell office:value-type="float" office:value="113.299" calcext:value-type="float">
            <text:p>113.299</text:p>
          </table:table-cell>
          <table:table-cell office:value-type="float" office:value="22.2281" calcext:value-type="float">
            <text:p>22.2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1A</text:p>
          </table:table-cell>
          <table:table-cell office:value-type="string" calcext:value-type="string">
            <text:p>湾梁</text:p>
          </table:table-cell>
          <table:table-cell office:value-type="string" calcext:value-type="string">
            <text:p>佛山</text:p>
          </table:table-cell>
          <table:table-cell office:value-type="float" office:value="113.134" calcext:value-type="float">
            <text:p>113.134</text:p>
          </table:table-cell>
          <table:table-cell office:value-type="float" office:value="23.0048" calcext:value-type="float">
            <text:p>23.0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2A</text:p>
          </table:table-cell>
          <table:table-cell office:value-type="string" calcext:value-type="string">
            <text:p>华材职中</text:p>
          </table:table-cell>
          <table:table-cell office:value-type="string" calcext:value-type="string">
            <text:p>佛山</text:p>
          </table:table-cell>
          <table:table-cell office:value-type="float" office:value="113.105" calcext:value-type="float">
            <text:p>113.105</text:p>
          </table:table-cell>
          <table:table-cell office:value-type="float" office:value="23.0395" calcext:value-type="float">
            <text:p>23.0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3A</text:p>
          </table:table-cell>
          <table:table-cell office:value-type="string" calcext:value-type="string">
            <text:p>南海气象局</text:p>
          </table:table-cell>
          <table:table-cell office:value-type="string" calcext:value-type="string">
            <text:p>佛山</text:p>
          </table:table-cell>
          <table:table-cell office:value-type="float" office:value="113.144" calcext:value-type="float">
            <text:p>113.144</text:p>
          </table:table-cell>
          <table:table-cell office:value-type="float" office:value="23.0467" calcext:value-type="float">
            <text:p>23.04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4A</text:p>
          </table:table-cell>
          <table:table-cell office:value-type="string" calcext:value-type="string">
            <text:p>顺德苏岗</text:p>
          </table:table-cell>
          <table:table-cell office:value-type="string" calcext:value-type="string">
            <text:p>佛山</text:p>
          </table:table-cell>
          <table:table-cell office:value-type="float" office:value="113.292" calcext:value-type="float">
            <text:p>113.292</text:p>
          </table:table-cell>
          <table:table-cell office:value-type="float" office:value="22.8054" calcext:value-type="float">
            <text:p>22.80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5A</text:p>
          </table:table-cell>
          <table:table-cell office:value-type="string" calcext:value-type="string">
            <text:p>容桂街道办</text:p>
          </table:table-cell>
          <table:table-cell office:value-type="string" calcext:value-type="string">
            <text:p>佛山</text:p>
          </table:table-cell>
          <table:table-cell office:value-type="float" office:value="113.257" calcext:value-type="float">
            <text:p>113.257</text:p>
          </table:table-cell>
          <table:table-cell office:value-type="float" office:value="22.7629" calcext:value-type="float">
            <text:p>22.76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6A</text:p>
          </table:table-cell>
          <table:table-cell office:value-type="string" calcext:value-type="string">
            <text:p>高明孔堂</text:p>
          </table:table-cell>
          <table:table-cell office:value-type="string" calcext:value-type="string">
            <text:p>佛山</text:p>
          </table:table-cell>
          <table:table-cell office:value-type="float" office:value="112.844" calcext:value-type="float">
            <text:p>112.844</text:p>
          </table:table-cell>
          <table:table-cell office:value-type="float" office:value="22.8693" calcext:value-type="float">
            <text:p>22.86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7A</text:p>
          </table:table-cell>
          <table:table-cell office:value-type="string" calcext:value-type="string">
            <text:p>三水监测站</text:p>
          </table:table-cell>
          <table:table-cell office:value-type="string" calcext:value-type="string">
            <text:p>佛山</text:p>
          </table:table-cell>
          <table:table-cell office:value-type="float" office:value="112.885" calcext:value-type="float">
            <text:p>112.885</text:p>
          </table:table-cell>
          <table:table-cell office:value-type="float" office:value="23.1572" calcext:value-type="float">
            <text:p>23.1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8A</text:p>
          </table:table-cell>
          <table:table-cell office:value-type="string" calcext:value-type="string">
            <text:p>三水云东海</text:p>
          </table:table-cell>
          <table:table-cell office:value-type="string" calcext:value-type="string">
            <text:p>佛山</text:p>
          </table:table-cell>
          <table:table-cell office:value-type="float" office:value="112.863" calcext:value-type="float">
            <text:p>112.863</text:p>
          </table:table-cell>
          <table:table-cell office:value-type="float" office:value="23.1886" calcext:value-type="float">
            <text:p>23.18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9A</text:p>
          </table:table-cell>
          <table:table-cell office:value-type="string" calcext:value-type="string">
            <text:p>华柏园</text:p>
          </table:table-cell>
          <table:table-cell office:value-type="string" calcext:value-type="string">
            <text:p>中山</text:p>
          </table:table-cell>
          <table:table-cell office:value-type="float" office:value="113.3769" calcext:value-type="float">
            <text:p>113.3769</text:p>
          </table:table-cell>
          <table:table-cell office:value-type="float" office:value="22.5211" calcext:value-type="float">
            <text:p>22.52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0A</text:p>
          </table:table-cell>
          <table:table-cell office:value-type="string" calcext:value-type="string">
            <text:p>张溪</text:p>
          </table:table-cell>
          <table:table-cell office:value-type="string" calcext:value-type="string">
            <text:p>中山</text:p>
          </table:table-cell>
          <table:table-cell office:value-type="float" office:value="113.3881" calcext:value-type="float">
            <text:p>113.3881</text:p>
          </table:table-cell>
          <table:table-cell office:value-type="float" office:value="22.5497" calcext:value-type="float">
            <text:p>22.5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1A</text:p>
          </table:table-cell>
          <table:table-cell office:value-type="string" calcext:value-type="string">
            <text:p>紫马岭</text:p>
          </table:table-cell>
          <table:table-cell office:value-type="string" calcext:value-type="string">
            <text:p>中山</text:p>
          </table:table-cell>
          <table:table-cell office:value-type="float" office:value="113.4075" calcext:value-type="float">
            <text:p>113.4075</text:p>
          </table:table-cell>
          <table:table-cell office:value-type="float" office:value="22.5111" calcext:value-type="float">
            <text:p>22.5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2A</text:p>
          </table:table-cell>
          <table:table-cell office:value-type="string" calcext:value-type="string">
            <text:p>长江旅游区</text:p>
          </table:table-cell>
          <table:table-cell office:value-type="string" calcext:value-type="string">
            <text:p>中山</text:p>
          </table:table-cell>
          <table:table-cell office:value-type="float" office:value="113.4411" calcext:value-type="float">
            <text:p>113.4411</text:p>
          </table:table-cell>
          <table:table-cell office:value-type="float" office:value="22.4853" calcext:value-type="float">
            <text:p>22.4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3A</text:p>
          </table:table-cell>
          <table:table-cell office:value-type="string" calcext:value-type="string">
            <text:p>北街</text:p>
          </table:table-cell>
          <table:table-cell office:value-type="string" calcext:value-type="string">
            <text:p>江门</text:p>
          </table:table-cell>
          <table:table-cell office:value-type="float" office:value="113.104" calcext:value-type="float">
            <text:p>113.104</text:p>
          </table:table-cell>
          <table:table-cell office:value-type="float" office:value="22.6069" calcext:value-type="float">
            <text:p>22.60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4A</text:p>
          </table:table-cell>
          <table:table-cell office:value-type="string" calcext:value-type="string">
            <text:p>西区</text:p>
          </table:table-cell>
          <table:table-cell office:value-type="string" calcext:value-type="string">
            <text:p>江门</text:p>
          </table:table-cell>
          <table:table-cell office:value-type="float" office:value="113.074" calcext:value-type="float">
            <text:p>113.074</text:p>
          </table:table-cell>
          <table:table-cell office:value-type="float" office:value="22.5811" calcext:value-type="float">
            <text:p>22.5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5A</text:p>
          </table:table-cell>
          <table:table-cell office:value-type="string" calcext:value-type="string">
            <text:p>圭峰西</text:p>
          </table:table-cell>
          <table:table-cell office:value-type="string" calcext:value-type="string">
            <text:p>江门</text:p>
          </table:table-cell>
          <table:table-cell office:value-type="float" office:value="113.024" calcext:value-type="float">
            <text:p>113.024</text:p>
          </table:table-cell>
          <table:table-cell office:value-type="float" office:value="22.5328" calcext:value-type="float">
            <text:p>22.53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6A</text:p>
          </table:table-cell>
          <table:table-cell office:value-type="string" calcext:value-type="string">
            <text:p>东湖</text:p>
          </table:table-cell>
          <table:table-cell office:value-type="string" calcext:value-type="string">
            <text:p>江门</text:p>
          </table:table-cell>
          <table:table-cell office:value-type="float" office:value="113.0819" calcext:value-type="float">
            <text:p>113.0819</text:p>
          </table:table-cell>
          <table:table-cell office:value-type="float" office:value="22.5931" calcext:value-type="float">
            <text:p>22.59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7A</text:p>
          </table:table-cell>
          <table:table-cell office:value-type="string" calcext:value-type="string">
            <text:p>东城主山</text:p>
          </table:table-cell>
          <table:table-cell office:value-type="string" calcext:value-type="string">
            <text:p>东莞</text:p>
          </table:table-cell>
          <table:table-cell office:value-type="float" office:value="113.7819444" calcext:value-type="float">
            <text:p>113.7819444</text:p>
          </table:table-cell>
          <table:table-cell office:value-type="float" office:value="23.05361111" calcext:value-type="float">
            <text:p>23.05361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8A</text:p>
          </table:table-cell>
          <table:table-cell office:value-type="string" calcext:value-type="string">
            <text:p>南城元岭</text:p>
          </table:table-cell>
          <table:table-cell office:value-type="string" calcext:value-type="string">
            <text:p>东莞</text:p>
          </table:table-cell>
          <table:table-cell office:value-type="float" office:value="113.7461111" calcext:value-type="float">
            <text:p>113.7461111</text:p>
          </table:table-cell>
          <table:table-cell office:value-type="float" office:value="23.02777778" calcext:value-type="float">
            <text:p>23.02777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9A</text:p>
          </table:table-cell>
          <table:table-cell office:value-type="string" calcext:value-type="string">
            <text:p>莞城梨川</text:p>
          </table:table-cell>
          <table:table-cell office:value-type="string" calcext:value-type="string">
            <text:p>东莞</text:p>
          </table:table-cell>
          <table:table-cell office:value-type="float" office:value="113.7480556" calcext:value-type="float">
            <text:p>113.7480556</text:p>
          </table:table-cell>
          <table:table-cell office:value-type="float" office:value="23.06" calcext:value-type="float">
            <text:p>23.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0A</text:p>
          </table:table-cell>
          <table:table-cell office:value-type="string" calcext:value-type="string">
            <text:p>东城石井</text:p>
          </table:table-cell>
          <table:table-cell office:value-type="string" calcext:value-type="string">
            <text:p>东莞</text:p>
          </table:table-cell>
          <table:table-cell office:value-type="float" office:value="113.7944444" calcext:value-type="float">
            <text:p>113.7944444</text:p>
          </table:table-cell>
          <table:table-cell office:value-type="float" office:value="23.01277778" calcext:value-type="float">
            <text:p>23.01277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1A</text:p>
          </table:table-cell>
          <table:table-cell office:value-type="string" calcext:value-type="string">
            <text:p>南城西平</text:p>
          </table:table-cell>
          <table:table-cell office:value-type="string" calcext:value-type="string">
            <text:p>东莞</text:p>
          </table:table-cell>
          <table:table-cell office:value-type="float" office:value="113.7383333" calcext:value-type="float">
            <text:p>113.7383333</text:p>
          </table:table-cell>
          <table:table-cell office:value-type="float" office:value="22.96583333" calcext:value-type="float">
            <text:p>22.96583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2A</text:p>
          </table:table-cell>
          <table:table-cell office:value-type="string" calcext:value-type="string">
            <text:p>河南岸金山湖子站</text:p>
          </table:table-cell>
          <table:table-cell office:value-type="string" calcext:value-type="string">
            <text:p>惠州</text:p>
          </table:table-cell>
          <table:table-cell office:value-type="float" office:value="114.4183" calcext:value-type="float">
            <text:p>114.4183</text:p>
          </table:table-cell>
          <table:table-cell office:value-type="float" office:value="23.0528" calcext:value-type="float">
            <text:p>23.0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3A</text:p>
          </table:table-cell>
          <table:table-cell office:value-type="string" calcext:value-type="string">
            <text:p>下埔横江三路子站</text:p>
          </table:table-cell>
          <table:table-cell office:value-type="string" calcext:value-type="string">
            <text:p>惠州</text:p>
          </table:table-cell>
          <table:table-cell office:value-type="float" office:value="114.4053" calcext:value-type="float">
            <text:p>114.4053</text:p>
          </table:table-cell>
          <table:table-cell office:value-type="float" office:value="23.08" calcext:value-type="float">
            <text:p>23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4A</text:p>
          </table:table-cell>
          <table:table-cell office:value-type="string" calcext:value-type="string">
            <text:p>江北云山西路子站</text:p>
          </table:table-cell>
          <table:table-cell office:value-type="string" calcext:value-type="string">
            <text:p>惠州</text:p>
          </table:table-cell>
          <table:table-cell office:value-type="float" office:value="114.4103" calcext:value-type="float">
            <text:p>114.4103</text:p>
          </table:table-cell>
          <table:table-cell office:value-type="float" office:value="23.1142" calcext:value-type="float">
            <text:p>23.1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5A</text:p>
          </table:table-cell>
          <table:table-cell office:value-type="string" calcext:value-type="string">
            <text:p>惠阳区承修路船湖子站</text:p>
          </table:table-cell>
          <table:table-cell office:value-type="string" calcext:value-type="string">
            <text:p>惠州</text:p>
          </table:table-cell>
          <table:table-cell office:value-type="float" office:value="114.3244" calcext:value-type="float">
            <text:p>114.3244</text:p>
          </table:table-cell>
          <table:table-cell office:value-type="float" office:value="22.8172" calcext:value-type="float">
            <text:p>22.81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6A</text:p>
          </table:table-cell>
          <table:table-cell office:value-type="string" calcext:value-type="string">
            <text:p>大亚湾管委会子站</text:p>
          </table:table-cell>
          <table:table-cell office:value-type="string" calcext:value-type="string">
            <text:p>惠州</text:p>
          </table:table-cell>
          <table:table-cell office:value-type="float" office:value="114.5317" calcext:value-type="float">
            <text:p>114.5317</text:p>
          </table:table-cell>
          <table:table-cell office:value-type="float" office:value="22.7422" calcext:value-type="float">
            <text:p>22.74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7A</text:p>
          </table:table-cell>
          <table:table-cell office:value-type="string" calcext:value-type="string">
            <text:p>睦岗子站</text:p>
          </table:table-cell>
          <table:table-cell office:value-type="string" calcext:value-type="string">
            <text:p>肇庆</text:p>
          </table:table-cell>
          <table:table-cell office:value-type="float" office:value="112.427" calcext:value-type="float">
            <text:p>112.427</text:p>
          </table:table-cell>
          <table:table-cell office:value-type="float" office:value="23.0706" calcext:value-type="float">
            <text:p>23.0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8A</text:p>
          </table:table-cell>
          <table:table-cell office:value-type="string" calcext:value-type="string">
            <text:p>城中子站</text:p>
          </table:table-cell>
          <table:table-cell office:value-type="string" calcext:value-type="string">
            <text:p>肇庆</text:p>
          </table:table-cell>
          <table:table-cell office:value-type="float" office:value="112.471" calcext:value-type="float">
            <text:p>112.471</text:p>
          </table:table-cell>
          <table:table-cell office:value-type="float" office:value="23.0528" calcext:value-type="float">
            <text:p>23.0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9A</text:p>
          </table:table-cell>
          <table:table-cell office:value-type="string" calcext:value-type="string">
            <text:p>坑口子站</text:p>
          </table:table-cell>
          <table:table-cell office:value-type="string" calcext:value-type="string">
            <text:p>肇庆</text:p>
          </table:table-cell>
          <table:table-cell office:value-type="float" office:value="112.565" calcext:value-type="float">
            <text:p>112.565</text:p>
          </table:table-cell>
          <table:table-cell office:value-type="float" office:value="23.1617" calcext:value-type="float">
            <text:p>23.1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0A</text:p>
          </table:table-cell>
          <table:table-cell office:value-type="string" calcext:value-type="string">
            <text:p>七星岩子站</text:p>
          </table:table-cell>
          <table:table-cell office:value-type="string" calcext:value-type="string">
            <text:p>肇庆</text:p>
          </table:table-cell>
          <table:table-cell office:value-type="float" office:value="112.4722" calcext:value-type="float">
            <text:p>112.4722</text:p>
          </table:table-cell>
          <table:table-cell office:value-type="float" office:value="23.0786" calcext:value-type="float">
            <text:p>23.07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1A</text:p>
          </table:table-cell>
          <table:table-cell office:value-type="string" calcext:value-type="string">
            <text:p>振宁花园</text:p>
          </table:table-cell>
          <table:table-cell office:value-type="string" calcext:value-type="string">
            <text:p>南宁</text:p>
          </table:table-cell>
          <table:table-cell office:value-type="float" office:value="108.301" calcext:value-type="float">
            <text:p>108.301</text:p>
          </table:table-cell>
          <table:table-cell office:value-type="float" office:value="22.7875" calcext:value-type="float">
            <text:p>22.78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2A</text:p>
          </table:table-cell>
          <table:table-cell office:value-type="string" calcext:value-type="string">
            <text:p>北湖</text:p>
          </table:table-cell>
          <table:table-cell office:value-type="string" calcext:value-type="string">
            <text:p>南宁</text:p>
          </table:table-cell>
          <table:table-cell office:value-type="float" office:value="108.316" calcext:value-type="float">
            <text:p>108.316</text:p>
          </table:table-cell>
          <table:table-cell office:value-type="float" office:value="22.8561" calcext:value-type="float">
            <text:p>22.85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3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南宁</text:p>
          </table:table-cell>
          <table:table-cell office:value-type="float" office:value="108.321" calcext:value-type="float">
            <text:p>108.321</text:p>
          </table:table-cell>
          <table:table-cell office:value-type="float" office:value="22.8225" calcext:value-type="float">
            <text:p>22.8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4A</text:p>
          </table:table-cell>
          <table:table-cell office:value-type="string" calcext:value-type="string">
            <text:p>大自然花园</text:p>
          </table:table-cell>
          <table:table-cell office:value-type="string" calcext:value-type="string">
            <text:p>南宁</text:p>
          </table:table-cell>
          <table:table-cell office:value-type="float" office:value="108.383" calcext:value-type="float">
            <text:p>108.383</text:p>
          </table:table-cell>
          <table:table-cell office:value-type="float" office:value="22.805" calcext:value-type="float">
            <text:p>22.8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5A</text:p>
          </table:table-cell>
          <table:table-cell office:value-type="string" calcext:value-type="string">
            <text:p>仙葫</text:p>
          </table:table-cell>
          <table:table-cell office:value-type="string" calcext:value-type="string">
            <text:p>南宁</text:p>
          </table:table-cell>
          <table:table-cell office:value-type="float" office:value="108.439" calcext:value-type="float">
            <text:p>108.439</text:p>
          </table:table-cell>
          <table:table-cell office:value-type="float" office:value="22.7906" calcext:value-type="float">
            <text:p>22.79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6A</text:p>
          </table:table-cell>
          <table:table-cell office:value-type="string" calcext:value-type="string">
            <text:p>区农职院</text:p>
          </table:table-cell>
          <table:table-cell office:value-type="string" calcext:value-type="string">
            <text:p>南宁</text:p>
          </table:table-cell>
          <table:table-cell office:value-type="float" office:value="108.239" calcext:value-type="float">
            <text:p>108.239</text:p>
          </table:table-cell>
          <table:table-cell office:value-type="float" office:value="22.8464" calcext:value-type="float">
            <text:p>22.8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7A</text:p>
          </table:table-cell>
          <table:table-cell office:value-type="string" calcext:value-type="string">
            <text:p>英华嘉园</text:p>
          </table:table-cell>
          <table:table-cell office:value-type="string" calcext:value-type="string">
            <text:p>南宁</text:p>
          </table:table-cell>
          <table:table-cell office:value-type="float" office:value="108.328" calcext:value-type="float">
            <text:p>108.328</text:p>
          </table:table-cell>
          <table:table-cell office:value-type="float" office:value="22.735" calcext:value-type="float">
            <text:p>22.7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8A</text:p>
          </table:table-cell>
          <table:table-cell office:value-type="string" calcext:value-type="string">
            <text:p>沙井镇街道办</text:p>
          </table:table-cell>
          <table:table-cell office:value-type="string" calcext:value-type="string">
            <text:p>南宁</text:p>
          </table:table-cell>
          <table:table-cell office:value-type="float" office:value="108.244" calcext:value-type="float">
            <text:p>108.244</text:p>
          </table:table-cell>
          <table:table-cell office:value-type="float" office:value="22.7833" calcext:value-type="float">
            <text:p>22.78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9A</text:p>
          </table:table-cell>
          <table:table-cell office:value-type="string" calcext:value-type="string">
            <text:p>东寨港</text:p>
          </table:table-cell>
          <table:table-cell office:value-type="string" calcext:value-type="string">
            <text:p>海口</text:p>
          </table:table-cell>
          <table:table-cell office:value-type="float" office:value="110.576" calcext:value-type="float">
            <text:p>110.576</text:p>
          </table:table-cell>
          <table:table-cell office:value-type="float" office:value="19.9507" calcext:value-type="float">
            <text:p>19.9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0A</text:p>
          </table:table-cell>
          <table:table-cell office:value-type="string" calcext:value-type="string">
            <text:p>海南大学</text:p>
          </table:table-cell>
          <table:table-cell office:value-type="string" calcext:value-type="string">
            <text:p>海口</text:p>
          </table:table-cell>
          <table:table-cell office:value-type="float" office:value="110.3232" calcext:value-type="float">
            <text:p>110.3232</text:p>
          </table:table-cell>
          <table:table-cell office:value-type="float" office:value="20.0574" calcext:value-type="float">
            <text:p>20.0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1A</text:p>
          </table:table-cell>
          <table:table-cell office:value-type="string" calcext:value-type="string">
            <text:p>秀英海南医院</text:p>
          </table:table-cell>
          <table:table-cell office:value-type="string" calcext:value-type="string">
            <text:p>海口</text:p>
          </table:table-cell>
          <table:table-cell office:value-type="float" office:value="110.283" calcext:value-type="float">
            <text:p>110.283</text:p>
          </table:table-cell>
          <table:table-cell office:value-type="float" office:value="20.0053" calcext:value-type="float">
            <text:p>20.0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2A</text:p>
          </table:table-cell>
          <table:table-cell office:value-type="string" calcext:value-type="string">
            <text:p>海南师范大学</text:p>
          </table:table-cell>
          <table:table-cell office:value-type="string" calcext:value-type="string">
            <text:p>海口</text:p>
          </table:table-cell>
          <table:table-cell office:value-type="float" office:value="110.338" calcext:value-type="float">
            <text:p>110.338</text:p>
          </table:table-cell>
          <table:table-cell office:value-type="float" office:value="19.9969" calcext:value-type="float">
            <text:p>19.99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3A</text:p>
          </table:table-cell>
          <table:table-cell office:value-type="string" calcext:value-type="string">
            <text:p>龙华路环保局宿舍</text:p>
          </table:table-cell>
          <table:table-cell office:value-type="string" calcext:value-type="string">
            <text:p>海口</text:p>
          </table:table-cell>
          <table:table-cell office:value-type="float" office:value="110.33" calcext:value-type="float">
            <text:p>110.33</text:p>
          </table:table-cell>
          <table:table-cell office:value-type="float" office:value="20.0356" calcext:value-type="float">
            <text:p>20.0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4A</text:p>
          </table:table-cell>
          <table:table-cell office:value-type="string" calcext:value-type="string">
            <text:p>缙云山</text:p>
          </table:table-cell>
          <table:table-cell office:value-type="string" calcext:value-type="string">
            <text:p>重庆</text:p>
          </table:table-cell>
          <table:table-cell office:value-type="float" office:value="106.379" calcext:value-type="float">
            <text:p>106.379</text:p>
          </table:table-cell>
          <table:table-cell office:value-type="float" office:value="29.8272" calcext:value-type="float">
            <text:p>29.8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5A</text:p>
          </table:table-cell>
          <table:table-cell office:value-type="string" calcext:value-type="string">
            <text:p>高家花园</text:p>
          </table:table-cell>
          <table:table-cell office:value-type="string" calcext:value-type="string">
            <text:p>重庆</text:p>
          </table:table-cell>
          <table:table-cell office:value-type="float" office:value="106.46" calcext:value-type="float">
            <text:p>106.46</text:p>
          </table:table-cell>
          <table:table-cell office:value-type="float" office:value="29.5736" calcext:value-type="float">
            <text:p>29.57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6A</text:p>
          </table:table-cell>
          <table:table-cell office:value-type="string" calcext:value-type="string">
            <text:p>天生</text:p>
          </table:table-cell>
          <table:table-cell office:value-type="string" calcext:value-type="string">
            <text:p>重庆</text:p>
          </table:table-cell>
          <table:table-cell office:value-type="float" office:value="106.424" calcext:value-type="float">
            <text:p>106.424</text:p>
          </table:table-cell>
          <table:table-cell office:value-type="float" office:value="29.8264" calcext:value-type="float">
            <text:p>29.82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7A</text:p>
          </table:table-cell>
          <table:table-cell office:value-type="string" calcext:value-type="string">
            <text:p>两路</text:p>
          </table:table-cell>
          <table:table-cell office:value-type="string" calcext:value-type="string">
            <text:p>重庆</text:p>
          </table:table-cell>
          <table:table-cell office:value-type="float" office:value="106.626" calcext:value-type="float">
            <text:p>106.626</text:p>
          </table:table-cell>
          <table:table-cell office:value-type="float" office:value="29.7228" calcext:value-type="float">
            <text:p>29.7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8A</text:p>
          </table:table-cell>
          <table:table-cell office:value-type="string" calcext:value-type="string">
            <text:p>虎溪</text:p>
          </table:table-cell>
          <table:table-cell office:value-type="string" calcext:value-type="string">
            <text:p>重庆</text:p>
          </table:table-cell>
          <table:table-cell office:value-type="float" office:value="106.296" calcext:value-type="float">
            <text:p>106.296</text:p>
          </table:table-cell>
          <table:table-cell office:value-type="float" office:value="29.5983" calcext:value-type="float">
            <text:p>29.59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9A</text:p>
          </table:table-cell>
          <table:table-cell office:value-type="string" calcext:value-type="string">
            <text:p>南坪</text:p>
          </table:table-cell>
          <table:table-cell office:value-type="string" calcext:value-type="string">
            <text:p>重庆</text:p>
          </table:table-cell>
          <table:table-cell office:value-type="float" office:value="106.54" calcext:value-type="float">
            <text:p>106.54</text:p>
          </table:table-cell>
          <table:table-cell office:value-type="float" office:value="29.5186" calcext:value-type="float">
            <text:p>29.51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0A</text:p>
          </table:table-cell>
          <table:table-cell office:value-type="string" calcext:value-type="string">
            <text:p>唐家沱</text:p>
          </table:table-cell>
          <table:table-cell office:value-type="string" calcext:value-type="string">
            <text:p>重庆</text:p>
          </table:table-cell>
          <table:table-cell office:value-type="float" office:value="106.65" calcext:value-type="float">
            <text:p>106.65</text:p>
          </table:table-cell>
          <table:table-cell office:value-type="float" office:value="29.6219" calcext:value-type="float">
            <text:p>29.6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1A</text:p>
          </table:table-cell>
          <table:table-cell office:value-type="string" calcext:value-type="string">
            <text:p>茶园</text:p>
          </table:table-cell>
          <table:table-cell office:value-type="string" calcext:value-type="string">
            <text:p>重庆</text:p>
          </table:table-cell>
          <table:table-cell office:value-type="float" office:value="106.634" calcext:value-type="float">
            <text:p>106.634</text:p>
          </table:table-cell>
          <table:table-cell office:value-type="float" office:value="29.4892" calcext:value-type="float">
            <text:p>29.48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2A</text:p>
          </table:table-cell>
          <table:table-cell office:value-type="string" calcext:value-type="string">
            <text:p>白市驿</text:p>
          </table:table-cell>
          <table:table-cell office:value-type="string" calcext:value-type="string">
            <text:p>重庆</text:p>
          </table:table-cell>
          <table:table-cell office:value-type="float" office:value="106.364" calcext:value-type="float">
            <text:p>106.364</text:p>
          </table:table-cell>
          <table:table-cell office:value-type="float" office:value="29.4822" calcext:value-type="float">
            <text:p>29.48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3A</text:p>
          </table:table-cell>
          <table:table-cell office:value-type="string" calcext:value-type="string">
            <text:p>解放碑</text:p>
          </table:table-cell>
          <table:table-cell office:value-type="string" calcext:value-type="string">
            <text:p>重庆</text:p>
          </table:table-cell>
          <table:table-cell office:value-type="float" office:value="106.571" calcext:value-type="float">
            <text:p>106.571</text:p>
          </table:table-cell>
          <table:table-cell office:value-type="float" office:value="29.5642" calcext:value-type="float">
            <text:p>29.56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4A</text:p>
          </table:table-cell>
          <table:table-cell office:value-type="string" calcext:value-type="string">
            <text:p>杨家坪</text:p>
          </table:table-cell>
          <table:table-cell office:value-type="string" calcext:value-type="string">
            <text:p>重庆</text:p>
          </table:table-cell>
          <table:table-cell office:value-type="float" office:value="106.512" calcext:value-type="float">
            <text:p>106.512</text:p>
          </table:table-cell>
          <table:table-cell office:value-type="float" office:value="29.5164" calcext:value-type="float">
            <text:p>29.5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5A</text:p>
          </table:table-cell>
          <table:table-cell office:value-type="string" calcext:value-type="string">
            <text:p>空港</text:p>
          </table:table-cell>
          <table:table-cell office:value-type="string" calcext:value-type="string">
            <text:p>重庆</text:p>
          </table:table-cell>
          <table:table-cell office:value-type="float" office:value="106.617" calcext:value-type="float">
            <text:p>106.617</text:p>
          </table:table-cell>
          <table:table-cell office:value-type="float" office:value="29.7125" calcext:value-type="float">
            <text:p>29.7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6A</text:p>
          </table:table-cell>
          <table:table-cell office:value-type="string" calcext:value-type="string">
            <text:p>新山村</text:p>
          </table:table-cell>
          <table:table-cell office:value-type="string" calcext:value-type="string">
            <text:p>重庆</text:p>
          </table:table-cell>
          <table:table-cell office:value-type="float" office:value="106.468" calcext:value-type="float">
            <text:p>106.468</text:p>
          </table:table-cell>
          <table:table-cell office:value-type="float" office:value="29.4892" calcext:value-type="float">
            <text:p>29.48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7A</text:p>
          </table:table-cell>
          <table:table-cell office:value-type="string" calcext:value-type="string">
            <text:p>礼嘉</text:p>
          </table:table-cell>
          <table:table-cell office:value-type="string" calcext:value-type="string">
            <text:p>重庆</text:p>
          </table:table-cell>
          <table:table-cell office:value-type="float" office:value="106.562" calcext:value-type="float">
            <text:p>106.562</text:p>
          </table:table-cell>
          <table:table-cell office:value-type="float" office:value="29.6453" calcext:value-type="float">
            <text:p>29.64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8A</text:p>
          </table:table-cell>
          <table:table-cell office:value-type="string" calcext:value-type="string">
            <text:p>蔡家</text:p>
          </table:table-cell>
          <table:table-cell office:value-type="string" calcext:value-type="string">
            <text:p>重庆</text:p>
          </table:table-cell>
          <table:table-cell office:value-type="float" office:value="106.452" calcext:value-type="float">
            <text:p>106.452</text:p>
          </table:table-cell>
          <table:table-cell office:value-type="float" office:value="29.709" calcext:value-type="float">
            <text:p>29.7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9A</text:p>
          </table:table-cell>
          <table:table-cell office:value-type="string" calcext:value-type="string">
            <text:p>鱼新街</text:p>
          </table:table-cell>
          <table:table-cell office:value-type="string" calcext:value-type="string">
            <text:p>重庆</text:p>
          </table:table-cell>
          <table:table-cell office:value-type="float" office:value="106.513" calcext:value-type="float">
            <text:p>106.513</text:p>
          </table:table-cell>
          <table:table-cell office:value-type="float" office:value="29.389" calcext:value-type="float">
            <text:p>29.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0A</text:p>
          </table:table-cell>
          <table:table-cell office:value-type="string" calcext:value-type="string">
            <text:p>南泉</text:p>
          </table:table-cell>
          <table:table-cell office:value-type="string" calcext:value-type="string">
            <text:p>重庆</text:p>
          </table:table-cell>
          <table:table-cell office:value-type="float" office:value="106.591" calcext:value-type="float">
            <text:p>106.591</text:p>
          </table:table-cell>
          <table:table-cell office:value-type="float" office:value="29.4272" calcext:value-type="float">
            <text:p>29.4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1A</text:p>
          </table:table-cell>
          <table:table-cell office:value-type="string" calcext:value-type="string">
            <text:p>金泉两河</text:p>
          </table:table-cell>
          <table:table-cell office:value-type="string" calcext:value-type="string">
            <text:p>成都</text:p>
          </table:table-cell>
          <table:table-cell office:value-type="float" office:value="103.97275" calcext:value-type="float">
            <text:p>103.97275</text:p>
          </table:table-cell>
          <table:table-cell office:value-type="float" office:value="30.72358333" calcext:value-type="float">
            <text:p>30.72358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2A</text:p>
          </table:table-cell>
          <table:table-cell office:value-type="string" calcext:value-type="string">
            <text:p>十里店</text:p>
          </table:table-cell>
          <table:table-cell office:value-type="string" calcext:value-type="string">
            <text:p>成都</text:p>
          </table:table-cell>
          <table:table-cell office:value-type="float" office:value="104.176" calcext:value-type="float">
            <text:p>104.176</text:p>
          </table:table-cell>
          <table:table-cell office:value-type="float" office:value="30.6872" calcext:value-type="float">
            <text:p>30.6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3A</text:p>
          </table:table-cell>
          <table:table-cell office:value-type="string" calcext:value-type="string">
            <text:p>三瓦窑</text:p>
          </table:table-cell>
          <table:table-cell office:value-type="string" calcext:value-type="string">
            <text:p>成都</text:p>
          </table:table-cell>
          <table:table-cell office:value-type="float" office:value="104.079" calcext:value-type="float">
            <text:p>104.079</text:p>
          </table:table-cell>
          <table:table-cell office:value-type="float" office:value="30.5706" calcext:value-type="float">
            <text:p>30.5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4A</text:p>
          </table:table-cell>
          <table:table-cell office:value-type="string" calcext:value-type="string">
            <text:p>沙河铺</text:p>
          </table:table-cell>
          <table:table-cell office:value-type="string" calcext:value-type="string">
            <text:p>成都</text:p>
          </table:table-cell>
          <table:table-cell office:value-type="float" office:value="104.1113889" calcext:value-type="float">
            <text:p>104.1113889</text:p>
          </table:table-cell>
          <table:table-cell office:value-type="float" office:value="30.63" calcext:value-type="float">
            <text:p>30.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5A</text:p>
          </table:table-cell>
          <table:table-cell office:value-type="string" calcext:value-type="string">
            <text:p>梁家巷</text:p>
          </table:table-cell>
          <table:table-cell office:value-type="string" calcext:value-type="string">
            <text:p>成都</text:p>
          </table:table-cell>
          <table:table-cell office:value-type="float" office:value="104.074" calcext:value-type="float">
            <text:p>104.074</text:p>
          </table:table-cell>
          <table:table-cell office:value-type="float" office:value="30.685" calcext:value-type="float">
            <text:p>30.6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6A</text:p>
          </table:table-cell>
          <table:table-cell office:value-type="string" calcext:value-type="string">
            <text:p>草堂寺</text:p>
          </table:table-cell>
          <table:table-cell office:value-type="string" calcext:value-type="string">
            <text:p>成都</text:p>
          </table:table-cell>
          <table:table-cell office:value-type="float" office:value="104.025793" calcext:value-type="float">
            <text:p>104.025793</text:p>
          </table:table-cell>
          <table:table-cell office:value-type="float" office:value="32.662683" calcext:value-type="float">
            <text:p>32.662683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37A</text:p>
          </table:table-cell>
          <table:table-cell office:value-type="string" calcext:value-type="string">
            <text:p>君平街</text:p>
          </table:table-cell>
          <table:table-cell office:value-type="string" calcext:value-type="string">
            <text:p>成都</text:p>
          </table:table-cell>
          <table:table-cell office:value-type="float" office:value="104.054" calcext:value-type="float">
            <text:p>104.054</text:p>
          </table:table-cell>
          <table:table-cell office:value-type="float" office:value="30.6578" calcext:value-type="float">
            <text:p>30.6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8A</text:p>
          </table:table-cell>
          <table:table-cell office:value-type="string" calcext:value-type="string">
            <text:p>灵岩寺</text:p>
          </table:table-cell>
          <table:table-cell office:value-type="string" calcext:value-type="string">
            <text:p>成都</text:p>
          </table:table-cell>
          <table:table-cell office:value-type="float" office:value="103.613" calcext:value-type="float">
            <text:p>103.613</text:p>
          </table:table-cell>
          <table:table-cell office:value-type="float" office:value="31.0283" calcext:value-type="float">
            <text:p>31.0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9A</text:p>
          </table:table-cell>
          <table:table-cell office:value-type="string" calcext:value-type="string">
            <text:p>马鞍山</text:p>
          </table:table-cell>
          <table:table-cell office:value-type="string" calcext:value-type="string">
            <text:p>贵阳</text:p>
          </table:table-cell>
          <table:table-cell office:value-type="float" office:value="106.6856" calcext:value-type="float">
            <text:p>106.6856</text:p>
          </table:table-cell>
          <table:table-cell office:value-type="float" office:value="26.6029" calcext:value-type="float">
            <text:p>26.6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0A</text:p>
          </table:table-cell>
          <table:table-cell office:value-type="string" calcext:value-type="string">
            <text:p>市环保站</text:p>
          </table:table-cell>
          <table:table-cell office:value-type="string" calcext:value-type="string">
            <text:p>贵阳</text:p>
          </table:table-cell>
          <table:table-cell office:value-type="float" office:value="106.6971" calcext:value-type="float">
            <text:p>106.6971</text:p>
          </table:table-cell>
          <table:table-cell office:value-type="float" office:value="26.5689" calcext:value-type="float">
            <text:p>26.56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1A</text:p>
          </table:table-cell>
          <table:table-cell office:value-type="string" calcext:value-type="string">
            <text:p>鉴湖路</text:p>
          </table:table-cell>
          <table:table-cell office:value-type="string" calcext:value-type="string">
            <text:p>贵阳</text:p>
          </table:table-cell>
          <table:table-cell office:value-type="float" office:value="106.6243" calcext:value-type="float">
            <text:p>106.6243</text:p>
          </table:table-cell>
          <table:table-cell office:value-type="float" office:value="26.6266" calcext:value-type="float">
            <text:p>26.62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2A</text:p>
          </table:table-cell>
          <table:table-cell office:value-type="string" calcext:value-type="string">
            <text:p>燕子冲</text:p>
          </table:table-cell>
          <table:table-cell office:value-type="string" calcext:value-type="string">
            <text:p>贵阳</text:p>
          </table:table-cell>
          <table:table-cell office:value-type="float" office:value="106.7487" calcext:value-type="float">
            <text:p>106.7487</text:p>
          </table:table-cell>
          <table:table-cell office:value-type="float" office:value="26.6343" calcext:value-type="float">
            <text:p>26.63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3A</text:p>
          </table:table-cell>
          <table:table-cell office:value-type="string" calcext:value-type="string">
            <text:p>碧云窝</text:p>
          </table:table-cell>
          <table:table-cell office:value-type="string" calcext:value-type="string">
            <text:p>贵阳</text:p>
          </table:table-cell>
          <table:table-cell office:value-type="float" office:value="106.6554" calcext:value-type="float">
            <text:p>106.6554</text:p>
          </table:table-cell>
          <table:table-cell office:value-type="float" office:value="26.4364" calcext:value-type="float">
            <text:p>26.4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4A</text:p>
          </table:table-cell>
          <table:table-cell office:value-type="string" calcext:value-type="string">
            <text:p>中院村</text:p>
          </table:table-cell>
          <table:table-cell office:value-type="string" calcext:value-type="string">
            <text:p>贵阳</text:p>
          </table:table-cell>
          <table:table-cell office:value-type="float" office:value="106.6948" calcext:value-type="float">
            <text:p>106.6948</text:p>
          </table:table-cell>
          <table:table-cell office:value-type="float" office:value="26.5155" calcext:value-type="float">
            <text:p>26.51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5A</text:p>
          </table:table-cell>
          <table:table-cell office:value-type="string" calcext:value-type="string">
            <text:p>红边门</text:p>
          </table:table-cell>
          <table:table-cell office:value-type="string" calcext:value-type="string">
            <text:p>贵阳</text:p>
          </table:table-cell>
          <table:table-cell office:value-type="float" office:value="106.7105" calcext:value-type="float">
            <text:p>106.7105</text:p>
          </table:table-cell>
          <table:table-cell office:value-type="float" office:value="26.6009" calcext:value-type="float">
            <text:p>26.6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6A</text:p>
          </table:table-cell>
          <table:table-cell office:value-type="string" calcext:value-type="string">
            <text:p>新华路</text:p>
          </table:table-cell>
          <table:table-cell office:value-type="string" calcext:value-type="string">
            <text:p>贵阳</text:p>
          </table:table-cell>
          <table:table-cell office:value-type="float" office:value="106.7164" calcext:value-type="float">
            <text:p>106.7164</text:p>
          </table:table-cell>
          <table:table-cell office:value-type="float" office:value="26.5697" calcext:value-type="float">
            <text:p>26.5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7A</text:p>
          </table:table-cell>
          <table:table-cell office:value-type="string" calcext:value-type="string">
            <text:p>太慈桥</text:p>
          </table:table-cell>
          <table:table-cell office:value-type="string" calcext:value-type="string">
            <text:p>贵阳</text:p>
          </table:table-cell>
          <table:table-cell office:value-type="float" office:value="106.6867" calcext:value-type="float">
            <text:p>106.6867</text:p>
          </table:table-cell>
          <table:table-cell office:value-type="float" office:value="26.5495" calcext:value-type="float">
            <text:p>26.54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9A</text:p>
          </table:table-cell>
          <table:table-cell office:value-type="string" calcext:value-type="string">
            <text:p>关上</text:p>
          </table:table-cell>
          <table:table-cell office:value-type="string" calcext:value-type="string">
            <text:p>昆明</text:p>
          </table:table-cell>
          <table:table-cell office:value-type="float" office:value="102.743" calcext:value-type="float">
            <text:p>102.743</text:p>
          </table:table-cell>
          <table:table-cell office:value-type="float" office:value="25.0124" calcext:value-type="float">
            <text:p>25.01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0A</text:p>
          </table:table-cell>
          <table:table-cell office:value-type="string" calcext:value-type="string">
            <text:p>呈贡新区</text:p>
          </table:table-cell>
          <table:table-cell office:value-type="string" calcext:value-type="string">
            <text:p>昆明</text:p>
          </table:table-cell>
          <table:table-cell office:value-type="float" office:value="102.821" calcext:value-type="float">
            <text:p>102.821</text:p>
          </table:table-cell>
          <table:table-cell office:value-type="float" office:value="24.8885" calcext:value-type="float">
            <text:p>24.88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1A</text:p>
          </table:table-cell>
          <table:table-cell office:value-type="string" calcext:value-type="string">
            <text:p>西山森林公园</text:p>
          </table:table-cell>
          <table:table-cell office:value-type="string" calcext:value-type="string">
            <text:p>昆明</text:p>
          </table:table-cell>
          <table:table-cell office:value-type="float" office:value="102.625" calcext:value-type="float">
            <text:p>102.625</text:p>
          </table:table-cell>
          <table:table-cell office:value-type="float" office:value="24.9624" calcext:value-type="float">
            <text:p>24.9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2A</text:p>
          </table:table-cell>
          <table:table-cell office:value-type="string" calcext:value-type="string">
            <text:p>龙泉镇</text:p>
          </table:table-cell>
          <table:table-cell office:value-type="string" calcext:value-type="string">
            <text:p>昆明</text:p>
          </table:table-cell>
          <table:table-cell office:value-type="float" office:value="102.728" calcext:value-type="float">
            <text:p>102.728</text:p>
          </table:table-cell>
          <table:table-cell office:value-type="float" office:value="25.0836" calcext:value-type="float">
            <text:p>25.08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3A</text:p>
          </table:table-cell>
          <table:table-cell office:value-type="string" calcext:value-type="string">
            <text:p>东风东路</text:p>
          </table:table-cell>
          <table:table-cell office:value-type="string" calcext:value-type="string">
            <text:p>昆明</text:p>
          </table:table-cell>
          <table:table-cell office:value-type="float" office:value="102.722" calcext:value-type="float">
            <text:p>102.722</text:p>
          </table:table-cell>
          <table:table-cell office:value-type="float" office:value="25.0405" calcext:value-type="float">
            <text:p>25.04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4A</text:p>
          </table:table-cell>
          <table:table-cell office:value-type="string" calcext:value-type="string">
            <text:p>金鼎山</text:p>
          </table:table-cell>
          <table:table-cell office:value-type="string" calcext:value-type="string">
            <text:p>昆明</text:p>
          </table:table-cell>
          <table:table-cell office:value-type="float" office:value="102.681" calcext:value-type="float">
            <text:p>102.681</text:p>
          </table:table-cell>
          <table:table-cell office:value-type="float" office:value="25.067" calcext:value-type="float">
            <text:p>25.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5A</text:p>
          </table:table-cell>
          <table:table-cell office:value-type="string" calcext:value-type="string">
            <text:p>碧鸡广场</text:p>
          </table:table-cell>
          <table:table-cell office:value-type="string" calcext:value-type="string">
            <text:p>昆明</text:p>
          </table:table-cell>
          <table:table-cell office:value-type="float" office:value="102.638" calcext:value-type="float">
            <text:p>102.638</text:p>
          </table:table-cell>
          <table:table-cell office:value-type="float" office:value="25.0359" calcext:value-type="float">
            <text:p>25.03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6A</text:p>
          </table:table-cell>
          <table:table-cell office:value-type="string" calcext:value-type="string">
            <text:p>八廓街</text:p>
          </table:table-cell>
          <table:table-cell office:value-type="string" calcext:value-type="string">
            <text:p>拉萨</text:p>
          </table:table-cell>
          <table:table-cell office:value-type="float" office:value="91.1319" calcext:value-type="float">
            <text:p>91.1319</text:p>
          </table:table-cell>
          <table:table-cell office:value-type="float" office:value="29.6514" calcext:value-type="float">
            <text:p>29.6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7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拉萨</text:p>
          </table:table-cell>
          <table:table-cell office:value-type="float" office:value="91.1221" calcext:value-type="float">
            <text:p>91.1221</text:p>
          </table:table-cell>
          <table:table-cell office:value-type="float" office:value="29.6747" calcext:value-type="float">
            <text:p>29.6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8A</text:p>
          </table:table-cell>
          <table:table-cell office:value-type="string" calcext:value-type="string">
            <text:p>区监测站</text:p>
          </table:table-cell>
          <table:table-cell office:value-type="string" calcext:value-type="string">
            <text:p>拉萨</text:p>
          </table:table-cell>
          <table:table-cell office:value-type="float" office:value="91.0874" calcext:value-type="float">
            <text:p>91.0874</text:p>
          </table:table-cell>
          <table:table-cell office:value-type="float" office:value="29.6475" calcext:value-type="float">
            <text:p>29.6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9A</text:p>
          </table:table-cell>
          <table:table-cell office:value-type="string" calcext:value-type="string">
            <text:p>西藏大学</text:p>
          </table:table-cell>
          <table:table-cell office:value-type="string" calcext:value-type="string">
            <text:p>拉萨</text:p>
          </table:table-cell>
          <table:table-cell office:value-type="float" office:value="91.1774" calcext:value-type="float">
            <text:p>91.1774</text:p>
          </table:table-cell>
          <table:table-cell office:value-type="float" office:value="29.6541" calcext:value-type="float">
            <text:p>29.65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0A</text:p>
          </table:table-cell>
          <table:table-cell office:value-type="string" calcext:value-type="string">
            <text:p>区辐射站</text:p>
          </table:table-cell>
          <table:table-cell office:value-type="string" calcext:value-type="string">
            <text:p>拉萨</text:p>
          </table:table-cell>
          <table:table-cell office:value-type="float" office:value="90.9798" calcext:value-type="float">
            <text:p>90.9798</text:p>
          </table:table-cell>
          <table:table-cell office:value-type="float" office:value="29.6588" calcext:value-type="float">
            <text:p>29.65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1A</text:p>
          </table:table-cell>
          <table:table-cell office:value-type="string" calcext:value-type="string">
            <text:p>拉萨火车站</text:p>
          </table:table-cell>
          <table:table-cell office:value-type="string" calcext:value-type="string">
            <text:p>拉萨</text:p>
          </table:table-cell>
          <table:table-cell office:value-type="float" office:value="91.0834" calcext:value-type="float">
            <text:p>91.0834</text:p>
          </table:table-cell>
          <table:table-cell office:value-type="float" office:value="29.6292" calcext:value-type="float">
            <text:p>29.62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2A</text:p>
          </table:table-cell>
          <table:table-cell office:value-type="string" calcext:value-type="string">
            <text:p>高压开关厂</text:p>
          </table:table-cell>
          <table:table-cell office:value-type="string" calcext:value-type="string">
            <text:p>西安</text:p>
          </table:table-cell>
          <table:table-cell office:value-type="float" office:value="108.882" calcext:value-type="float">
            <text:p>108.882</text:p>
          </table:table-cell>
          <table:table-cell office:value-type="float" office:value="34.2749" calcext:value-type="float">
            <text:p>34.27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3A</text:p>
          </table:table-cell>
          <table:table-cell office:value-type="string" calcext:value-type="string">
            <text:p>兴庆小区</text:p>
          </table:table-cell>
          <table:table-cell office:value-type="string" calcext:value-type="string">
            <text:p>西安</text:p>
          </table:table-cell>
          <table:table-cell office:value-type="float" office:value="108.993" calcext:value-type="float">
            <text:p>108.993</text:p>
          </table:table-cell>
          <table:table-cell office:value-type="float" office:value="34.2629" calcext:value-type="float">
            <text:p>34.26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4A</text:p>
          </table:table-cell>
          <table:table-cell office:value-type="string" calcext:value-type="string">
            <text:p>纺织城</text:p>
          </table:table-cell>
          <table:table-cell office:value-type="string" calcext:value-type="string">
            <text:p>西安</text:p>
          </table:table-cell>
          <table:table-cell office:value-type="float" office:value="109.06" calcext:value-type="float">
            <text:p>109.06</text:p>
          </table:table-cell>
          <table:table-cell office:value-type="float" office:value="34.2572" calcext:value-type="float">
            <text:p>34.2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5A</text:p>
          </table:table-cell>
          <table:table-cell office:value-type="string" calcext:value-type="string">
            <text:p>小寨</text:p>
          </table:table-cell>
          <table:table-cell office:value-type="string" calcext:value-type="string">
            <text:p>西安</text:p>
          </table:table-cell>
          <table:table-cell office:value-type="float" office:value="108.94" calcext:value-type="float">
            <text:p>108.94</text:p>
          </table:table-cell>
          <table:table-cell office:value-type="float" office:value="34.2324" calcext:value-type="float">
            <text:p>34.23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6A</text:p>
          </table:table-cell>
          <table:table-cell office:value-type="string" calcext:value-type="string">
            <text:p>市人民体育场</text:p>
          </table:table-cell>
          <table:table-cell office:value-type="string" calcext:value-type="string">
            <text:p>西安</text:p>
          </table:table-cell>
          <table:table-cell office:value-type="float" office:value="108.954" calcext:value-type="float">
            <text:p>108.954</text:p>
          </table:table-cell>
          <table:table-cell office:value-type="float" office:value="34.2713" calcext:value-type="float">
            <text:p>34.27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7A</text:p>
          </table:table-cell>
          <table:table-cell office:value-type="string" calcext:value-type="string">
            <text:p>高新西区</text:p>
          </table:table-cell>
          <table:table-cell office:value-type="string" calcext:value-type="string">
            <text:p>西安</text:p>
          </table:table-cell>
          <table:table-cell office:value-type="float" office:value="108.883" calcext:value-type="float">
            <text:p>108.883</text:p>
          </table:table-cell>
          <table:table-cell office:value-type="float" office:value="34.2303" calcext:value-type="float">
            <text:p>34.23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8A</text:p>
          </table:table-cell>
          <table:table-cell office:value-type="string" calcext:value-type="string">
            <text:p>经开区</text:p>
          </table:table-cell>
          <table:table-cell office:value-type="string" calcext:value-type="string">
            <text:p>西安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34.3474" calcext:value-type="float">
            <text:p>34.34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9A</text:p>
          </table:table-cell>
          <table:table-cell office:value-type="string" calcext:value-type="string">
            <text:p>长安区</text:p>
          </table:table-cell>
          <table:table-cell office:value-type="string" calcext:value-type="string">
            <text:p>西安</text:p>
          </table:table-cell>
          <table:table-cell office:value-type="float" office:value="108.906" calcext:value-type="float">
            <text:p>108.906</text:p>
          </table:table-cell>
          <table:table-cell office:value-type="float" office:value="34.1546" calcext:value-type="float">
            <text:p>34.15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0A</text:p>
          </table:table-cell>
          <table:table-cell office:value-type="string" calcext:value-type="string">
            <text:p>阎良区</text:p>
          </table:table-cell>
          <table:table-cell office:value-type="string" calcext:value-type="string">
            <text:p>西安</text:p>
          </table:table-cell>
          <table:table-cell office:value-type="float" office:value="109.2" calcext:value-type="float">
            <text:p>109.2</text:p>
          </table:table-cell>
          <table:table-cell office:value-type="float" office:value="34.6575" calcext:value-type="float">
            <text:p>34.6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1A</text:p>
          </table:table-cell>
          <table:table-cell office:value-type="string" calcext:value-type="string">
            <text:p>临潼区</text:p>
          </table:table-cell>
          <table:table-cell office:value-type="string" calcext:value-type="string">
            <text:p>西安</text:p>
          </table:table-cell>
          <table:table-cell office:value-type="float" office:value="109.2186" calcext:value-type="float">
            <text:p>109.2186</text:p>
          </table:table-cell>
          <table:table-cell office:value-type="float" office:value="34.3731" calcext:value-type="float">
            <text:p>34.37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2A</text:p>
          </table:table-cell>
          <table:table-cell office:value-type="string" calcext:value-type="string">
            <text:p>草滩</text:p>
          </table:table-cell>
          <table:table-cell office:value-type="string" calcext:value-type="string">
            <text:p>西安</text:p>
          </table:table-cell>
          <table:table-cell office:value-type="float" office:value="108.869" calcext:value-type="float">
            <text:p>108.869</text:p>
          </table:table-cell>
          <table:table-cell office:value-type="float" office:value="34.378" calcext:value-type="float">
            <text:p>34.3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3A</text:p>
          </table:table-cell>
          <table:table-cell office:value-type="string" calcext:value-type="string">
            <text:p>曲江文化产业集团</text:p>
          </table:table-cell>
          <table:table-cell office:value-type="string" calcext:value-type="string">
            <text:p>西安</text:p>
          </table:table-cell>
          <table:table-cell office:value-type="float" office:value="108.985" calcext:value-type="float">
            <text:p>108.985</text:p>
          </table:table-cell>
          <table:table-cell office:value-type="float" office:value="34.1978" calcext:value-type="float">
            <text:p>34.19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4A</text:p>
          </table:table-cell>
          <table:table-cell office:value-type="string" calcext:value-type="string">
            <text:p>广运潭</text:p>
          </table:table-cell>
          <table:table-cell office:value-type="string" calcext:value-type="string">
            <text:p>西安</text:p>
          </table:table-cell>
          <table:table-cell office:value-type="float" office:value="109.043" calcext:value-type="float">
            <text:p>109.043</text:p>
          </table:table-cell>
          <table:table-cell office:value-type="float" office:value="34.3274" calcext:value-type="float">
            <text:p>34.32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5A</text:p>
          </table:table-cell>
          <table:table-cell office:value-type="string" calcext:value-type="string">
            <text:p>职工医院</text:p>
          </table:table-cell>
          <table:table-cell office:value-type="string" calcext:value-type="string">
            <text:p>兰州</text:p>
          </table:table-cell>
          <table:table-cell office:value-type="float" office:value="103.712" calcext:value-type="float">
            <text:p>103.712</text:p>
          </table:table-cell>
          <table:table-cell office:value-type="float" office:value="36.0756" calcext:value-type="float">
            <text:p>36.07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6A</text:p>
          </table:table-cell>
          <table:table-cell office:value-type="string" calcext:value-type="string">
            <text:p>兰炼宾馆</text:p>
          </table:table-cell>
          <table:table-cell office:value-type="string" calcext:value-type="string">
            <text:p>兰州</text:p>
          </table:table-cell>
          <table:table-cell office:value-type="float" office:value="103.631" calcext:value-type="float">
            <text:p>103.631</text:p>
          </table:table-cell>
          <table:table-cell office:value-type="float" office:value="36.1031" calcext:value-type="float">
            <text:p>36.10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7A</text:p>
          </table:table-cell>
          <table:table-cell office:value-type="string" calcext:value-type="string">
            <text:p>榆中兰大校区</text:p>
          </table:table-cell>
          <table:table-cell office:value-type="string" calcext:value-type="string">
            <text:p>兰州</text:p>
          </table:table-cell>
          <table:table-cell office:value-type="float" office:value="104.148" calcext:value-type="float">
            <text:p>104.148</text:p>
          </table:table-cell>
          <table:table-cell office:value-type="float" office:value="35.94" calcext:value-type="float">
            <text:p>35.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8A</text:p>
          </table:table-cell>
          <table:table-cell office:value-type="string" calcext:value-type="string">
            <text:p>生物制品所</text:p>
          </table:table-cell>
          <table:table-cell office:value-type="string" calcext:value-type="string">
            <text:p>兰州</text:p>
          </table:table-cell>
          <table:table-cell office:value-type="float" office:value="103.841" calcext:value-type="float">
            <text:p>103.841</text:p>
          </table:table-cell>
          <table:table-cell office:value-type="float" office:value="36.0725" calcext:value-type="float">
            <text:p>36.0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9A</text:p>
          </table:table-cell>
          <table:table-cell office:value-type="string" calcext:value-type="string">
            <text:p>铁路设计院</text:p>
          </table:table-cell>
          <table:table-cell office:value-type="string" calcext:value-type="string">
            <text:p>兰州</text:p>
          </table:table-cell>
          <table:table-cell office:value-type="float" office:value="103.831" calcext:value-type="float">
            <text:p>103.831</text:p>
          </table:table-cell>
          <table:table-cell office:value-type="float" office:value="36.0464" calcext:value-type="float">
            <text:p>36.0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0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西宁</text:p>
          </table:table-cell>
          <table:table-cell office:value-type="float" office:value="101.748" calcext:value-type="float">
            <text:p>101.748</text:p>
          </table:table-cell>
          <table:table-cell office:value-type="float" office:value="36.6428" calcext:value-type="float">
            <text:p>36.6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1A</text:p>
          </table:table-cell>
          <table:table-cell office:value-type="string" calcext:value-type="string">
            <text:p>省医药仓库</text:p>
          </table:table-cell>
          <table:table-cell office:value-type="string" calcext:value-type="string">
            <text:p>西宁</text:p>
          </table:table-cell>
          <table:table-cell office:value-type="float" office:value="101.749" calcext:value-type="float">
            <text:p>101.749</text:p>
          </table:table-cell>
          <table:table-cell office:value-type="float" office:value="36.6922" calcext:value-type="float">
            <text:p>36.69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2A</text:p>
          </table:table-cell>
          <table:table-cell office:value-type="string" calcext:value-type="string">
            <text:p>四陆医院</text:p>
          </table:table-cell>
          <table:table-cell office:value-type="string" calcext:value-type="string">
            <text:p>西宁</text:p>
          </table:table-cell>
          <table:table-cell office:value-type="float" office:value="101.834" calcext:value-type="float">
            <text:p>101.834</text:p>
          </table:table-cell>
          <table:table-cell office:value-type="float" office:value="36.5819" calcext:value-type="float">
            <text:p>36.58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3A</text:p>
          </table:table-cell>
          <table:table-cell office:value-type="string" calcext:value-type="string">
            <text:p>第五水厂</text:p>
          </table:table-cell>
          <table:table-cell office:value-type="string" calcext:value-type="string">
            <text:p>西宁</text:p>
          </table:table-cell>
          <table:table-cell office:value-type="float" office:value="101.524" calcext:value-type="float">
            <text:p>101.524</text:p>
          </table:table-cell>
          <table:table-cell office:value-type="float" office:value="36.6867" calcext:value-type="float">
            <text:p>36.6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4A</text:p>
          </table:table-cell>
          <table:table-cell office:value-type="string" calcext:value-type="string">
            <text:p>贺兰山马莲口</text:p>
          </table:table-cell>
          <table:table-cell office:value-type="string" calcext:value-type="string">
            <text:p>银川</text:p>
          </table:table-cell>
          <table:table-cell office:value-type="float" office:value="105.9512" calcext:value-type="float">
            <text:p>105.9512</text:p>
          </table:table-cell>
          <table:table-cell office:value-type="float" office:value="38.6016" calcext:value-type="float">
            <text:p>38.60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5A</text:p>
          </table:table-cell>
          <table:table-cell office:value-type="string" calcext:value-type="string">
            <text:p>银湖巷</text:p>
          </table:table-cell>
          <table:table-cell office:value-type="string" calcext:value-type="string">
            <text:p>银川</text:p>
          </table:table-cell>
          <table:table-cell office:value-type="float" office:value="106.2682" calcext:value-type="float">
            <text:p>106.2682</text:p>
          </table:table-cell>
          <table:table-cell office:value-type="float" office:value="38.4744" calcext:value-type="float">
            <text:p>38.47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6A</text:p>
          </table:table-cell>
          <table:table-cell office:value-type="string" calcext:value-type="string">
            <text:p>宁安大街</text:p>
          </table:table-cell>
          <table:table-cell office:value-type="string" calcext:value-type="string">
            <text:p>银川</text:p>
          </table:table-cell>
          <table:table-cell office:value-type="float" office:value="106.217" calcext:value-type="float">
            <text:p>106.217</text:p>
          </table:table-cell>
          <table:table-cell office:value-type="float" office:value="38.4536" calcext:value-type="float">
            <text:p>38.45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7A</text:p>
          </table:table-cell>
          <table:table-cell office:value-type="string" calcext:value-type="string">
            <text:p>宁化生活区</text:p>
          </table:table-cell>
          <table:table-cell office:value-type="string" calcext:value-type="string">
            <text:p>银川</text:p>
          </table:table-cell>
          <table:table-cell office:value-type="float" office:value="106.0715" calcext:value-type="float">
            <text:p>106.0715</text:p>
          </table:table-cell>
          <table:table-cell office:value-type="float" office:value="38.4858" calcext:value-type="float">
            <text:p>38.48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8A</text:p>
          </table:table-cell>
          <table:table-cell office:value-type="string" calcext:value-type="string">
            <text:p>贺兰山东路</text:p>
          </table:table-cell>
          <table:table-cell office:value-type="string" calcext:value-type="string">
            <text:p>银川</text:p>
          </table:table-cell>
          <table:table-cell office:value-type="float" office:value="106.2328" calcext:value-type="float">
            <text:p>106.2328</text:p>
          </table:table-cell>
          <table:table-cell office:value-type="float" office:value="38.4975" calcext:value-type="float">
            <text:p>38.4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9A</text:p>
          </table:table-cell>
          <table:table-cell office:value-type="string" calcext:value-type="string">
            <text:p>学院路</text:p>
          </table:table-cell>
          <table:table-cell office:value-type="string" calcext:value-type="string">
            <text:p>银川</text:p>
          </table:table-cell>
          <table:table-cell office:value-type="float" office:value="106.1358" calcext:value-type="float">
            <text:p>106.1358</text:p>
          </table:table-cell>
          <table:table-cell office:value-type="float" office:value="38.5036" calcext:value-type="float">
            <text:p>38.5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0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乌鲁木齐</text:p>
          </table:table-cell>
          <table:table-cell office:value-type="float" office:value="87.5801" calcext:value-type="float">
            <text:p>87.5801</text:p>
          </table:table-cell>
          <table:table-cell office:value-type="float" office:value="43.8303" calcext:value-type="float">
            <text:p>43.83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1A</text:p>
          </table:table-cell>
          <table:table-cell office:value-type="string" calcext:value-type="string">
            <text:p>收费所</text:p>
          </table:table-cell>
          <table:table-cell office:value-type="string" calcext:value-type="string">
            <text:p>乌鲁木齐</text:p>
          </table:table-cell>
          <table:table-cell office:value-type="float" office:value="87.6046" calcext:value-type="float">
            <text:p>87.6046</text:p>
          </table:table-cell>
          <table:table-cell office:value-type="float" office:value="43.768" calcext:value-type="float">
            <text:p>43.7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2A</text:p>
          </table:table-cell>
          <table:table-cell office:value-type="string" calcext:value-type="string">
            <text:p>新疆农科院农场</text:p>
          </table:table-cell>
          <table:table-cell office:value-type="string" calcext:value-type="string">
            <text:p>乌鲁木齐</text:p>
          </table:table-cell>
          <table:table-cell office:value-type="float" office:value="87.4754" calcext:value-type="float">
            <text:p>87.4754</text:p>
          </table:table-cell>
          <table:table-cell office:value-type="float" office:value="43.9469" calcext:value-type="float">
            <text:p>43.94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3A</text:p>
          </table:table-cell>
          <table:table-cell office:value-type="string" calcext:value-type="string">
            <text:p>铁路局</text:p>
          </table:table-cell>
          <table:table-cell office:value-type="string" calcext:value-type="string">
            <text:p>乌鲁木齐</text:p>
          </table:table-cell>
          <table:table-cell office:value-type="float" office:value="87.5525" calcext:value-type="float">
            <text:p>87.5525</text:p>
          </table:table-cell>
          <table:table-cell office:value-type="float" office:value="43.8711" calcext:value-type="float">
            <text:p>43.87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4A</text:p>
          </table:table-cell>
          <table:table-cell office:value-type="string" calcext:value-type="string">
            <text:p>三十一中学</text:p>
          </table:table-cell>
          <table:table-cell office:value-type="string" calcext:value-type="string">
            <text:p>乌鲁木齐</text:p>
          </table:table-cell>
          <table:table-cell office:value-type="float" office:value="87.6432" calcext:value-type="float">
            <text:p>87.6432</text:p>
          </table:table-cell>
          <table:table-cell office:value-type="float" office:value="43.831" calcext:value-type="float">
            <text:p>43.8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5A</text:p>
          </table:table-cell>
          <table:table-cell office:value-type="string" calcext:value-type="string">
            <text:p>七十四中学</text:p>
          </table:table-cell>
          <table:table-cell office:value-type="string" calcext:value-type="string">
            <text:p>乌鲁木齐</text:p>
          </table:table-cell>
          <table:table-cell office:value-type="float" office:value="87.4171" calcext:value-type="float">
            <text:p>87.4171</text:p>
          </table:table-cell>
          <table:table-cell office:value-type="float" office:value="43.8729" calcext:value-type="float">
            <text:p>43.87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6A</text:p>
          </table:table-cell>
          <table:table-cell office:value-type="string" calcext:value-type="string">
            <text:p>米东区环保局</text:p>
          </table:table-cell>
          <table:table-cell office:value-type="string" calcext:value-type="string">
            <text:p>乌鲁木齐</text:p>
          </table:table-cell>
          <table:table-cell office:value-type="float" office:value="87.6444" calcext:value-type="float">
            <text:p>87.6444</text:p>
          </table:table-cell>
          <table:table-cell office:value-type="float" office:value="43.962" calcext:value-type="float">
            <text:p>43.9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08A</text:p>
          </table:table-cell>
          <table:table-cell office:value-type="string" calcext:value-type="string">
            <text:p>板塘</text:p>
          </table:table-cell>
          <table:table-cell office:value-type="string" calcext:value-type="string">
            <text:p>湘潭</text:p>
          </table:table-cell>
          <table:table-cell office:value-type="float" office:value="112.9433" calcext:value-type="float">
            <text:p>112.9433</text:p>
          </table:table-cell>
          <table:table-cell office:value-type="float" office:value="27.8614" calcext:value-type="float">
            <text:p>27.8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1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湘潭</text:p>
          </table:table-cell>
          <table:table-cell office:value-type="float" office:value="112.9118" calcext:value-type="float">
            <text:p>112.9118</text:p>
          </table:table-cell>
          <table:table-cell office:value-type="float" office:value="27.8403" calcext:value-type="float">
            <text:p>27.8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2A</text:p>
          </table:table-cell>
          <table:table-cell office:value-type="string" calcext:value-type="string">
            <text:p>江麓</text:p>
          </table:table-cell>
          <table:table-cell office:value-type="string" calcext:value-type="string">
            <text:p>湘潭</text:p>
          </table:table-cell>
          <table:table-cell office:value-type="float" office:value="112.8937" calcext:value-type="float">
            <text:p>112.8937</text:p>
          </table:table-cell>
          <table:table-cell office:value-type="float" office:value="27.8728" calcext:value-type="float">
            <text:p>27.87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3A</text:p>
          </table:table-cell>
          <table:table-cell office:value-type="string" calcext:value-type="string">
            <text:p>岳塘</text:p>
          </table:table-cell>
          <table:table-cell office:value-type="string" calcext:value-type="string">
            <text:p>湘潭</text:p>
          </table:table-cell>
          <table:table-cell office:value-type="float" office:value="112.9227" calcext:value-type="float">
            <text:p>112.9227</text:p>
          </table:table-cell>
          <table:table-cell office:value-type="float" office:value="27.8159" calcext:value-type="float">
            <text:p>27.81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4A</text:p>
          </table:table-cell>
          <table:table-cell office:value-type="string" calcext:value-type="string">
            <text:p>科大</text:p>
          </table:table-cell>
          <table:table-cell office:value-type="string" calcext:value-type="string">
            <text:p>湘潭</text:p>
          </table:table-cell>
          <table:table-cell office:value-type="float" office:value="112.9074" calcext:value-type="float">
            <text:p>112.9074</text:p>
          </table:table-cell>
          <table:table-cell office:value-type="float" office:value="27.9119" calcext:value-type="float">
            <text:p>27.9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5A</text:p>
          </table:table-cell>
          <table:table-cell office:value-type="string" calcext:value-type="string">
            <text:p>天台山庄</text:p>
          </table:table-cell>
          <table:table-cell office:value-type="string" calcext:value-type="string">
            <text:p>株洲</text:p>
          </table:table-cell>
          <table:table-cell office:value-type="float" office:value="113.135" calcext:value-type="float">
            <text:p>113.135</text:p>
          </table:table-cell>
          <table:table-cell office:value-type="float" office:value="27.8244" calcext:value-type="float">
            <text:p>27.82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8A</text:p>
          </table:table-cell>
          <table:table-cell office:value-type="string" calcext:value-type="string">
            <text:p>株冶医院</text:p>
          </table:table-cell>
          <table:table-cell office:value-type="string" calcext:value-type="string">
            <text:p>株洲</text:p>
          </table:table-cell>
          <table:table-cell office:value-type="float" office:value="113.095" calcext:value-type="float">
            <text:p>113.095</text:p>
          </table:table-cell>
          <table:table-cell office:value-type="float" office:value="27.8867" calcext:value-type="float">
            <text:p>27.8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9A</text:p>
          </table:table-cell>
          <table:table-cell office:value-type="string" calcext:value-type="string">
            <text:p>市四中</text:p>
          </table:table-cell>
          <table:table-cell office:value-type="string" calcext:value-type="string">
            <text:p>株洲</text:p>
          </table:table-cell>
          <table:table-cell office:value-type="float" office:value="113.167" calcext:value-type="float">
            <text:p>113.167</text:p>
          </table:table-cell>
          <table:table-cell office:value-type="float" office:value="27.8667" calcext:value-type="float">
            <text:p>27.8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20A</text:p>
          </table:table-cell>
          <table:table-cell office:value-type="string" calcext:value-type="string">
            <text:p>火车站</text:p>
          </table:table-cell>
          <table:table-cell office:value-type="string" calcext:value-type="string">
            <text:p>株洲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27.8381" calcext:value-type="float">
            <text:p>27.8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24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株洲</text:p>
          </table:table-cell>
          <table:table-cell office:value-type="float" office:value="113.13" calcext:value-type="float">
            <text:p>113.13</text:p>
          </table:table-cell>
          <table:table-cell office:value-type="float" office:value="27.8528" calcext:value-type="float">
            <text:p>27.8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52A</text:p>
          </table:table-cell>
          <table:table-cell office:value-type="string" calcext:value-type="string">
            <text:p>桐木岭</text:p>
          </table:table-cell>
          <table:table-cell office:value-type="string" calcext:value-type="string">
            <text:p>贵阳</text:p>
          </table:table-cell>
          <table:table-cell office:value-type="float" office:value="106.805" calcext:value-type="float">
            <text:p>106.805</text:p>
          </table:table-cell>
          <table:table-cell office:value-type="float" office:value="26.3003" calcext:value-type="float">
            <text:p>26.3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59A</text:p>
          </table:table-cell>
          <table:table-cell office:value-type="string" calcext:value-type="string">
            <text:p>大京风景区</text:p>
          </table:table-cell>
          <table:table-cell office:value-type="string" calcext:value-type="string">
            <text:p>株洲</text:p>
          </table:table-cell>
          <table:table-cell office:value-type="float" office:value="113.251" calcext:value-type="float">
            <text:p>113.251</text:p>
          </table:table-cell>
          <table:table-cell office:value-type="float" office:value="27.8336" calcext:value-type="float">
            <text:p>27.8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62A</text:p>
          </table:table-cell>
          <table:table-cell office:value-type="string" calcext:value-type="string">
            <text:p>昭山</text:p>
          </table:table-cell>
          <table:table-cell office:value-type="string" calcext:value-type="string">
            <text:p>湘潭</text:p>
          </table:table-cell>
          <table:table-cell office:value-type="float" office:value="113.0048" calcext:value-type="float">
            <text:p>113.0048</text:p>
          </table:table-cell>
          <table:table-cell office:value-type="float" office:value="27.9153" calcext:value-type="float">
            <text:p>27.91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64A</text:p>
          </table:table-cell>
          <table:table-cell office:value-type="string" calcext:value-type="string">
            <text:p>韶山</text:p>
          </table:table-cell>
          <table:table-cell office:value-type="string" calcext:value-type="string">
            <text:p>湘潭</text:p>
          </table:table-cell>
          <table:table-cell office:value-type="float" office:value="112.4876" calcext:value-type="float">
            <text:p>112.4876</text:p>
          </table:table-cell>
          <table:table-cell office:value-type="float" office:value="27.9164" calcext:value-type="float">
            <text:p>27.9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85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包头</text:p>
          </table:table-cell>
          <table:table-cell office:value-type="float" office:value="109.8756" calcext:value-type="float">
            <text:p>109.8756</text:p>
          </table:table-cell>
          <table:table-cell office:value-type="float" office:value="40.6532" calcext:value-type="float">
            <text:p>40.65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86A</text:p>
          </table:table-cell>
          <table:table-cell office:value-type="string" calcext:value-type="string">
            <text:p>包百大楼</text:p>
          </table:table-cell>
          <table:table-cell office:value-type="string" calcext:value-type="string">
            <text:p>包头</text:p>
          </table:table-cell>
          <table:table-cell office:value-type="float" office:value="109.8104" calcext:value-type="float">
            <text:p>109.8104</text:p>
          </table:table-cell>
          <table:table-cell office:value-type="float" office:value="40.6575" calcext:value-type="float">
            <text:p>40.6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87A</text:p>
          </table:table-cell>
          <table:table-cell office:value-type="string" calcext:value-type="string">
            <text:p>东河城环局</text:p>
          </table:table-cell>
          <table:table-cell office:value-type="string" calcext:value-type="string">
            <text:p>包头</text:p>
          </table:table-cell>
          <table:table-cell office:value-type="float" office:value="110.0067" calcext:value-type="float">
            <text:p>110.0067</text:p>
          </table:table-cell>
          <table:table-cell office:value-type="float" office:value="40.5905" calcext:value-type="float">
            <text:p>40.59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88A</text:p>
          </table:table-cell>
          <table:table-cell office:value-type="string" calcext:value-type="string">
            <text:p>青山宾馆</text:p>
          </table:table-cell>
          <table:table-cell office:value-type="string" calcext:value-type="string">
            <text:p>包头</text:p>
          </table:table-cell>
          <table:table-cell office:value-type="float" office:value="109.8538" calcext:value-type="float">
            <text:p>109.8538</text:p>
          </table:table-cell>
          <table:table-cell office:value-type="float" office:value="40.6821" calcext:value-type="float">
            <text:p>40.68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89A</text:p>
          </table:table-cell>
          <table:table-cell office:value-type="string" calcext:value-type="string">
            <text:p>惠龙物流</text:p>
          </table:table-cell>
          <table:table-cell office:value-type="string" calcext:value-type="string">
            <text:p>包头</text:p>
          </table:table-cell>
          <table:table-cell office:value-type="float" office:value="109.8654" calcext:value-type="float">
            <text:p>109.8654</text:p>
          </table:table-cell>
          <table:table-cell office:value-type="float" office:value="40.6288" calcext:value-type="float">
            <text:p>40.62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0A</text:p>
          </table:table-cell>
          <table:table-cell office:value-type="string" calcext:value-type="string">
            <text:p>东河鸿龙湾</text:p>
          </table:table-cell>
          <table:table-cell office:value-type="string" calcext:value-type="string">
            <text:p>包头</text:p>
          </table:table-cell>
          <table:table-cell office:value-type="float" office:value="110.0377" calcext:value-type="float">
            <text:p>110.0377</text:p>
          </table:table-cell>
          <table:table-cell office:value-type="float" office:value="40.5546" calcext:value-type="float">
            <text:p>40.55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1A</text:p>
          </table:table-cell>
          <table:table-cell office:value-type="string" calcext:value-type="string">
            <text:p>综合楼</text:p>
          </table:table-cell>
          <table:table-cell office:value-type="string" calcext:value-type="string">
            <text:p>鄂尔多斯</text:p>
          </table:table-cell>
          <table:table-cell office:value-type="float" office:value="110.0023" calcext:value-type="float">
            <text:p>110.0023</text:p>
          </table:table-cell>
          <table:table-cell office:value-type="float" office:value="39.8129" calcext:value-type="float">
            <text:p>39.81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2A</text:p>
          </table:table-cell>
          <table:table-cell office:value-type="string" calcext:value-type="string">
            <text:p>巴音孟克林场办事处</text:p>
          </table:table-cell>
          <table:table-cell office:value-type="string" calcext:value-type="string">
            <text:p>鄂尔多斯</text:p>
          </table:table-cell>
          <table:table-cell office:value-type="float" office:value="109.9486" calcext:value-type="float">
            <text:p>109.9486</text:p>
          </table:table-cell>
          <table:table-cell office:value-type="float" office:value="39.8261" calcext:value-type="float">
            <text:p>39.82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3A</text:p>
          </table:table-cell>
          <table:table-cell office:value-type="string" calcext:value-type="string">
            <text:p>康泽苑</text:p>
          </table:table-cell>
          <table:table-cell office:value-type="string" calcext:value-type="string">
            <text:p>鄂尔多斯</text:p>
          </table:table-cell>
          <table:table-cell office:value-type="float" office:value="109.7736" calcext:value-type="float">
            <text:p>109.7736</text:p>
          </table:table-cell>
          <table:table-cell office:value-type="float" office:value="39.5986" calcext:value-type="float">
            <text:p>39.59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4A</text:p>
          </table:table-cell>
          <table:table-cell office:value-type="string" calcext:value-type="string">
            <text:p>华泰汽车城</text:p>
          </table:table-cell>
          <table:table-cell office:value-type="string" calcext:value-type="string">
            <text:p>鄂尔多斯</text:p>
          </table:table-cell>
          <table:table-cell office:value-type="float" office:value="109.8119" calcext:value-type="float">
            <text:p>109.8119</text:p>
          </table:table-cell>
          <table:table-cell office:value-type="float" office:value="39.5989" calcext:value-type="float">
            <text:p>39.59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5A</text:p>
          </table:table-cell>
          <table:table-cell office:value-type="string" calcext:value-type="string">
            <text:p>奥林花园</text:p>
          </table:table-cell>
          <table:table-cell office:value-type="string" calcext:value-type="string">
            <text:p>鄂尔多斯</text:p>
          </table:table-cell>
          <table:table-cell office:value-type="float" office:value="109.9734" calcext:value-type="float">
            <text:p>109.9734</text:p>
          </table:table-cell>
          <table:table-cell office:value-type="float" office:value="39.7884" calcext:value-type="float">
            <text:p>39.78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6A</text:p>
          </table:table-cell>
          <table:table-cell office:value-type="string" calcext:value-type="string">
            <text:p>学府南路</text:p>
          </table:table-cell>
          <table:table-cell office:value-type="string" calcext:value-type="string">
            <text:p>营口</text:p>
          </table:table-cell>
          <table:table-cell office:value-type="float" office:value="122.2414" calcext:value-type="float">
            <text:p>122.2414</text:p>
          </table:table-cell>
          <table:table-cell office:value-type="float" office:value="40.6592" calcext:value-type="float">
            <text:p>40.6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7A</text:p>
          </table:table-cell>
          <table:table-cell office:value-type="string" calcext:value-type="string">
            <text:p>大庆路</text:p>
          </table:table-cell>
          <table:table-cell office:value-type="string" calcext:value-type="string">
            <text:p>营口</text:p>
          </table:table-cell>
          <table:table-cell office:value-type="float" office:value="122.2703" calcext:value-type="float">
            <text:p>122.2703</text:p>
          </table:table-cell>
          <table:table-cell office:value-type="float" office:value="40.7094" calcext:value-type="float">
            <text:p>40.70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8A</text:p>
          </table:table-cell>
          <table:table-cell office:value-type="string" calcext:value-type="string">
            <text:p>镜湖西路</text:p>
          </table:table-cell>
          <table:table-cell office:value-type="string" calcext:value-type="string">
            <text:p>营口</text:p>
          </table:table-cell>
          <table:table-cell office:value-type="float" office:value="122.215" calcext:value-type="float">
            <text:p>122.215</text:p>
          </table:table-cell>
          <table:table-cell office:value-type="float" office:value="40.6511" calcext:value-type="float">
            <text:p>40.6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9A</text:p>
          </table:table-cell>
          <table:table-cell office:value-type="string" calcext:value-type="string">
            <text:p>西炮台</text:p>
          </table:table-cell>
          <table:table-cell office:value-type="string" calcext:value-type="string">
            <text:p>营口</text:p>
          </table:table-cell>
          <table:table-cell office:value-type="float" office:value="122.1658" calcext:value-type="float">
            <text:p>122.1658</text:p>
          </table:table-cell>
          <table:table-cell office:value-type="float" office:value="40.6789" calcext:value-type="float">
            <text:p>40.67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0A</text:p>
          </table:table-cell>
          <table:table-cell office:value-type="string" calcext:value-type="string">
            <text:p>江湾东路</text:p>
          </table:table-cell>
          <table:table-cell office:value-type="string" calcext:value-type="string">
            <text:p>丹东</text:p>
          </table:table-cell>
          <table:table-cell office:value-type="float" office:value="124.3303" calcext:value-type="float">
            <text:p>124.3303</text:p>
          </table:table-cell>
          <table:table-cell office:value-type="float" office:value="40.0625" calcext:value-type="float">
            <text:p>40.0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1A</text:p>
          </table:table-cell>
          <table:table-cell office:value-type="string" calcext:value-type="string">
            <text:p>临江后街</text:p>
          </table:table-cell>
          <table:table-cell office:value-type="string" calcext:value-type="string">
            <text:p>丹东</text:p>
          </table:table-cell>
          <table:table-cell office:value-type="float" office:value="124.4256" calcext:value-type="float">
            <text:p>124.4256</text:p>
          </table:table-cell>
          <table:table-cell office:value-type="float" office:value="40.1503" calcext:value-type="float">
            <text:p>40.15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2A</text:p>
          </table:table-cell>
          <table:table-cell office:value-type="string" calcext:value-type="string">
            <text:p>元宝山</text:p>
          </table:table-cell>
          <table:table-cell office:value-type="string" calcext:value-type="string">
            <text:p>丹东</text:p>
          </table:table-cell>
          <table:table-cell office:value-type="float" office:value="124.3933" calcext:value-type="float">
            <text:p>124.3933</text:p>
          </table:table-cell>
          <table:table-cell office:value-type="float" office:value="40.1461" calcext:value-type="float">
            <text:p>40.14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3A</text:p>
          </table:table-cell>
          <table:table-cell office:value-type="string" calcext:value-type="string">
            <text:p>民主桥</text:p>
          </table:table-cell>
          <table:table-cell office:value-type="string" calcext:value-type="string">
            <text:p>丹东</text:p>
          </table:table-cell>
          <table:table-cell office:value-type="float" office:value="124.3678" calcext:value-type="float">
            <text:p>124.3678</text:p>
          </table:table-cell>
          <table:table-cell office:value-type="float" office:value="40.1194" calcext:value-type="float">
            <text:p>40.11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4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盘锦</text:p>
          </table:table-cell>
          <table:table-cell office:value-type="float" office:value="122.0247" calcext:value-type="float">
            <text:p>122.0247</text:p>
          </table:table-cell>
          <table:table-cell office:value-type="float" office:value="41.1556" calcext:value-type="float">
            <text:p>41.1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5A</text:p>
          </table:table-cell>
          <table:table-cell office:value-type="string" calcext:value-type="string">
            <text:p>兴隆台</text:p>
          </table:table-cell>
          <table:table-cell office:value-type="string" calcext:value-type="string">
            <text:p>盘锦</text:p>
          </table:table-cell>
          <table:table-cell office:value-type="float" office:value="122.0539" calcext:value-type="float">
            <text:p>122.0539</text:p>
          </table:table-cell>
          <table:table-cell office:value-type="float" office:value="41.0903" calcext:value-type="float">
            <text:p>41.09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6A</text:p>
          </table:table-cell>
          <table:table-cell office:value-type="string" calcext:value-type="string">
            <text:p>新生街道</text:p>
          </table:table-cell>
          <table:table-cell office:value-type="string" calcext:value-type="string">
            <text:p>盘锦</text:p>
          </table:table-cell>
          <table:table-cell office:value-type="float" office:value="121.835" calcext:value-type="float">
            <text:p>121.835</text:p>
          </table:table-cell>
          <table:table-cell office:value-type="float" office:value="41.1042" calcext:value-type="float">
            <text:p>41.10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7A</text:p>
          </table:table-cell>
          <table:table-cell office:value-type="string" calcext:value-type="string">
            <text:p>龙港区</text:p>
          </table:table-cell>
          <table:table-cell office:value-type="string" calcext:value-type="string">
            <text:p>葫芦岛</text:p>
          </table:table-cell>
          <table:table-cell office:value-type="float" office:value="120.9092" calcext:value-type="float">
            <text:p>120.9092</text:p>
          </table:table-cell>
          <table:table-cell office:value-type="float" office:value="40.7136" calcext:value-type="float">
            <text:p>40.7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8A</text:p>
          </table:table-cell>
          <table:table-cell office:value-type="string" calcext:value-type="string">
            <text:p>化工街</text:p>
          </table:table-cell>
          <table:table-cell office:value-type="string" calcext:value-type="string">
            <text:p>葫芦岛</text:p>
          </table:table-cell>
          <table:table-cell office:value-type="float" office:value="120.8392" calcext:value-type="float">
            <text:p>120.8392</text:p>
          </table:table-cell>
          <table:table-cell office:value-type="float" office:value="40.7514" calcext:value-type="float">
            <text:p>40.7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9A</text:p>
          </table:table-cell>
          <table:table-cell office:value-type="string" calcext:value-type="string">
            <text:p>新区</text:p>
          </table:table-cell>
          <table:table-cell office:value-type="string" calcext:value-type="string">
            <text:p>葫芦岛</text:p>
          </table:table-cell>
          <table:table-cell office:value-type="float" office:value="120.8478" calcext:value-type="float">
            <text:p>120.8478</text:p>
          </table:table-cell>
          <table:table-cell office:value-type="float" office:value="40.715" calcext:value-type="float">
            <text:p>40.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0A</text:p>
          </table:table-cell>
          <table:table-cell office:value-type="string" calcext:value-type="string">
            <text:p>东城区</text:p>
          </table:table-cell>
          <table:table-cell office:value-type="string" calcext:value-type="string">
            <text:p>葫芦岛</text:p>
          </table:table-cell>
          <table:table-cell office:value-type="float" office:value="120.8631" calcext:value-type="float">
            <text:p>120.8631</text:p>
          </table:table-cell>
          <table:table-cell office:value-type="float" office:value="40.7736" calcext:value-type="float">
            <text:p>40.77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1A</text:p>
          </table:table-cell>
          <table:table-cell office:value-type="string" calcext:value-type="string">
            <text:p>涂山街</text:p>
          </table:table-cell>
          <table:table-cell office:value-type="string" calcext:value-type="string">
            <text:p>泉州</text:p>
          </table:table-cell>
          <table:table-cell office:value-type="float" office:value="118.5819" calcext:value-type="float">
            <text:p>118.5819</text:p>
          </table:table-cell>
          <table:table-cell office:value-type="float" office:value="24.9117" calcext:value-type="float">
            <text:p>24.91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2A</text:p>
          </table:table-cell>
          <table:table-cell office:value-type="string" calcext:value-type="string">
            <text:p>津头埔</text:p>
          </table:table-cell>
          <table:table-cell office:value-type="string" calcext:value-type="string">
            <text:p>泉州</text:p>
          </table:table-cell>
          <table:table-cell office:value-type="float" office:value="118.5972" calcext:value-type="float">
            <text:p>118.5972</text:p>
          </table:table-cell>
          <table:table-cell office:value-type="float" office:value="24.8978" calcext:value-type="float">
            <text:p>24.89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3A</text:p>
          </table:table-cell>
          <table:table-cell office:value-type="string" calcext:value-type="string">
            <text:p>万安</text:p>
          </table:table-cell>
          <table:table-cell office:value-type="string" calcext:value-type="string">
            <text:p>泉州</text:p>
          </table:table-cell>
          <table:table-cell office:value-type="float" office:value="118.6663" calcext:value-type="float">
            <text:p>118.6663</text:p>
          </table:table-cell>
          <table:table-cell office:value-type="float" office:value="24.9424" calcext:value-type="float">
            <text:p>24.94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4A</text:p>
          </table:table-cell>
          <table:table-cell office:value-type="string" calcext:value-type="string">
            <text:p>清源山</text:p>
          </table:table-cell>
          <table:table-cell office:value-type="string" calcext:value-type="string">
            <text:p>泉州</text:p>
          </table:table-cell>
          <table:table-cell office:value-type="float" office:value="118.6108" calcext:value-type="float">
            <text:p>118.6108</text:p>
          </table:table-cell>
          <table:table-cell office:value-type="float" office:value="24.9617" calcext:value-type="float">
            <text:p>24.9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5A</text:p>
          </table:table-cell>
          <table:table-cell office:value-type="string" calcext:value-type="string">
            <text:p>植物油厂</text:p>
          </table:table-cell>
          <table:table-cell office:value-type="string" calcext:value-type="string">
            <text:p>莱芜</text:p>
          </table:table-cell>
          <table:table-cell office:value-type="float" office:value="117.685" calcext:value-type="float">
            <text:p>117.685</text:p>
          </table:table-cell>
          <table:table-cell office:value-type="float" office:value="36.205" calcext:value-type="float">
            <text:p>36.2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6A</text:p>
          </table:table-cell>
          <table:table-cell office:value-type="string" calcext:value-type="string">
            <text:p>技术学院</text:p>
          </table:table-cell>
          <table:table-cell office:value-type="string" calcext:value-type="string">
            <text:p>莱芜</text:p>
          </table:table-cell>
          <table:table-cell office:value-type="float" office:value="117.6789" calcext:value-type="float">
            <text:p>117.6789</text:p>
          </table:table-cell>
          <table:table-cell office:value-type="float" office:value="36.2289" calcext:value-type="float">
            <text:p>36.2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7A</text:p>
          </table:table-cell>
          <table:table-cell office:value-type="string" calcext:value-type="string">
            <text:p>日升国际</text:p>
          </table:table-cell>
          <table:table-cell office:value-type="string" calcext:value-type="string">
            <text:p>莱芜</text:p>
          </table:table-cell>
          <table:table-cell office:value-type="float" office:value="117.715" calcext:value-type="float">
            <text:p>117.715</text:p>
          </table:table-cell>
          <table:table-cell office:value-type="float" office:value="36.2081" calcext:value-type="float">
            <text:p>36.20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8A</text:p>
          </table:table-cell>
          <table:table-cell office:value-type="string" calcext:value-type="string">
            <text:p>沂河小区</text:p>
          </table:table-cell>
          <table:table-cell office:value-type="string" calcext:value-type="string">
            <text:p>临沂</text:p>
          </table:table-cell>
          <table:table-cell office:value-type="float" office:value="118.3418" calcext:value-type="float">
            <text:p>118.3418</text:p>
          </table:table-cell>
          <table:table-cell office:value-type="float" office:value="35.0573" calcext:value-type="float">
            <text:p>35.05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9A</text:p>
          </table:table-cell>
          <table:table-cell office:value-type="string" calcext:value-type="string">
            <text:p>鲁南制药厂</text:p>
          </table:table-cell>
          <table:table-cell office:value-type="string" calcext:value-type="string">
            <text:p>临沂</text:p>
          </table:table-cell>
          <table:table-cell office:value-type="float" office:value="118.2939" calcext:value-type="float">
            <text:p>118.2939</text:p>
          </table:table-cell>
          <table:table-cell office:value-type="float" office:value="35.0622" calcext:value-type="float">
            <text:p>35.0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0A</text:p>
          </table:table-cell>
          <table:table-cell office:value-type="string" calcext:value-type="string">
            <text:p>新光毛纺厂</text:p>
          </table:table-cell>
          <table:table-cell office:value-type="string" calcext:value-type="string">
            <text:p>临沂</text:p>
          </table:table-cell>
          <table:table-cell office:value-type="float" office:value="118.2764" calcext:value-type="float">
            <text:p>118.2764</text:p>
          </table:table-cell>
          <table:table-cell office:value-type="float" office:value="34.9817" calcext:value-type="float">
            <text:p>34.98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1A</text:p>
          </table:table-cell>
          <table:table-cell office:value-type="string" calcext:value-type="string">
            <text:p>河东保险公司</text:p>
          </table:table-cell>
          <table:table-cell office:value-type="string" calcext:value-type="string">
            <text:p>临沂</text:p>
          </table:table-cell>
          <table:table-cell office:value-type="float" office:value="118.4023" calcext:value-type="float">
            <text:p>118.4023</text:p>
          </table:table-cell>
          <table:table-cell office:value-type="float" office:value="35.0896" calcext:value-type="float">
            <text:p>35.08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2A</text:p>
          </table:table-cell>
          <table:table-cell office:value-type="string" calcext:value-type="string">
            <text:p>儿童乐园</text:p>
          </table:table-cell>
          <table:table-cell office:value-type="string" calcext:value-type="string">
            <text:p>德州</text:p>
          </table:table-cell>
          <table:table-cell office:value-type="float" office:value="116.3061" calcext:value-type="float">
            <text:p>116.3061</text:p>
          </table:table-cell>
          <table:table-cell office:value-type="float" office:value="37.4664" calcext:value-type="float">
            <text:p>37.46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3A</text:p>
          </table:table-cell>
          <table:table-cell office:value-type="string" calcext:value-type="string">
            <text:p>黑马集团</text:p>
          </table:table-cell>
          <table:table-cell office:value-type="string" calcext:value-type="string">
            <text:p>德州</text:p>
          </table:table-cell>
          <table:table-cell office:value-type="float" office:value="116.2729" calcext:value-type="float">
            <text:p>116.2729</text:p>
          </table:table-cell>
          <table:table-cell office:value-type="float" office:value="37.4504" calcext:value-type="float">
            <text:p>37.45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4A</text:p>
          </table:table-cell>
          <table:table-cell office:value-type="string" calcext:value-type="string">
            <text:p>监理站</text:p>
          </table:table-cell>
          <table:table-cell office:value-type="string" calcext:value-type="string">
            <text:p>德州</text:p>
          </table:table-cell>
          <table:table-cell office:value-type="float" office:value="116.3189" calcext:value-type="float">
            <text:p>116.3189</text:p>
          </table:table-cell>
          <table:table-cell office:value-type="float" office:value="37.4489" calcext:value-type="float">
            <text:p>37.44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5A</text:p>
          </table:table-cell>
          <table:table-cell office:value-type="string" calcext:value-type="string">
            <text:p>区政府</text:p>
          </table:table-cell>
          <table:table-cell office:value-type="string" calcext:value-type="string">
            <text:p>聊城</text:p>
          </table:table-cell>
          <table:table-cell office:value-type="float" office:value="115.9848" calcext:value-type="float">
            <text:p>115.9848</text:p>
          </table:table-cell>
          <table:table-cell office:value-type="float" office:value="36.4372" calcext:value-type="float">
            <text:p>36.4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6A</text:p>
          </table:table-cell>
          <table:table-cell office:value-type="string" calcext:value-type="string">
            <text:p>二轻机</text:p>
          </table:table-cell>
          <table:table-cell office:value-type="string" calcext:value-type="string">
            <text:p>聊城</text:p>
          </table:table-cell>
          <table:table-cell office:value-type="float" office:value="115.9968" calcext:value-type="float">
            <text:p>115.9968</text:p>
          </table:table-cell>
          <table:table-cell office:value-type="float" office:value="36.4568" calcext:value-type="float">
            <text:p>36.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7A</text:p>
          </table:table-cell>
          <table:table-cell office:value-type="string" calcext:value-type="string">
            <text:p>党校</text:p>
          </table:table-cell>
          <table:table-cell office:value-type="string" calcext:value-type="string">
            <text:p>聊城</text:p>
          </table:table-cell>
          <table:table-cell office:value-type="float" office:value="115.9835" calcext:value-type="float">
            <text:p>115.9835</text:p>
          </table:table-cell>
          <table:table-cell office:value-type="float" office:value="36.4796" calcext:value-type="float">
            <text:p>36.47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8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滨州</text:p>
          </table:table-cell>
          <table:table-cell office:value-type="float" office:value="118.0062" calcext:value-type="float">
            <text:p>118.0062</text:p>
          </table:table-cell>
          <table:table-cell office:value-type="float" office:value="37.3803" calcext:value-type="float">
            <text:p>37.38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9A</text:p>
          </table:table-cell>
          <table:table-cell office:value-type="string" calcext:value-type="string">
            <text:p>第二水厂</text:p>
          </table:table-cell>
          <table:table-cell office:value-type="string" calcext:value-type="string">
            <text:p>滨州</text:p>
          </table:table-cell>
          <table:table-cell office:value-type="float" office:value="118.0018" calcext:value-type="float">
            <text:p>118.0018</text:p>
          </table:table-cell>
          <table:table-cell office:value-type="float" office:value="37.3617" calcext:value-type="float">
            <text:p>37.3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0A</text:p>
          </table:table-cell>
          <table:table-cell office:value-type="string" calcext:value-type="string">
            <text:p>北中新校</text:p>
          </table:table-cell>
          <table:table-cell office:value-type="string" calcext:value-type="string">
            <text:p>滨州</text:p>
          </table:table-cell>
          <table:table-cell office:value-type="float" office:value="117.9776" calcext:value-type="float">
            <text:p>117.9776</text:p>
          </table:table-cell>
          <table:table-cell office:value-type="float" office:value="37.393" calcext:value-type="float">
            <text:p>37.3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1A</text:p>
          </table:table-cell>
          <table:table-cell office:value-type="string" calcext:value-type="string">
            <text:p>人民公园</text:p>
          </table:table-cell>
          <table:table-cell office:value-type="string" calcext:value-type="string">
            <text:p>淄博</text:p>
          </table:table-cell>
          <table:table-cell office:value-type="float" office:value="118.0482" calcext:value-type="float">
            <text:p>118.0482</text:p>
          </table:table-cell>
          <table:table-cell office:value-type="float" office:value="36.8088" calcext:value-type="float">
            <text:p>36.80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2A</text:p>
          </table:table-cell>
          <table:table-cell office:value-type="string" calcext:value-type="string">
            <text:p>东风化工厂</text:p>
          </table:table-cell>
          <table:table-cell office:value-type="string" calcext:value-type="string">
            <text:p>淄博</text:p>
          </table:table-cell>
          <table:table-cell office:value-type="float" office:value="118.0448" calcext:value-type="float">
            <text:p>118.0448</text:p>
          </table:table-cell>
          <table:table-cell office:value-type="float" office:value="36.838" calcext:value-type="float">
            <text:p>36.8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3A</text:p>
          </table:table-cell>
          <table:table-cell office:value-type="string" calcext:value-type="string">
            <text:p>双山</text:p>
          </table:table-cell>
          <table:table-cell office:value-type="string" calcext:value-type="string">
            <text:p>淄博</text:p>
          </table:table-cell>
          <table:table-cell office:value-type="float" office:value="117.8477" calcext:value-type="float">
            <text:p>117.8477</text:p>
          </table:table-cell>
          <table:table-cell office:value-type="float" office:value="36.497" calcext:value-type="float">
            <text:p>36.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4A</text:p>
          </table:table-cell>
          <table:table-cell office:value-type="string" calcext:value-type="string">
            <text:p>气象站</text:p>
          </table:table-cell>
          <table:table-cell office:value-type="string" calcext:value-type="string">
            <text:p>淄博</text:p>
          </table:table-cell>
          <table:table-cell office:value-type="float" office:value="117.9544" calcext:value-type="float">
            <text:p>117.9544</text:p>
          </table:table-cell>
          <table:table-cell office:value-type="float" office:value="36.6377" calcext:value-type="float">
            <text:p>36.6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5A</text:p>
          </table:table-cell>
          <table:table-cell office:value-type="string" calcext:value-type="string">
            <text:p>莆田园</text:p>
          </table:table-cell>
          <table:table-cell office:value-type="string" calcext:value-type="string">
            <text:p>淄博</text:p>
          </table:table-cell>
          <table:table-cell office:value-type="float" office:value="118.3092" calcext:value-type="float">
            <text:p>118.3092</text:p>
          </table:table-cell>
          <table:table-cell office:value-type="float" office:value="36.8198" calcext:value-type="float">
            <text:p>36.81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6A</text:p>
          </table:table-cell>
          <table:table-cell office:value-type="string" calcext:value-type="string">
            <text:p>三金集团</text:p>
          </table:table-cell>
          <table:table-cell office:value-type="string" calcext:value-type="string">
            <text:p>淄博</text:p>
          </table:table-cell>
          <table:table-cell office:value-type="float" office:value="117.8512" calcext:value-type="float">
            <text:p>117.8512</text:p>
          </table:table-cell>
          <table:table-cell office:value-type="float" office:value="36.8041" calcext:value-type="float">
            <text:p>36.80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7A</text:p>
          </table:table-cell>
          <table:table-cell office:value-type="string" calcext:value-type="string">
            <text:p>市中区政府</text:p>
          </table:table-cell>
          <table:table-cell office:value-type="string" calcext:value-type="string">
            <text:p>枣庄</text:p>
          </table:table-cell>
          <table:table-cell office:value-type="float" office:value="117.5564" calcext:value-type="float">
            <text:p>117.5564</text:p>
          </table:table-cell>
          <table:table-cell office:value-type="float" office:value="34.864" calcext:value-type="float">
            <text:p>34.8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8A</text:p>
          </table:table-cell>
          <table:table-cell office:value-type="string" calcext:value-type="string">
            <text:p>薛城环保局</text:p>
          </table:table-cell>
          <table:table-cell office:value-type="string" calcext:value-type="string">
            <text:p>枣庄</text:p>
          </table:table-cell>
          <table:table-cell office:value-type="float" office:value="117.2852" calcext:value-type="float">
            <text:p>117.2852</text:p>
          </table:table-cell>
          <table:table-cell office:value-type="float" office:value="34.7837" calcext:value-type="float">
            <text:p>34.78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9A</text:p>
          </table:table-cell>
          <table:table-cell office:value-type="string" calcext:value-type="string">
            <text:p>峄城区政府</text:p>
          </table:table-cell>
          <table:table-cell office:value-type="string" calcext:value-type="string">
            <text:p>枣庄</text:p>
          </table:table-cell>
          <table:table-cell office:value-type="float" office:value="117.5852" calcext:value-type="float">
            <text:p>117.5852</text:p>
          </table:table-cell>
          <table:table-cell office:value-type="float" office:value="34.7745" calcext:value-type="float">
            <text:p>34.77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0A</text:p>
          </table:table-cell>
          <table:table-cell office:value-type="string" calcext:value-type="string">
            <text:p>台儿庄区环保局</text:p>
          </table:table-cell>
          <table:table-cell office:value-type="string" calcext:value-type="string">
            <text:p>枣庄</text:p>
          </table:table-cell>
          <table:table-cell office:value-type="float" office:value="117.732" calcext:value-type="float">
            <text:p>117.732</text:p>
          </table:table-cell>
          <table:table-cell office:value-type="float" office:value="34.5667" calcext:value-type="float">
            <text:p>34.5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1A</text:p>
          </table:table-cell>
          <table:table-cell office:value-type="string" calcext:value-type="string">
            <text:p>山亭区环保局</text:p>
          </table:table-cell>
          <table:table-cell office:value-type="string" calcext:value-type="string">
            <text:p>枣庄</text:p>
          </table:table-cell>
          <table:table-cell office:value-type="float" office:value="117.4518" calcext:value-type="float">
            <text:p>117.4518</text:p>
          </table:table-cell>
          <table:table-cell office:value-type="float" office:value="35.0992" calcext:value-type="float">
            <text:p>35.09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2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烟台</text:p>
          </table:table-cell>
          <table:table-cell office:value-type="float" office:value="121.2514" calcext:value-type="float">
            <text:p>121.2514</text:p>
          </table:table-cell>
          <table:table-cell office:value-type="float" office:value="37.5639" calcext:value-type="float">
            <text:p>37.56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3A</text:p>
          </table:table-cell>
          <table:table-cell office:value-type="string" calcext:value-type="string">
            <text:p>轴承厂</text:p>
          </table:table-cell>
          <table:table-cell office:value-type="string" calcext:value-type="string">
            <text:p>烟台</text:p>
          </table:table-cell>
          <table:table-cell office:value-type="float" office:value="121.3719" calcext:value-type="float">
            <text:p>121.3719</text:p>
          </table:table-cell>
          <table:table-cell office:value-type="float" office:value="37.5433" calcext:value-type="float">
            <text:p>37.54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4A</text:p>
          </table:table-cell>
          <table:table-cell office:value-type="string" calcext:value-type="string">
            <text:p>西郊化工站</text:p>
          </table:table-cell>
          <table:table-cell office:value-type="string" calcext:value-type="string">
            <text:p>烟台</text:p>
          </table:table-cell>
          <table:table-cell office:value-type="float" office:value="121.3181" calcext:value-type="float">
            <text:p>121.3181</text:p>
          </table:table-cell>
          <table:table-cell office:value-type="float" office:value="37.5436" calcext:value-type="float">
            <text:p>37.54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5A</text:p>
          </table:table-cell>
          <table:table-cell office:value-type="string" calcext:value-type="string">
            <text:p>莱山环保局</text:p>
          </table:table-cell>
          <table:table-cell office:value-type="string" calcext:value-type="string">
            <text:p>烟台</text:p>
          </table:table-cell>
          <table:table-cell office:value-type="float" office:value="121.4478" calcext:value-type="float">
            <text:p>121.4478</text:p>
          </table:table-cell>
          <table:table-cell office:value-type="float" office:value="37.4822" calcext:value-type="float">
            <text:p>37.48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6A</text:p>
          </table:table-cell>
          <table:table-cell office:value-type="string" calcext:value-type="string">
            <text:p>福山环保局</text:p>
          </table:table-cell>
          <table:table-cell office:value-type="string" calcext:value-type="string">
            <text:p>烟台</text:p>
          </table:table-cell>
          <table:table-cell office:value-type="float" office:value="121.2611" calcext:value-type="float">
            <text:p>121.2611</text:p>
          </table:table-cell>
          <table:table-cell office:value-type="float" office:value="37.4967" calcext:value-type="float">
            <text:p>37.49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7A</text:p>
          </table:table-cell>
          <table:table-cell office:value-type="string" calcext:value-type="string">
            <text:p>牟平环保局</text:p>
          </table:table-cell>
          <table:table-cell office:value-type="string" calcext:value-type="string">
            <text:p>烟台</text:p>
          </table:table-cell>
          <table:table-cell office:value-type="float" office:value="121.5953" calcext:value-type="float">
            <text:p>121.5953</text:p>
          </table:table-cell>
          <table:table-cell office:value-type="float" office:value="37.3872" calcext:value-type="float">
            <text:p>37.3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8A</text:p>
          </table:table-cell>
          <table:table-cell office:value-type="string" calcext:value-type="string">
            <text:p>仲裁委</text:p>
          </table:table-cell>
          <table:table-cell office:value-type="string" calcext:value-type="string">
            <text:p>潍坊</text:p>
          </table:table-cell>
          <table:table-cell office:value-type="float" office:value="119.12" calcext:value-type="float">
            <text:p>119.12</text:p>
          </table:table-cell>
          <table:table-cell office:value-type="float" office:value="36.7019" calcext:value-type="float">
            <text:p>36.7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9A</text:p>
          </table:table-cell>
          <table:table-cell office:value-type="string" calcext:value-type="string">
            <text:p>刘家园</text:p>
          </table:table-cell>
          <table:table-cell office:value-type="string" calcext:value-type="string">
            <text:p>潍坊</text:p>
          </table:table-cell>
          <table:table-cell office:value-type="float" office:value="119.0919" calcext:value-type="float">
            <text:p>119.0919</text:p>
          </table:table-cell>
          <table:table-cell office:value-type="float" office:value="36.7306" calcext:value-type="float">
            <text:p>36.7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0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潍坊</text:p>
          </table:table-cell>
          <table:table-cell office:value-type="float" office:value="119.1425" calcext:value-type="float">
            <text:p>119.1425</text:p>
          </table:table-cell>
          <table:table-cell office:value-type="float" office:value="36.7008" calcext:value-type="float">
            <text:p>36.70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1A</text:p>
          </table:table-cell>
          <table:table-cell office:value-type="string" calcext:value-type="string">
            <text:p>共达公司</text:p>
          </table:table-cell>
          <table:table-cell office:value-type="string" calcext:value-type="string">
            <text:p>潍坊</text:p>
          </table:table-cell>
          <table:table-cell office:value-type="float" office:value="119.1614" calcext:value-type="float">
            <text:p>119.1614</text:p>
          </table:table-cell>
          <table:table-cell office:value-type="float" office:value="36.6572" calcext:value-type="float">
            <text:p>36.6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2A</text:p>
          </table:table-cell>
          <table:table-cell office:value-type="string" calcext:value-type="string">
            <text:p>寒亭监测站</text:p>
          </table:table-cell>
          <table:table-cell office:value-type="string" calcext:value-type="string">
            <text:p>潍坊</text:p>
          </table:table-cell>
          <table:table-cell office:value-type="float" office:value="119.1939" calcext:value-type="float">
            <text:p>119.1939</text:p>
          </table:table-cell>
          <table:table-cell office:value-type="float" office:value="36.7731" calcext:value-type="float">
            <text:p>36.77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3A</text:p>
          </table:table-cell>
          <table:table-cell office:value-type="string" calcext:value-type="string">
            <text:p>火炬城</text:p>
          </table:table-cell>
          <table:table-cell office:value-type="string" calcext:value-type="string">
            <text:p>济宁</text:p>
          </table:table-cell>
          <table:table-cell office:value-type="float" office:value="116.6305" calcext:value-type="float">
            <text:p>116.6305</text:p>
          </table:table-cell>
          <table:table-cell office:value-type="float" office:value="35.428" calcext:value-type="float">
            <text:p>35.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4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济宁</text:p>
          </table:table-cell>
          <table:table-cell office:value-type="float" office:value="116.5856" calcext:value-type="float">
            <text:p>116.5856</text:p>
          </table:table-cell>
          <table:table-cell office:value-type="float" office:value="35.4144" calcext:value-type="float">
            <text:p>35.4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5A</text:p>
          </table:table-cell>
          <table:table-cell office:value-type="string" calcext:value-type="string">
            <text:p>电化厂</text:p>
          </table:table-cell>
          <table:table-cell office:value-type="string" calcext:value-type="string">
            <text:p>济宁</text:p>
          </table:table-cell>
          <table:table-cell office:value-type="float" office:value="116.5546" calcext:value-type="float">
            <text:p>116.5546</text:p>
          </table:table-cell>
          <table:table-cell office:value-type="float" office:value="35.4039" calcext:value-type="float">
            <text:p>35.4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6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泰安</text:p>
          </table:table-cell>
          <table:table-cell office:value-type="float" office:value="117.1436" calcext:value-type="float">
            <text:p>117.1436</text:p>
          </table:table-cell>
          <table:table-cell office:value-type="float" office:value="36.1942" calcext:value-type="float">
            <text:p>36.19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7A</text:p>
          </table:table-cell>
          <table:table-cell office:value-type="string" calcext:value-type="string">
            <text:p>人口学校</text:p>
          </table:table-cell>
          <table:table-cell office:value-type="string" calcext:value-type="string">
            <text:p>泰安</text:p>
          </table:table-cell>
          <table:table-cell office:value-type="float" office:value="117.0881" calcext:value-type="float">
            <text:p>117.0881</text:p>
          </table:table-cell>
          <table:table-cell office:value-type="float" office:value="36.1942" calcext:value-type="float">
            <text:p>36.19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8A</text:p>
          </table:table-cell>
          <table:table-cell office:value-type="string" calcext:value-type="string">
            <text:p>电力学校</text:p>
          </table:table-cell>
          <table:table-cell office:value-type="string" calcext:value-type="string">
            <text:p>泰安</text:p>
          </table:table-cell>
          <table:table-cell office:value-type="float" office:value="117.1081" calcext:value-type="float">
            <text:p>117.1081</text:p>
          </table:table-cell>
          <table:table-cell office:value-type="float" office:value="36.1758" calcext:value-type="float">
            <text:p>36.17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9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日照</text:p>
          </table:table-cell>
          <table:table-cell office:value-type="float" office:value="119.4641" calcext:value-type="float">
            <text:p>119.4641</text:p>
          </table:table-cell>
          <table:table-cell office:value-type="float" office:value="35.4178" calcext:value-type="float">
            <text:p>35.4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0A</text:p>
          </table:table-cell>
          <table:table-cell office:value-type="string" calcext:value-type="string">
            <text:p>市政府广场</text:p>
          </table:table-cell>
          <table:table-cell office:value-type="string" calcext:value-type="string">
            <text:p>日照</text:p>
          </table:table-cell>
          <table:table-cell office:value-type="float" office:value="119.5198" calcext:value-type="float">
            <text:p>119.5198</text:p>
          </table:table-cell>
          <table:table-cell office:value-type="float" office:value="35.4234" calcext:value-type="float">
            <text:p>35.4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1A</text:p>
          </table:table-cell>
          <table:table-cell office:value-type="string" calcext:value-type="string">
            <text:p>港务局</text:p>
          </table:table-cell>
          <table:table-cell office:value-type="string" calcext:value-type="string">
            <text:p>日照</text:p>
          </table:table-cell>
          <table:table-cell office:value-type="float" office:value="119.54" calcext:value-type="float">
            <text:p>119.54</text:p>
          </table:table-cell>
          <table:table-cell office:value-type="float" office:value="35.3962" calcext:value-type="float">
            <text:p>35.39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2A</text:p>
          </table:table-cell>
          <table:table-cell office:value-type="string" calcext:value-type="string">
            <text:p>华夏技校</text:p>
          </table:table-cell>
          <table:table-cell office:value-type="string" calcext:value-type="string">
            <text:p>威海</text:p>
          </table:table-cell>
          <table:table-cell office:value-type="float" office:value="122.1206" calcext:value-type="float">
            <text:p>122.1206</text:p>
          </table:table-cell>
          <table:table-cell office:value-type="float" office:value="37.4294" calcext:value-type="float">
            <text:p>37.42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3A</text:p>
          </table:table-cell>
          <table:table-cell office:value-type="string" calcext:value-type="string">
            <text:p>山大分校</text:p>
          </table:table-cell>
          <table:table-cell office:value-type="string" calcext:value-type="string">
            <text:p>威海</text:p>
          </table:table-cell>
          <table:table-cell office:value-type="float" office:value="122.0508" calcext:value-type="float">
            <text:p>122.0508</text:p>
          </table:table-cell>
          <table:table-cell office:value-type="float" office:value="37.5325" calcext:value-type="float">
            <text:p>37.53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4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威海</text:p>
          </table:table-cell>
          <table:table-cell office:value-type="float" office:value="122.1067" calcext:value-type="float">
            <text:p>122.1067</text:p>
          </table:table-cell>
          <table:table-cell office:value-type="float" office:value="37.5072" calcext:value-type="float">
            <text:p>37.50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5A</text:p>
          </table:table-cell>
          <table:table-cell office:value-type="string" calcext:value-type="string">
            <text:p>西城阳光环保公司</text:p>
          </table:table-cell>
          <table:table-cell office:value-type="string" calcext:value-type="string">
            <text:p>东营</text:p>
          </table:table-cell>
          <table:table-cell office:value-type="float" office:value="118.5019" calcext:value-type="float">
            <text:p>118.5019</text:p>
          </table:table-cell>
          <table:table-cell office:value-type="float" office:value="37.4658" calcext:value-type="float">
            <text:p>37.46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6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东营</text:p>
          </table:table-cell>
          <table:table-cell office:value-type="float" office:value="118.6672" calcext:value-type="float">
            <text:p>118.6672</text:p>
          </table:table-cell>
          <table:table-cell office:value-type="float" office:value="37.4314" calcext:value-type="float">
            <text:p>37.43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7A</text:p>
          </table:table-cell>
          <table:table-cell office:value-type="string" calcext:value-type="string">
            <text:p>耿井村</text:p>
          </table:table-cell>
          <table:table-cell office:value-type="string" calcext:value-type="string">
            <text:p>东营</text:p>
          </table:table-cell>
          <table:table-cell office:value-type="float" office:value="118.5857" calcext:value-type="float">
            <text:p>118.5857</text:p>
          </table:table-cell>
          <table:table-cell office:value-type="float" office:value="37.4442" calcext:value-type="float">
            <text:p>37.4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8A</text:p>
          </table:table-cell>
          <table:table-cell office:value-type="string" calcext:value-type="string">
            <text:p>广南水库</text:p>
          </table:table-cell>
          <table:table-cell office:value-type="string" calcext:value-type="string">
            <text:p>东营</text:p>
          </table:table-cell>
          <table:table-cell office:value-type="float" office:value="118.8192" calcext:value-type="float">
            <text:p>118.8192</text:p>
          </table:table-cell>
          <table:table-cell office:value-type="float" office:value="37.3781" calcext:value-type="float">
            <text:p>37.37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9A</text:p>
          </table:table-cell>
          <table:table-cell office:value-type="string" calcext:value-type="string">
            <text:p>市八中</text:p>
          </table:table-cell>
          <table:table-cell office:value-type="string" calcext:value-type="string">
            <text:p>韶关</text:p>
          </table:table-cell>
          <table:table-cell office:value-type="float" office:value="113.586606" calcext:value-type="float">
            <text:p>113.586606</text:p>
          </table:table-cell>
          <table:table-cell office:value-type="float" office:value="24.769519" calcext:value-type="float">
            <text:p>24.7695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0A</text:p>
          </table:table-cell>
          <table:table-cell office:value-type="string" calcext:value-type="string">
            <text:p>碧湖山庄</text:p>
          </table:table-cell>
          <table:table-cell office:value-type="string" calcext:value-type="string">
            <text:p>韶关</text:p>
          </table:table-cell>
          <table:table-cell office:value-type="float" office:value="113.5593889" calcext:value-type="float">
            <text:p>113.5593889</text:p>
          </table:table-cell>
          <table:table-cell office:value-type="float" office:value="24.81119444" calcext:value-type="float">
            <text:p>24.811194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1A</text:p>
          </table:table-cell>
          <table:table-cell office:value-type="string" calcext:value-type="string">
            <text:p>园林处</text:p>
          </table:table-cell>
          <table:table-cell office:value-type="string" calcext:value-type="string">
            <text:p>韶关</text:p>
          </table:table-cell>
          <table:table-cell office:value-type="float" office:value="113.598061" calcext:value-type="float">
            <text:p>113.598061</text:p>
          </table:table-cell>
          <table:table-cell office:value-type="float" office:value="24.795928" calcext:value-type="float">
            <text:p>24.7959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2A</text:p>
          </table:table-cell>
          <table:table-cell office:value-type="string" calcext:value-type="string">
            <text:p>韶关学院</text:p>
          </table:table-cell>
          <table:table-cell office:value-type="string" calcext:value-type="string">
            <text:p>韶关</text:p>
          </table:table-cell>
          <table:table-cell office:value-type="float" office:value="113.6734722" calcext:value-type="float">
            <text:p>113.6734722</text:p>
          </table:table-cell>
          <table:table-cell office:value-type="float" office:value="24.77908333" calcext:value-type="float">
            <text:p>24.77908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3A</text:p>
          </table:table-cell>
          <table:table-cell office:value-type="string" calcext:value-type="string">
            <text:p>曲江监测站</text:p>
          </table:table-cell>
          <table:table-cell office:value-type="string" calcext:value-type="string">
            <text:p>韶关</text:p>
          </table:table-cell>
          <table:table-cell office:value-type="float" office:value="113.5970833" calcext:value-type="float">
            <text:p>113.5970833</text:p>
          </table:table-cell>
          <table:table-cell office:value-type="float" office:value="24.68636111" calcext:value-type="float">
            <text:p>24.68636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4A</text:p>
          </table:table-cell>
          <table:table-cell office:value-type="string" calcext:value-type="string">
            <text:p>金平子站</text:p>
          </table:table-cell>
          <table:table-cell office:value-type="string" calcext:value-type="string">
            <text:p>汕头</text:p>
          </table:table-cell>
          <table:table-cell office:value-type="float" office:value="116.6794" calcext:value-type="float">
            <text:p>116.6794</text:p>
          </table:table-cell>
          <table:table-cell office:value-type="float" office:value="23.3667" calcext:value-type="float">
            <text:p>23.3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5A</text:p>
          </table:table-cell>
          <table:table-cell office:value-type="string" calcext:value-type="string">
            <text:p>龙湖子站</text:p>
          </table:table-cell>
          <table:table-cell office:value-type="string" calcext:value-type="string">
            <text:p>汕头</text:p>
          </table:table-cell>
          <table:table-cell office:value-type="float" office:value="116.7244" calcext:value-type="float">
            <text:p>116.7244</text:p>
          </table:table-cell>
          <table:table-cell office:value-type="float" office:value="23.3633" calcext:value-type="float">
            <text:p>23.36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6A</text:p>
          </table:table-cell>
          <table:table-cell office:value-type="string" calcext:value-type="string">
            <text:p>濠江子站</text:p>
          </table:table-cell>
          <table:table-cell office:value-type="string" calcext:value-type="string">
            <text:p>汕头</text:p>
          </table:table-cell>
          <table:table-cell office:value-type="float" office:value="116.7258" calcext:value-type="float">
            <text:p>116.7258</text:p>
          </table:table-cell>
          <table:table-cell office:value-type="float" office:value="23.2775" calcext:value-type="float">
            <text:p>23.2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7A</text:p>
          </table:table-cell>
          <table:table-cell office:value-type="string" calcext:value-type="string">
            <text:p>澄海子站</text:p>
          </table:table-cell>
          <table:table-cell office:value-type="string" calcext:value-type="string">
            <text:p>汕头</text:p>
          </table:table-cell>
          <table:table-cell office:value-type="float" office:value="116.7519" calcext:value-type="float">
            <text:p>116.7519</text:p>
          </table:table-cell>
          <table:table-cell office:value-type="float" office:value="23.4714" calcext:value-type="float">
            <text:p>23.4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8A</text:p>
          </table:table-cell>
          <table:table-cell office:value-type="string" calcext:value-type="string">
            <text:p>潮阳子站</text:p>
          </table:table-cell>
          <table:table-cell office:value-type="string" calcext:value-type="string">
            <text:p>汕头</text:p>
          </table:table-cell>
          <table:table-cell office:value-type="float" office:value="116.6092" calcext:value-type="float">
            <text:p>116.6092</text:p>
          </table:table-cell>
          <table:table-cell office:value-type="float" office:value="23.2539" calcext:value-type="float">
            <text:p>23.2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9A</text:p>
          </table:table-cell>
          <table:table-cell office:value-type="string" calcext:value-type="string">
            <text:p>潮南子站</text:p>
          </table:table-cell>
          <table:table-cell office:value-type="string" calcext:value-type="string">
            <text:p>汕头</text:p>
          </table:table-cell>
          <table:table-cell office:value-type="float" office:value="116.4019" calcext:value-type="float">
            <text:p>116.4019</text:p>
          </table:table-cell>
          <table:table-cell office:value-type="float" office:value="23.2536" calcext:value-type="float">
            <text:p>23.25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0A</text:p>
          </table:table-cell>
          <table:table-cell office:value-type="string" calcext:value-type="string">
            <text:p>湛江影剧院</text:p>
          </table:table-cell>
          <table:table-cell office:value-type="string" calcext:value-type="string">
            <text:p>湛江</text:p>
          </table:table-cell>
          <table:table-cell office:value-type="float" office:value="110.3539" calcext:value-type="float">
            <text:p>110.3539</text:p>
          </table:table-cell>
          <table:table-cell office:value-type="float" office:value="21.2706" calcext:value-type="float">
            <text:p>21.2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1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湛江</text:p>
          </table:table-cell>
          <table:table-cell office:value-type="float" office:value="110.3928" calcext:value-type="float">
            <text:p>110.3928</text:p>
          </table:table-cell>
          <table:table-cell office:value-type="float" office:value="21.2228" calcext:value-type="float">
            <text:p>21.2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2A</text:p>
          </table:table-cell>
          <table:table-cell office:value-type="string" calcext:value-type="string">
            <text:p>环保局宿舍</text:p>
          </table:table-cell>
          <table:table-cell office:value-type="string" calcext:value-type="string">
            <text:p>湛江</text:p>
          </table:table-cell>
          <table:table-cell office:value-type="float" office:value="110.4019" calcext:value-type="float">
            <text:p>110.4019</text:p>
          </table:table-cell>
          <table:table-cell office:value-type="float" office:value="21.1997" calcext:value-type="float">
            <text:p>21.19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3A</text:p>
          </table:table-cell>
          <table:table-cell office:value-type="string" calcext:value-type="string">
            <text:p>霞山游泳场</text:p>
          </table:table-cell>
          <table:table-cell office:value-type="string" calcext:value-type="string">
            <text:p>湛江</text:p>
          </table:table-cell>
          <table:table-cell office:value-type="float" office:value="110.4111" calcext:value-type="float">
            <text:p>110.4111</text:p>
          </table:table-cell>
          <table:table-cell office:value-type="float" office:value="21.2028" calcext:value-type="float">
            <text:p>21.20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4A</text:p>
          </table:table-cell>
          <table:table-cell office:value-type="string" calcext:value-type="string">
            <text:p>麻章区环保局</text:p>
          </table:table-cell>
          <table:table-cell office:value-type="string" calcext:value-type="string">
            <text:p>湛江</text:p>
          </table:table-cell>
          <table:table-cell office:value-type="float" office:value="110.3316" calcext:value-type="float">
            <text:p>110.3316</text:p>
          </table:table-cell>
          <table:table-cell office:value-type="float" office:value="21.2679" calcext:value-type="float">
            <text:p>21.26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5A</text:p>
          </table:table-cell>
          <table:table-cell office:value-type="string" calcext:value-type="string">
            <text:p>坡头区环保局</text:p>
          </table:table-cell>
          <table:table-cell office:value-type="string" calcext:value-type="string">
            <text:p>湛江</text:p>
          </table:table-cell>
          <table:table-cell office:value-type="float" office:value="110.4558" calcext:value-type="float">
            <text:p>110.4558</text:p>
          </table:table-cell>
          <table:table-cell office:value-type="float" office:value="21.2567" calcext:value-type="float">
            <text:p>21.2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6A</text:p>
          </table:table-cell>
          <table:table-cell office:value-type="string" calcext:value-type="string">
            <text:p>市环保局茂港分局</text:p>
          </table:table-cell>
          <table:table-cell office:value-type="string" calcext:value-type="string">
            <text:p>茂名</text:p>
          </table:table-cell>
          <table:table-cell office:value-type="float" office:value="111.0286" calcext:value-type="float">
            <text:p>111.0286</text:p>
          </table:table-cell>
          <table:table-cell office:value-type="float" office:value="21.4689" calcext:value-type="float">
            <text:p>21.46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7A</text:p>
          </table:table-cell>
          <table:table-cell office:value-type="string" calcext:value-type="string">
            <text:p>茂石化七小</text:p>
          </table:table-cell>
          <table:table-cell office:value-type="string" calcext:value-type="string">
            <text:p>茂名</text:p>
          </table:table-cell>
          <table:table-cell office:value-type="float" office:value="110.9294" calcext:value-type="float">
            <text:p>110.9294</text:p>
          </table:table-cell>
          <table:table-cell office:value-type="float" office:value="21.6533" calcext:value-type="float">
            <text:p>21.65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8A</text:p>
          </table:table-cell>
          <table:table-cell office:value-type="string" calcext:value-type="string">
            <text:p>健康路</text:p>
          </table:table-cell>
          <table:table-cell office:value-type="string" calcext:value-type="string">
            <text:p>茂名</text:p>
          </table:table-cell>
          <table:table-cell office:value-type="float" office:value="110.9067" calcext:value-type="float">
            <text:p>110.9067</text:p>
          </table:table-cell>
          <table:table-cell office:value-type="float" office:value="21.6669" calcext:value-type="float">
            <text:p>21.66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9A</text:p>
          </table:table-cell>
          <table:table-cell office:value-type="string" calcext:value-type="string">
            <text:p>高岭</text:p>
          </table:table-cell>
          <table:table-cell office:value-type="string" calcext:value-type="string">
            <text:p>茂名</text:p>
          </table:table-cell>
          <table:table-cell office:value-type="float" office:value="110.8592" calcext:value-type="float">
            <text:p>110.8592</text:p>
          </table:table-cell>
          <table:table-cell office:value-type="float" office:value="21.6828" calcext:value-type="float">
            <text:p>21.68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0A</text:p>
          </table:table-cell>
          <table:table-cell office:value-type="string" calcext:value-type="string">
            <text:p>嘉应大学</text:p>
          </table:table-cell>
          <table:table-cell office:value-type="string" calcext:value-type="string">
            <text:p>梅州</text:p>
          </table:table-cell>
          <table:table-cell office:value-type="float" office:value="116.1278" calcext:value-type="float">
            <text:p>116.1278</text:p>
          </table:table-cell>
          <table:table-cell office:value-type="float" office:value="24.3289" calcext:value-type="float">
            <text:p>24.3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1A</text:p>
          </table:table-cell>
          <table:table-cell office:value-type="string" calcext:value-type="string">
            <text:p>梅县新城</text:p>
          </table:table-cell>
          <table:table-cell office:value-type="string" calcext:value-type="string">
            <text:p>梅州</text:p>
          </table:table-cell>
          <table:table-cell office:value-type="float" office:value="116.0797" calcext:value-type="float">
            <text:p>116.0797</text:p>
          </table:table-cell>
          <table:table-cell office:value-type="float" office:value="24.2719" calcext:value-type="float">
            <text:p>24.27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2A</text:p>
          </table:table-cell>
          <table:table-cell office:value-type="string" calcext:value-type="string">
            <text:p>环境监控中心</text:p>
          </table:table-cell>
          <table:table-cell office:value-type="string" calcext:value-type="string">
            <text:p>梅州</text:p>
          </table:table-cell>
          <table:table-cell office:value-type="float" office:value="116.1248" calcext:value-type="float">
            <text:p>116.1248</text:p>
          </table:table-cell>
          <table:table-cell office:value-type="float" office:value="24.2654" calcext:value-type="float">
            <text:p>24.26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3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汕尾</text:p>
          </table:table-cell>
          <table:table-cell office:value-type="float" office:value="115.3653" calcext:value-type="float">
            <text:p>115.3653</text:p>
          </table:table-cell>
          <table:table-cell office:value-type="float" office:value="22.775" calcext:value-type="float">
            <text:p>22.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4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汕尾</text:p>
          </table:table-cell>
          <table:table-cell office:value-type="float" office:value="115.3706" calcext:value-type="float">
            <text:p>115.3706</text:p>
          </table:table-cell>
          <table:table-cell office:value-type="float" office:value="22.7898" calcext:value-type="float">
            <text:p>22.78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5A</text:p>
          </table:table-cell>
          <table:table-cell office:value-type="string" calcext:value-type="string">
            <text:p>新城中学</text:p>
          </table:table-cell>
          <table:table-cell office:value-type="string" calcext:value-type="string">
            <text:p>汕尾</text:p>
          </table:table-cell>
          <table:table-cell office:value-type="float" office:value="115.3622" calcext:value-type="float">
            <text:p>115.3622</text:p>
          </table:table-cell>
          <table:table-cell office:value-type="float" office:value="22.7925" calcext:value-type="float">
            <text:p>22.79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6A</text:p>
          </table:table-cell>
          <table:table-cell office:value-type="string" calcext:value-type="string">
            <text:p>源西</text:p>
          </table:table-cell>
          <table:table-cell office:value-type="string" calcext:value-type="string">
            <text:p>河源</text:p>
          </table:table-cell>
          <table:table-cell office:value-type="float" office:value="114.6778" calcext:value-type="float">
            <text:p>114.6778</text:p>
          </table:table-cell>
          <table:table-cell office:value-type="float" office:value="23.7569" calcext:value-type="float">
            <text:p>23.75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7A</text:p>
          </table:table-cell>
          <table:table-cell office:value-type="string" calcext:value-type="string">
            <text:p>东埔</text:p>
          </table:table-cell>
          <table:table-cell office:value-type="string" calcext:value-type="string">
            <text:p>河源</text:p>
          </table:table-cell>
          <table:table-cell office:value-type="float" office:value="114.6944" calcext:value-type="float">
            <text:p>114.6944</text:p>
          </table:table-cell>
          <table:table-cell office:value-type="float" office:value="23.7586" calcext:value-type="float">
            <text:p>23.7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8A</text:p>
          </table:table-cell>
          <table:table-cell office:value-type="string" calcext:value-type="string">
            <text:p>老城</text:p>
          </table:table-cell>
          <table:table-cell office:value-type="string" calcext:value-type="string">
            <text:p>河源</text:p>
          </table:table-cell>
          <table:table-cell office:value-type="float" office:value="114.6892" calcext:value-type="float">
            <text:p>114.6892</text:p>
          </table:table-cell>
          <table:table-cell office:value-type="float" office:value="23.7233" calcext:value-type="float">
            <text:p>23.72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9A</text:p>
          </table:table-cell>
          <table:table-cell office:value-type="string" calcext:value-type="string">
            <text:p>鸳鸯湖</text:p>
          </table:table-cell>
          <table:table-cell office:value-type="string" calcext:value-type="string">
            <text:p>阳江</text:p>
          </table:table-cell>
          <table:table-cell office:value-type="float" office:value="111.9786" calcext:value-type="float">
            <text:p>111.9786</text:p>
          </table:table-cell>
          <table:table-cell office:value-type="float" office:value="21.8586" calcext:value-type="float">
            <text:p>21.8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0A</text:p>
          </table:table-cell>
          <table:table-cell office:value-type="string" calcext:value-type="string">
            <text:p>南恩路</text:p>
          </table:table-cell>
          <table:table-cell office:value-type="string" calcext:value-type="string">
            <text:p>阳江</text:p>
          </table:table-cell>
          <table:table-cell office:value-type="float" office:value="111.9508" calcext:value-type="float">
            <text:p>111.9508</text:p>
          </table:table-cell>
          <table:table-cell office:value-type="float" office:value="21.8536" calcext:value-type="float">
            <text:p>21.85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1A</text:p>
          </table:table-cell>
          <table:table-cell office:value-type="string" calcext:value-type="string">
            <text:p>马南垌</text:p>
          </table:table-cell>
          <table:table-cell office:value-type="string" calcext:value-type="string">
            <text:p>阳江</text:p>
          </table:table-cell>
          <table:table-cell office:value-type="float" office:value="111.9494" calcext:value-type="float">
            <text:p>111.9494</text:p>
          </table:table-cell>
          <table:table-cell office:value-type="float" office:value="21.865" calcext:value-type="float">
            <text:p>21.8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2A</text:p>
          </table:table-cell>
          <table:table-cell office:value-type="string" calcext:value-type="string">
            <text:p>环保大楼</text:p>
          </table:table-cell>
          <table:table-cell office:value-type="string" calcext:value-type="string">
            <text:p>清远</text:p>
          </table:table-cell>
          <table:table-cell office:value-type="float" office:value="113.0425" calcext:value-type="float">
            <text:p>113.0425</text:p>
          </table:table-cell>
          <table:table-cell office:value-type="float" office:value="23.6936" calcext:value-type="float">
            <text:p>23.69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3A</text:p>
          </table:table-cell>
          <table:table-cell office:value-type="string" calcext:value-type="string">
            <text:p>凤城街办</text:p>
          </table:table-cell>
          <table:table-cell office:value-type="string" calcext:value-type="string">
            <text:p>清远</text:p>
          </table:table-cell>
          <table:table-cell office:value-type="float" office:value="113.0208" calcext:value-type="float">
            <text:p>113.0208</text:p>
          </table:table-cell>
          <table:table-cell office:value-type="float" office:value="23.7106" calcext:value-type="float">
            <text:p>23.7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4A</text:p>
          </table:table-cell>
          <table:table-cell office:value-type="string" calcext:value-type="string">
            <text:p>高新区</text:p>
          </table:table-cell>
          <table:table-cell office:value-type="string" calcext:value-type="string">
            <text:p>清远</text:p>
          </table:table-cell>
          <table:table-cell office:value-type="float" office:value="113.0622" calcext:value-type="float">
            <text:p>113.0622</text:p>
          </table:table-cell>
          <table:table-cell office:value-type="float" office:value="23.6272" calcext:value-type="float">
            <text:p>23.6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5A</text:p>
          </table:table-cell>
          <table:table-cell office:value-type="string" calcext:value-type="string">
            <text:p>西园路</text:p>
          </table:table-cell>
          <table:table-cell office:value-type="string" calcext:value-type="string">
            <text:p>潮州</text:p>
          </table:table-cell>
          <table:table-cell office:value-type="float" office:value="116.6339" calcext:value-type="float">
            <text:p>116.6339</text:p>
          </table:table-cell>
          <table:table-cell office:value-type="float" office:value="23.6714" calcext:value-type="float">
            <text:p>23.6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6A</text:p>
          </table:table-cell>
          <table:table-cell office:value-type="string" calcext:value-type="string">
            <text:p>档案局</text:p>
          </table:table-cell>
          <table:table-cell office:value-type="string" calcext:value-type="string">
            <text:p>潮州</text:p>
          </table:table-cell>
          <table:table-cell office:value-type="float" office:value="116.6447" calcext:value-type="float">
            <text:p>116.6447</text:p>
          </table:table-cell>
          <table:table-cell office:value-type="float" office:value="23.6706" calcext:value-type="float">
            <text:p>23.6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7A</text:p>
          </table:table-cell>
          <table:table-cell office:value-type="string" calcext:value-type="string">
            <text:p>市政公司</text:p>
          </table:table-cell>
          <table:table-cell office:value-type="string" calcext:value-type="string">
            <text:p>潮州</text:p>
          </table:table-cell>
          <table:table-cell office:value-type="float" office:value="116.6175" calcext:value-type="float">
            <text:p>116.6175</text:p>
          </table:table-cell>
          <table:table-cell office:value-type="float" office:value="23.6531" calcext:value-type="float">
            <text:p>23.65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8A</text:p>
          </table:table-cell>
          <table:table-cell office:value-type="string" calcext:value-type="string">
            <text:p>新兴</text:p>
          </table:table-cell>
          <table:table-cell office:value-type="string" calcext:value-type="string">
            <text:p>揭阳</text:p>
          </table:table-cell>
          <table:table-cell office:value-type="float" office:value="116.3697" calcext:value-type="float">
            <text:p>116.3697</text:p>
          </table:table-cell>
          <table:table-cell office:value-type="float" office:value="23.5353" calcext:value-type="float">
            <text:p>23.53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9A</text:p>
          </table:table-cell>
          <table:table-cell office:value-type="string" calcext:value-type="string">
            <text:p>西马</text:p>
          </table:table-cell>
          <table:table-cell office:value-type="string" calcext:value-type="string">
            <text:p>揭阳</text:p>
          </table:table-cell>
          <table:table-cell office:value-type="float" office:value="116.3242" calcext:value-type="float">
            <text:p>116.3242</text:p>
          </table:table-cell>
          <table:table-cell office:value-type="float" office:value="23.5486" calcext:value-type="float">
            <text:p>23.54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0A</text:p>
          </table:table-cell>
          <table:table-cell office:value-type="string" calcext:value-type="string">
            <text:p>东兴</text:p>
          </table:table-cell>
          <table:table-cell office:value-type="string" calcext:value-type="string">
            <text:p>揭阳</text:p>
          </table:table-cell>
          <table:table-cell office:value-type="float" office:value="116.3594" calcext:value-type="float">
            <text:p>116.3594</text:p>
          </table:table-cell>
          <table:table-cell office:value-type="float" office:value="23.5739" calcext:value-type="float">
            <text:p>23.57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1A</text:p>
          </table:table-cell>
          <table:table-cell office:value-type="string" calcext:value-type="string">
            <text:p>渔湖</text:p>
          </table:table-cell>
          <table:table-cell office:value-type="string" calcext:value-type="string">
            <text:p>揭阳</text:p>
          </table:table-cell>
          <table:table-cell office:value-type="float" office:value="116.4094" calcext:value-type="float">
            <text:p>116.4094</text:p>
          </table:table-cell>
          <table:table-cell office:value-type="float" office:value="23.5292" calcext:value-type="float">
            <text:p>23.52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2A</text:p>
          </table:table-cell>
          <table:table-cell office:value-type="string" calcext:value-type="string">
            <text:p>新市府</text:p>
          </table:table-cell>
          <table:table-cell office:value-type="string" calcext:value-type="string">
            <text:p>云浮</text:p>
          </table:table-cell>
          <table:table-cell office:value-type="float" office:value="112.0392" calcext:value-type="float">
            <text:p>112.0392</text:p>
          </table:table-cell>
          <table:table-cell office:value-type="float" office:value="22.9169" calcext:value-type="float">
            <text:p>22.9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3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云浮</text:p>
          </table:table-cell>
          <table:table-cell office:value-type="float" office:value="112.0369" calcext:value-type="float">
            <text:p>112.0369</text:p>
          </table:table-cell>
          <table:table-cell office:value-type="float" office:value="22.9394" calcext:value-type="float">
            <text:p>22.93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4A</text:p>
          </table:table-cell>
          <table:table-cell office:value-type="string" calcext:value-type="string">
            <text:p>牧羊</text:p>
          </table:table-cell>
          <table:table-cell office:value-type="string" calcext:value-type="string">
            <text:p>云浮</text:p>
          </table:table-cell>
          <table:table-cell office:value-type="float" office:value="112.0539" calcext:value-type="float">
            <text:p>112.0539</text:p>
          </table:table-cell>
          <table:table-cell office:value-type="float" office:value="22.9539" calcext:value-type="float">
            <text:p>22.9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5A</text:p>
          </table:table-cell>
          <table:table-cell office:value-type="string" calcext:value-type="string">
            <text:p>东风水库</text:p>
          </table:table-cell>
          <table:table-cell office:value-type="string" calcext:value-type="string">
            <text:p>玉溪</text:p>
          </table:table-cell>
          <table:table-cell office:value-type="float" office:value="102.5778" calcext:value-type="float">
            <text:p>102.5778</text:p>
          </table:table-cell>
          <table:table-cell office:value-type="float" office:value="24.3694" calcext:value-type="float">
            <text:p>24.36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6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玉溪</text:p>
          </table:table-cell>
          <table:table-cell office:value-type="float" office:value="102.5433" calcext:value-type="float">
            <text:p>102.5433</text:p>
          </table:table-cell>
          <table:table-cell office:value-type="float" office:value="24.3603" calcext:value-type="float">
            <text:p>24.3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7A</text:p>
          </table:table-cell>
          <table:table-cell office:value-type="string" calcext:value-type="string">
            <text:p>大营街镇</text:p>
          </table:table-cell>
          <table:table-cell office:value-type="string" calcext:value-type="string">
            <text:p>玉溪</text:p>
          </table:table-cell>
          <table:table-cell office:value-type="float" office:value="102.4964" calcext:value-type="float">
            <text:p>102.4964</text:p>
          </table:table-cell>
          <table:table-cell office:value-type="float" office:value="24.3411" calcext:value-type="float">
            <text:p>24.34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8A</text:p>
          </table:table-cell>
          <table:table-cell office:value-type="string" calcext:value-type="string">
            <text:p>市气象局</text:p>
          </table:table-cell>
          <table:table-cell office:value-type="string" calcext:value-type="string">
            <text:p>菏泽</text:p>
          </table:table-cell>
          <table:table-cell office:value-type="float" office:value="115.42277" calcext:value-type="float">
            <text:p>115.42277</text:p>
          </table:table-cell>
          <table:table-cell office:value-type="float" office:value="35.248889" calcext:value-type="float">
            <text:p>35.2488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9A</text:p>
          </table:table-cell>
          <table:table-cell office:value-type="string" calcext:value-type="string">
            <text:p>市政协</text:p>
          </table:table-cell>
          <table:table-cell office:value-type="string" calcext:value-type="string">
            <text:p>菏泽</text:p>
          </table:table-cell>
          <table:table-cell office:value-type="float" office:value="115.474722" calcext:value-type="float">
            <text:p>115.474722</text:p>
          </table:table-cell>
          <table:table-cell office:value-type="float" office:value="35.2375" calcext:value-type="float">
            <text:p>35.23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0A</text:p>
          </table:table-cell>
          <table:table-cell office:value-type="string" calcext:value-type="string">
            <text:p>菏泽学院</text:p>
          </table:table-cell>
          <table:table-cell office:value-type="string" calcext:value-type="string">
            <text:p>菏泽</text:p>
          </table:table-cell>
          <table:table-cell office:value-type="float" office:value="115.455" calcext:value-type="float">
            <text:p>115.455</text:p>
          </table:table-cell>
          <table:table-cell office:value-type="float" office:value="35.27" calcext:value-type="float">
            <text:p>35.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1A</text:p>
          </table:table-cell>
          <table:table-cell office:value-type="string" calcext:value-type="string">
            <text:p>果树场</text:p>
          </table:table-cell>
          <table:table-cell office:value-type="string" calcext:value-type="string">
            <text:p>大同</text:p>
          </table:table-cell>
          <table:table-cell office:value-type="float" office:value="113.3819" calcext:value-type="float">
            <text:p>113.3819</text:p>
          </table:table-cell>
          <table:table-cell office:value-type="float" office:value="40.1097" calcext:value-type="float">
            <text:p>40.1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2A</text:p>
          </table:table-cell>
          <table:table-cell office:value-type="string" calcext:value-type="string">
            <text:p>红旗广场</text:p>
          </table:table-cell>
          <table:table-cell office:value-type="string" calcext:value-type="string">
            <text:p>大同</text:p>
          </table:table-cell>
          <table:table-cell office:value-type="float" office:value="113.2858" calcext:value-type="float">
            <text:p>113.2858</text:p>
          </table:table-cell>
          <table:table-cell office:value-type="float" office:value="40.0958" calcext:value-type="float">
            <text:p>40.09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3A</text:p>
          </table:table-cell>
          <table:table-cell office:value-type="string" calcext:value-type="string">
            <text:p>云冈宾馆</text:p>
          </table:table-cell>
          <table:table-cell office:value-type="string" calcext:value-type="string">
            <text:p>大同</text:p>
          </table:table-cell>
          <table:table-cell office:value-type="float" office:value="113.2994" calcext:value-type="float">
            <text:p>113.2994</text:p>
          </table:table-cell>
          <table:table-cell office:value-type="float" office:value="40.0758" calcext:value-type="float">
            <text:p>40.07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4A</text:p>
          </table:table-cell>
          <table:table-cell office:value-type="string" calcext:value-type="string">
            <text:p>大同大学</text:p>
          </table:table-cell>
          <table:table-cell office:value-type="string" calcext:value-type="string">
            <text:p>大同</text:p>
          </table:table-cell>
          <table:table-cell office:value-type="float" office:value="113.3444" calcext:value-type="float">
            <text:p>113.3444</text:p>
          </table:table-cell>
          <table:table-cell office:value-type="float" office:value="40.0917" calcext:value-type="float">
            <text:p>40.09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5A</text:p>
          </table:table-cell>
          <table:table-cell office:value-type="string" calcext:value-type="string">
            <text:p>安家小村</text:p>
          </table:table-cell>
          <table:table-cell office:value-type="string" calcext:value-type="string">
            <text:p>大同</text:p>
          </table:table-cell>
          <table:table-cell office:value-type="float" office:value="113.2661" calcext:value-type="float">
            <text:p>113.2661</text:p>
          </table:table-cell>
          <table:table-cell office:value-type="float" office:value="40.1269" calcext:value-type="float">
            <text:p>40.1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6A</text:p>
          </table:table-cell>
          <table:table-cell office:value-type="string" calcext:value-type="string">
            <text:p>教育学院</text:p>
          </table:table-cell>
          <table:table-cell office:value-type="string" calcext:value-type="string">
            <text:p>大同</text:p>
          </table:table-cell>
          <table:table-cell office:value-type="float" office:value="113.2711" calcext:value-type="float">
            <text:p>113.2711</text:p>
          </table:table-cell>
          <table:table-cell office:value-type="float" office:value="40.0844" calcext:value-type="float">
            <text:p>40.08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7A</text:p>
          </table:table-cell>
          <table:table-cell office:value-type="string" calcext:value-type="string">
            <text:p>清华站</text:p>
          </table:table-cell>
          <table:table-cell office:value-type="string" calcext:value-type="string">
            <text:p>长治</text:p>
          </table:table-cell>
          <table:table-cell office:value-type="float" office:value="113.1097" calcext:value-type="float">
            <text:p>113.1097</text:p>
          </table:table-cell>
          <table:table-cell office:value-type="float" office:value="36.1542" calcext:value-type="float">
            <text:p>36.1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8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长治</text:p>
          </table:table-cell>
          <table:table-cell office:value-type="float" office:value="113.0972" calcext:value-type="float">
            <text:p>113.0972</text:p>
          </table:table-cell>
          <table:table-cell office:value-type="float" office:value="36.1939" calcext:value-type="float">
            <text:p>36.19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9A</text:p>
          </table:table-cell>
          <table:table-cell office:value-type="string" calcext:value-type="string">
            <text:p>澳瑞特</text:p>
          </table:table-cell>
          <table:table-cell office:value-type="string" calcext:value-type="string">
            <text:p>长治</text:p>
          </table:table-cell>
          <table:table-cell office:value-type="float" office:value="113.1466" calcext:value-type="float">
            <text:p>113.1466</text:p>
          </table:table-cell>
          <table:table-cell office:value-type="float" office:value="36.1961" calcext:value-type="float">
            <text:p>36.19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0A</text:p>
          </table:table-cell>
          <table:table-cell office:value-type="string" calcext:value-type="string">
            <text:p>审计局</text:p>
          </table:table-cell>
          <table:table-cell office:value-type="string" calcext:value-type="string">
            <text:p>长治</text:p>
          </table:table-cell>
          <table:table-cell office:value-type="float" office:value="113.0886" calcext:value-type="float">
            <text:p>113.0886</text:p>
          </table:table-cell>
          <table:table-cell office:value-type="float" office:value="36.2126" calcext:value-type="float">
            <text:p>36.21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1A</text:p>
          </table:table-cell>
          <table:table-cell office:value-type="string" calcext:value-type="string">
            <text:p>长治八中</text:p>
          </table:table-cell>
          <table:table-cell office:value-type="string" calcext:value-type="string">
            <text:p>长治</text:p>
          </table:table-cell>
          <table:table-cell office:value-type="float" office:value="113.0844444" calcext:value-type="float">
            <text:p>113.0844444</text:p>
          </table:table-cell>
          <table:table-cell office:value-type="float" office:value="36.1855" calcext:value-type="float">
            <text:p>36.18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2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临汾</text:p>
          </table:table-cell>
          <table:table-cell office:value-type="float" office:value="111.5125" calcext:value-type="float">
            <text:p>111.5125</text:p>
          </table:table-cell>
          <table:table-cell office:value-type="float" office:value="36.0978" calcext:value-type="float">
            <text:p>36.09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3A</text:p>
          </table:table-cell>
          <table:table-cell office:value-type="string" calcext:value-type="string">
            <text:p>临钢医院</text:p>
          </table:table-cell>
          <table:table-cell office:value-type="string" calcext:value-type="string">
            <text:p>临汾</text:p>
          </table:table-cell>
          <table:table-cell office:value-type="float" office:value="111.5531" calcext:value-type="float">
            <text:p>111.5531</text:p>
          </table:table-cell>
          <table:table-cell office:value-type="float" office:value="36.0783" calcext:value-type="float">
            <text:p>36.07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4A</text:p>
          </table:table-cell>
          <table:table-cell office:value-type="string" calcext:value-type="string">
            <text:p>技工学校</text:p>
          </table:table-cell>
          <table:table-cell office:value-type="string" calcext:value-type="string">
            <text:p>临汾</text:p>
          </table:table-cell>
          <table:table-cell office:value-type="float" office:value="111.5028" calcext:value-type="float">
            <text:p>111.5028</text:p>
          </table:table-cell>
          <table:table-cell office:value-type="float" office:value="36.0714" calcext:value-type="float">
            <text:p>36.0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5A</text:p>
          </table:table-cell>
          <table:table-cell office:value-type="string" calcext:value-type="string">
            <text:p>工商学校</text:p>
          </table:table-cell>
          <table:table-cell office:value-type="string" calcext:value-type="string">
            <text:p>临汾</text:p>
          </table:table-cell>
          <table:table-cell office:value-type="float" office:value="111.5169" calcext:value-type="float">
            <text:p>111.5169</text:p>
          </table:table-cell>
          <table:table-cell office:value-type="float" office:value="36.0822" calcext:value-type="float">
            <text:p>36.08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6A</text:p>
          </table:table-cell>
          <table:table-cell office:value-type="string" calcext:value-type="string">
            <text:p>市委</text:p>
          </table:table-cell>
          <table:table-cell office:value-type="string" calcext:value-type="string">
            <text:p>临汾</text:p>
          </table:table-cell>
          <table:table-cell office:value-type="float" office:value="111.5025" calcext:value-type="float">
            <text:p>111.5025</text:p>
          </table:table-cell>
          <table:table-cell office:value-type="float" office:value="36.0875" calcext:value-type="float">
            <text:p>36.08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7A</text:p>
          </table:table-cell>
          <table:table-cell office:value-type="string" calcext:value-type="string">
            <text:p>南机场</text:p>
          </table:table-cell>
          <table:table-cell office:value-type="string" calcext:value-type="string">
            <text:p>临汾</text:p>
          </table:table-cell>
          <table:table-cell office:value-type="float" office:value="111.4917" calcext:value-type="float">
            <text:p>111.4917</text:p>
          </table:table-cell>
          <table:table-cell office:value-type="float" office:value="36.0417" calcext:value-type="float">
            <text:p>36.0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8A</text:p>
          </table:table-cell>
          <table:table-cell office:value-type="string" calcext:value-type="string">
            <text:p>市中心</text:p>
          </table:table-cell>
          <table:table-cell office:value-type="string" calcext:value-type="string">
            <text:p>阳泉</text:p>
          </table:table-cell>
          <table:table-cell office:value-type="float" office:value="113.5753" calcext:value-type="float">
            <text:p>113.5753</text:p>
          </table:table-cell>
          <table:table-cell office:value-type="float" office:value="37.8564" calcext:value-type="float">
            <text:p>37.85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9A</text:p>
          </table:table-cell>
          <table:table-cell office:value-type="string" calcext:value-type="string">
            <text:p>赛鱼</text:p>
          </table:table-cell>
          <table:table-cell office:value-type="string" calcext:value-type="string">
            <text:p>阳泉</text:p>
          </table:table-cell>
          <table:table-cell office:value-type="float" office:value="113.4922" calcext:value-type="float">
            <text:p>113.4922</text:p>
          </table:table-cell>
          <table:table-cell office:value-type="float" office:value="37.8792" calcext:value-type="float">
            <text:p>37.87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0A</text:p>
          </table:table-cell>
          <table:table-cell office:value-type="string" calcext:value-type="string">
            <text:p>南庄</text:p>
          </table:table-cell>
          <table:table-cell office:value-type="string" calcext:value-type="string">
            <text:p>阳泉</text:p>
          </table:table-cell>
          <table:table-cell office:value-type="float" office:value="113.5922" calcext:value-type="float">
            <text:p>113.5922</text:p>
          </table:table-cell>
          <table:table-cell office:value-type="float" office:value="37.8561" calcext:value-type="float">
            <text:p>37.85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1A</text:p>
          </table:table-cell>
          <table:table-cell office:value-type="string" calcext:value-type="string">
            <text:p>白羊墅</text:p>
          </table:table-cell>
          <table:table-cell office:value-type="string" calcext:value-type="string">
            <text:p>阳泉</text:p>
          </table:table-cell>
          <table:table-cell office:value-type="float" office:value="113.6292" calcext:value-type="float">
            <text:p>113.6292</text:p>
          </table:table-cell>
          <table:table-cell office:value-type="float" office:value="37.8531" calcext:value-type="float">
            <text:p>37.85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2A</text:p>
          </table:table-cell>
          <table:table-cell office:value-type="string" calcext:value-type="string">
            <text:p>平坦</text:p>
          </table:table-cell>
          <table:table-cell office:value-type="string" calcext:value-type="string">
            <text:p>阳泉</text:p>
          </table:table-cell>
          <table:table-cell office:value-type="float" office:value="113.5689" calcext:value-type="float">
            <text:p>113.5689</text:p>
          </table:table-cell>
          <table:table-cell office:value-type="float" office:value="37.8694" calcext:value-type="float">
            <text:p>37.86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3A</text:p>
          </table:table-cell>
          <table:table-cell office:value-type="string" calcext:value-type="string">
            <text:p>大阳泉</text:p>
          </table:table-cell>
          <table:table-cell office:value-type="string" calcext:value-type="string">
            <text:p>阳泉</text:p>
          </table:table-cell>
          <table:table-cell office:value-type="float" office:value="113.5158" calcext:value-type="float">
            <text:p>113.5158</text:p>
          </table:table-cell>
          <table:table-cell office:value-type="float" office:value="37.85" calcext:value-type="float">
            <text:p>37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4A</text:p>
          </table:table-cell>
          <table:table-cell office:value-type="string" calcext:value-type="string">
            <text:p>松山一中</text:p>
          </table:table-cell>
          <table:table-cell office:value-type="string" calcext:value-type="string">
            <text:p>赤峰</text:p>
          </table:table-cell>
          <table:table-cell office:value-type="float" office:value="118.9233" calcext:value-type="float">
            <text:p>118.9233</text:p>
          </table:table-cell>
          <table:table-cell office:value-type="float" office:value="42.2814" calcext:value-type="float">
            <text:p>42.28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5A</text:p>
          </table:table-cell>
          <table:table-cell office:value-type="string" calcext:value-type="string">
            <text:p>哈达街</text:p>
          </table:table-cell>
          <table:table-cell office:value-type="string" calcext:value-type="string">
            <text:p>赤峰</text:p>
          </table:table-cell>
          <table:table-cell office:value-type="float" office:value="118.9572" calcext:value-type="float">
            <text:p>118.9572</text:p>
          </table:table-cell>
          <table:table-cell office:value-type="float" office:value="42.2725" calcext:value-type="float">
            <text:p>42.2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6A</text:p>
          </table:table-cell>
          <table:table-cell office:value-type="string" calcext:value-type="string">
            <text:p>天义路</text:p>
          </table:table-cell>
          <table:table-cell office:value-type="string" calcext:value-type="string">
            <text:p>赤峰</text:p>
          </table:table-cell>
          <table:table-cell office:value-type="float" office:value="118.8789" calcext:value-type="float">
            <text:p>118.8789</text:p>
          </table:table-cell>
          <table:table-cell office:value-type="float" office:value="42.2556" calcext:value-type="float">
            <text:p>42.2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7A</text:p>
          </table:table-cell>
          <table:table-cell office:value-type="string" calcext:value-type="string">
            <text:p>松山路</text:p>
          </table:table-cell>
          <table:table-cell office:value-type="string" calcext:value-type="string">
            <text:p>赤峰</text:p>
          </table:table-cell>
          <table:table-cell office:value-type="float" office:value="119.2719" calcext:value-type="float">
            <text:p>119.2719</text:p>
          </table:table-cell>
          <table:table-cell office:value-type="float" office:value="42.0317" calcext:value-type="float">
            <text:p>42.0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8A</text:p>
          </table:table-cell>
          <table:table-cell office:value-type="string" calcext:value-type="string">
            <text:p>深沟寺</text:p>
          </table:table-cell>
          <table:table-cell office:value-type="string" calcext:value-type="string">
            <text:p>鞍山</text:p>
          </table:table-cell>
          <table:table-cell office:value-type="float" office:value="123.044" calcext:value-type="float">
            <text:p>123.044</text:p>
          </table:table-cell>
          <table:table-cell office:value-type="float" office:value="41.1196" calcext:value-type="float">
            <text:p>41.11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9A</text:p>
          </table:table-cell>
          <table:table-cell office:value-type="string" calcext:value-type="string">
            <text:p>太阳城</text:p>
          </table:table-cell>
          <table:table-cell office:value-type="string" calcext:value-type="string">
            <text:p>鞍山</text:p>
          </table:table-cell>
          <table:table-cell office:value-type="float" office:value="123.011" calcext:value-type="float">
            <text:p>123.011</text:p>
          </table:table-cell>
          <table:table-cell office:value-type="float" office:value="41.0931" calcext:value-type="float">
            <text:p>41.09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0A</text:p>
          </table:table-cell>
          <table:table-cell office:value-type="string" calcext:value-type="string">
            <text:p>太平</text:p>
          </table:table-cell>
          <table:table-cell office:value-type="string" calcext:value-type="string">
            <text:p>鞍山</text:p>
          </table:table-cell>
          <table:table-cell office:value-type="float" office:value="123.0485" calcext:value-type="float">
            <text:p>123.0485</text:p>
          </table:table-cell>
          <table:table-cell office:value-type="float" office:value="41.1442" calcext:value-type="float">
            <text:p>41.1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1A</text:p>
          </table:table-cell>
          <table:table-cell office:value-type="string" calcext:value-type="string">
            <text:p>铁西三道街</text:p>
          </table:table-cell>
          <table:table-cell office:value-type="string" calcext:value-type="string">
            <text:p>鞍山</text:p>
          </table:table-cell>
          <table:table-cell office:value-type="float" office:value="122.9642" calcext:value-type="float">
            <text:p>122.9642</text:p>
          </table:table-cell>
          <table:table-cell office:value-type="float" office:value="41.0971" calcext:value-type="float">
            <text:p>41.09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2A</text:p>
          </table:table-cell>
          <table:table-cell office:value-type="string" calcext:value-type="string">
            <text:p>铁西工业园区</text:p>
          </table:table-cell>
          <table:table-cell office:value-type="string" calcext:value-type="string">
            <text:p>鞍山</text:p>
          </table:table-cell>
          <table:table-cell office:value-type="float" office:value="122.9481" calcext:value-type="float">
            <text:p>122.9481</text:p>
          </table:table-cell>
          <table:table-cell office:value-type="float" office:value="41.0833" calcext:value-type="float">
            <text:p>41.08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3A</text:p>
          </table:table-cell>
          <table:table-cell office:value-type="string" calcext:value-type="string">
            <text:p>明达新区</text:p>
          </table:table-cell>
          <table:table-cell office:value-type="string" calcext:value-type="string">
            <text:p>鞍山</text:p>
          </table:table-cell>
          <table:table-cell office:value-type="float" office:value="123.0156" calcext:value-type="float">
            <text:p>123.0156</text:p>
          </table:table-cell>
          <table:table-cell office:value-type="float" office:value="41.0831" calcext:value-type="float">
            <text:p>41.08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4A</text:p>
          </table:table-cell>
          <table:table-cell office:value-type="string" calcext:value-type="string">
            <text:p>千山</text:p>
          </table:table-cell>
          <table:table-cell office:value-type="string" calcext:value-type="string">
            <text:p>鞍山</text:p>
          </table:table-cell>
          <table:table-cell office:value-type="float" office:value="123.1289" calcext:value-type="float">
            <text:p>123.1289</text:p>
          </table:table-cell>
          <table:table-cell office:value-type="float" office:value="41.0228" calcext:value-type="float">
            <text:p>41.0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5A</text:p>
          </table:table-cell>
          <table:table-cell office:value-type="string" calcext:value-type="string">
            <text:p>望花区</text:p>
          </table:table-cell>
          <table:table-cell office:value-type="string" calcext:value-type="string">
            <text:p>抚顺</text:p>
          </table:table-cell>
          <table:table-cell office:value-type="float" office:value="123.81" calcext:value-type="float">
            <text:p>123.81</text:p>
          </table:table-cell>
          <table:table-cell office:value-type="float" office:value="41.8469" calcext:value-type="float">
            <text:p>41.84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6A</text:p>
          </table:table-cell>
          <table:table-cell office:value-type="string" calcext:value-type="string">
            <text:p>顺城区</text:p>
          </table:table-cell>
          <table:table-cell office:value-type="string" calcext:value-type="string">
            <text:p>抚顺</text:p>
          </table:table-cell>
          <table:table-cell office:value-type="float" office:value="123.9169" calcext:value-type="float">
            <text:p>123.9169</text:p>
          </table:table-cell>
          <table:table-cell office:value-type="float" office:value="41.8828" calcext:value-type="float">
            <text:p>41.88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7A</text:p>
          </table:table-cell>
          <table:table-cell office:value-type="string" calcext:value-type="string">
            <text:p>东洲区</text:p>
          </table:table-cell>
          <table:table-cell office:value-type="string" calcext:value-type="string">
            <text:p>抚顺</text:p>
          </table:table-cell>
          <table:table-cell office:value-type="float" office:value="124.0383" calcext:value-type="float">
            <text:p>124.0383</text:p>
          </table:table-cell>
          <table:table-cell office:value-type="float" office:value="41.8625" calcext:value-type="float">
            <text:p>41.8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8A</text:p>
          </table:table-cell>
          <table:table-cell office:value-type="string" calcext:value-type="string">
            <text:p>新抚区</text:p>
          </table:table-cell>
          <table:table-cell office:value-type="string" calcext:value-type="string">
            <text:p>抚顺</text:p>
          </table:table-cell>
          <table:table-cell office:value-type="float" office:value="123.9" calcext:value-type="float">
            <text:p>123.9</text:p>
          </table:table-cell>
          <table:table-cell office:value-type="float" office:value="41.8594" calcext:value-type="float">
            <text:p>41.85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9A</text:p>
          </table:table-cell>
          <table:table-cell office:value-type="string" calcext:value-type="string">
            <text:p>大伙房水库</text:p>
          </table:table-cell>
          <table:table-cell office:value-type="string" calcext:value-type="string">
            <text:p>抚顺</text:p>
          </table:table-cell>
          <table:table-cell office:value-type="float" office:value="124.0878" calcext:value-type="float">
            <text:p>124.0878</text:p>
          </table:table-cell>
          <table:table-cell office:value-type="float" office:value="41.8864" calcext:value-type="float">
            <text:p>41.88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0A</text:p>
          </table:table-cell>
          <table:table-cell office:value-type="string" calcext:value-type="string">
            <text:p>沈抚新城</text:p>
          </table:table-cell>
          <table:table-cell office:value-type="string" calcext:value-type="string">
            <text:p>抚顺</text:p>
          </table:table-cell>
          <table:table-cell office:value-type="float" office:value="123.7117" calcext:value-type="float">
            <text:p>123.7117</text:p>
          </table:table-cell>
          <table:table-cell office:value-type="float" office:value="41.8417" calcext:value-type="float">
            <text:p>41.8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1A</text:p>
          </table:table-cell>
          <table:table-cell office:value-type="string" calcext:value-type="string">
            <text:p>大峪</text:p>
          </table:table-cell>
          <table:table-cell office:value-type="string" calcext:value-type="string">
            <text:p>本溪</text:p>
          </table:table-cell>
          <table:table-cell office:value-type="float" office:value="123.8436" calcext:value-type="float">
            <text:p>123.8436</text:p>
          </table:table-cell>
          <table:table-cell office:value-type="float" office:value="41.3283" calcext:value-type="float">
            <text:p>41.3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2A</text:p>
          </table:table-cell>
          <table:table-cell office:value-type="string" calcext:value-type="string">
            <text:p>溪湖</text:p>
          </table:table-cell>
          <table:table-cell office:value-type="string" calcext:value-type="string">
            <text:p>本溪</text:p>
          </table:table-cell>
          <table:table-cell office:value-type="float" office:value="123.7528" calcext:value-type="float">
            <text:p>123.7528</text:p>
          </table:table-cell>
          <table:table-cell office:value-type="float" office:value="41.3369" calcext:value-type="float">
            <text:p>41.33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3A</text:p>
          </table:table-cell>
          <table:table-cell office:value-type="string" calcext:value-type="string">
            <text:p>彩屯</text:p>
          </table:table-cell>
          <table:table-cell office:value-type="string" calcext:value-type="string">
            <text:p>本溪</text:p>
          </table:table-cell>
          <table:table-cell office:value-type="float" office:value="123.7308" calcext:value-type="float">
            <text:p>123.7308</text:p>
          </table:table-cell>
          <table:table-cell office:value-type="float" office:value="41.3047" calcext:value-type="float">
            <text:p>41.3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4A</text:p>
          </table:table-cell>
          <table:table-cell office:value-type="string" calcext:value-type="string">
            <text:p>东明</text:p>
          </table:table-cell>
          <table:table-cell office:value-type="string" calcext:value-type="string">
            <text:p>本溪</text:p>
          </table:table-cell>
          <table:table-cell office:value-type="float" office:value="123.7669" calcext:value-type="float">
            <text:p>123.7669</text:p>
          </table:table-cell>
          <table:table-cell office:value-type="float" office:value="41.2864" calcext:value-type="float">
            <text:p>41.28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5A</text:p>
          </table:table-cell>
          <table:table-cell office:value-type="string" calcext:value-type="string">
            <text:p>新立屯</text:p>
          </table:table-cell>
          <table:table-cell office:value-type="string" calcext:value-type="string">
            <text:p>本溪</text:p>
          </table:table-cell>
          <table:table-cell office:value-type="float" office:value="123.7989" calcext:value-type="float">
            <text:p>123.7989</text:p>
          </table:table-cell>
          <table:table-cell office:value-type="float" office:value="41.2692" calcext:value-type="float">
            <text:p>41.26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6A</text:p>
          </table:table-cell>
          <table:table-cell office:value-type="string" calcext:value-type="string">
            <text:p>威宁</text:p>
          </table:table-cell>
          <table:table-cell office:value-type="string" calcext:value-type="string">
            <text:p>本溪</text:p>
          </table:table-cell>
          <table:table-cell office:value-type="float" office:value="123.8142" calcext:value-type="float">
            <text:p>123.8142</text:p>
          </table:table-cell>
          <table:table-cell office:value-type="float" office:value="41.3472" calcext:value-type="float">
            <text:p>41.34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7A</text:p>
          </table:table-cell>
          <table:table-cell office:value-type="string" calcext:value-type="string">
            <text:p>南山</text:p>
          </table:table-cell>
          <table:table-cell office:value-type="string" calcext:value-type="string">
            <text:p>锦州</text:p>
          </table:table-cell>
          <table:table-cell office:value-type="float" office:value="121.0986" calcext:value-type="float">
            <text:p>121.0986</text:p>
          </table:table-cell>
          <table:table-cell office:value-type="float" office:value="41.0781" calcext:value-type="float">
            <text:p>41.07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8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锦州</text:p>
          </table:table-cell>
          <table:table-cell office:value-type="float" office:value="121.045" calcext:value-type="float">
            <text:p>121.045</text:p>
          </table:table-cell>
          <table:table-cell office:value-type="float" office:value="40.8333" calcext:value-type="float">
            <text:p>40.8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9A</text:p>
          </table:table-cell>
          <table:table-cell office:value-type="string" calcext:value-type="string">
            <text:p>百股街道</text:p>
          </table:table-cell>
          <table:table-cell office:value-type="string" calcext:value-type="string">
            <text:p>锦州</text:p>
          </table:table-cell>
          <table:table-cell office:value-type="float" office:value="121.2008" calcext:value-type="float">
            <text:p>121.2008</text:p>
          </table:table-cell>
          <table:table-cell office:value-type="float" office:value="41.1219" calcext:value-type="float">
            <text:p>41.1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0A</text:p>
          </table:table-cell>
          <table:table-cell office:value-type="string" calcext:value-type="string">
            <text:p>天安街道</text:p>
          </table:table-cell>
          <table:table-cell office:value-type="string" calcext:value-type="string">
            <text:p>锦州</text:p>
          </table:table-cell>
          <table:table-cell office:value-type="float" office:value="121.1178" calcext:value-type="float">
            <text:p>121.1178</text:p>
          </table:table-cell>
          <table:table-cell office:value-type="float" office:value="41.1222" calcext:value-type="float">
            <text:p>41.1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1A</text:p>
          </table:table-cell>
          <table:table-cell office:value-type="string" calcext:value-type="string">
            <text:p>北湖公园</text:p>
          </table:table-cell>
          <table:table-cell office:value-type="string" calcext:value-type="string">
            <text:p>锦州</text:p>
          </table:table-cell>
          <table:table-cell office:value-type="float" office:value="121.1303" calcext:value-type="float">
            <text:p>121.1303</text:p>
          </table:table-cell>
          <table:table-cell office:value-type="float" office:value="41.1386" calcext:value-type="float">
            <text:p>41.13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2A</text:p>
          </table:table-cell>
          <table:table-cell office:value-type="string" calcext:value-type="string">
            <text:p>哈达湾</text:p>
          </table:table-cell>
          <table:table-cell office:value-type="string" calcext:value-type="string">
            <text:p>吉林</text:p>
          </table:table-cell>
          <table:table-cell office:value-type="float" office:value="126.555" calcext:value-type="float">
            <text:p>126.555</text:p>
          </table:table-cell>
          <table:table-cell office:value-type="float" office:value="43.8875" calcext:value-type="float">
            <text:p>43.88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3A</text:p>
          </table:table-cell>
          <table:table-cell office:value-type="string" calcext:value-type="string">
            <text:p>东局子</text:p>
          </table:table-cell>
          <table:table-cell office:value-type="string" calcext:value-type="string">
            <text:p>吉林</text:p>
          </table:table-cell>
          <table:table-cell office:value-type="float" office:value="126.5844" calcext:value-type="float">
            <text:p>126.5844</text:p>
          </table:table-cell>
          <table:table-cell office:value-type="float" office:value="43.8358" calcext:value-type="float">
            <text:p>43.83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4A</text:p>
          </table:table-cell>
          <table:table-cell office:value-type="string" calcext:value-type="string">
            <text:p>电力学院</text:p>
          </table:table-cell>
          <table:table-cell office:value-type="string" calcext:value-type="string">
            <text:p>吉林</text:p>
          </table:table-cell>
          <table:table-cell office:value-type="float" office:value="126.4978" calcext:value-type="float">
            <text:p>126.4978</text:p>
          </table:table-cell>
          <table:table-cell office:value-type="float" office:value="43.8228" calcext:value-type="float">
            <text:p>43.8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5A</text:p>
          </table:table-cell>
          <table:table-cell office:value-type="string" calcext:value-type="string">
            <text:p>江北</text:p>
          </table:table-cell>
          <table:table-cell office:value-type="string" calcext:value-type="string">
            <text:p>吉林</text:p>
          </table:table-cell>
          <table:table-cell office:value-type="float" office:value="126.5786" calcext:value-type="float">
            <text:p>126.5786</text:p>
          </table:table-cell>
          <table:table-cell office:value-type="float" office:value="43.8947" calcext:value-type="float">
            <text:p>43.89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6A</text:p>
          </table:table-cell>
          <table:table-cell office:value-type="string" calcext:value-type="string">
            <text:p>江南公园</text:p>
          </table:table-cell>
          <table:table-cell office:value-type="string" calcext:value-type="string">
            <text:p>吉林</text:p>
          </table:table-cell>
          <table:table-cell office:value-type="float" office:value="126.55" calcext:value-type="float">
            <text:p>126.55</text:p>
          </table:table-cell>
          <table:table-cell office:value-type="float" office:value="43.8256" calcext:value-type="float">
            <text:p>43.82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7A</text:p>
          </table:table-cell>
          <table:table-cell office:value-type="string" calcext:value-type="string">
            <text:p>农科院</text:p>
          </table:table-cell>
          <table:table-cell office:value-type="string" calcext:value-type="string">
            <text:p>吉林</text:p>
          </table:table-cell>
          <table:table-cell office:value-type="float" office:value="125.36535" calcext:value-type="float">
            <text:p>125.36535</text:p>
          </table:table-cell>
          <table:table-cell office:value-type="float" office:value="43.8427" calcext:value-type="float">
            <text:p>43.8427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78A</text:p>
          </table:table-cell>
          <table:table-cell office:value-type="string" calcext:value-type="string">
            <text:p>丰满</text:p>
          </table:table-cell>
          <table:table-cell office:value-type="string" calcext:value-type="string">
            <text:p>吉林</text:p>
          </table:table-cell>
          <table:table-cell office:value-type="float" office:value="126.6772" calcext:value-type="float">
            <text:p>126.6772</text:p>
          </table:table-cell>
          <table:table-cell office:value-type="float" office:value="43.7256" calcext:value-type="float">
            <text:p>43.72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9A</text:p>
          </table:table-cell>
          <table:table-cell office:value-type="string" calcext:value-type="string">
            <text:p>安居小区</text:p>
          </table:table-cell>
          <table:table-cell office:value-type="string" calcext:value-type="string">
            <text:p>齐齐哈尔</text:p>
          </table:table-cell>
          <table:table-cell office:value-type="float" office:value="123.9305" calcext:value-type="float">
            <text:p>123.9305</text:p>
          </table:table-cell>
          <table:table-cell office:value-type="float" office:value="47.3636" calcext:value-type="float">
            <text:p>47.36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0A</text:p>
          </table:table-cell>
          <table:table-cell office:value-type="string" calcext:value-type="string">
            <text:p>中心广场</text:p>
          </table:table-cell>
          <table:table-cell office:value-type="string" calcext:value-type="string">
            <text:p>齐齐哈尔</text:p>
          </table:table-cell>
          <table:table-cell office:value-type="float" office:value="123.9305" calcext:value-type="float">
            <text:p>123.9305</text:p>
          </table:table-cell>
          <table:table-cell office:value-type="float" office:value="47.3386" calcext:value-type="float">
            <text:p>47.33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1A</text:p>
          </table:table-cell>
          <table:table-cell office:value-type="string" calcext:value-type="string">
            <text:p>农牧车辆厂</text:p>
          </table:table-cell>
          <table:table-cell office:value-type="string" calcext:value-type="string">
            <text:p>齐齐哈尔</text:p>
          </table:table-cell>
          <table:table-cell office:value-type="float" office:value="123.9483" calcext:value-type="float">
            <text:p>123.9483</text:p>
          </table:table-cell>
          <table:table-cell office:value-type="float" office:value="47.3227" calcext:value-type="float">
            <text:p>47.32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2A</text:p>
          </table:table-cell>
          <table:table-cell office:value-type="string" calcext:value-type="string">
            <text:p>富区环保局</text:p>
          </table:table-cell>
          <table:table-cell office:value-type="string" calcext:value-type="string">
            <text:p>齐齐哈尔</text:p>
          </table:table-cell>
          <table:table-cell office:value-type="float" office:value="123.6261" calcext:value-type="float">
            <text:p>123.6261</text:p>
          </table:table-cell>
          <table:table-cell office:value-type="float" office:value="47.203" calcext:value-type="float">
            <text:p>47.2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3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齐齐哈尔</text:p>
          </table:table-cell>
          <table:table-cell office:value-type="float" office:value="123.945" calcext:value-type="float">
            <text:p>123.945</text:p>
          </table:table-cell>
          <table:table-cell office:value-type="float" office:value="47.2988" calcext:value-type="float">
            <text:p>47.29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4A</text:p>
          </table:table-cell>
          <table:table-cell office:value-type="string" calcext:value-type="string">
            <text:p>环保大楼　</text:p>
          </table:table-cell>
          <table:table-cell office:value-type="string" calcext:value-type="string">
            <text:p>牡丹江</text:p>
          </table:table-cell>
          <table:table-cell office:value-type="float" office:value="129.61" calcext:value-type="float">
            <text:p>129.61</text:p>
          </table:table-cell>
          <table:table-cell office:value-type="float" office:value="44.561" calcext:value-type="float">
            <text:p>44.5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5A</text:p>
          </table:table-cell>
          <table:table-cell office:value-type="string" calcext:value-type="string">
            <text:p>文化广场　</text:p>
          </table:table-cell>
          <table:table-cell office:value-type="string" calcext:value-type="string">
            <text:p>牡丹江</text:p>
          </table:table-cell>
          <table:table-cell office:value-type="float" office:value="129.6115" calcext:value-type="float">
            <text:p>129.6115</text:p>
          </table:table-cell>
          <table:table-cell office:value-type="float" office:value="44.5782" calcext:value-type="float">
            <text:p>44.57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6A</text:p>
          </table:table-cell>
          <table:table-cell office:value-type="string" calcext:value-type="string">
            <text:p>第一医院</text:p>
          </table:table-cell>
          <table:table-cell office:value-type="string" calcext:value-type="string">
            <text:p>牡丹江</text:p>
          </table:table-cell>
          <table:table-cell office:value-type="float" office:value="129.5902" calcext:value-type="float">
            <text:p>129.5902</text:p>
          </table:table-cell>
          <table:table-cell office:value-type="float" office:value="44.5952" calcext:value-type="float">
            <text:p>44.59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7A</text:p>
          </table:table-cell>
          <table:table-cell office:value-type="string" calcext:value-type="string">
            <text:p>机车工厂</text:p>
          </table:table-cell>
          <table:table-cell office:value-type="string" calcext:value-type="string">
            <text:p>牡丹江</text:p>
          </table:table-cell>
          <table:table-cell office:value-type="float" office:value="129.6459" calcext:value-type="float">
            <text:p>129.6459</text:p>
          </table:table-cell>
          <table:table-cell office:value-type="float" office:value="44.6104" calcext:value-type="float">
            <text:p>44.6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8A</text:p>
          </table:table-cell>
          <table:table-cell office:value-type="string" calcext:value-type="string">
            <text:p>第一中学</text:p>
          </table:table-cell>
          <table:table-cell office:value-type="string" calcext:value-type="string">
            <text:p>牡丹江</text:p>
          </table:table-cell>
          <table:table-cell office:value-type="float" office:value="129.6386" calcext:value-type="float">
            <text:p>129.6386</text:p>
          </table:table-cell>
          <table:table-cell office:value-type="float" office:value="44.5462" calcext:value-type="float">
            <text:p>44.54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9A</text:p>
          </table:table-cell>
          <table:table-cell office:value-type="string" calcext:value-type="string">
            <text:p>大同区</text:p>
          </table:table-cell>
          <table:table-cell office:value-type="string" calcext:value-type="string">
            <text:p>大庆</text:p>
          </table:table-cell>
          <table:table-cell office:value-type="float" office:value="124.8354" calcext:value-type="float">
            <text:p>124.8354</text:p>
          </table:table-cell>
          <table:table-cell office:value-type="float" office:value="46.0347" calcext:value-type="float">
            <text:p>46.03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0A</text:p>
          </table:table-cell>
          <table:table-cell office:value-type="string" calcext:value-type="string">
            <text:p>龙凤区</text:p>
          </table:table-cell>
          <table:table-cell office:value-type="string" calcext:value-type="string">
            <text:p>大庆</text:p>
          </table:table-cell>
          <table:table-cell office:value-type="float" office:value="125.112" calcext:value-type="float">
            <text:p>125.112</text:p>
          </table:table-cell>
          <table:table-cell office:value-type="float" office:value="46.528" calcext:value-type="float">
            <text:p>46.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1A</text:p>
          </table:table-cell>
          <table:table-cell office:value-type="string" calcext:value-type="string">
            <text:p>红岗区</text:p>
          </table:table-cell>
          <table:table-cell office:value-type="string" calcext:value-type="string">
            <text:p>大庆</text:p>
          </table:table-cell>
          <table:table-cell office:value-type="float" office:value="124.8847" calcext:value-type="float">
            <text:p>124.8847</text:p>
          </table:table-cell>
          <table:table-cell office:value-type="float" office:value="46.3991" calcext:value-type="float">
            <text:p>46.39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2A</text:p>
          </table:table-cell>
          <table:table-cell office:value-type="string" calcext:value-type="string">
            <text:p>萨尔图区</text:p>
          </table:table-cell>
          <table:table-cell office:value-type="string" calcext:value-type="string">
            <text:p>大庆</text:p>
          </table:table-cell>
          <table:table-cell office:value-type="float" office:value="125.1386" calcext:value-type="float">
            <text:p>125.1386</text:p>
          </table:table-cell>
          <table:table-cell office:value-type="float" office:value="46.5776" calcext:value-type="float">
            <text:p>46.57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3A</text:p>
          </table:table-cell>
          <table:table-cell office:value-type="string" calcext:value-type="string">
            <text:p>让胡路区</text:p>
          </table:table-cell>
          <table:table-cell office:value-type="string" calcext:value-type="string">
            <text:p>大庆</text:p>
          </table:table-cell>
          <table:table-cell office:value-type="float" office:value="124.8648" calcext:value-type="float">
            <text:p>124.8648</text:p>
          </table:table-cell>
          <table:table-cell office:value-type="float" office:value="46.6219" calcext:value-type="float">
            <text:p>46.6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4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芜湖</text:p>
          </table:table-cell>
          <table:table-cell office:value-type="float" office:value="118.3528" calcext:value-type="float">
            <text:p>118.3528</text:p>
          </table:table-cell>
          <table:table-cell office:value-type="float" office:value="31.3508" calcext:value-type="float">
            <text:p>31.3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5A</text:p>
          </table:table-cell>
          <table:table-cell office:value-type="string" calcext:value-type="string">
            <text:p>科创中心</text:p>
          </table:table-cell>
          <table:table-cell office:value-type="string" calcext:value-type="string">
            <text:p>芜湖</text:p>
          </table:table-cell>
          <table:table-cell office:value-type="float" office:value="118.37" calcext:value-type="float">
            <text:p>118.37</text:p>
          </table:table-cell>
          <table:table-cell office:value-type="float" office:value="31.4189" calcext:value-type="float">
            <text:p>31.41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6A</text:p>
          </table:table-cell>
          <table:table-cell office:value-type="string" calcext:value-type="string">
            <text:p>四水厂</text:p>
          </table:table-cell>
          <table:table-cell office:value-type="string" calcext:value-type="string">
            <text:p>芜湖</text:p>
          </table:table-cell>
          <table:table-cell office:value-type="float" office:value="118.3708" calcext:value-type="float">
            <text:p>118.3708</text:p>
          </table:table-cell>
          <table:table-cell office:value-type="float" office:value="31.3178" calcext:value-type="float">
            <text:p>31.3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7A</text:p>
          </table:table-cell>
          <table:table-cell office:value-type="string" calcext:value-type="string">
            <text:p>五七二零厂</text:p>
          </table:table-cell>
          <table:table-cell office:value-type="string" calcext:value-type="string">
            <text:p>芜湖</text:p>
          </table:table-cell>
          <table:table-cell office:value-type="float" office:value="118.4022" calcext:value-type="float">
            <text:p>118.4022</text:p>
          </table:table-cell>
          <table:table-cell office:value-type="float" office:value="31.3839" calcext:value-type="float">
            <text:p>31.38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8A</text:p>
          </table:table-cell>
          <table:table-cell office:value-type="string" calcext:value-type="string">
            <text:p>湖东路四小</text:p>
          </table:table-cell>
          <table:table-cell office:value-type="string" calcext:value-type="string">
            <text:p>马鞍山</text:p>
          </table:table-cell>
          <table:table-cell office:value-type="float" office:value="118.5058" calcext:value-type="float">
            <text:p>118.5058</text:p>
          </table:table-cell>
          <table:table-cell office:value-type="float" office:value="31.6861" calcext:value-type="float">
            <text:p>31.68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9A</text:p>
          </table:table-cell>
          <table:table-cell office:value-type="string" calcext:value-type="string">
            <text:p>天平服装</text:p>
          </table:table-cell>
          <table:table-cell office:value-type="string" calcext:value-type="string">
            <text:p>马鞍山</text:p>
          </table:table-cell>
          <table:table-cell office:value-type="float" office:value="118.4828" calcext:value-type="float">
            <text:p>118.4828</text:p>
          </table:table-cell>
          <table:table-cell office:value-type="float" office:value="31.6411" calcext:value-type="float">
            <text:p>31.64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0A</text:p>
          </table:table-cell>
          <table:table-cell office:value-type="string" calcext:value-type="string">
            <text:p>慈湖二小</text:p>
          </table:table-cell>
          <table:table-cell office:value-type="string" calcext:value-type="string">
            <text:p>马鞍山</text:p>
          </table:table-cell>
          <table:table-cell office:value-type="float" office:value="118.5106" calcext:value-type="float">
            <text:p>118.5106</text:p>
          </table:table-cell>
          <table:table-cell office:value-type="float" office:value="31.7506" calcext:value-type="float">
            <text:p>31.7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1A</text:p>
          </table:table-cell>
          <table:table-cell office:value-type="string" calcext:value-type="string">
            <text:p>马钢动力厂</text:p>
          </table:table-cell>
          <table:table-cell office:value-type="string" calcext:value-type="string">
            <text:p>马鞍山</text:p>
          </table:table-cell>
          <table:table-cell office:value-type="float" office:value="118.48" calcext:value-type="float">
            <text:p>118.48</text:p>
          </table:table-cell>
          <table:table-cell office:value-type="float" office:value="31.6928" calcext:value-type="float">
            <text:p>31.69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2A</text:p>
          </table:table-cell>
          <table:table-cell office:value-type="string" calcext:value-type="string">
            <text:p>市教育基地</text:p>
          </table:table-cell>
          <table:table-cell office:value-type="string" calcext:value-type="string">
            <text:p>马鞍山</text:p>
          </table:table-cell>
          <table:table-cell office:value-type="float" office:value="118.6439" calcext:value-type="float">
            <text:p>118.6439</text:p>
          </table:table-cell>
          <table:table-cell office:value-type="float" office:value="31.7133" calcext:value-type="float">
            <text:p>31.7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3A</text:p>
          </table:table-cell>
          <table:table-cell office:value-type="string" calcext:value-type="string">
            <text:p>十里</text:p>
          </table:table-cell>
          <table:table-cell office:value-type="string" calcext:value-type="string">
            <text:p>九江</text:p>
          </table:table-cell>
          <table:table-cell office:value-type="float" office:value="115.9872" calcext:value-type="float">
            <text:p>115.9872</text:p>
          </table:table-cell>
          <table:table-cell office:value-type="float" office:value="29.6816" calcext:value-type="float">
            <text:p>29.68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4A</text:p>
          </table:table-cell>
          <table:table-cell office:value-type="string" calcext:value-type="string">
            <text:p>茅山头</text:p>
          </table:table-cell>
          <table:table-cell office:value-type="string" calcext:value-type="string">
            <text:p>九江</text:p>
          </table:table-cell>
          <table:table-cell office:value-type="float" office:value="115.9581" calcext:value-type="float">
            <text:p>115.9581</text:p>
          </table:table-cell>
          <table:table-cell office:value-type="float" office:value="29.7048" calcext:value-type="float">
            <text:p>29.70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5A</text:p>
          </table:table-cell>
          <table:table-cell office:value-type="string" calcext:value-type="string">
            <text:p>西园</text:p>
          </table:table-cell>
          <table:table-cell office:value-type="string" calcext:value-type="string">
            <text:p>九江</text:p>
          </table:table-cell>
          <table:table-cell office:value-type="float" office:value="115.988" calcext:value-type="float">
            <text:p>115.988</text:p>
          </table:table-cell>
          <table:table-cell office:value-type="float" office:value="29.7292" calcext:value-type="float">
            <text:p>29.72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6A</text:p>
          </table:table-cell>
          <table:table-cell office:value-type="string" calcext:value-type="string">
            <text:p>五七二七厂</text:p>
          </table:table-cell>
          <table:table-cell office:value-type="string" calcext:value-type="string">
            <text:p>九江</text:p>
          </table:table-cell>
          <table:table-cell office:value-type="float" office:value="116.0174" calcext:value-type="float">
            <text:p>116.0174</text:p>
          </table:table-cell>
          <table:table-cell office:value-type="float" office:value="29.6535" calcext:value-type="float">
            <text:p>29.6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7A</text:p>
          </table:table-cell>
          <table:table-cell office:value-type="string" calcext:value-type="string">
            <text:p>水科所</text:p>
          </table:table-cell>
          <table:table-cell office:value-type="string" calcext:value-type="string">
            <text:p>九江</text:p>
          </table:table-cell>
          <table:table-cell office:value-type="float" office:value="116.0628" calcext:value-type="float">
            <text:p>116.0628</text:p>
          </table:table-cell>
          <table:table-cell office:value-type="float" office:value="29.6926" calcext:value-type="float">
            <text:p>29.69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8A</text:p>
          </table:table-cell>
          <table:table-cell office:value-type="string" calcext:value-type="string">
            <text:p>综合工业园</text:p>
          </table:table-cell>
          <table:table-cell office:value-type="string" calcext:value-type="string">
            <text:p>九江</text:p>
          </table:table-cell>
          <table:table-cell office:value-type="float" office:value="115.9114" calcext:value-type="float">
            <text:p>115.9114</text:p>
          </table:table-cell>
          <table:table-cell office:value-type="float" office:value="29.6039" calcext:value-type="float">
            <text:p>29.6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9A</text:p>
          </table:table-cell>
          <table:table-cell office:value-type="string" calcext:value-type="string">
            <text:p>石化总厂</text:p>
          </table:table-cell>
          <table:table-cell office:value-type="string" calcext:value-type="string">
            <text:p>九江</text:p>
          </table:table-cell>
          <table:table-cell office:value-type="float" office:value="116.0726" calcext:value-type="float">
            <text:p>116.0726</text:p>
          </table:table-cell>
          <table:table-cell office:value-type="float" office:value="29.7534" calcext:value-type="float">
            <text:p>29.75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0A</text:p>
          </table:table-cell>
          <table:table-cell office:value-type="string" calcext:value-type="string">
            <text:p>庐山气象台</text:p>
          </table:table-cell>
          <table:table-cell office:value-type="string" calcext:value-type="string">
            <text:p>九江</text:p>
          </table:table-cell>
          <table:table-cell office:value-type="float" office:value="115.9936" calcext:value-type="float">
            <text:p>115.9936</text:p>
          </table:table-cell>
          <table:table-cell office:value-type="float" office:value="29.5867" calcext:value-type="float">
            <text:p>29.5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1A</text:p>
          </table:table-cell>
          <table:table-cell office:value-type="string" calcext:value-type="string">
            <text:p>中信二小</text:p>
          </table:table-cell>
          <table:table-cell office:value-type="string" calcext:value-type="string">
            <text:p>洛阳</text:p>
          </table:table-cell>
          <table:table-cell office:value-type="float" office:value="112.3628" calcext:value-type="float">
            <text:p>112.3628</text:p>
          </table:table-cell>
          <table:table-cell office:value-type="float" office:value="34.6692" calcext:value-type="float">
            <text:p>34.66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2A</text:p>
          </table:table-cell>
          <table:table-cell office:value-type="string" calcext:value-type="string">
            <text:p>市委党校</text:p>
          </table:table-cell>
          <table:table-cell office:value-type="string" calcext:value-type="string">
            <text:p>洛阳</text:p>
          </table:table-cell>
          <table:table-cell office:value-type="float" office:value="112.3939" calcext:value-type="float">
            <text:p>112.3939</text:p>
          </table:table-cell>
          <table:table-cell office:value-type="float" office:value="34.6511" calcext:value-type="float">
            <text:p>34.6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3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洛阳</text:p>
          </table:table-cell>
          <table:table-cell office:value-type="float" office:value="112.4333" calcext:value-type="float">
            <text:p>112.4333</text:p>
          </table:table-cell>
          <table:table-cell office:value-type="float" office:value="34.67" calcext:value-type="float">
            <text:p>34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4A</text:p>
          </table:table-cell>
          <table:table-cell office:value-type="string" calcext:value-type="string">
            <text:p>豫西宾馆</text:p>
          </table:table-cell>
          <table:table-cell office:value-type="string" calcext:value-type="string">
            <text:p>洛阳</text:p>
          </table:table-cell>
          <table:table-cell office:value-type="float" office:value="112.4664" calcext:value-type="float">
            <text:p>112.4664</text:p>
          </table:table-cell>
          <table:table-cell office:value-type="float" office:value="34.6869" calcext:value-type="float">
            <text:p>34.68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5A</text:p>
          </table:table-cell>
          <table:table-cell office:value-type="string" calcext:value-type="string">
            <text:p>河南林校</text:p>
          </table:table-cell>
          <table:table-cell office:value-type="string" calcext:value-type="string">
            <text:p>洛阳</text:p>
          </table:table-cell>
          <table:table-cell office:value-type="float" office:value="112.4831" calcext:value-type="float">
            <text:p>112.4831</text:p>
          </table:table-cell>
          <table:table-cell office:value-type="float" office:value="34.6869" calcext:value-type="float">
            <text:p>34.68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6A</text:p>
          </table:table-cell>
          <table:table-cell office:value-type="string" calcext:value-type="string">
            <text:p>开发区管委会</text:p>
          </table:table-cell>
          <table:table-cell office:value-type="string" calcext:value-type="string">
            <text:p>洛阳</text:p>
          </table:table-cell>
          <table:table-cell office:value-type="float" office:value="112.3844" calcext:value-type="float">
            <text:p>112.3844</text:p>
          </table:table-cell>
          <table:table-cell office:value-type="float" office:value="34.6231" calcext:value-type="float">
            <text:p>34.6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7A</text:p>
          </table:table-cell>
          <table:table-cell office:value-type="string" calcext:value-type="string">
            <text:p>市委新办公区</text:p>
          </table:table-cell>
          <table:table-cell office:value-type="string" calcext:value-type="string">
            <text:p>洛阳</text:p>
          </table:table-cell>
          <table:table-cell office:value-type="float" office:value="112.4275" calcext:value-type="float">
            <text:p>112.4275</text:p>
          </table:table-cell>
          <table:table-cell office:value-type="float" office:value="34.6258" calcext:value-type="float">
            <text:p>34.6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8A</text:p>
          </table:table-cell>
          <table:table-cell office:value-type="string" calcext:value-type="string">
            <text:p>棉研所</text:p>
          </table:table-cell>
          <table:table-cell office:value-type="string" calcext:value-type="string">
            <text:p>安阳</text:p>
          </table:table-cell>
          <table:table-cell office:value-type="float" office:value="114.483" calcext:value-type="float">
            <text:p>114.483</text:p>
          </table:table-cell>
          <table:table-cell office:value-type="float" office:value="36.061" calcext:value-type="float">
            <text:p>36.0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9A</text:p>
          </table:table-cell>
          <table:table-cell office:value-type="string" calcext:value-type="string">
            <text:p>红庙街</text:p>
          </table:table-cell>
          <table:table-cell office:value-type="string" calcext:value-type="string">
            <text:p>安阳</text:p>
          </table:table-cell>
          <table:table-cell office:value-type="float" office:value="114.32" calcext:value-type="float">
            <text:p>114.32</text:p>
          </table:table-cell>
          <table:table-cell office:value-type="float" office:value="36.086" calcext:value-type="float">
            <text:p>36.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0A</text:p>
          </table:table-cell>
          <table:table-cell office:value-type="string" calcext:value-type="string">
            <text:p>银杏小区</text:p>
          </table:table-cell>
          <table:table-cell office:value-type="string" calcext:value-type="string">
            <text:p>安阳</text:p>
          </table:table-cell>
          <table:table-cell office:value-type="float" office:value="114.358" calcext:value-type="float">
            <text:p>114.358</text:p>
          </table:table-cell>
          <table:table-cell office:value-type="float" office:value="36.087" calcext:value-type="float">
            <text:p>36.0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1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安阳</text:p>
          </table:table-cell>
          <table:table-cell office:value-type="float" office:value="114.3931" calcext:value-type="float">
            <text:p>114.3931</text:p>
          </table:table-cell>
          <table:table-cell office:value-type="float" office:value="36.0883" calcext:value-type="float">
            <text:p>36.08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2A</text:p>
          </table:table-cell>
          <table:table-cell office:value-type="string" calcext:value-type="string">
            <text:p>铁佛寺</text:p>
          </table:table-cell>
          <table:table-cell office:value-type="string" calcext:value-type="string">
            <text:p>安阳</text:p>
          </table:table-cell>
          <table:table-cell office:value-type="float" office:value="114.286" calcext:value-type="float">
            <text:p>114.286</text:p>
          </table:table-cell>
          <table:table-cell office:value-type="float" office:value="36.11" calcext:value-type="float">
            <text:p>36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3A</text:p>
          </table:table-cell>
          <table:table-cell office:value-type="string" calcext:value-type="string">
            <text:p>河大一附院</text:p>
          </table:table-cell>
          <table:table-cell office:value-type="string" calcext:value-type="string">
            <text:p>开封</text:p>
          </table:table-cell>
          <table:table-cell office:value-type="float" office:value="114.3406" calcext:value-type="float">
            <text:p>114.3406</text:p>
          </table:table-cell>
          <table:table-cell office:value-type="float" office:value="34.8022" calcext:value-type="float">
            <text:p>34.80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4A</text:p>
          </table:table-cell>
          <table:table-cell office:value-type="string" calcext:value-type="string">
            <text:p>肿瘤医院</text:p>
          </table:table-cell>
          <table:table-cell office:value-type="string" calcext:value-type="string">
            <text:p>开封</text:p>
          </table:table-cell>
          <table:table-cell office:value-type="float" office:value="114.3389" calcext:value-type="float">
            <text:p>114.3389</text:p>
          </table:table-cell>
          <table:table-cell office:value-type="float" office:value="34.7781" calcext:value-type="float">
            <text:p>34.77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5A</text:p>
          </table:table-cell>
          <table:table-cell office:value-type="string" calcext:value-type="string">
            <text:p>妇幼保健院</text:p>
          </table:table-cell>
          <table:table-cell office:value-type="string" calcext:value-type="string">
            <text:p>开封</text:p>
          </table:table-cell>
          <table:table-cell office:value-type="float" office:value="114.3733" calcext:value-type="float">
            <text:p>114.3733</text:p>
          </table:table-cell>
          <table:table-cell office:value-type="float" office:value="34.7975" calcext:value-type="float">
            <text:p>34.7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6A</text:p>
          </table:table-cell>
          <table:table-cell office:value-type="string" calcext:value-type="string">
            <text:p>世纪星幼儿园</text:p>
          </table:table-cell>
          <table:table-cell office:value-type="string" calcext:value-type="string">
            <text:p>开封</text:p>
          </table:table-cell>
          <table:table-cell office:value-type="float" office:value="114.2886" calcext:value-type="float">
            <text:p>114.2886</text:p>
          </table:table-cell>
          <table:table-cell office:value-type="float" office:value="34.7967" calcext:value-type="float">
            <text:p>34.79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7A</text:p>
          </table:table-cell>
          <table:table-cell office:value-type="string" calcext:value-type="string">
            <text:p>市监测站　</text:p>
          </table:table-cell>
          <table:table-cell office:value-type="string" calcext:value-type="string">
            <text:p>焦作</text:p>
          </table:table-cell>
          <table:table-cell office:value-type="float" office:value="113.261" calcext:value-type="float">
            <text:p>113.261</text:p>
          </table:table-cell>
          <table:table-cell office:value-type="float" office:value="35.235" calcext:value-type="float">
            <text:p>35.2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8A</text:p>
          </table:table-cell>
          <table:table-cell office:value-type="string" calcext:value-type="string">
            <text:p>市环保局　</text:p>
          </table:table-cell>
          <table:table-cell office:value-type="string" calcext:value-type="string">
            <text:p>焦作</text:p>
          </table:table-cell>
          <table:table-cell office:value-type="float" office:value="113.227" calcext:value-type="float">
            <text:p>113.227</text:p>
          </table:table-cell>
          <table:table-cell office:value-type="float" office:value="35.213" calcext:value-type="float">
            <text:p>35.2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9A</text:p>
          </table:table-cell>
          <table:table-cell office:value-type="string" calcext:value-type="string">
            <text:p>高新区政府</text:p>
          </table:table-cell>
          <table:table-cell office:value-type="string" calcext:value-type="string">
            <text:p>焦作</text:p>
          </table:table-cell>
          <table:table-cell office:value-type="float" office:value="113.2464" calcext:value-type="float">
            <text:p>113.2464</text:p>
          </table:table-cell>
          <table:table-cell office:value-type="float" office:value="35.1764" calcext:value-type="float">
            <text:p>35.17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0A</text:p>
          </table:table-cell>
          <table:table-cell office:value-type="string" calcext:value-type="string">
            <text:p>影视城</text:p>
          </table:table-cell>
          <table:table-cell office:value-type="string" calcext:value-type="string">
            <text:p>焦作</text:p>
          </table:table-cell>
          <table:table-cell office:value-type="float" office:value="113.1992" calcext:value-type="float">
            <text:p>113.1992</text:p>
          </table:table-cell>
          <table:table-cell office:value-type="float" office:value="35.259" calcext:value-type="float">
            <text:p>35.2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1A</text:p>
          </table:table-cell>
          <table:table-cell office:value-type="string" calcext:value-type="string">
            <text:p>高压开关厂</text:p>
          </table:table-cell>
          <table:table-cell office:value-type="string" calcext:value-type="string">
            <text:p>平顶山</text:p>
          </table:table-cell>
          <table:table-cell office:value-type="float" office:value="113.3064" calcext:value-type="float">
            <text:p>113.3064</text:p>
          </table:table-cell>
          <table:table-cell office:value-type="float" office:value="33.7214" calcext:value-type="float">
            <text:p>33.7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2A</text:p>
          </table:table-cell>
          <table:table-cell office:value-type="string" calcext:value-type="string">
            <text:p>新华旅馆</text:p>
          </table:table-cell>
          <table:table-cell office:value-type="string" calcext:value-type="string">
            <text:p>平顶山</text:p>
          </table:table-cell>
          <table:table-cell office:value-type="float" office:value="113.322" calcext:value-type="float">
            <text:p>113.322</text:p>
          </table:table-cell>
          <table:table-cell office:value-type="float" office:value="33.721" calcext:value-type="float">
            <text:p>33.7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3A</text:p>
          </table:table-cell>
          <table:table-cell office:value-type="string" calcext:value-type="string">
            <text:p>规划设计院</text:p>
          </table:table-cell>
          <table:table-cell office:value-type="string" calcext:value-type="string">
            <text:p>平顶山</text:p>
          </table:table-cell>
          <table:table-cell office:value-type="float" office:value="113.292" calcext:value-type="float">
            <text:p>113.292</text:p>
          </table:table-cell>
          <table:table-cell office:value-type="float" office:value="33.739" calcext:value-type="float">
            <text:p>33.7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4A</text:p>
          </table:table-cell>
          <table:table-cell office:value-type="string" calcext:value-type="string">
            <text:p>平顶山工学院</text:p>
          </table:table-cell>
          <table:table-cell office:value-type="string" calcext:value-type="string">
            <text:p>平顶山</text:p>
          </table:table-cell>
          <table:table-cell office:value-type="float" office:value="113.182" calcext:value-type="float">
            <text:p>113.182</text:p>
          </table:table-cell>
          <table:table-cell office:value-type="float" office:value="33.737" calcext:value-type="float">
            <text:p>33.7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5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三门峡</text:p>
          </table:table-cell>
          <table:table-cell office:value-type="float" office:value="111.1928" calcext:value-type="float">
            <text:p>111.1928</text:p>
          </table:table-cell>
          <table:table-cell office:value-type="float" office:value="34.7772" calcext:value-type="float">
            <text:p>34.77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6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三门峡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34.794" calcext:value-type="float">
            <text:p>34.7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7A</text:p>
          </table:table-cell>
          <table:table-cell office:value-type="string" calcext:value-type="string">
            <text:p>二 <text:s/>印</text:p>
          </table:table-cell>
          <table:table-cell office:value-type="string" calcext:value-type="string">
            <text:p>三门峡</text:p>
          </table:table-cell>
          <table:table-cell office:value-type="float" office:value="111.1858" calcext:value-type="float">
            <text:p>111.1858</text:p>
          </table:table-cell>
          <table:table-cell office:value-type="float" office:value="34.7917" calcext:value-type="float">
            <text:p>34.79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8A</text:p>
          </table:table-cell>
          <table:table-cell office:value-type="string" calcext:value-type="string">
            <text:p>风景区</text:p>
          </table:table-cell>
          <table:table-cell office:value-type="string" calcext:value-type="string">
            <text:p>三门峡</text:p>
          </table:table-cell>
          <table:table-cell office:value-type="float" office:value="111.1489" calcext:value-type="float">
            <text:p>111.1489</text:p>
          </table:table-cell>
          <table:table-cell office:value-type="float" office:value="34.7997" calcext:value-type="float">
            <text:p>34.79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9A</text:p>
          </table:table-cell>
          <table:table-cell office:value-type="string" calcext:value-type="string">
            <text:p>四零三</text:p>
          </table:table-cell>
          <table:table-cell office:value-type="string" calcext:value-type="string">
            <text:p>宜昌</text:p>
          </table:table-cell>
          <table:table-cell office:value-type="float" office:value="111.3009" calcext:value-type="float">
            <text:p>111.3009</text:p>
          </table:table-cell>
          <table:table-cell office:value-type="float" office:value="30.7157" calcext:value-type="float">
            <text:p>30.7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0A</text:p>
          </table:table-cell>
          <table:table-cell office:value-type="string" calcext:value-type="string">
            <text:p>白龙岗</text:p>
          </table:table-cell>
          <table:table-cell office:value-type="string" calcext:value-type="string">
            <text:p>宜昌</text:p>
          </table:table-cell>
          <table:table-cell office:value-type="float" office:value="111.2992" calcext:value-type="float">
            <text:p>111.2992</text:p>
          </table:table-cell>
          <table:table-cell office:value-type="float" office:value="30.698" calcext:value-type="float">
            <text:p>30.6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1A</text:p>
          </table:table-cell>
          <table:table-cell office:value-type="string" calcext:value-type="string">
            <text:p>伍家岗</text:p>
          </table:table-cell>
          <table:table-cell office:value-type="string" calcext:value-type="string">
            <text:p>宜昌</text:p>
          </table:table-cell>
          <table:table-cell office:value-type="float" office:value="111.3549" calcext:value-type="float">
            <text:p>111.3549</text:p>
          </table:table-cell>
          <table:table-cell office:value-type="float" office:value="30.6463" calcext:value-type="float">
            <text:p>30.64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2A</text:p>
          </table:table-cell>
          <table:table-cell office:value-type="string" calcext:value-type="string">
            <text:p>点军区</text:p>
          </table:table-cell>
          <table:table-cell office:value-type="string" calcext:value-type="string">
            <text:p>宜昌</text:p>
          </table:table-cell>
          <table:table-cell office:value-type="float" office:value="111.268" calcext:value-type="float">
            <text:p>111.268</text:p>
          </table:table-cell>
          <table:table-cell office:value-type="float" office:value="30.696" calcext:value-type="float">
            <text:p>30.6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3A</text:p>
          </table:table-cell>
          <table:table-cell office:value-type="string" calcext:value-type="string">
            <text:p>夷陵区</text:p>
          </table:table-cell>
          <table:table-cell office:value-type="string" calcext:value-type="string">
            <text:p>宜昌</text:p>
          </table:table-cell>
          <table:table-cell office:value-type="float" office:value="111.3296" calcext:value-type="float">
            <text:p>111.3296</text:p>
          </table:table-cell>
          <table:table-cell office:value-type="float" office:value="30.7819" calcext:value-type="float">
            <text:p>30.78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4A</text:p>
          </table:table-cell>
          <table:table-cell office:value-type="string" calcext:value-type="string">
            <text:p>市图书馆</text:p>
          </table:table-cell>
          <table:table-cell office:value-type="string" calcext:value-type="string">
            <text:p>荆州</text:p>
          </table:table-cell>
          <table:table-cell office:value-type="float" office:value="112.2551" calcext:value-type="float">
            <text:p>112.2551</text:p>
          </table:table-cell>
          <table:table-cell office:value-type="float" office:value="30.3175" calcext:value-type="float">
            <text:p>30.3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5A</text:p>
          </table:table-cell>
          <table:table-cell office:value-type="string" calcext:value-type="string">
            <text:p>市委党校</text:p>
          </table:table-cell>
          <table:table-cell office:value-type="string" calcext:value-type="string">
            <text:p>荆州</text:p>
          </table:table-cell>
          <table:table-cell office:value-type="float" office:value="112.2068" calcext:value-type="float">
            <text:p>112.2068</text:p>
          </table:table-cell>
          <table:table-cell office:value-type="float" office:value="30.3515" calcext:value-type="float">
            <text:p>30.35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6A</text:p>
          </table:table-cell>
          <table:table-cell office:value-type="string" calcext:value-type="string">
            <text:p>科融环保</text:p>
          </table:table-cell>
          <table:table-cell office:value-type="string" calcext:value-type="string">
            <text:p>荆州</text:p>
          </table:table-cell>
          <table:table-cell office:value-type="float" office:value="112.2887" calcext:value-type="float">
            <text:p>112.2887</text:p>
          </table:table-cell>
          <table:table-cell office:value-type="float" office:value="30.3055" calcext:value-type="float">
            <text:p>30.30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7A</text:p>
          </table:table-cell>
          <table:table-cell office:value-type="string" calcext:value-type="string">
            <text:p>南湖风景区</text:p>
          </table:table-cell>
          <table:table-cell office:value-type="string" calcext:value-type="string">
            <text:p>岳阳</text:p>
          </table:table-cell>
          <table:table-cell office:value-type="float" office:value="113.1094" calcext:value-type="float">
            <text:p>113.1094</text:p>
          </table:table-cell>
          <table:table-cell office:value-type="float" office:value="29.3578" calcext:value-type="float">
            <text:p>29.3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8A</text:p>
          </table:table-cell>
          <table:table-cell office:value-type="string" calcext:value-type="string">
            <text:p>城陵矶</text:p>
          </table:table-cell>
          <table:table-cell office:value-type="string" calcext:value-type="string">
            <text:p>岳阳</text:p>
          </table:table-cell>
          <table:table-cell office:value-type="float" office:value="113.1493" calcext:value-type="float">
            <text:p>113.1493</text:p>
          </table:table-cell>
          <table:table-cell office:value-type="float" office:value="29.4251" calcext:value-type="float">
            <text:p>29.42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9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岳阳</text:p>
          </table:table-cell>
          <table:table-cell office:value-type="float" office:value="113.1772" calcext:value-type="float">
            <text:p>113.1772</text:p>
          </table:table-cell>
          <table:table-cell office:value-type="float" office:value="29.3678" calcext:value-type="float">
            <text:p>29.3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0A</text:p>
          </table:table-cell>
          <table:table-cell office:value-type="string" calcext:value-type="string">
            <text:p>云溪区</text:p>
          </table:table-cell>
          <table:table-cell office:value-type="string" calcext:value-type="string">
            <text:p>岳阳</text:p>
          </table:table-cell>
          <table:table-cell office:value-type="float" office:value="113.2621" calcext:value-type="float">
            <text:p>113.2621</text:p>
          </table:table-cell>
          <table:table-cell office:value-type="float" office:value="29.4758" calcext:value-type="float">
            <text:p>29.47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1A</text:p>
          </table:table-cell>
          <table:table-cell office:value-type="string" calcext:value-type="string">
            <text:p>君山区</text:p>
          </table:table-cell>
          <table:table-cell office:value-type="string" calcext:value-type="string">
            <text:p>岳阳</text:p>
          </table:table-cell>
          <table:table-cell office:value-type="float" office:value="112.9943" calcext:value-type="float">
            <text:p>112.9943</text:p>
          </table:table-cell>
          <table:table-cell office:value-type="float" office:value="29.4402" calcext:value-type="float">
            <text:p>29.4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2A</text:p>
          </table:table-cell>
          <table:table-cell office:value-type="string" calcext:value-type="string">
            <text:p>金凤水库</text:p>
          </table:table-cell>
          <table:table-cell office:value-type="string" calcext:value-type="string">
            <text:p>岳阳</text:p>
          </table:table-cell>
          <table:table-cell office:value-type="float" office:value="113.2117" calcext:value-type="float">
            <text:p>113.2117</text:p>
          </table:table-cell>
          <table:table-cell office:value-type="float" office:value="29.355" calcext:value-type="float">
            <text:p>29.3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3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常德</text:p>
          </table:table-cell>
          <table:table-cell office:value-type="float" office:value="111.7044" calcext:value-type="float">
            <text:p>111.7044</text:p>
          </table:table-cell>
          <table:table-cell office:value-type="float" office:value="29.0244" calcext:value-type="float">
            <text:p>29.02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4A</text:p>
          </table:table-cell>
          <table:table-cell office:value-type="string" calcext:value-type="string">
            <text:p>市二中</text:p>
          </table:table-cell>
          <table:table-cell office:value-type="string" calcext:value-type="string">
            <text:p>常德</text:p>
          </table:table-cell>
          <table:table-cell office:value-type="float" office:value="111.6975" calcext:value-type="float">
            <text:p>111.6975</text:p>
          </table:table-cell>
          <table:table-cell office:value-type="float" office:value="28.9703" calcext:value-type="float">
            <text:p>28.97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5A</text:p>
          </table:table-cell>
          <table:table-cell office:value-type="string" calcext:value-type="string">
            <text:p>鼎城区环保局</text:p>
          </table:table-cell>
          <table:table-cell office:value-type="string" calcext:value-type="string">
            <text:p>常德</text:p>
          </table:table-cell>
          <table:table-cell office:value-type="float" office:value="111.6753" calcext:value-type="float">
            <text:p>111.6753</text:p>
          </table:table-cell>
          <table:table-cell office:value-type="float" office:value="29.0239" calcext:value-type="float">
            <text:p>29.02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6A</text:p>
          </table:table-cell>
          <table:table-cell office:value-type="string" calcext:value-type="string">
            <text:p>市技术监督局</text:p>
          </table:table-cell>
          <table:table-cell office:value-type="string" calcext:value-type="string">
            <text:p>常德</text:p>
          </table:table-cell>
          <table:table-cell office:value-type="float" office:value="111.6794" calcext:value-type="float">
            <text:p>111.6794</text:p>
          </table:table-cell>
          <table:table-cell office:value-type="float" office:value="29.0381" calcext:value-type="float">
            <text:p>29.0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7A</text:p>
          </table:table-cell>
          <table:table-cell office:value-type="string" calcext:value-type="string">
            <text:p>白鹤山</text:p>
          </table:table-cell>
          <table:table-cell office:value-type="string" calcext:value-type="string">
            <text:p>常德</text:p>
          </table:table-cell>
          <table:table-cell office:value-type="float" office:value="111.7158" calcext:value-type="float">
            <text:p>111.7158</text:p>
          </table:table-cell>
          <table:table-cell office:value-type="float" office:value="29.1456" calcext:value-type="float">
            <text:p>29.14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8A</text:p>
          </table:table-cell>
          <table:table-cell office:value-type="string" calcext:value-type="string">
            <text:p>永定新区</text:p>
          </table:table-cell>
          <table:table-cell office:value-type="string" calcext:value-type="string">
            <text:p>张家界</text:p>
          </table:table-cell>
          <table:table-cell office:value-type="float" office:value="110.48" calcext:value-type="float">
            <text:p>110.48</text:p>
          </table:table-cell>
          <table:table-cell office:value-type="float" office:value="29.1389" calcext:value-type="float">
            <text:p>29.1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9A</text:p>
          </table:table-cell>
          <table:table-cell office:value-type="string" calcext:value-type="string">
            <text:p>电业局</text:p>
          </table:table-cell>
          <table:table-cell office:value-type="string" calcext:value-type="string">
            <text:p>张家界</text:p>
          </table:table-cell>
          <table:table-cell office:value-type="float" office:value="110.4697" calcext:value-type="float">
            <text:p>110.4697</text:p>
          </table:table-cell>
          <table:table-cell office:value-type="float" office:value="29.1242" calcext:value-type="float">
            <text:p>29.12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0A</text:p>
          </table:table-cell>
          <table:table-cell office:value-type="string" calcext:value-type="string">
            <text:p>未央路</text:p>
          </table:table-cell>
          <table:table-cell office:value-type="string" calcext:value-type="string">
            <text:p>张家界</text:p>
          </table:table-cell>
          <table:table-cell office:value-type="float" office:value="110.5594" calcext:value-type="float">
            <text:p>110.5594</text:p>
          </table:table-cell>
          <table:table-cell office:value-type="float" office:value="29.3547" calcext:value-type="float">
            <text:p>29.35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1A</text:p>
          </table:table-cell>
          <table:table-cell office:value-type="string" calcext:value-type="string">
            <text:p>袁家界</text:p>
          </table:table-cell>
          <table:table-cell office:value-type="string" calcext:value-type="string">
            <text:p>张家界</text:p>
          </table:table-cell>
          <table:table-cell office:value-type="float" office:value="110.4417" calcext:value-type="float">
            <text:p>110.4417</text:p>
          </table:table-cell>
          <table:table-cell office:value-type="float" office:value="29.315" calcext:value-type="float">
            <text:p>29.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2A</text:p>
          </table:table-cell>
          <table:table-cell office:value-type="string" calcext:value-type="string">
            <text:p>电子科大尧山校区</text:p>
          </table:table-cell>
          <table:table-cell office:value-type="string" calcext:value-type="string">
            <text:p>桂林</text:p>
          </table:table-cell>
          <table:table-cell office:value-type="float" office:value="110.4144" calcext:value-type="float">
            <text:p>110.4144</text:p>
          </table:table-cell>
          <table:table-cell office:value-type="float" office:value="25.3167" calcext:value-type="float">
            <text:p>25.3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3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桂林</text:p>
          </table:table-cell>
          <table:table-cell office:value-type="float" office:value="110.2819" calcext:value-type="float">
            <text:p>110.2819</text:p>
          </table:table-cell>
          <table:table-cell office:value-type="float" office:value="25.2697" calcext:value-type="float">
            <text:p>25.2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4A</text:p>
          </table:table-cell>
          <table:table-cell office:value-type="string" calcext:value-type="string">
            <text:p>龙隐路小学</text:p>
          </table:table-cell>
          <table:table-cell office:value-type="string" calcext:value-type="string">
            <text:p>桂林</text:p>
          </table:table-cell>
          <table:table-cell office:value-type="float" office:value="110.3089" calcext:value-type="float">
            <text:p>110.3089</text:p>
          </table:table-cell>
          <table:table-cell office:value-type="float" office:value="25.2708" calcext:value-type="float">
            <text:p>25.27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5A</text:p>
          </table:table-cell>
          <table:table-cell office:value-type="string" calcext:value-type="string">
            <text:p>八中</text:p>
          </table:table-cell>
          <table:table-cell office:value-type="string" calcext:value-type="string">
            <text:p>桂林</text:p>
          </table:table-cell>
          <table:table-cell office:value-type="float" office:value="110.2869" calcext:value-type="float">
            <text:p>110.2869</text:p>
          </table:table-cell>
          <table:table-cell office:value-type="float" office:value="25.2178" calcext:value-type="float">
            <text:p>25.2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6A</text:p>
          </table:table-cell>
          <table:table-cell office:value-type="string" calcext:value-type="string">
            <text:p>牛尾岭水库</text:p>
          </table:table-cell>
          <table:table-cell office:value-type="string" calcext:value-type="string">
            <text:p>北海</text:p>
          </table:table-cell>
          <table:table-cell office:value-type="float" office:value="109.2256" calcext:value-type="float">
            <text:p>109.2256</text:p>
          </table:table-cell>
          <table:table-cell office:value-type="float" office:value="21.5958" calcext:value-type="float">
            <text:p>21.59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7A</text:p>
          </table:table-cell>
          <table:table-cell office:value-type="string" calcext:value-type="string">
            <text:p>海滩公园</text:p>
          </table:table-cell>
          <table:table-cell office:value-type="string" calcext:value-type="string">
            <text:p>北海</text:p>
          </table:table-cell>
          <table:table-cell office:value-type="float" office:value="109.1436" calcext:value-type="float">
            <text:p>109.1436</text:p>
          </table:table-cell>
          <table:table-cell office:value-type="float" office:value="21.4086" calcext:value-type="float">
            <text:p>21.4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8A</text:p>
          </table:table-cell>
          <table:table-cell office:value-type="string" calcext:value-type="string">
            <text:p>新市环保局</text:p>
          </table:table-cell>
          <table:table-cell office:value-type="string" calcext:value-type="string">
            <text:p>北海</text:p>
          </table:table-cell>
          <table:table-cell office:value-type="float" office:value="109.0981" calcext:value-type="float">
            <text:p>109.0981</text:p>
          </table:table-cell>
          <table:table-cell office:value-type="float" office:value="21.4661" calcext:value-type="float">
            <text:p>21.4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9A</text:p>
          </table:table-cell>
          <table:table-cell office:value-type="string" calcext:value-type="string">
            <text:p>北海工业园</text:p>
          </table:table-cell>
          <table:table-cell office:value-type="string" calcext:value-type="string">
            <text:p>北海</text:p>
          </table:table-cell>
          <table:table-cell office:value-type="float" office:value="109.1778" calcext:value-type="float">
            <text:p>109.1778</text:p>
          </table:table-cell>
          <table:table-cell office:value-type="float" office:value="21.5233" calcext:value-type="float">
            <text:p>21.52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0A</text:p>
          </table:table-cell>
          <table:table-cell office:value-type="string" calcext:value-type="string">
            <text:p>柳东小学</text:p>
          </table:table-cell>
          <table:table-cell office:value-type="string" calcext:value-type="string">
            <text:p>柳州</text:p>
          </table:table-cell>
          <table:table-cell office:value-type="float" office:value="109.4883" calcext:value-type="float">
            <text:p>109.4883</text:p>
          </table:table-cell>
          <table:table-cell office:value-type="float" office:value="24.3898" calcext:value-type="float">
            <text:p>24.38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1A</text:p>
          </table:table-cell>
          <table:table-cell office:value-type="string" calcext:value-type="string">
            <text:p>环保监测站</text:p>
          </table:table-cell>
          <table:table-cell office:value-type="string" calcext:value-type="string">
            <text:p>柳州</text:p>
          </table:table-cell>
          <table:table-cell office:value-type="float" office:value="109.4108" calcext:value-type="float">
            <text:p>109.4108</text:p>
          </table:table-cell>
          <table:table-cell office:value-type="float" office:value="24.3304" calcext:value-type="float">
            <text:p>24.33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2A</text:p>
          </table:table-cell>
          <table:table-cell office:value-type="string" calcext:value-type="string">
            <text:p>河西水厂</text:p>
          </table:table-cell>
          <table:table-cell office:value-type="string" calcext:value-type="string">
            <text:p>柳州</text:p>
          </table:table-cell>
          <table:table-cell office:value-type="float" office:value="109.3886" calcext:value-type="float">
            <text:p>109.3886</text:p>
          </table:table-cell>
          <table:table-cell office:value-type="float" office:value="24.3406" calcext:value-type="float">
            <text:p>24.34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3A</text:p>
          </table:table-cell>
          <table:table-cell office:value-type="string" calcext:value-type="string">
            <text:p>市四中</text:p>
          </table:table-cell>
          <table:table-cell office:value-type="string" calcext:value-type="string">
            <text:p>柳州</text:p>
          </table:table-cell>
          <table:table-cell office:value-type="float" office:value="109.4221" calcext:value-type="float">
            <text:p>109.4221</text:p>
          </table:table-cell>
          <table:table-cell office:value-type="float" office:value="24.299" calcext:value-type="float">
            <text:p>24.2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4A</text:p>
          </table:table-cell>
          <table:table-cell office:value-type="string" calcext:value-type="string">
            <text:p>市九中</text:p>
          </table:table-cell>
          <table:table-cell office:value-type="string" calcext:value-type="string">
            <text:p>柳州</text:p>
          </table:table-cell>
          <table:table-cell office:value-type="float" office:value="109.3957" calcext:value-type="float">
            <text:p>109.3957</text:p>
          </table:table-cell>
          <table:table-cell office:value-type="float" office:value="24.3663" calcext:value-type="float">
            <text:p>24.36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5A</text:p>
          </table:table-cell>
          <table:table-cell office:value-type="string" calcext:value-type="string">
            <text:p>古亭山</text:p>
          </table:table-cell>
          <table:table-cell office:value-type="string" calcext:value-type="string">
            <text:p>柳州</text:p>
          </table:table-cell>
          <table:table-cell office:value-type="float" office:value="109.4839" calcext:value-type="float">
            <text:p>109.4839</text:p>
          </table:table-cell>
          <table:table-cell office:value-type="float" office:value="24.3158" calcext:value-type="float">
            <text:p>24.31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6A</text:p>
          </table:table-cell>
          <table:table-cell office:value-type="string" calcext:value-type="string">
            <text:p>河东子站</text:p>
          </table:table-cell>
          <table:table-cell office:value-type="string" calcext:value-type="string">
            <text:p>三亚</text:p>
          </table:table-cell>
          <table:table-cell office:value-type="float" office:value="109.5078" calcext:value-type="float">
            <text:p>109.5078</text:p>
          </table:table-cell>
          <table:table-cell office:value-type="float" office:value="18.2489" calcext:value-type="float">
            <text:p>18.24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7A</text:p>
          </table:table-cell>
          <table:table-cell office:value-type="string" calcext:value-type="string">
            <text:p>河西子站</text:p>
          </table:table-cell>
          <table:table-cell office:value-type="string" calcext:value-type="string">
            <text:p>三亚</text:p>
          </table:table-cell>
          <table:table-cell office:value-type="float" office:value="109.4964" calcext:value-type="float">
            <text:p>109.4964</text:p>
          </table:table-cell>
          <table:table-cell office:value-type="float" office:value="18.2681" calcext:value-type="float">
            <text:p>18.26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8A</text:p>
          </table:table-cell>
          <table:table-cell office:value-type="string" calcext:value-type="string">
            <text:p>富乐山</text:p>
          </table:table-cell>
          <table:table-cell office:value-type="string" calcext:value-type="string">
            <text:p>绵阳</text:p>
          </table:table-cell>
          <table:table-cell office:value-type="float" office:value="104.7778" calcext:value-type="float">
            <text:p>104.7778</text:p>
          </table:table-cell>
          <table:table-cell office:value-type="float" office:value="31.4747" calcext:value-type="float">
            <text:p>31.4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9A</text:p>
          </table:table-cell>
          <table:table-cell office:value-type="string" calcext:value-type="string">
            <text:p>市人大</text:p>
          </table:table-cell>
          <table:table-cell office:value-type="string" calcext:value-type="string">
            <text:p>绵阳</text:p>
          </table:table-cell>
          <table:table-cell office:value-type="float" office:value="104.7536" calcext:value-type="float">
            <text:p>104.7536</text:p>
          </table:table-cell>
          <table:table-cell office:value-type="float" office:value="31.4539" calcext:value-type="float">
            <text:p>31.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0A</text:p>
          </table:table-cell>
          <table:table-cell office:value-type="string" calcext:value-type="string">
            <text:p>高新区自来水公司</text:p>
          </table:table-cell>
          <table:table-cell office:value-type="string" calcext:value-type="string">
            <text:p>绵阳</text:p>
          </table:table-cell>
          <table:table-cell office:value-type="float" office:value="104.6717" calcext:value-type="float">
            <text:p>104.6717</text:p>
          </table:table-cell>
          <table:table-cell office:value-type="float" office:value="31.4656" calcext:value-type="float">
            <text:p>31.46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1A</text:p>
          </table:table-cell>
          <table:table-cell office:value-type="string" calcext:value-type="string">
            <text:p>三水厂</text:p>
          </table:table-cell>
          <table:table-cell office:value-type="string" calcext:value-type="string">
            <text:p>绵阳</text:p>
          </table:table-cell>
          <table:table-cell office:value-type="float" office:value="104.7283" calcext:value-type="float">
            <text:p>104.7283</text:p>
          </table:table-cell>
          <table:table-cell office:value-type="float" office:value="31.5072" calcext:value-type="float">
            <text:p>31.50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2A</text:p>
          </table:table-cell>
          <table:table-cell office:value-type="string" calcext:value-type="string">
            <text:p>石马中学</text:p>
          </table:table-cell>
          <table:table-cell office:value-type="string" calcext:value-type="string">
            <text:p>宜宾</text:p>
          </table:table-cell>
          <table:table-cell office:value-type="float" office:value="104.5969" calcext:value-type="float">
            <text:p>104.5969</text:p>
          </table:table-cell>
          <table:table-cell office:value-type="float" office:value="28.8194" calcext:value-type="float">
            <text:p>28.81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3A</text:p>
          </table:table-cell>
          <table:table-cell office:value-type="string" calcext:value-type="string">
            <text:p>市委</text:p>
          </table:table-cell>
          <table:table-cell office:value-type="string" calcext:value-type="string">
            <text:p>宜宾</text:p>
          </table:table-cell>
          <table:table-cell office:value-type="float" office:value="104.6225" calcext:value-type="float">
            <text:p>104.6225</text:p>
          </table:table-cell>
          <table:table-cell office:value-type="float" office:value="28.76611" calcext:value-type="float">
            <text:p>28.76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4A</text:p>
          </table:table-cell>
          <table:table-cell office:value-type="string" calcext:value-type="string">
            <text:p>宜宾四中</text:p>
          </table:table-cell>
          <table:table-cell office:value-type="string" calcext:value-type="string">
            <text:p>宜宾</text:p>
          </table:table-cell>
          <table:table-cell office:value-type="float" office:value="104.6061" calcext:value-type="float">
            <text:p>104.6061</text:p>
          </table:table-cell>
          <table:table-cell office:value-type="float" office:value="28.7867" calcext:value-type="float">
            <text:p>28.7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5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宜宾</text:p>
          </table:table-cell>
          <table:table-cell office:value-type="float" office:value="104.6417" calcext:value-type="float">
            <text:p>104.6417</text:p>
          </table:table-cell>
          <table:table-cell office:value-type="float" office:value="28.76389" calcext:value-type="float">
            <text:p>28.76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6A</text:p>
          </table:table-cell>
          <table:table-cell office:value-type="string" calcext:value-type="string">
            <text:p>黄金嘴</text:p>
          </table:table-cell>
          <table:table-cell office:value-type="string" calcext:value-type="string">
            <text:p>宜宾</text:p>
          </table:table-cell>
          <table:table-cell office:value-type="float" office:value="104.5761" calcext:value-type="float">
            <text:p>104.5761</text:p>
          </table:table-cell>
          <table:table-cell office:value-type="float" office:value="28.71583" calcext:value-type="float">
            <text:p>28.71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7A</text:p>
          </table:table-cell>
          <table:table-cell office:value-type="string" calcext:value-type="string">
            <text:p>沙坪中学</text:p>
          </table:table-cell>
          <table:table-cell office:value-type="string" calcext:value-type="string">
            <text:p>宜宾</text:p>
          </table:table-cell>
          <table:table-cell office:value-type="float" office:value="104.6789" calcext:value-type="float">
            <text:p>104.6789</text:p>
          </table:table-cell>
          <table:table-cell office:value-type="float" office:value="28.7989" calcext:value-type="float">
            <text:p>28.79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8A</text:p>
          </table:table-cell>
          <table:table-cell office:value-type="string" calcext:value-type="string">
            <text:p>弄弄坪</text:p>
          </table:table-cell>
          <table:table-cell office:value-type="string" calcext:value-type="string">
            <text:p>攀枝花</text:p>
          </table:table-cell>
          <table:table-cell office:value-type="float" office:value="101.68912" calcext:value-type="float">
            <text:p>101.68912</text:p>
          </table:table-cell>
          <table:table-cell office:value-type="float" office:value="26.57098" calcext:value-type="float">
            <text:p>26.57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9A</text:p>
          </table:table-cell>
          <table:table-cell office:value-type="string" calcext:value-type="string">
            <text:p>河门口</text:p>
          </table:table-cell>
          <table:table-cell office:value-type="string" calcext:value-type="string">
            <text:p>攀枝花</text:p>
          </table:table-cell>
          <table:table-cell office:value-type="float" office:value="101.5769" calcext:value-type="float">
            <text:p>101.5769</text:p>
          </table:table-cell>
          <table:table-cell office:value-type="float" office:value="26.5928" calcext:value-type="float">
            <text:p>26.59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0A</text:p>
          </table:table-cell>
          <table:table-cell office:value-type="string" calcext:value-type="string">
            <text:p>炳草岗</text:p>
          </table:table-cell>
          <table:table-cell office:value-type="string" calcext:value-type="string">
            <text:p>攀枝花</text:p>
          </table:table-cell>
          <table:table-cell office:value-type="float" office:value="101.7169" calcext:value-type="float">
            <text:p>101.7169</text:p>
          </table:table-cell>
          <table:table-cell office:value-type="float" office:value="26.585" calcext:value-type="float">
            <text:p>26.5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1A</text:p>
          </table:table-cell>
          <table:table-cell office:value-type="string" calcext:value-type="string">
            <text:p>仁和</text:p>
          </table:table-cell>
          <table:table-cell office:value-type="string" calcext:value-type="string">
            <text:p>攀枝花</text:p>
          </table:table-cell>
          <table:table-cell office:value-type="float" office:value="101.7453" calcext:value-type="float">
            <text:p>101.7453</text:p>
          </table:table-cell>
          <table:table-cell office:value-type="float" office:value="26.5017" calcext:value-type="float">
            <text:p>26.50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3A</text:p>
          </table:table-cell>
          <table:table-cell office:value-type="string" calcext:value-type="string">
            <text:p>九狮山</text:p>
          </table:table-cell>
          <table:table-cell office:value-type="string" calcext:value-type="string">
            <text:p>泸州</text:p>
          </table:table-cell>
          <table:table-cell office:value-type="float" office:value="105.4306" calcext:value-type="float">
            <text:p>105.4306</text:p>
          </table:table-cell>
          <table:table-cell office:value-type="float" office:value="28.9583" calcext:value-type="float">
            <text:p>28.9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4A</text:p>
          </table:table-cell>
          <table:table-cell office:value-type="string" calcext:value-type="string">
            <text:p>小市上码头</text:p>
          </table:table-cell>
          <table:table-cell office:value-type="string" calcext:value-type="string">
            <text:p>泸州</text:p>
          </table:table-cell>
          <table:table-cell office:value-type="float" office:value="105.4436" calcext:value-type="float">
            <text:p>105.4436</text:p>
          </table:table-cell>
          <table:table-cell office:value-type="float" office:value="28.9026" calcext:value-type="float">
            <text:p>28.90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5A</text:p>
          </table:table-cell>
          <table:table-cell office:value-type="string" calcext:value-type="string">
            <text:p>兰田宪桥</text:p>
          </table:table-cell>
          <table:table-cell office:value-type="string" calcext:value-type="string">
            <text:p>泸州</text:p>
          </table:table-cell>
          <table:table-cell office:value-type="float" office:value="105.4322" calcext:value-type="float">
            <text:p>105.4322</text:p>
          </table:table-cell>
          <table:table-cell office:value-type="float" office:value="28.8558" calcext:value-type="float">
            <text:p>28.85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6A</text:p>
          </table:table-cell>
          <table:table-cell office:value-type="string" calcext:value-type="string">
            <text:p>市环监站</text:p>
          </table:table-cell>
          <table:table-cell office:value-type="string" calcext:value-type="string">
            <text:p>泸州</text:p>
          </table:table-cell>
          <table:table-cell office:value-type="float" office:value="105.4322" calcext:value-type="float">
            <text:p>105.4322</text:p>
          </table:table-cell>
          <table:table-cell office:value-type="float" office:value="28.8833" calcext:value-type="float">
            <text:p>28.88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7A</text:p>
          </table:table-cell>
          <table:table-cell office:value-type="string" calcext:value-type="string">
            <text:p>大塘山</text:p>
          </table:table-cell>
          <table:table-cell office:value-type="string" calcext:value-type="string">
            <text:p>自贡</text:p>
          </table:table-cell>
          <table:table-cell office:value-type="float" office:value="104.7547" calcext:value-type="float">
            <text:p>104.7547</text:p>
          </table:table-cell>
          <table:table-cell office:value-type="float" office:value="29.3628" calcext:value-type="float">
            <text:p>29.36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8A</text:p>
          </table:table-cell>
          <table:table-cell office:value-type="string" calcext:value-type="string">
            <text:p>盐马路</text:p>
          </table:table-cell>
          <table:table-cell office:value-type="string" calcext:value-type="string">
            <text:p>自贡</text:p>
          </table:table-cell>
          <table:table-cell office:value-type="float" office:value="104.7214" calcext:value-type="float">
            <text:p>104.7214</text:p>
          </table:table-cell>
          <table:table-cell office:value-type="float" office:value="29.3586" calcext:value-type="float">
            <text:p>29.35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9A</text:p>
          </table:table-cell>
          <table:table-cell office:value-type="string" calcext:value-type="string">
            <text:p>檀木林街</text:p>
          </table:table-cell>
          <table:table-cell office:value-type="string" calcext:value-type="string">
            <text:p>自贡</text:p>
          </table:table-cell>
          <table:table-cell office:value-type="float" office:value="104.7747" calcext:value-type="float">
            <text:p>104.7747</text:p>
          </table:table-cell>
          <table:table-cell office:value-type="float" office:value="29.3564" calcext:value-type="float">
            <text:p>29.35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0A</text:p>
          </table:table-cell>
          <table:table-cell office:value-type="string" calcext:value-type="string">
            <text:p>春华路</text:p>
          </table:table-cell>
          <table:table-cell office:value-type="string" calcext:value-type="string">
            <text:p>自贡</text:p>
          </table:table-cell>
          <table:table-cell office:value-type="float" office:value="104.7692" calcext:value-type="float">
            <text:p>104.7692</text:p>
          </table:table-cell>
          <table:table-cell office:value-type="float" office:value="29.3411" calcext:value-type="float">
            <text:p>29.34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1A</text:p>
          </table:table-cell>
          <table:table-cell office:value-type="string" calcext:value-type="string">
            <text:p>东山公园</text:p>
          </table:table-cell>
          <table:table-cell office:value-type="string" calcext:value-type="string">
            <text:p>德阳</text:p>
          </table:table-cell>
          <table:table-cell office:value-type="float" office:value="104.4219" calcext:value-type="float">
            <text:p>104.4219</text:p>
          </table:table-cell>
          <table:table-cell office:value-type="float" office:value="31.1208" calcext:value-type="float">
            <text:p>31.12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2A</text:p>
          </table:table-cell>
          <table:table-cell office:value-type="string" calcext:value-type="string">
            <text:p>西小区</text:p>
          </table:table-cell>
          <table:table-cell office:value-type="string" calcext:value-type="string">
            <text:p>德阳</text:p>
          </table:table-cell>
          <table:table-cell office:value-type="float" office:value="104.3883" calcext:value-type="float">
            <text:p>104.3883</text:p>
          </table:table-cell>
          <table:table-cell office:value-type="float" office:value="31.1333" calcext:value-type="float">
            <text:p>31.1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3A</text:p>
          </table:table-cell>
          <table:table-cell office:value-type="string" calcext:value-type="string">
            <text:p>市检察院</text:p>
          </table:table-cell>
          <table:table-cell office:value-type="string" calcext:value-type="string">
            <text:p>德阳</text:p>
          </table:table-cell>
          <table:table-cell office:value-type="float" office:value="104.4053" calcext:value-type="float">
            <text:p>104.4053</text:p>
          </table:table-cell>
          <table:table-cell office:value-type="float" office:value="31.1167" calcext:value-type="float">
            <text:p>31.11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4A</text:p>
          </table:table-cell>
          <table:table-cell office:value-type="string" calcext:value-type="string">
            <text:p>耐火材料厂</text:p>
          </table:table-cell>
          <table:table-cell office:value-type="string" calcext:value-type="string">
            <text:p>德阳</text:p>
          </table:table-cell>
          <table:table-cell office:value-type="float" office:value="104.3539" calcext:value-type="float">
            <text:p>104.3539</text:p>
          </table:table-cell>
          <table:table-cell office:value-type="float" office:value="31.1108" calcext:value-type="float">
            <text:p>31.1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5A</text:p>
          </table:table-cell>
          <table:table-cell office:value-type="string" calcext:value-type="string">
            <text:p>西山风景区</text:p>
          </table:table-cell>
          <table:table-cell office:value-type="string" calcext:value-type="string">
            <text:p>南充</text:p>
          </table:table-cell>
          <table:table-cell office:value-type="float" office:value="106.056" calcext:value-type="float">
            <text:p>106.056</text:p>
          </table:table-cell>
          <table:table-cell office:value-type="float" office:value="30.8064" calcext:value-type="float">
            <text:p>30.80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6A</text:p>
          </table:table-cell>
          <table:table-cell office:value-type="string" calcext:value-type="string">
            <text:p>南充市委</text:p>
          </table:table-cell>
          <table:table-cell office:value-type="string" calcext:value-type="string">
            <text:p>南充</text:p>
          </table:table-cell>
          <table:table-cell office:value-type="float" office:value="106.0789" calcext:value-type="float">
            <text:p>106.0789</text:p>
          </table:table-cell>
          <table:table-cell office:value-type="float" office:value="30.8023" calcext:value-type="float">
            <text:p>30.80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7A</text:p>
          </table:table-cell>
          <table:table-cell office:value-type="string" calcext:value-type="string">
            <text:p>南充炼油厂</text:p>
          </table:table-cell>
          <table:table-cell office:value-type="string" calcext:value-type="string">
            <text:p>南充</text:p>
          </table:table-cell>
          <table:table-cell office:value-type="float" office:value="106.1031" calcext:value-type="float">
            <text:p>106.1031</text:p>
          </table:table-cell>
          <table:table-cell office:value-type="float" office:value="30.8217" calcext:value-type="float">
            <text:p>30.8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8A</text:p>
          </table:table-cell>
          <table:table-cell office:value-type="string" calcext:value-type="string">
            <text:p>高坪区监测站</text:p>
          </table:table-cell>
          <table:table-cell office:value-type="string" calcext:value-type="string">
            <text:p>南充</text:p>
          </table:table-cell>
          <table:table-cell office:value-type="float" office:value="106.1064" calcext:value-type="float">
            <text:p>106.1064</text:p>
          </table:table-cell>
          <table:table-cell office:value-type="float" office:value="30.7856" calcext:value-type="float">
            <text:p>30.78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9A</text:p>
          </table:table-cell>
          <table:table-cell office:value-type="string" calcext:value-type="string">
            <text:p>嘉陵区环保局</text:p>
          </table:table-cell>
          <table:table-cell office:value-type="string" calcext:value-type="string">
            <text:p>南充</text:p>
          </table:table-cell>
          <table:table-cell office:value-type="float" office:value="106.0642" calcext:value-type="float">
            <text:p>106.0642</text:p>
          </table:table-cell>
          <table:table-cell office:value-type="float" office:value="30.7636" calcext:value-type="float">
            <text:p>30.76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0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南充</text:p>
          </table:table-cell>
          <table:table-cell office:value-type="float" office:value="106.1087" calcext:value-type="float">
            <text:p>106.1087</text:p>
          </table:table-cell>
          <table:table-cell office:value-type="float" office:value="30.8388" calcext:value-type="float">
            <text:p>30.83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1A</text:p>
          </table:table-cell>
          <table:table-cell office:value-type="string" calcext:value-type="string">
            <text:p>丁字口</text:p>
          </table:table-cell>
          <table:table-cell office:value-type="string" calcext:value-type="string">
            <text:p>遵义</text:p>
          </table:table-cell>
          <table:table-cell office:value-type="float" office:value="106.9222" calcext:value-type="float">
            <text:p>106.9222</text:p>
          </table:table-cell>
          <table:table-cell office:value-type="float" office:value="27.6869" calcext:value-type="float">
            <text:p>27.68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2A</text:p>
          </table:table-cell>
          <table:table-cell office:value-type="string" calcext:value-type="string">
            <text:p>凤凰山</text:p>
          </table:table-cell>
          <table:table-cell office:value-type="string" calcext:value-type="string">
            <text:p>遵义</text:p>
          </table:table-cell>
          <table:table-cell office:value-type="float" office:value="106.9242" calcext:value-type="float">
            <text:p>106.9242</text:p>
          </table:table-cell>
          <table:table-cell office:value-type="float" office:value="27.7019" calcext:value-type="float">
            <text:p>27.7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3A</text:p>
          </table:table-cell>
          <table:table-cell office:value-type="string" calcext:value-type="string">
            <text:p>忠庄</text:p>
          </table:table-cell>
          <table:table-cell office:value-type="string" calcext:value-type="string">
            <text:p>遵义</text:p>
          </table:table-cell>
          <table:table-cell office:value-type="float" office:value="106.8906" calcext:value-type="float">
            <text:p>106.8906</text:p>
          </table:table-cell>
          <table:table-cell office:value-type="float" office:value="27.6486" calcext:value-type="float">
            <text:p>27.64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4A</text:p>
          </table:table-cell>
          <table:table-cell office:value-type="string" calcext:value-type="string">
            <text:p>舟水桥</text:p>
          </table:table-cell>
          <table:table-cell office:value-type="string" calcext:value-type="string">
            <text:p>遵义</text:p>
          </table:table-cell>
          <table:table-cell office:value-type="float" office:value="106.9231" calcext:value-type="float">
            <text:p>106.9231</text:p>
          </table:table-cell>
          <table:table-cell office:value-type="float" office:value="27.6506" calcext:value-type="float">
            <text:p>27.6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5A</text:p>
          </table:table-cell>
          <table:table-cell office:value-type="string" calcext:value-type="string">
            <text:p>干田坝</text:p>
          </table:table-cell>
          <table:table-cell office:value-type="string" calcext:value-type="string">
            <text:p>遵义</text:p>
          </table:table-cell>
          <table:table-cell office:value-type="float" office:value="106.9178" calcext:value-type="float">
            <text:p>106.9178</text:p>
          </table:table-cell>
          <table:table-cell office:value-type="float" office:value="27.72" calcext:value-type="float">
            <text:p>27.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6A</text:p>
          </table:table-cell>
          <table:table-cell office:value-type="string" calcext:value-type="string">
            <text:p>环境监测站</text:p>
          </table:table-cell>
          <table:table-cell office:value-type="string" calcext:value-type="string">
            <text:p>曲靖</text:p>
          </table:table-cell>
          <table:table-cell office:value-type="float" office:value="103.7897" calcext:value-type="float">
            <text:p>103.7897</text:p>
          </table:table-cell>
          <table:table-cell office:value-type="float" office:value="25.5035" calcext:value-type="float">
            <text:p>25.5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7A</text:p>
          </table:table-cell>
          <table:table-cell office:value-type="string" calcext:value-type="string">
            <text:p>烟厂办公区</text:p>
          </table:table-cell>
          <table:table-cell office:value-type="string" calcext:value-type="string">
            <text:p>曲靖</text:p>
          </table:table-cell>
          <table:table-cell office:value-type="float" office:value="103.8" calcext:value-type="float">
            <text:p>103.8</text:p>
          </table:table-cell>
          <table:table-cell office:value-type="float" office:value="25.5364" calcext:value-type="float">
            <text:p>25.5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8A</text:p>
          </table:table-cell>
          <table:table-cell office:value-type="string" calcext:value-type="string">
            <text:p>气象站</text:p>
          </table:table-cell>
          <table:table-cell office:value-type="string" calcext:value-type="string">
            <text:p>咸阳</text:p>
          </table:table-cell>
          <table:table-cell office:value-type="float" office:value="108.7197" calcext:value-type="float">
            <text:p>108.7197</text:p>
          </table:table-cell>
          <table:table-cell office:value-type="float" office:value="34.3956" calcext:value-type="float">
            <text:p>34.39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9A</text:p>
          </table:table-cell>
          <table:table-cell office:value-type="string" calcext:value-type="string">
            <text:p>中华小区</text:p>
          </table:table-cell>
          <table:table-cell office:value-type="string" calcext:value-type="string">
            <text:p>咸阳</text:p>
          </table:table-cell>
          <table:table-cell office:value-type="float" office:value="108.6761" calcext:value-type="float">
            <text:p>108.6761</text:p>
          </table:table-cell>
          <table:table-cell office:value-type="float" office:value="34.3181" calcext:value-type="float">
            <text:p>34.31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0A</text:p>
          </table:table-cell>
          <table:table-cell office:value-type="string" calcext:value-type="string">
            <text:p>师范学院</text:p>
          </table:table-cell>
          <table:table-cell office:value-type="string" calcext:value-type="string">
            <text:p>咸阳</text:p>
          </table:table-cell>
          <table:table-cell office:value-type="float" office:value="108.7233" calcext:value-type="float">
            <text:p>108.7233</text:p>
          </table:table-cell>
          <table:table-cell office:value-type="float" office:value="34.3617" calcext:value-type="float">
            <text:p>34.3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1A</text:p>
          </table:table-cell>
          <table:table-cell office:value-type="string" calcext:value-type="string">
            <text:p>中医学院</text:p>
          </table:table-cell>
          <table:table-cell office:value-type="string" calcext:value-type="string">
            <text:p>咸阳</text:p>
          </table:table-cell>
          <table:table-cell office:value-type="float" office:value="108.7369" calcext:value-type="float">
            <text:p>108.7369</text:p>
          </table:table-cell>
          <table:table-cell office:value-type="float" office:value="34.3164" calcext:value-type="float">
            <text:p>34.3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2A</text:p>
          </table:table-cell>
          <table:table-cell office:value-type="string" calcext:value-type="string">
            <text:p>党校</text:p>
          </table:table-cell>
          <table:table-cell office:value-type="string" calcext:value-type="string">
            <text:p>铜川</text:p>
          </table:table-cell>
          <table:table-cell office:value-type="float" office:value="109.0656" calcext:value-type="float">
            <text:p>109.0656</text:p>
          </table:table-cell>
          <table:table-cell office:value-type="float" office:value="35.0994" calcext:value-type="float">
            <text:p>35.09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3A</text:p>
          </table:table-cell>
          <table:table-cell office:value-type="string" calcext:value-type="string">
            <text:p>王益区政府</text:p>
          </table:table-cell>
          <table:table-cell office:value-type="string" calcext:value-type="string">
            <text:p>铜川</text:p>
          </table:table-cell>
          <table:table-cell office:value-type="float" office:value="109.0697" calcext:value-type="float">
            <text:p>109.0697</text:p>
          </table:table-cell>
          <table:table-cell office:value-type="float" office:value="35.0697" calcext:value-type="float">
            <text:p>35.0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4A</text:p>
          </table:table-cell>
          <table:table-cell office:value-type="string" calcext:value-type="string">
            <text:p>新区管委会</text:p>
          </table:table-cell>
          <table:table-cell office:value-type="string" calcext:value-type="string">
            <text:p>铜川</text:p>
          </table:table-cell>
          <table:table-cell office:value-type="float" office:value="108.9344" calcext:value-type="float">
            <text:p>108.9344</text:p>
          </table:table-cell>
          <table:table-cell office:value-type="float" office:value="34.9058" calcext:value-type="float">
            <text:p>34.90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5A</text:p>
          </table:table-cell>
          <table:table-cell office:value-type="string" calcext:value-type="string">
            <text:p>新区兰芝公司</text:p>
          </table:table-cell>
          <table:table-cell office:value-type="string" calcext:value-type="string">
            <text:p>铜川</text:p>
          </table:table-cell>
          <table:table-cell office:value-type="float" office:value="108.9589" calcext:value-type="float">
            <text:p>108.9589</text:p>
          </table:table-cell>
          <table:table-cell office:value-type="float" office:value="34.8731" calcext:value-type="float">
            <text:p>34.87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6A</text:p>
          </table:table-cell>
          <table:table-cell office:value-type="string" calcext:value-type="string">
            <text:p>枣园</text:p>
          </table:table-cell>
          <table:table-cell office:value-type="string" calcext:value-type="string">
            <text:p>延安</text:p>
          </table:table-cell>
          <table:table-cell office:value-type="float" office:value="109.4131" calcext:value-type="float">
            <text:p>109.4131</text:p>
          </table:table-cell>
          <table:table-cell office:value-type="float" office:value="36.6275" calcext:value-type="float">
            <text:p>36.62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7A</text:p>
          </table:table-cell>
          <table:table-cell office:value-type="string" calcext:value-type="string">
            <text:p>延大医附院</text:p>
          </table:table-cell>
          <table:table-cell office:value-type="string" calcext:value-type="string">
            <text:p>延安</text:p>
          </table:table-cell>
          <table:table-cell office:value-type="float" office:value="109.4761" calcext:value-type="float">
            <text:p>109.4761</text:p>
          </table:table-cell>
          <table:table-cell office:value-type="float" office:value="36.6028" calcext:value-type="float">
            <text:p>36.60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8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延安</text:p>
          </table:table-cell>
          <table:table-cell office:value-type="float" office:value="109.4824" calcext:value-type="float">
            <text:p>109.4824</text:p>
          </table:table-cell>
          <table:table-cell office:value-type="float" office:value="36.5767" calcext:value-type="float">
            <text:p>36.57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9A</text:p>
          </table:table-cell>
          <table:table-cell office:value-type="string" calcext:value-type="string">
            <text:p>百米大道</text:p>
          </table:table-cell>
          <table:table-cell office:value-type="string" calcext:value-type="string">
            <text:p>延安</text:p>
          </table:table-cell>
          <table:table-cell office:value-type="float" office:value="109.5056" calcext:value-type="float">
            <text:p>109.5056</text:p>
          </table:table-cell>
          <table:table-cell office:value-type="float" office:value="36.6106" calcext:value-type="float">
            <text:p>36.6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0A</text:p>
          </table:table-cell>
          <table:table-cell office:value-type="string" calcext:value-type="string">
            <text:p>庙沟村</text:p>
          </table:table-cell>
          <table:table-cell office:value-type="string" calcext:value-type="string">
            <text:p>宝鸡</text:p>
          </table:table-cell>
          <table:table-cell office:value-type="float" office:value="107.1586" calcext:value-type="float">
            <text:p>107.1586</text:p>
          </table:table-cell>
          <table:table-cell office:value-type="float" office:value="34.3708" calcext:value-type="float">
            <text:p>34.37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1A</text:p>
          </table:table-cell>
          <table:table-cell office:value-type="string" calcext:value-type="string">
            <text:p>竹园沟</text:p>
          </table:table-cell>
          <table:table-cell office:value-type="string" calcext:value-type="string">
            <text:p>宝鸡</text:p>
          </table:table-cell>
          <table:table-cell office:value-type="float" office:value="107.0708" calcext:value-type="float">
            <text:p>107.0708</text:p>
          </table:table-cell>
          <table:table-cell office:value-type="float" office:value="34.3017" calcext:value-type="float">
            <text:p>34.30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2A</text:p>
          </table:table-cell>
          <table:table-cell office:value-type="string" calcext:value-type="string">
            <text:p>三陆医院</text:p>
          </table:table-cell>
          <table:table-cell office:value-type="string" calcext:value-type="string">
            <text:p>宝鸡</text:p>
          </table:table-cell>
          <table:table-cell office:value-type="float" office:value="107.1906" calcext:value-type="float">
            <text:p>107.1906</text:p>
          </table:table-cell>
          <table:table-cell office:value-type="float" office:value="34.3672" calcext:value-type="float">
            <text:p>34.36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3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宝鸡</text:p>
          </table:table-cell>
          <table:table-cell office:value-type="float" office:value="107.1431" calcext:value-type="float">
            <text:p>107.1431</text:p>
          </table:table-cell>
          <table:table-cell office:value-type="float" office:value="34.3547" calcext:value-type="float">
            <text:p>34.35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4A</text:p>
          </table:table-cell>
          <table:table-cell office:value-type="string" calcext:value-type="string">
            <text:p>技工学校</text:p>
          </table:table-cell>
          <table:table-cell office:value-type="string" calcext:value-type="string">
            <text:p>宝鸡</text:p>
          </table:table-cell>
          <table:table-cell office:value-type="float" office:value="107.1186" calcext:value-type="float">
            <text:p>107.1186</text:p>
          </table:table-cell>
          <table:table-cell office:value-type="float" office:value="34.3739" calcext:value-type="float">
            <text:p>34.37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5A</text:p>
          </table:table-cell>
          <table:table-cell office:value-type="string" calcext:value-type="string">
            <text:p>陈仓环保局</text:p>
          </table:table-cell>
          <table:table-cell office:value-type="string" calcext:value-type="string">
            <text:p>宝鸡</text:p>
          </table:table-cell>
          <table:table-cell office:value-type="float" office:value="107.3906" calcext:value-type="float">
            <text:p>107.3906</text:p>
          </table:table-cell>
          <table:table-cell office:value-type="float" office:value="34.3528" calcext:value-type="float">
            <text:p>34.35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6A</text:p>
          </table:table-cell>
          <table:table-cell office:value-type="string" calcext:value-type="string">
            <text:p>文理学院</text:p>
          </table:table-cell>
          <table:table-cell office:value-type="string" calcext:value-type="string">
            <text:p>宝鸡</text:p>
          </table:table-cell>
          <table:table-cell office:value-type="float" office:value="107.2058" calcext:value-type="float">
            <text:p>107.2058</text:p>
          </table:table-cell>
          <table:table-cell office:value-type="float" office:value="34.3497" calcext:value-type="float">
            <text:p>34.3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7A</text:p>
          </table:table-cell>
          <table:table-cell office:value-type="string" calcext:value-type="string">
            <text:p>三迪小学</text:p>
          </table:table-cell>
          <table:table-cell office:value-type="string" calcext:value-type="string">
            <text:p>宝鸡</text:p>
          </table:table-cell>
          <table:table-cell office:value-type="float" office:value="107.2386" calcext:value-type="float">
            <text:p>107.2386</text:p>
          </table:table-cell>
          <table:table-cell office:value-type="float" office:value="34.3622" calcext:value-type="float">
            <text:p>34.3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8A</text:p>
          </table:table-cell>
          <table:table-cell office:value-type="string" calcext:value-type="string">
            <text:p>农科所</text:p>
          </table:table-cell>
          <table:table-cell office:value-type="string" calcext:value-type="string">
            <text:p>渭南</text:p>
          </table:table-cell>
          <table:table-cell office:value-type="float" office:value="109.5293" calcext:value-type="float">
            <text:p>109.5293</text:p>
          </table:table-cell>
          <table:table-cell office:value-type="float" office:value="34.5101" calcext:value-type="float">
            <text:p>34.51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9A</text:p>
          </table:table-cell>
          <table:table-cell office:value-type="string" calcext:value-type="string">
            <text:p>日报社</text:p>
          </table:table-cell>
          <table:table-cell office:value-type="string" calcext:value-type="string">
            <text:p>渭南</text:p>
          </table:table-cell>
          <table:table-cell office:value-type="float" office:value="109.5049" calcext:value-type="float">
            <text:p>109.5049</text:p>
          </table:table-cell>
          <table:table-cell office:value-type="float" office:value="34.5004" calcext:value-type="float">
            <text:p>34.50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0A</text:p>
          </table:table-cell>
          <table:table-cell office:value-type="string" calcext:value-type="string">
            <text:p>体育馆</text:p>
          </table:table-cell>
          <table:table-cell office:value-type="string" calcext:value-type="string">
            <text:p>渭南</text:p>
          </table:table-cell>
          <table:table-cell office:value-type="float" office:value="109.4636" calcext:value-type="float">
            <text:p>109.4636</text:p>
          </table:table-cell>
          <table:table-cell office:value-type="float" office:value="34.493" calcext:value-type="float">
            <text:p>34.4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1A</text:p>
          </table:table-cell>
          <table:table-cell office:value-type="string" calcext:value-type="string">
            <text:p>高新一小</text:p>
          </table:table-cell>
          <table:table-cell office:value-type="string" calcext:value-type="string">
            <text:p>渭南</text:p>
          </table:table-cell>
          <table:table-cell office:value-type="float" office:value="109.4266" calcext:value-type="float">
            <text:p>109.4266</text:p>
          </table:table-cell>
          <table:table-cell office:value-type="float" office:value="34.5021" calcext:value-type="float">
            <text:p>34.50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2A</text:p>
          </table:table-cell>
          <table:table-cell office:value-type="string" calcext:value-type="string">
            <text:p>市科委</text:p>
          </table:table-cell>
          <table:table-cell office:value-type="string" calcext:value-type="string">
            <text:p>金昌</text:p>
          </table:table-cell>
          <table:table-cell office:value-type="float" office:value="102.1878" calcext:value-type="float">
            <text:p>102.1878</text:p>
          </table:table-cell>
          <table:table-cell office:value-type="float" office:value="38.5247" calcext:value-type="float">
            <text:p>38.52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3A</text:p>
          </table:table-cell>
          <table:table-cell office:value-type="string" calcext:value-type="string">
            <text:p>新川苑</text:p>
          </table:table-cell>
          <table:table-cell office:value-type="string" calcext:value-type="string">
            <text:p>金昌</text:p>
          </table:table-cell>
          <table:table-cell office:value-type="float" office:value="102.1725" calcext:value-type="float">
            <text:p>102.1725</text:p>
          </table:table-cell>
          <table:table-cell office:value-type="float" office:value="38.5339" calcext:value-type="float">
            <text:p>38.53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4A</text:p>
          </table:table-cell>
          <table:table-cell office:value-type="string" calcext:value-type="string">
            <text:p>公司二招</text:p>
          </table:table-cell>
          <table:table-cell office:value-type="string" calcext:value-type="string">
            <text:p>金昌</text:p>
          </table:table-cell>
          <table:table-cell office:value-type="float" office:value="102.1708" calcext:value-type="float">
            <text:p>102.1708</text:p>
          </table:table-cell>
          <table:table-cell office:value-type="float" office:value="38.5061" calcext:value-type="float">
            <text:p>38.50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5A</text:p>
          </table:table-cell>
          <table:table-cell office:value-type="string" calcext:value-type="string">
            <text:p>气象局</text:p>
          </table:table-cell>
          <table:table-cell office:value-type="string" calcext:value-type="string">
            <text:p>嘉峪关</text:p>
          </table:table-cell>
          <table:table-cell office:value-type="float" office:value="98.2908" calcext:value-type="float">
            <text:p>98.2908</text:p>
          </table:table-cell>
          <table:table-cell office:value-type="float" office:value="39.7711" calcext:value-type="float">
            <text:p>39.77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6A</text:p>
          </table:table-cell>
          <table:table-cell office:value-type="string" calcext:value-type="string">
            <text:p>酒钢耐材公司</text:p>
          </table:table-cell>
          <table:table-cell office:value-type="string" calcext:value-type="string">
            <text:p>嘉峪关</text:p>
          </table:table-cell>
          <table:table-cell office:value-type="float" office:value="98.2379" calcext:value-type="float">
            <text:p>98.2379</text:p>
          </table:table-cell>
          <table:table-cell office:value-type="float" office:value="39.8584" calcext:value-type="float">
            <text:p>39.8584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47A</text:p>
          </table:table-cell>
          <table:table-cell office:value-type="string" calcext:value-type="string">
            <text:p>沙湖旅游区</text:p>
          </table:table-cell>
          <table:table-cell office:value-type="string" calcext:value-type="string">
            <text:p>石嘴山</text:p>
          </table:table-cell>
          <table:table-cell office:value-type="float" office:value="106.3394" calcext:value-type="float">
            <text:p>106.3394</text:p>
          </table:table-cell>
          <table:table-cell office:value-type="float" office:value="38.817" calcext:value-type="float">
            <text:p>38.8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8A</text:p>
          </table:table-cell>
          <table:table-cell office:value-type="string" calcext:value-type="string">
            <text:p>大武口黄河东街</text:p>
          </table:table-cell>
          <table:table-cell office:value-type="string" calcext:value-type="string">
            <text:p>石嘴山</text:p>
          </table:table-cell>
          <table:table-cell office:value-type="float" office:value="106.3717" calcext:value-type="float">
            <text:p>106.3717</text:p>
          </table:table-cell>
          <table:table-cell office:value-type="float" office:value="39.0153" calcext:value-type="float">
            <text:p>39.01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9A</text:p>
          </table:table-cell>
          <table:table-cell office:value-type="string" calcext:value-type="string">
            <text:p>惠农南大街</text:p>
          </table:table-cell>
          <table:table-cell office:value-type="string" calcext:value-type="string">
            <text:p>石嘴山</text:p>
          </table:table-cell>
          <table:table-cell office:value-type="float" office:value="106.7704" calcext:value-type="float">
            <text:p>106.7704</text:p>
          </table:table-cell>
          <table:table-cell office:value-type="float" office:value="39.2282" calcext:value-type="float">
            <text:p>39.22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0A</text:p>
          </table:table-cell>
          <table:table-cell office:value-type="string" calcext:value-type="string">
            <text:p>红果子镇惠新街</text:p>
          </table:table-cell>
          <table:table-cell office:value-type="string" calcext:value-type="string">
            <text:p>石嘴山</text:p>
          </table:table-cell>
          <table:table-cell office:value-type="float" office:value="106.7096" calcext:value-type="float">
            <text:p>106.7096</text:p>
          </table:table-cell>
          <table:table-cell office:value-type="float" office:value="39.1292" calcext:value-type="float">
            <text:p>39.12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1A</text:p>
          </table:table-cell>
          <table:table-cell office:value-type="string" calcext:value-type="string">
            <text:p>长征新村</text:p>
          </table:table-cell>
          <table:table-cell office:value-type="string" calcext:value-type="string">
            <text:p>克拉玛依</text:p>
          </table:table-cell>
          <table:table-cell office:value-type="float" office:value="84.8861" calcext:value-type="float">
            <text:p>84.8861</text:p>
          </table:table-cell>
          <table:table-cell office:value-type="float" office:value="45.6033" calcext:value-type="float">
            <text:p>45.60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2A</text:p>
          </table:table-cell>
          <table:table-cell office:value-type="string" calcext:value-type="string">
            <text:p>南林小区</text:p>
          </table:table-cell>
          <table:table-cell office:value-type="string" calcext:value-type="string">
            <text:p>克拉玛依</text:p>
          </table:table-cell>
          <table:table-cell office:value-type="float" office:value="84.8897" calcext:value-type="float">
            <text:p>84.8897</text:p>
          </table:table-cell>
          <table:table-cell office:value-type="float" office:value="45.5828" calcext:value-type="float">
            <text:p>45.58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3A</text:p>
          </table:table-cell>
          <table:table-cell office:value-type="string" calcext:value-type="string">
            <text:p>白碱滩区</text:p>
          </table:table-cell>
          <table:table-cell office:value-type="string" calcext:value-type="string">
            <text:p>克拉玛依</text:p>
          </table:table-cell>
          <table:table-cell office:value-type="float" office:value="85.1186" calcext:value-type="float">
            <text:p>85.1186</text:p>
          </table:table-cell>
          <table:table-cell office:value-type="float" office:value="45.6886" calcext:value-type="float">
            <text:p>45.68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4A</text:p>
          </table:table-cell>
          <table:table-cell office:value-type="string" calcext:value-type="string">
            <text:p>独山子区</text:p>
          </table:table-cell>
          <table:table-cell office:value-type="string" calcext:value-type="string">
            <text:p>克拉玛依</text:p>
          </table:table-cell>
          <table:table-cell office:value-type="float" office:value="84.8983" calcext:value-type="float">
            <text:p>84.8983</text:p>
          </table:table-cell>
          <table:table-cell office:value-type="float" office:value="44.3336" calcext:value-type="float">
            <text:p>44.3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5A</text:p>
          </table:table-cell>
          <table:table-cell office:value-type="string" calcext:value-type="string">
            <text:p>乌尔禾区商贸楼</text:p>
          </table:table-cell>
          <table:table-cell office:value-type="string" calcext:value-type="string">
            <text:p>克拉玛依</text:p>
          </table:table-cell>
          <table:table-cell office:value-type="float" office:value="85.6931" calcext:value-type="float">
            <text:p>85.6931</text:p>
          </table:table-cell>
          <table:table-cell office:value-type="float" office:value="46.0872" calcext:value-type="float">
            <text:p>46.0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6A</text:p>
          </table:table-cell>
          <table:table-cell office:value-type="string" calcext:value-type="string">
            <text:p>孔雀公园</text:p>
          </table:table-cell>
          <table:table-cell office:value-type="string" calcext:value-type="string">
            <text:p>库尔勒</text:p>
          </table:table-cell>
          <table:table-cell office:value-type="float" office:value="86.1461" calcext:value-type="float">
            <text:p>86.1461</text:p>
          </table:table-cell>
          <table:table-cell office:value-type="float" office:value="41.7511" calcext:value-type="float">
            <text:p>41.7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7A</text:p>
          </table:table-cell>
          <table:table-cell office:value-type="string" calcext:value-type="string">
            <text:p>棉纺厂</text:p>
          </table:table-cell>
          <table:table-cell office:value-type="string" calcext:value-type="string">
            <text:p>库尔勒</text:p>
          </table:table-cell>
          <table:table-cell office:value-type="float" office:value="86.2022" calcext:value-type="float">
            <text:p>86.2022</text:p>
          </table:table-cell>
          <table:table-cell office:value-type="float" office:value="41.7192" calcext:value-type="float">
            <text:p>41.71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8A</text:p>
          </table:table-cell>
          <table:table-cell office:value-type="string" calcext:value-type="string">
            <text:p>经济开发区</text:p>
          </table:table-cell>
          <table:table-cell office:value-type="string" calcext:value-type="string">
            <text:p>库尔勒</text:p>
          </table:table-cell>
          <table:table-cell office:value-type="float" office:value="86.2381" calcext:value-type="float">
            <text:p>86.2381</text:p>
          </table:table-cell>
          <table:table-cell office:value-type="float" office:value="41.7128" calcext:value-type="float">
            <text:p>41.7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9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寿光</text:p>
          </table:table-cell>
          <table:table-cell office:value-type="float" office:value="118.746" calcext:value-type="float">
            <text:p>118.746</text:p>
          </table:table-cell>
          <table:table-cell office:value-type="float" office:value="36.881" calcext:value-type="float">
            <text:p>36.8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0A</text:p>
          </table:table-cell>
          <table:table-cell office:value-type="string" calcext:value-type="string">
            <text:p>世纪学校</text:p>
          </table:table-cell>
          <table:table-cell office:value-type="string" calcext:value-type="string">
            <text:p>寿光</text:p>
          </table:table-cell>
          <table:table-cell office:value-type="float" office:value="118.78" calcext:value-type="float">
            <text:p>118.78</text:p>
          </table:table-cell>
          <table:table-cell office:value-type="float" office:value="36.864" calcext:value-type="float">
            <text:p>36.8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1A</text:p>
          </table:table-cell>
          <table:table-cell office:value-type="string" calcext:value-type="string">
            <text:p>环境监测站</text:p>
          </table:table-cell>
          <table:table-cell office:value-type="string" calcext:value-type="string">
            <text:p>章丘</text:p>
          </table:table-cell>
          <table:table-cell office:value-type="float" office:value="117.541" calcext:value-type="float">
            <text:p>117.541</text:p>
          </table:table-cell>
          <table:table-cell office:value-type="float" office:value="36.71" calcext:value-type="float">
            <text:p>36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2A</text:p>
          </table:table-cell>
          <table:table-cell office:value-type="string" calcext:value-type="string">
            <text:p>明水开发区</text:p>
          </table:table-cell>
          <table:table-cell office:value-type="string" calcext:value-type="string">
            <text:p>章丘</text:p>
          </table:table-cell>
          <table:table-cell office:value-type="float" office:value="117.541" calcext:value-type="float">
            <text:p>117.541</text:p>
          </table:table-cell>
          <table:table-cell office:value-type="float" office:value="36.71" calcext:value-type="float">
            <text:p>36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3A</text:p>
          </table:table-cell>
          <table:table-cell office:value-type="string" calcext:value-type="string">
            <text:p>环保局子站</text:p>
          </table:table-cell>
          <table:table-cell office:value-type="string" calcext:value-type="string">
            <text:p>即墨</text:p>
          </table:table-cell>
          <table:table-cell office:value-type="float" office:value="120.61" calcext:value-type="float">
            <text:p>120.61</text:p>
          </table:table-cell>
          <table:table-cell office:value-type="float" office:value="36.44" calcext:value-type="float">
            <text:p>36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4A</text:p>
          </table:table-cell>
          <table:table-cell office:value-type="string" calcext:value-type="string">
            <text:p>开发区子站</text:p>
          </table:table-cell>
          <table:table-cell office:value-type="string" calcext:value-type="string">
            <text:p>即墨</text:p>
          </table:table-cell>
          <table:table-cell office:value-type="float" office:value="120.47" calcext:value-type="float">
            <text:p>120.47</text:p>
          </table:table-cell>
          <table:table-cell office:value-type="float" office:value="36.39" calcext:value-type="float">
            <text:p>36.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5A</text:p>
          </table:table-cell>
          <table:table-cell office:value-type="string" calcext:value-type="string">
            <text:p>JN子站</text:p>
          </table:table-cell>
          <table:table-cell office:value-type="string" calcext:value-type="string">
            <text:p>胶南</text:p>
          </table:table-cell>
          <table:table-cell office:value-type="float" office:value="120.005" calcext:value-type="float">
            <text:p>120.005</text:p>
          </table:table-cell>
          <table:table-cell office:value-type="float" office:value="35.878" calcext:value-type="float">
            <text:p>35.8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6A</text:p>
          </table:table-cell>
          <table:table-cell office:value-type="string" calcext:value-type="string">
            <text:p>2号子站</text:p>
          </table:table-cell>
          <table:table-cell office:value-type="string" calcext:value-type="string">
            <text:p>胶南</text:p>
          </table:table-cell>
          <table:table-cell office:value-type="float" office:value="120.039" calcext:value-type="float">
            <text:p>120.039</text:p>
          </table:table-cell>
          <table:table-cell office:value-type="float" office:value="35.872" calcext:value-type="float">
            <text:p>35.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7A</text:p>
          </table:table-cell>
          <table:table-cell office:value-type="string" calcext:value-type="string">
            <text:p>胶州环保局</text:p>
          </table:table-cell>
          <table:table-cell office:value-type="string" calcext:value-type="string">
            <text:p>胶州</text:p>
          </table:table-cell>
          <table:table-cell office:value-type="float" office:value="120.008" calcext:value-type="float">
            <text:p>120.008</text:p>
          </table:table-cell>
          <table:table-cell office:value-type="float" office:value="36.283" calcext:value-type="float">
            <text:p>36.2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8A</text:p>
          </table:table-cell>
          <table:table-cell office:value-type="string" calcext:value-type="string">
            <text:p>胶州一中</text:p>
          </table:table-cell>
          <table:table-cell office:value-type="string" calcext:value-type="string">
            <text:p>胶州</text:p>
          </table:table-cell>
          <table:table-cell office:value-type="float" office:value="120.014" calcext:value-type="float">
            <text:p>120.014</text:p>
          </table:table-cell>
          <table:table-cell office:value-type="float" office:value="36.253" calcext:value-type="float">
            <text:p>36.2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9A</text:p>
          </table:table-cell>
          <table:table-cell office:value-type="string" calcext:value-type="string">
            <text:p>环保局子站</text:p>
          </table:table-cell>
          <table:table-cell office:value-type="string" calcext:value-type="string">
            <text:p>莱西</text:p>
          </table:table-cell>
          <table:table-cell office:value-type="float" office:value="120.537" calcext:value-type="float">
            <text:p>120.537</text:p>
          </table:table-cell>
          <table:table-cell office:value-type="float" office:value="36.865" calcext:value-type="float">
            <text:p>36.8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0A</text:p>
          </table:table-cell>
          <table:table-cell office:value-type="string" calcext:value-type="string">
            <text:p>人民广场子站</text:p>
          </table:table-cell>
          <table:table-cell office:value-type="string" calcext:value-type="string">
            <text:p>莱西</text:p>
          </table:table-cell>
          <table:table-cell office:value-type="float" office:value="120.515" calcext:value-type="float">
            <text:p>120.515</text:p>
          </table:table-cell>
          <table:table-cell office:value-type="float" office:value="36.885" calcext:value-type="float">
            <text:p>36.8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1A</text:p>
          </table:table-cell>
          <table:table-cell office:value-type="string" calcext:value-type="string">
            <text:p>1号</text:p>
          </table:table-cell>
          <table:table-cell office:value-type="string" calcext:value-type="string">
            <text:p>平度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36.792" calcext:value-type="float">
            <text:p>36.7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2A</text:p>
          </table:table-cell>
          <table:table-cell office:value-type="string" calcext:value-type="string">
            <text:p>2号</text:p>
          </table:table-cell>
          <table:table-cell office:value-type="string" calcext:value-type="string">
            <text:p>平度</text:p>
          </table:table-cell>
          <table:table-cell office:value-type="float" office:value="119.976" calcext:value-type="float">
            <text:p>119.976</text:p>
          </table:table-cell>
          <table:table-cell office:value-type="float" office:value="36.799" calcext:value-type="float">
            <text:p>36.7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3A</text:p>
          </table:table-cell>
          <table:table-cell office:value-type="string" calcext:value-type="string">
            <text:p>蓬莱环保局</text:p>
          </table:table-cell>
          <table:table-cell office:value-type="string" calcext:value-type="string">
            <text:p>蓬莱</text:p>
          </table:table-cell>
          <table:table-cell office:value-type="float" office:value="120.747" calcext:value-type="float">
            <text:p>120.747</text:p>
          </table:table-cell>
          <table:table-cell office:value-type="float" office:value="37.825" calcext:value-type="float">
            <text:p>37.8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4A</text:p>
          </table:table-cell>
          <table:table-cell office:value-type="string" calcext:value-type="string">
            <text:p>蓬莱博物馆</text:p>
          </table:table-cell>
          <table:table-cell office:value-type="string" calcext:value-type="string">
            <text:p>蓬莱</text:p>
          </table:table-cell>
          <table:table-cell office:value-type="float" office:value="120.773" calcext:value-type="float">
            <text:p>120.773</text:p>
          </table:table-cell>
          <table:table-cell office:value-type="float" office:value="37.809" calcext:value-type="float">
            <text:p>37.8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5A</text:p>
          </table:table-cell>
          <table:table-cell office:value-type="string" calcext:value-type="string">
            <text:p>招远环保局</text:p>
          </table:table-cell>
          <table:table-cell office:value-type="string" calcext:value-type="string">
            <text:p>招远</text:p>
          </table:table-cell>
          <table:table-cell office:value-type="float" office:value="120.399" calcext:value-type="float">
            <text:p>120.399</text:p>
          </table:table-cell>
          <table:table-cell office:value-type="float" office:value="37.374" calcext:value-type="float">
            <text:p>37.3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6A</text:p>
          </table:table-cell>
          <table:table-cell office:value-type="string" calcext:value-type="string">
            <text:p>招远教育局</text:p>
          </table:table-cell>
          <table:table-cell office:value-type="string" calcext:value-type="string">
            <text:p>招远</text:p>
          </table:table-cell>
          <table:table-cell office:value-type="float" office:value="120.394" calcext:value-type="float">
            <text:p>120.394</text:p>
          </table:table-cell>
          <table:table-cell office:value-type="float" office:value="37.364" calcext:value-type="float">
            <text:p>37.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7A</text:p>
          </table:table-cell>
          <table:table-cell office:value-type="string" calcext:value-type="string">
            <text:p>莱州环保局</text:p>
          </table:table-cell>
          <table:table-cell office:value-type="string" calcext:value-type="string">
            <text:p>莱州</text:p>
          </table:table-cell>
          <table:table-cell office:value-type="float" office:value="119.941" calcext:value-type="float">
            <text:p>119.941</text:p>
          </table:table-cell>
          <table:table-cell office:value-type="float" office:value="37.177" calcext:value-type="float">
            <text:p>37.1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8A</text:p>
          </table:table-cell>
          <table:table-cell office:value-type="string" calcext:value-type="string">
            <text:p>莱州外经委</text:p>
          </table:table-cell>
          <table:table-cell office:value-type="string" calcext:value-type="string">
            <text:p>莱州</text:p>
          </table:table-cell>
          <table:table-cell office:value-type="float" office:value="119.959" calcext:value-type="float">
            <text:p>119.959</text:p>
          </table:table-cell>
          <table:table-cell office:value-type="float" office:value="37.18" calcext:value-type="float">
            <text:p>37.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9A</text:p>
          </table:table-cell>
          <table:table-cell office:value-type="string" calcext:value-type="string">
            <text:p>荣成市环保局办公楼</text:p>
          </table:table-cell>
          <table:table-cell office:value-type="string" calcext:value-type="string">
            <text:p>荣成</text:p>
          </table:table-cell>
          <table:table-cell office:value-type="float" office:value="122.471" calcext:value-type="float">
            <text:p>122.471</text:p>
          </table:table-cell>
          <table:table-cell office:value-type="float" office:value="37.154" calcext:value-type="float">
            <text:p>37.1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0A</text:p>
          </table:table-cell>
          <table:table-cell office:value-type="string" calcext:value-type="string">
            <text:p>山东成山轮胎公司</text:p>
          </table:table-cell>
          <table:table-cell office:value-type="string" calcext:value-type="string">
            <text:p>荣成</text:p>
          </table:table-cell>
          <table:table-cell office:value-type="float" office:value="122.41" calcext:value-type="float">
            <text:p>122.41</text:p>
          </table:table-cell>
          <table:table-cell office:value-type="float" office:value="37.161" calcext:value-type="float">
            <text:p>37.1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1A</text:p>
          </table:table-cell>
          <table:table-cell office:value-type="string" calcext:value-type="string">
            <text:p>文登市环保局</text:p>
          </table:table-cell>
          <table:table-cell office:value-type="string" calcext:value-type="string">
            <text:p>文登</text:p>
          </table:table-cell>
          <table:table-cell office:value-type="float" office:value="122.038" calcext:value-type="float">
            <text:p>122.038</text:p>
          </table:table-cell>
          <table:table-cell office:value-type="float" office:value="37.197" calcext:value-type="float">
            <text:p>37.1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2A</text:p>
          </table:table-cell>
          <table:table-cell office:value-type="string" calcext:value-type="string">
            <text:p>文登市丝绸公司</text:p>
          </table:table-cell>
          <table:table-cell office:value-type="string" calcext:value-type="string">
            <text:p>文登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37.187" calcext:value-type="float">
            <text:p>37.1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3A</text:p>
          </table:table-cell>
          <table:table-cell office:value-type="string" calcext:value-type="string">
            <text:p>乳山市环保局</text:p>
          </table:table-cell>
          <table:table-cell office:value-type="string" calcext:value-type="string">
            <text:p>乳山</text:p>
          </table:table-cell>
          <table:table-cell office:value-type="float" office:value="121.531" calcext:value-type="float">
            <text:p>121.531</text:p>
          </table:table-cell>
          <table:table-cell office:value-type="float" office:value="36.913" calcext:value-type="float">
            <text:p>36.9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4A</text:p>
          </table:table-cell>
          <table:table-cell office:value-type="string" calcext:value-type="string">
            <text:p>乳山市气象局</text:p>
          </table:table-cell>
          <table:table-cell office:value-type="string" calcext:value-type="string">
            <text:p>乳山</text:p>
          </table:table-cell>
          <table:table-cell office:value-type="float" office:value="121.544" calcext:value-type="float">
            <text:p>121.544</text:p>
          </table:table-cell>
          <table:table-cell office:value-type="float" office:value="36.907" calcext:value-type="float">
            <text:p>36.9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5A</text:p>
          </table:table-cell>
          <table:table-cell office:value-type="string" calcext:value-type="string">
            <text:p>吴江市环保局</text:p>
          </table:table-cell>
          <table:table-cell office:value-type="string" calcext:value-type="string">
            <text:p>吴江</text:p>
          </table:table-cell>
          <table:table-cell office:value-type="float" office:value="120.636" calcext:value-type="float">
            <text:p>120.636</text:p>
          </table:table-cell>
          <table:table-cell office:value-type="float" office:value="31.155" calcext:value-type="float">
            <text:p>31.1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6A</text:p>
          </table:table-cell>
          <table:table-cell office:value-type="string" calcext:value-type="string">
            <text:p>教师进修学校</text:p>
          </table:table-cell>
          <table:table-cell office:value-type="string" calcext:value-type="string">
            <text:p>吴江</text:p>
          </table:table-cell>
          <table:table-cell office:value-type="float" office:value="120.635" calcext:value-type="float">
            <text:p>120.635</text:p>
          </table:table-cell>
          <table:table-cell office:value-type="float" office:value="31.17" calcext:value-type="float">
            <text:p>31.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7A</text:p>
          </table:table-cell>
          <table:table-cell office:value-type="string" calcext:value-type="string">
            <text:p>吴江开发区</text:p>
          </table:table-cell>
          <table:table-cell office:value-type="string" calcext:value-type="string">
            <text:p>吴江</text:p>
          </table:table-cell>
          <table:table-cell office:value-type="float" office:value="120.658" calcext:value-type="float">
            <text:p>120.658</text:p>
          </table:table-cell>
          <table:table-cell office:value-type="float" office:value="31.172" calcext:value-type="float">
            <text:p>31.1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8A</text:p>
          </table:table-cell>
          <table:table-cell office:value-type="string" calcext:value-type="string">
            <text:p>昆山实验小学</text:p>
          </table:table-cell>
          <table:table-cell office:value-type="string" calcext:value-type="string">
            <text:p>昆山</text:p>
          </table:table-cell>
          <table:table-cell office:value-type="float" office:value="120.953" calcext:value-type="float">
            <text:p>120.953</text:p>
          </table:table-cell>
          <table:table-cell office:value-type="float" office:value="31.388" calcext:value-type="float">
            <text:p>31.3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9A</text:p>
          </table:table-cell>
          <table:table-cell office:value-type="string" calcext:value-type="string">
            <text:p>震川中学</text:p>
          </table:table-cell>
          <table:table-cell office:value-type="string" calcext:value-type="string">
            <text:p>昆山</text:p>
          </table:table-cell>
          <table:table-cell office:value-type="float" office:value="120.999" calcext:value-type="float">
            <text:p>120.999</text:p>
          </table:table-cell>
          <table:table-cell office:value-type="float" office:value="31.381" calcext:value-type="float">
            <text:p>31.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0A</text:p>
          </table:table-cell>
          <table:table-cell office:value-type="string" calcext:value-type="string">
            <text:p>海虞子站</text:p>
          </table:table-cell>
          <table:table-cell office:value-type="string" calcext:value-type="string">
            <text:p>常熟</text:p>
          </table:table-cell>
          <table:table-cell office:value-type="float" office:value="120.758" calcext:value-type="float">
            <text:p>120.758</text:p>
          </table:table-cell>
          <table:table-cell office:value-type="float" office:value="31.67" calcext:value-type="float">
            <text:p>31.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1A</text:p>
          </table:table-cell>
          <table:table-cell office:value-type="string" calcext:value-type="string">
            <text:p>兴福子站</text:p>
          </table:table-cell>
          <table:table-cell office:value-type="string" calcext:value-type="string">
            <text:p>常熟</text:p>
          </table:table-cell>
          <table:table-cell office:value-type="float" office:value="120.721" calcext:value-type="float">
            <text:p>120.721</text:p>
          </table:table-cell>
          <table:table-cell office:value-type="float" office:value="31.671" calcext:value-type="float">
            <text:p>31.6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2A</text:p>
          </table:table-cell>
          <table:table-cell office:value-type="string" calcext:value-type="string">
            <text:p>菱塘子站</text:p>
          </table:table-cell>
          <table:table-cell office:value-type="string" calcext:value-type="string">
            <text:p>常熟</text:p>
          </table:table-cell>
          <table:table-cell office:value-type="float" office:value="120.734" calcext:value-type="float">
            <text:p>120.734</text:p>
          </table:table-cell>
          <table:table-cell office:value-type="float" office:value="31.656" calcext:value-type="float">
            <text:p>31.6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3A</text:p>
          </table:table-cell>
          <table:table-cell office:value-type="string" calcext:value-type="string">
            <text:p>张家港市监测站</text:p>
          </table:table-cell>
          <table:table-cell office:value-type="string" calcext:value-type="string">
            <text:p>张家港</text:p>
          </table:table-cell>
          <table:table-cell office:value-type="float" office:value="120.526" calcext:value-type="float">
            <text:p>120.526</text:p>
          </table:table-cell>
          <table:table-cell office:value-type="float" office:value="31.874" calcext:value-type="float">
            <text:p>31.8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4A</text:p>
          </table:table-cell>
          <table:table-cell office:value-type="string" calcext:value-type="string">
            <text:p>城北小学</text:p>
          </table:table-cell>
          <table:table-cell office:value-type="string" calcext:value-type="string">
            <text:p>张家港</text:p>
          </table:table-cell>
          <table:table-cell office:value-type="float" office:value="120.55" calcext:value-type="float">
            <text:p>120.55</text:p>
          </table:table-cell>
          <table:table-cell office:value-type="float" office:value="31.882" calcext:value-type="float">
            <text:p>31.8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5A</text:p>
          </table:table-cell>
          <table:table-cell office:value-type="string" calcext:value-type="string">
            <text:p>太仓市监测站</text:p>
          </table:table-cell>
          <table:table-cell office:value-type="string" calcext:value-type="string">
            <text:p>太仓</text:p>
          </table:table-cell>
          <table:table-cell office:value-type="float" office:value="121.115" calcext:value-type="float">
            <text:p>121.115</text:p>
          </table:table-cell>
          <table:table-cell office:value-type="float" office:value="31.453" calcext:value-type="float">
            <text:p>31.4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6A</text:p>
          </table:table-cell>
          <table:table-cell office:value-type="string" calcext:value-type="string">
            <text:p>科教新城实小</text:p>
          </table:table-cell>
          <table:table-cell office:value-type="string" calcext:value-type="string">
            <text:p>太仓</text:p>
          </table:table-cell>
          <table:table-cell office:value-type="float" office:value="121.14" calcext:value-type="float">
            <text:p>121.14</text:p>
          </table:table-cell>
          <table:table-cell office:value-type="float" office:value="31.422" calcext:value-type="float">
            <text:p>31.4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7A</text:p>
          </table:table-cell>
          <table:table-cell office:value-type="string" calcext:value-type="string">
            <text:p>消防指挥中心</text:p>
          </table:table-cell>
          <table:table-cell office:value-type="string" calcext:value-type="string">
            <text:p>句容</text:p>
          </table:table-cell>
          <table:table-cell office:value-type="float" office:value="119.146" calcext:value-type="float">
            <text:p>119.146</text:p>
          </table:table-cell>
          <table:table-cell office:value-type="float" office:value="31.955" calcext:value-type="float">
            <text:p>31.9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8A</text:p>
          </table:table-cell>
          <table:table-cell office:value-type="string" calcext:value-type="string">
            <text:p>房家坝</text:p>
          </table:table-cell>
          <table:table-cell office:value-type="string" calcext:value-type="string">
            <text:p>句容</text:p>
          </table:table-cell>
          <table:table-cell office:value-type="float" office:value="119.18" calcext:value-type="float">
            <text:p>119.18</text:p>
          </table:table-cell>
          <table:table-cell office:value-type="float" office:value="31.955" calcext:value-type="float">
            <text:p>31.9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9A</text:p>
          </table:table-cell>
          <table:table-cell office:value-type="string" calcext:value-type="string">
            <text:p>虹桥邮政</text:p>
          </table:table-cell>
          <table:table-cell office:value-type="string" calcext:value-type="string">
            <text:p>江阴</text:p>
          </table:table-cell>
          <table:table-cell office:value-type="float" office:value="120.268" calcext:value-type="float">
            <text:p>120.268</text:p>
          </table:table-cell>
          <table:table-cell office:value-type="float" office:value="31.92" calcext:value-type="float">
            <text:p>31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0A</text:p>
          </table:table-cell>
          <table:table-cell office:value-type="string" calcext:value-type="string">
            <text:p>五星公园</text:p>
          </table:table-cell>
          <table:table-cell office:value-type="string" calcext:value-type="string">
            <text:p>江阴</text:p>
          </table:table-cell>
          <table:table-cell office:value-type="float" office:value="120.237" calcext:value-type="float">
            <text:p>120.237</text:p>
          </table:table-cell>
          <table:table-cell office:value-type="float" office:value="31.909" calcext:value-type="float">
            <text:p>31.9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1A</text:p>
          </table:table-cell>
          <table:table-cell office:value-type="string" calcext:value-type="string">
            <text:p>第二实验小学</text:p>
          </table:table-cell>
          <table:table-cell office:value-type="string" calcext:value-type="string">
            <text:p>江阴</text:p>
          </table:table-cell>
          <table:table-cell office:value-type="float" office:value="120.302" calcext:value-type="float">
            <text:p>120.302</text:p>
          </table:table-cell>
          <table:table-cell office:value-type="float" office:value="31.92" calcext:value-type="float">
            <text:p>31.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2A</text:p>
          </table:table-cell>
          <table:table-cell office:value-type="string" calcext:value-type="string">
            <text:p>宜兴市环保局</text:p>
          </table:table-cell>
          <table:table-cell office:value-type="string" calcext:value-type="string">
            <text:p>宜兴</text:p>
          </table:table-cell>
          <table:table-cell office:value-type="float" office:value="119.818" calcext:value-type="float">
            <text:p>119.818</text:p>
          </table:table-cell>
          <table:table-cell office:value-type="float" office:value="31.354" calcext:value-type="float">
            <text:p>31.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3A</text:p>
          </table:table-cell>
          <table:table-cell office:value-type="string" calcext:value-type="string">
            <text:p>宜园</text:p>
          </table:table-cell>
          <table:table-cell office:value-type="string" calcext:value-type="string">
            <text:p>宜兴</text:p>
          </table:table-cell>
          <table:table-cell office:value-type="float" office:value="119.794" calcext:value-type="float">
            <text:p>119.794</text:p>
          </table:table-cell>
          <table:table-cell office:value-type="float" office:value="31.371" calcext:value-type="float">
            <text:p>31.3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4A</text:p>
          </table:table-cell>
          <table:table-cell office:value-type="string" calcext:value-type="string">
            <text:p>金坛市环境监测站</text:p>
          </table:table-cell>
          <table:table-cell office:value-type="string" calcext:value-type="string">
            <text:p>金坛</text:p>
          </table:table-cell>
          <table:table-cell office:value-type="float" office:value="119.579" calcext:value-type="float">
            <text:p>119.579</text:p>
          </table:table-cell>
          <table:table-cell office:value-type="float" office:value="31.751" calcext:value-type="float">
            <text:p>31.7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5A</text:p>
          </table:table-cell>
          <table:table-cell office:value-type="string" calcext:value-type="string">
            <text:p>金坛市自来水公司</text:p>
          </table:table-cell>
          <table:table-cell office:value-type="string" calcext:value-type="string">
            <text:p>金坛</text:p>
          </table:table-cell>
          <table:table-cell office:value-type="float" office:value="119.579" calcext:value-type="float">
            <text:p>119.579</text:p>
          </table:table-cell>
          <table:table-cell office:value-type="float" office:value="31.737" calcext:value-type="float">
            <text:p>31.7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6A</text:p>
          </table:table-cell>
          <table:table-cell office:value-type="string" calcext:value-type="string">
            <text:p>溧阳市东门子站</text:p>
          </table:table-cell>
          <table:table-cell office:value-type="string" calcext:value-type="string">
            <text:p>溧阳</text:p>
          </table:table-cell>
          <table:table-cell office:value-type="float" office:value="119.46" calcext:value-type="float">
            <text:p>119.46</text:p>
          </table:table-cell>
          <table:table-cell office:value-type="float" office:value="31.4" calcext:value-type="float">
            <text:p>31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7A</text:p>
          </table:table-cell>
          <table:table-cell office:value-type="string" calcext:value-type="string">
            <text:p>燕山子站</text:p>
          </table:table-cell>
          <table:table-cell office:value-type="string" calcext:value-type="string">
            <text:p>溧阳</text:p>
          </table:table-cell>
          <table:table-cell office:value-type="float" office:value="119.438" calcext:value-type="float">
            <text:p>119.438</text:p>
          </table:table-cell>
          <table:table-cell office:value-type="float" office:value="31.317" calcext:value-type="float">
            <text:p>31.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8A</text:p>
          </table:table-cell>
          <table:table-cell office:value-type="string" calcext:value-type="string">
            <text:p>海门市监测站</text:p>
          </table:table-cell>
          <table:table-cell office:value-type="string" calcext:value-type="string">
            <text:p>海门</text:p>
          </table:table-cell>
          <table:table-cell office:value-type="float" office:value="121.173" calcext:value-type="float">
            <text:p>121.173</text:p>
          </table:table-cell>
          <table:table-cell office:value-type="float" office:value="31.896" calcext:value-type="float">
            <text:p>31.8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9A</text:p>
          </table:table-cell>
          <table:table-cell office:value-type="string" calcext:value-type="string">
            <text:p>蓓蕾幼儿园</text:p>
          </table:table-cell>
          <table:table-cell office:value-type="string" calcext:value-type="string">
            <text:p>海门</text:p>
          </table:table-cell>
          <table:table-cell office:value-type="float" office:value="121.154" calcext:value-type="float">
            <text:p>121.154</text:p>
          </table:table-cell>
          <table:table-cell office:value-type="float" office:value="31.896" calcext:value-type="float">
            <text:p>31.8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0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临安</text:p>
          </table:table-cell>
          <table:table-cell office:value-type="float" office:value="119.7183" calcext:value-type="float">
            <text:p>119.7183</text:p>
          </table:table-cell>
          <table:table-cell office:value-type="float" office:value="30.2366" calcext:value-type="float">
            <text:p>30.23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1A</text:p>
          </table:table-cell>
          <table:table-cell office:value-type="string" calcext:value-type="string">
            <text:p>四中</text:p>
          </table:table-cell>
          <table:table-cell office:value-type="string" calcext:value-type="string">
            <text:p>临安</text:p>
          </table:table-cell>
          <table:table-cell office:value-type="float" office:value="119.6942" calcext:value-type="float">
            <text:p>119.6942</text:p>
          </table:table-cell>
          <table:table-cell office:value-type="float" office:value="30.2311" calcext:value-type="float">
            <text:p>30.2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2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富阳</text:p>
          </table:table-cell>
          <table:table-cell office:value-type="float" office:value="119.954" calcext:value-type="float">
            <text:p>119.954</text:p>
          </table:table-cell>
          <table:table-cell office:value-type="float" office:value="30.054" calcext:value-type="float">
            <text:p>30.0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3A</text:p>
          </table:table-cell>
          <table:table-cell office:value-type="string" calcext:value-type="string">
            <text:p>富春二小</text:p>
          </table:table-cell>
          <table:table-cell office:value-type="string" calcext:value-type="string">
            <text:p>富阳</text:p>
          </table:table-cell>
          <table:table-cell office:value-type="float" office:value="119.946" calcext:value-type="float">
            <text:p>119.946</text:p>
          </table:table-cell>
          <table:table-cell office:value-type="float" office:value="30.049" calcext:value-type="float">
            <text:p>30.0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4A</text:p>
          </table:table-cell>
          <table:table-cell office:value-type="string" calcext:value-type="string">
            <text:p>江东</text:p>
          </table:table-cell>
          <table:table-cell office:value-type="string" calcext:value-type="string">
            <text:p>义乌</text:p>
          </table:table-cell>
          <table:table-cell office:value-type="float" office:value="120.091" calcext:value-type="float">
            <text:p>120.091</text:p>
          </table:table-cell>
          <table:table-cell office:value-type="float" office:value="29.305" calcext:value-type="float">
            <text:p>29.3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5A</text:p>
          </table:table-cell>
          <table:table-cell office:value-type="string" calcext:value-type="string">
            <text:p>北苑</text:p>
          </table:table-cell>
          <table:table-cell office:value-type="string" calcext:value-type="string">
            <text:p>义乌</text:p>
          </table:table-cell>
          <table:table-cell office:value-type="float" office:value="120.04" calcext:value-type="float">
            <text:p>120.04</text:p>
          </table:table-cell>
          <table:table-cell office:value-type="float" office:value="29.334" calcext:value-type="float">
            <text:p>29.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6A</text:p>
          </table:table-cell>
          <table:table-cell office:value-type="string" calcext:value-type="string">
            <text:p>图书馆</text:p>
          </table:table-cell>
          <table:table-cell office:value-type="string" calcext:value-type="string">
            <text:p>诸暨</text:p>
          </table:table-cell>
          <table:table-cell office:value-type="float" office:value="120.251" calcext:value-type="float">
            <text:p>120.251</text:p>
          </table:table-cell>
          <table:table-cell office:value-type="float" office:value="29.719" calcext:value-type="float">
            <text:p>29.7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7A</text:p>
          </table:table-cell>
          <table:table-cell office:value-type="string" calcext:value-type="string">
            <text:p>富林印务</text:p>
          </table:table-cell>
          <table:table-cell office:value-type="string" calcext:value-type="string">
            <text:p>诸暨</text:p>
          </table:table-cell>
          <table:table-cell office:value-type="float" office:value="120.209" calcext:value-type="float">
            <text:p>120.209</text:p>
          </table:table-cell>
          <table:table-cell office:value-type="float" office:value="29.732" calcext:value-type="float">
            <text:p>29.7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8A</text:p>
          </table:table-cell>
          <table:table-cell office:value-type="string" calcext:value-type="string">
            <text:p>抱龙山庄</text:p>
          </table:table-cell>
          <table:table-cell office:value-type="string" calcext:value-type="string">
            <text:p>瓦房店</text:p>
          </table:table-cell>
          <table:table-cell office:value-type="float" office:value="121.989" calcext:value-type="float">
            <text:p>121.989</text:p>
          </table:table-cell>
          <table:table-cell office:value-type="float" office:value="39.625" calcext:value-type="float">
            <text:p>39.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9A</text:p>
          </table:table-cell>
          <table:table-cell office:value-type="string" calcext:value-type="string">
            <text:p>东山公园</text:p>
          </table:table-cell>
          <table:table-cell office:value-type="string" calcext:value-type="string">
            <text:p>瓦房店</text:p>
          </table:table-cell>
          <table:table-cell office:value-type="float" office:value="122.011" calcext:value-type="float">
            <text:p>122.011</text:p>
          </table:table-cell>
          <table:table-cell office:value-type="float" office:value="39.617" calcext:value-type="float">
            <text:p>39.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31A</text:p>
          </table:table-cell>
          <table:table-cell office:value-type="string" calcext:value-type="string">
            <text:p>云田中学</text:p>
          </table:table-cell>
          <table:table-cell office:value-type="string" calcext:value-type="string">
            <text:p>株洲</text:p>
          </table:table-cell>
          <table:table-cell office:value-type="float" office:value="113.1817" calcext:value-type="float">
            <text:p>113.1817</text:p>
          </table:table-cell>
          <table:table-cell office:value-type="float" office:value="27.9958" calcext:value-type="float">
            <text:p>27.99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54A</text:p>
          </table:table-cell>
          <table:table-cell office:value-type="string" calcext:value-type="string">
            <text:p>平桥分局</text:p>
          </table:table-cell>
          <table:table-cell office:value-type="string" calcext:value-type="string">
            <text:p>信阳</text:p>
          </table:table-cell>
          <table:table-cell office:value-type="float" office:value="114.1044" calcext:value-type="float">
            <text:p>114.1044</text:p>
          </table:table-cell>
          <table:table-cell office:value-type="float" office:value="32.1078" calcext:value-type="float">
            <text:p>32.10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64A</text:p>
          </table:table-cell>
          <table:table-cell office:value-type="string" calcext:value-type="string">
            <text:p>南湾水厂</text:p>
          </table:table-cell>
          <table:table-cell office:value-type="string" calcext:value-type="string">
            <text:p>信阳</text:p>
          </table:table-cell>
          <table:table-cell office:value-type="float" office:value="114.0122" calcext:value-type="float">
            <text:p>114.0122</text:p>
          </table:table-cell>
          <table:table-cell office:value-type="float" office:value="32.1403" calcext:value-type="float">
            <text:p>32.1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65A</text:p>
          </table:table-cell>
          <table:table-cell office:value-type="string" calcext:value-type="string">
            <text:p>市酿酒公司</text:p>
          </table:table-cell>
          <table:table-cell office:value-type="string" calcext:value-type="string">
            <text:p>信阳</text:p>
          </table:table-cell>
          <table:table-cell office:value-type="float" office:value="114.0681" calcext:value-type="float">
            <text:p>114.0681</text:p>
          </table:table-cell>
          <table:table-cell office:value-type="float" office:value="32.1342" calcext:value-type="float">
            <text:p>32.13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66A</text:p>
          </table:table-cell>
          <table:table-cell office:value-type="string" calcext:value-type="string">
            <text:p>审计局</text:p>
          </table:table-cell>
          <table:table-cell office:value-type="string" calcext:value-type="string">
            <text:p>信阳</text:p>
          </table:table-cell>
          <table:table-cell office:value-type="float" office:value="114.0614" calcext:value-type="float">
            <text:p>114.0614</text:p>
          </table:table-cell>
          <table:table-cell office:value-type="float" office:value="32.1383" calcext:value-type="float">
            <text:p>32.13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67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周口</text:p>
          </table:table-cell>
          <table:table-cell office:value-type="float" office:value="114.6613" calcext:value-type="float">
            <text:p>114.6613</text:p>
          </table:table-cell>
          <table:table-cell office:value-type="float" office:value="33.6128" calcext:value-type="float">
            <text:p>33.6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68A</text:p>
          </table:table-cell>
          <table:table-cell office:value-type="string" calcext:value-type="string">
            <text:p>周口师范</text:p>
          </table:table-cell>
          <table:table-cell office:value-type="string" calcext:value-type="string">
            <text:p>周口</text:p>
          </table:table-cell>
          <table:table-cell office:value-type="float" office:value="114.6758" calcext:value-type="float">
            <text:p>114.6758</text:p>
          </table:table-cell>
          <table:table-cell office:value-type="float" office:value="33.6347" calcext:value-type="float">
            <text:p>33.63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69A</text:p>
          </table:table-cell>
          <table:table-cell office:value-type="string" calcext:value-type="string">
            <text:p>市运管处</text:p>
          </table:table-cell>
          <table:table-cell office:value-type="string" calcext:value-type="string">
            <text:p>周口</text:p>
          </table:table-cell>
          <table:table-cell office:value-type="float" office:value="114.6546" calcext:value-type="float">
            <text:p>114.6546</text:p>
          </table:table-cell>
          <table:table-cell office:value-type="float" office:value="33.5979" calcext:value-type="float">
            <text:p>33.59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70A</text:p>
          </table:table-cell>
          <table:table-cell office:value-type="string" calcext:value-type="string">
            <text:p>川汇区环保局</text:p>
          </table:table-cell>
          <table:table-cell office:value-type="string" calcext:value-type="string">
            <text:p>周口</text:p>
          </table:table-cell>
          <table:table-cell office:value-type="float" office:value="114.6369" calcext:value-type="float">
            <text:p>114.6369</text:p>
          </table:table-cell>
          <table:table-cell office:value-type="float" office:value="33.6406" calcext:value-type="float">
            <text:p>33.64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73A</text:p>
          </table:table-cell>
          <table:table-cell office:value-type="string" calcext:value-type="string">
            <text:p>蓝田</text:p>
          </table:table-cell>
          <table:table-cell office:value-type="string" calcext:value-type="string">
            <text:p>漳州</text:p>
          </table:table-cell>
          <table:table-cell office:value-type="float" office:value="117.7206" calcext:value-type="float">
            <text:p>117.7206</text:p>
          </table:table-cell>
          <table:table-cell office:value-type="float" office:value="24.5086" calcext:value-type="float">
            <text:p>24.50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74A</text:p>
          </table:table-cell>
          <table:table-cell office:value-type="string" calcext:value-type="string">
            <text:p>漳州三中</text:p>
          </table:table-cell>
          <table:table-cell office:value-type="string" calcext:value-type="string">
            <text:p>漳州</text:p>
          </table:table-cell>
          <table:table-cell office:value-type="float" office:value="117.6569" calcext:value-type="float">
            <text:p>117.6569</text:p>
          </table:table-cell>
          <table:table-cell office:value-type="float" office:value="24.5157" calcext:value-type="float">
            <text:p>24.5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75A</text:p>
          </table:table-cell>
          <table:table-cell office:value-type="string" calcext:value-type="string">
            <text:p>九湖</text:p>
          </table:table-cell>
          <table:table-cell office:value-type="string" calcext:value-type="string">
            <text:p>漳州</text:p>
          </table:table-cell>
          <table:table-cell office:value-type="float" office:value="117.6336" calcext:value-type="float">
            <text:p>117.6336</text:p>
          </table:table-cell>
          <table:table-cell office:value-type="float" office:value="24.4674" calcext:value-type="float">
            <text:p>24.46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0A</text:p>
          </table:table-cell>
          <table:table-cell office:value-type="string" calcext:value-type="string">
            <text:p>自来水公司</text:p>
          </table:table-cell>
          <table:table-cell office:value-type="string" calcext:value-type="string">
            <text:p>晋城</text:p>
          </table:table-cell>
          <table:table-cell office:value-type="float" office:value="112.85" calcext:value-type="float">
            <text:p>112.85</text:p>
          </table:table-cell>
          <table:table-cell office:value-type="float" office:value="35.5051" calcext:value-type="float">
            <text:p>35.5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1A</text:p>
          </table:table-cell>
          <table:table-cell office:value-type="string" calcext:value-type="string">
            <text:p>白云商贸</text:p>
          </table:table-cell>
          <table:table-cell office:value-type="string" calcext:value-type="string">
            <text:p>晋城</text:p>
          </table:table-cell>
          <table:table-cell office:value-type="float" office:value="112.835" calcext:value-type="float">
            <text:p>112.835</text:p>
          </table:table-cell>
          <table:table-cell office:value-type="float" office:value="35.4934" calcext:value-type="float">
            <text:p>35.4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2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晋城</text:p>
          </table:table-cell>
          <table:table-cell office:value-type="float" office:value="112.8564" calcext:value-type="float">
            <text:p>112.8564</text:p>
          </table:table-cell>
          <table:table-cell office:value-type="float" office:value="35.4883" calcext:value-type="float">
            <text:p>35.48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3A</text:p>
          </table:table-cell>
          <table:table-cell office:value-type="string" calcext:value-type="string">
            <text:p>技术学院</text:p>
          </table:table-cell>
          <table:table-cell office:value-type="string" calcext:value-type="string">
            <text:p>晋城</text:p>
          </table:table-cell>
          <table:table-cell office:value-type="float" office:value="112.8664" calcext:value-type="float">
            <text:p>112.8664</text:p>
          </table:table-cell>
          <table:table-cell office:value-type="float" office:value="35.4894" calcext:value-type="float">
            <text:p>35.48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4A</text:p>
          </table:table-cell>
          <table:table-cell office:value-type="string" calcext:value-type="string">
            <text:p>泽州一中</text:p>
          </table:table-cell>
          <table:table-cell office:value-type="string" calcext:value-type="string">
            <text:p>晋城</text:p>
          </table:table-cell>
          <table:table-cell office:value-type="float" office:value="112.8252" calcext:value-type="float">
            <text:p>112.8252</text:p>
          </table:table-cell>
          <table:table-cell office:value-type="float" office:value="35.4813" calcext:value-type="float">
            <text:p>35.48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5A</text:p>
          </table:table-cell>
          <table:table-cell office:value-type="string" calcext:value-type="string">
            <text:p>白马寺</text:p>
          </table:table-cell>
          <table:table-cell office:value-type="string" calcext:value-type="string">
            <text:p>晋城</text:p>
          </table:table-cell>
          <table:table-cell office:value-type="float" office:value="112.8453" calcext:value-type="float">
            <text:p>112.8453</text:p>
          </table:table-cell>
          <table:table-cell office:value-type="float" office:value="35.546" calcext:value-type="float">
            <text:p>35.5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6A</text:p>
          </table:table-cell>
          <table:table-cell office:value-type="string" calcext:value-type="string">
            <text:p>平朔</text:p>
          </table:table-cell>
          <table:table-cell office:value-type="string" calcext:value-type="string">
            <text:p>朔州</text:p>
          </table:table-cell>
          <table:table-cell office:value-type="float" office:value="112.44" calcext:value-type="float">
            <text:p>112.44</text:p>
          </table:table-cell>
          <table:table-cell office:value-type="float" office:value="39.3514" calcext:value-type="float">
            <text:p>39.3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7A</text:p>
          </table:table-cell>
          <table:table-cell office:value-type="string" calcext:value-type="string">
            <text:p>朔唯</text:p>
          </table:table-cell>
          <table:table-cell office:value-type="string" calcext:value-type="string">
            <text:p>朔州</text:p>
          </table:table-cell>
          <table:table-cell office:value-type="float" office:value="112.4549" calcext:value-type="float">
            <text:p>112.4549</text:p>
          </table:table-cell>
          <table:table-cell office:value-type="float" office:value="39.3606" calcext:value-type="float">
            <text:p>39.3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8A</text:p>
          </table:table-cell>
          <table:table-cell office:value-type="string" calcext:value-type="string">
            <text:p>区政府</text:p>
          </table:table-cell>
          <table:table-cell office:value-type="string" calcext:value-type="string">
            <text:p>朔州</text:p>
          </table:table-cell>
          <table:table-cell office:value-type="float" office:value="112.4254" calcext:value-type="float">
            <text:p>112.4254</text:p>
          </table:table-cell>
          <table:table-cell office:value-type="float" office:value="39.3179" calcext:value-type="float">
            <text:p>39.31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9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朔州</text:p>
          </table:table-cell>
          <table:table-cell office:value-type="float" office:value="112.4078" calcext:value-type="float">
            <text:p>112.4078</text:p>
          </table:table-cell>
          <table:table-cell office:value-type="float" office:value="39.3265" calcext:value-type="float">
            <text:p>39.32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0A</text:p>
          </table:table-cell>
          <table:table-cell office:value-type="string" calcext:value-type="string">
            <text:p>市二中</text:p>
          </table:table-cell>
          <table:table-cell office:value-type="string" calcext:value-type="string">
            <text:p>朔州</text:p>
          </table:table-cell>
          <table:table-cell office:value-type="float" office:value="112.4279" calcext:value-type="float">
            <text:p>112.4279</text:p>
          </table:table-cell>
          <table:table-cell office:value-type="float" office:value="39.3673" calcext:value-type="float">
            <text:p>39.36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1A</text:p>
          </table:table-cell>
          <table:table-cell office:value-type="string" calcext:value-type="string">
            <text:p>锦纶小区</text:p>
          </table:table-cell>
          <table:table-cell office:value-type="string" calcext:value-type="string">
            <text:p>晋中</text:p>
          </table:table-cell>
          <table:table-cell office:value-type="float" office:value="112.7549" calcext:value-type="float">
            <text:p>112.7549</text:p>
          </table:table-cell>
          <table:table-cell office:value-type="float" office:value="37.7019" calcext:value-type="float">
            <text:p>37.7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2A</text:p>
          </table:table-cell>
          <table:table-cell office:value-type="string" calcext:value-type="string">
            <text:p>榆次液压件厂</text:p>
          </table:table-cell>
          <table:table-cell office:value-type="string" calcext:value-type="string">
            <text:p>晋中</text:p>
          </table:table-cell>
          <table:table-cell office:value-type="float" office:value="112.7075" calcext:value-type="float">
            <text:p>112.7075</text:p>
          </table:table-cell>
          <table:table-cell office:value-type="float" office:value="37.68131" calcext:value-type="float">
            <text:p>37.68131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73A</text:p>
          </table:table-cell>
          <table:table-cell office:value-type="string" calcext:value-type="string">
            <text:p>南都小区</text:p>
          </table:table-cell>
          <table:table-cell office:value-type="string" calcext:value-type="string">
            <text:p>晋中</text:p>
          </table:table-cell>
          <table:table-cell office:value-type="float" office:value="112.7306" calcext:value-type="float">
            <text:p>112.7306</text:p>
          </table:table-cell>
          <table:table-cell office:value-type="float" office:value="37.7111" calcext:value-type="float">
            <text:p>37.7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4A</text:p>
          </table:table-cell>
          <table:table-cell office:value-type="string" calcext:value-type="string">
            <text:p>榆次区政府</text:p>
          </table:table-cell>
          <table:table-cell office:value-type="string" calcext:value-type="string">
            <text:p>晋中</text:p>
          </table:table-cell>
          <table:table-cell office:value-type="float" office:value="112.7105" calcext:value-type="float">
            <text:p>112.7105</text:p>
          </table:table-cell>
          <table:table-cell office:value-type="float" office:value="37.7087" calcext:value-type="float">
            <text:p>37.70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5A</text:p>
          </table:table-cell>
          <table:table-cell office:value-type="string" calcext:value-type="string">
            <text:p>运城中学</text:p>
          </table:table-cell>
          <table:table-cell office:value-type="string" calcext:value-type="string">
            <text:p>运城</text:p>
          </table:table-cell>
          <table:table-cell office:value-type="float" office:value="110.9956" calcext:value-type="float">
            <text:p>110.9956</text:p>
          </table:table-cell>
          <table:table-cell office:value-type="float" office:value="35.0147" calcext:value-type="float">
            <text:p>35.01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6A</text:p>
          </table:table-cell>
          <table:table-cell office:value-type="string" calcext:value-type="string">
            <text:p>禹都开发区</text:p>
          </table:table-cell>
          <table:table-cell office:value-type="string" calcext:value-type="string">
            <text:p>运城</text:p>
          </table:table-cell>
          <table:table-cell office:value-type="float" office:value="111.0233" calcext:value-type="float">
            <text:p>111.0233</text:p>
          </table:table-cell>
          <table:table-cell office:value-type="float" office:value="35.0611" calcext:value-type="float">
            <text:p>35.0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7A</text:p>
          </table:table-cell>
          <table:table-cell office:value-type="string" calcext:value-type="string">
            <text:p>运城学院</text:p>
          </table:table-cell>
          <table:table-cell office:value-type="string" calcext:value-type="string">
            <text:p>运城</text:p>
          </table:table-cell>
          <table:table-cell office:value-type="float" office:value="110.99609" calcext:value-type="float">
            <text:p>110.99609</text:p>
          </table:table-cell>
          <table:table-cell office:value-type="float" office:value="35.02668" calcext:value-type="float">
            <text:p>35.02668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78A</text:p>
          </table:table-cell>
          <table:table-cell office:value-type="string" calcext:value-type="string">
            <text:p>地区技校</text:p>
          </table:table-cell>
          <table:table-cell office:value-type="string" calcext:value-type="string">
            <text:p>运城</text:p>
          </table:table-cell>
          <table:table-cell office:value-type="float" office:value="110.9678" calcext:value-type="float">
            <text:p>110.9678</text:p>
          </table:table-cell>
          <table:table-cell office:value-type="float" office:value="35.0308" calcext:value-type="float">
            <text:p>35.03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9A</text:p>
          </table:table-cell>
          <table:table-cell office:value-type="string" calcext:value-type="string">
            <text:p>空港新区</text:p>
          </table:table-cell>
          <table:table-cell office:value-type="string" calcext:value-type="string">
            <text:p>运城</text:p>
          </table:table-cell>
          <table:table-cell office:value-type="float" office:value="111.0414" calcext:value-type="float">
            <text:p>111.0414</text:p>
          </table:table-cell>
          <table:table-cell office:value-type="float" office:value="35.1147" calcext:value-type="float">
            <text:p>35.11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0A</text:p>
          </table:table-cell>
          <table:table-cell office:value-type="string" calcext:value-type="string">
            <text:p>机引</text:p>
          </table:table-cell>
          <table:table-cell office:value-type="string" calcext:value-type="string">
            <text:p>忻州</text:p>
          </table:table-cell>
          <table:table-cell office:value-type="float" office:value="112.7356" calcext:value-type="float">
            <text:p>112.7356</text:p>
          </table:table-cell>
          <table:table-cell office:value-type="float" office:value="38.4186" calcext:value-type="float">
            <text:p>38.41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1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忻州</text:p>
          </table:table-cell>
          <table:table-cell office:value-type="float" office:value="112.7383" calcext:value-type="float">
            <text:p>112.7383</text:p>
          </table:table-cell>
          <table:table-cell office:value-type="float" office:value="38.4519" calcext:value-type="float">
            <text:p>38.45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2A</text:p>
          </table:table-cell>
          <table:table-cell office:value-type="string" calcext:value-type="string">
            <text:p>会展中心</text:p>
          </table:table-cell>
          <table:table-cell office:value-type="string" calcext:value-type="string">
            <text:p>忻州</text:p>
          </table:table-cell>
          <table:table-cell office:value-type="float" office:value="112.7003" calcext:value-type="float">
            <text:p>112.7003</text:p>
          </table:table-cell>
          <table:table-cell office:value-type="float" office:value="38.4928" calcext:value-type="float">
            <text:p>38.49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3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吕梁</text:p>
          </table:table-cell>
          <table:table-cell office:value-type="float" office:value="111.1406" calcext:value-type="float">
            <text:p>111.1406</text:p>
          </table:table-cell>
          <table:table-cell office:value-type="float" office:value="37.5211" calcext:value-type="float">
            <text:p>37.52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4A</text:p>
          </table:table-cell>
          <table:table-cell office:value-type="string" calcext:value-type="string">
            <text:p>豆制品厂</text:p>
          </table:table-cell>
          <table:table-cell office:value-type="string" calcext:value-type="string">
            <text:p>吕梁</text:p>
          </table:table-cell>
          <table:table-cell office:value-type="float" office:value="111.11205" calcext:value-type="float">
            <text:p>111.11205</text:p>
          </table:table-cell>
          <table:table-cell office:value-type="float" office:value="37.53393" calcext:value-type="float">
            <text:p>37.53393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85A</text:p>
          </table:table-cell>
          <table:table-cell office:value-type="string" calcext:value-type="string">
            <text:p>自来水公司</text:p>
          </table:table-cell>
          <table:table-cell office:value-type="string" calcext:value-type="string">
            <text:p>吕梁</text:p>
          </table:table-cell>
          <table:table-cell office:value-type="float" office:value="111.1297" calcext:value-type="float">
            <text:p>111.1297</text:p>
          </table:table-cell>
          <table:table-cell office:value-type="float" office:value="37.5136" calcext:value-type="float">
            <text:p>37.5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6A</text:p>
          </table:table-cell>
          <table:table-cell office:value-type="string" calcext:value-type="string">
            <text:p>聚英学校</text:p>
          </table:table-cell>
          <table:table-cell office:value-type="string" calcext:value-type="string">
            <text:p>乌海</text:p>
          </table:table-cell>
          <table:table-cell office:value-type="float" office:value="106.8219" calcext:value-type="float">
            <text:p>106.8219</text:p>
          </table:table-cell>
          <table:table-cell office:value-type="float" office:value="39.6719" calcext:value-type="float">
            <text:p>39.67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7A</text:p>
          </table:table-cell>
          <table:table-cell office:value-type="string" calcext:value-type="string">
            <text:p>市林业局</text:p>
          </table:table-cell>
          <table:table-cell office:value-type="string" calcext:value-type="string">
            <text:p>乌海</text:p>
          </table:table-cell>
          <table:table-cell office:value-type="float" office:value="106.8089" calcext:value-type="float">
            <text:p>106.8089</text:p>
          </table:table-cell>
          <table:table-cell office:value-type="float" office:value="39.6969" calcext:value-type="float">
            <text:p>39.69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8A</text:p>
          </table:table-cell>
          <table:table-cell office:value-type="string" calcext:value-type="string">
            <text:p>中海勃湾学校</text:p>
          </table:table-cell>
          <table:table-cell office:value-type="string" calcext:value-type="string">
            <text:p>乌海</text:p>
          </table:table-cell>
          <table:table-cell office:value-type="float" office:value="106.7931" calcext:value-type="float">
            <text:p>106.7931</text:p>
          </table:table-cell>
          <table:table-cell office:value-type="float" office:value="39.6572" calcext:value-type="float">
            <text:p>39.6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9A</text:p>
          </table:table-cell>
          <table:table-cell office:value-type="string" calcext:value-type="string">
            <text:p>通辽宾馆</text:p>
          </table:table-cell>
          <table:table-cell office:value-type="string" calcext:value-type="string">
            <text:p>通辽</text:p>
          </table:table-cell>
          <table:table-cell office:value-type="float" office:value="122.2603" calcext:value-type="float">
            <text:p>122.2603</text:p>
          </table:table-cell>
          <table:table-cell office:value-type="float" office:value="43.6267" calcext:value-type="float">
            <text:p>43.62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0A</text:p>
          </table:table-cell>
          <table:table-cell office:value-type="string" calcext:value-type="string">
            <text:p>胶建铝业</text:p>
          </table:table-cell>
          <table:table-cell office:value-type="string" calcext:value-type="string">
            <text:p>通辽</text:p>
          </table:table-cell>
          <table:table-cell office:value-type="float" office:value="122.3039" calcext:value-type="float">
            <text:p>122.3039</text:p>
          </table:table-cell>
          <table:table-cell office:value-type="float" office:value="43.6156" calcext:value-type="float">
            <text:p>43.61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1A</text:p>
          </table:table-cell>
          <table:table-cell office:value-type="string" calcext:value-type="string">
            <text:p>艺术职业学校</text:p>
          </table:table-cell>
          <table:table-cell office:value-type="string" calcext:value-type="string">
            <text:p>通辽</text:p>
          </table:table-cell>
          <table:table-cell office:value-type="float" office:value="122.2532" calcext:value-type="float">
            <text:p>122.2532</text:p>
          </table:table-cell>
          <table:table-cell office:value-type="float" office:value="43.6801" calcext:value-type="float">
            <text:p>43.68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2A</text:p>
          </table:table-cell>
          <table:table-cell office:value-type="string" calcext:value-type="string">
            <text:p>区环保局</text:p>
          </table:table-cell>
          <table:table-cell office:value-type="string" calcext:value-type="string">
            <text:p>呼伦贝尔</text:p>
          </table:table-cell>
          <table:table-cell office:value-type="float" office:value="119.7594" calcext:value-type="float">
            <text:p>119.7594</text:p>
          </table:table-cell>
          <table:table-cell office:value-type="float" office:value="49.2261" calcext:value-type="float">
            <text:p>49.22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3A</text:p>
          </table:table-cell>
          <table:table-cell office:value-type="string" calcext:value-type="string">
            <text:p>市艺校</text:p>
          </table:table-cell>
          <table:table-cell office:value-type="string" calcext:value-type="string">
            <text:p>呼伦贝尔</text:p>
          </table:table-cell>
          <table:table-cell office:value-type="float" office:value="119.7283" calcext:value-type="float">
            <text:p>119.7283</text:p>
          </table:table-cell>
          <table:table-cell office:value-type="float" office:value="49.2014" calcext:value-type="float">
            <text:p>49.2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4A</text:p>
          </table:table-cell>
          <table:table-cell office:value-type="string" calcext:value-type="string">
            <text:p>秋林养殖基地</text:p>
          </table:table-cell>
          <table:table-cell office:value-type="string" calcext:value-type="string">
            <text:p>巴彦淖尔</text:p>
          </table:table-cell>
          <table:table-cell office:value-type="float" office:value="107.5936" calcext:value-type="float">
            <text:p>107.5936</text:p>
          </table:table-cell>
          <table:table-cell office:value-type="float" office:value="40.916" calcext:value-type="float">
            <text:p>40.9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5A</text:p>
          </table:table-cell>
          <table:table-cell office:value-type="string" calcext:value-type="string">
            <text:p>附中</text:p>
          </table:table-cell>
          <table:table-cell office:value-type="string" calcext:value-type="string">
            <text:p>巴彦淖尔</text:p>
          </table:table-cell>
          <table:table-cell office:value-type="float" office:value="107.4211" calcext:value-type="float">
            <text:p>107.4211</text:p>
          </table:table-cell>
          <table:table-cell office:value-type="float" office:value="40.7608" calcext:value-type="float">
            <text:p>40.76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6A</text:p>
          </table:table-cell>
          <table:table-cell office:value-type="string" calcext:value-type="string">
            <text:p>市环保大楼</text:p>
          </table:table-cell>
          <table:table-cell office:value-type="string" calcext:value-type="string">
            <text:p>巴彦淖尔</text:p>
          </table:table-cell>
          <table:table-cell office:value-type="float" office:value="107.3715" calcext:value-type="float">
            <text:p>107.3715</text:p>
          </table:table-cell>
          <table:table-cell office:value-type="float" office:value="40.7378" calcext:value-type="float">
            <text:p>40.73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7A</text:p>
          </table:table-cell>
          <table:table-cell office:value-type="string" calcext:value-type="string">
            <text:p>集宁新区</text:p>
          </table:table-cell>
          <table:table-cell office:value-type="string" calcext:value-type="string">
            <text:p>乌兰察布</text:p>
          </table:table-cell>
          <table:table-cell office:value-type="float" office:value="113.1306" calcext:value-type="float">
            <text:p>113.1306</text:p>
          </table:table-cell>
          <table:table-cell office:value-type="float" office:value="40.9923" calcext:value-type="float">
            <text:p>40.99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8A</text:p>
          </table:table-cell>
          <table:table-cell office:value-type="string" calcext:value-type="string">
            <text:p>集宁旧区西</text:p>
          </table:table-cell>
          <table:table-cell office:value-type="string" calcext:value-type="string">
            <text:p>乌兰察布</text:p>
          </table:table-cell>
          <table:table-cell office:value-type="float" office:value="113.0974" calcext:value-type="float">
            <text:p>113.0974</text:p>
          </table:table-cell>
          <table:table-cell office:value-type="float" office:value="41.038" calcext:value-type="float">
            <text:p>41.0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9A</text:p>
          </table:table-cell>
          <table:table-cell office:value-type="string" calcext:value-type="string">
            <text:p>盟监测站</text:p>
          </table:table-cell>
          <table:table-cell office:value-type="string" calcext:value-type="string">
            <text:p>兴安盟</text:p>
          </table:table-cell>
          <table:table-cell office:value-type="float" office:value="122.062" calcext:value-type="float">
            <text:p>122.062</text:p>
          </table:table-cell>
          <table:table-cell office:value-type="float" office:value="46.0872" calcext:value-type="float">
            <text:p>46.08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0A</text:p>
          </table:table-cell>
          <table:table-cell office:value-type="string" calcext:value-type="string">
            <text:p>胜华新制药厂</text:p>
          </table:table-cell>
          <table:table-cell office:value-type="string" calcext:value-type="string">
            <text:p>兴安盟</text:p>
          </table:table-cell>
          <table:table-cell office:value-type="float" office:value="122.0506" calcext:value-type="float">
            <text:p>122.0506</text:p>
          </table:table-cell>
          <table:table-cell office:value-type="float" office:value="46.0703" calcext:value-type="float">
            <text:p>46.07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1A</text:p>
          </table:table-cell>
          <table:table-cell office:value-type="string" calcext:value-type="string">
            <text:p>科右前旗环保局</text:p>
          </table:table-cell>
          <table:table-cell office:value-type="string" calcext:value-type="string">
            <text:p>兴安盟</text:p>
          </table:table-cell>
          <table:table-cell office:value-type="float" office:value="121.9462" calcext:value-type="float">
            <text:p>121.9462</text:p>
          </table:table-cell>
          <table:table-cell office:value-type="float" office:value="46.0756" calcext:value-type="float">
            <text:p>46.07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2A</text:p>
          </table:table-cell>
          <table:table-cell office:value-type="string" calcext:value-type="string">
            <text:p>市环保监测站</text:p>
          </table:table-cell>
          <table:table-cell office:value-type="string" calcext:value-type="string">
            <text:p>锡林郭勒盟</text:p>
          </table:table-cell>
          <table:table-cell office:value-type="float" office:value="116.1042" calcext:value-type="float">
            <text:p>116.1042</text:p>
          </table:table-cell>
          <table:table-cell office:value-type="float" office:value="43.9317" calcext:value-type="float">
            <text:p>43.9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3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锡林郭勒盟</text:p>
          </table:table-cell>
          <table:table-cell office:value-type="float" office:value="116.0781" calcext:value-type="float">
            <text:p>116.0781</text:p>
          </table:table-cell>
          <table:table-cell office:value-type="float" office:value="43.9311" calcext:value-type="float">
            <text:p>43.9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4A</text:p>
          </table:table-cell>
          <table:table-cell office:value-type="string" calcext:value-type="string">
            <text:p>体育场</text:p>
          </table:table-cell>
          <table:table-cell office:value-type="string" calcext:value-type="string">
            <text:p>阿拉善盟</text:p>
          </table:table-cell>
          <table:table-cell office:value-type="float" office:value="105.6775" calcext:value-type="float">
            <text:p>105.6775</text:p>
          </table:table-cell>
          <table:table-cell office:value-type="float" office:value="38.8343" calcext:value-type="float">
            <text:p>38.83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5A</text:p>
          </table:table-cell>
          <table:table-cell office:value-type="string" calcext:value-type="string">
            <text:p>盟环保楼</text:p>
          </table:table-cell>
          <table:table-cell office:value-type="string" calcext:value-type="string">
            <text:p>阿拉善盟</text:p>
          </table:table-cell>
          <table:table-cell office:value-type="float" office:value="105.6975" calcext:value-type="float">
            <text:p>105.6975</text:p>
          </table:table-cell>
          <table:table-cell office:value-type="float" office:value="38.843" calcext:value-type="float">
            <text:p>38.8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6A</text:p>
          </table:table-cell>
          <table:table-cell office:value-type="string" calcext:value-type="string">
            <text:p>环保局新楼</text:p>
          </table:table-cell>
          <table:table-cell office:value-type="string" calcext:value-type="string">
            <text:p>阿拉善盟</text:p>
          </table:table-cell>
          <table:table-cell office:value-type="float" office:value="105.724" calcext:value-type="float">
            <text:p>105.724</text:p>
          </table:table-cell>
          <table:table-cell office:value-type="float" office:value="38.8516" calcext:value-type="float">
            <text:p>38.85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7A</text:p>
          </table:table-cell>
          <table:table-cell office:value-type="string" calcext:value-type="string">
            <text:p>工业园区</text:p>
          </table:table-cell>
          <table:table-cell office:value-type="string" calcext:value-type="string">
            <text:p>阜新</text:p>
          </table:table-cell>
          <table:table-cell office:value-type="float" office:value="121.6178" calcext:value-type="float">
            <text:p>121.6178</text:p>
          </table:table-cell>
          <table:table-cell office:value-type="float" office:value="41.9967" calcext:value-type="float">
            <text:p>41.99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8A</text:p>
          </table:table-cell>
          <table:table-cell office:value-type="string" calcext:value-type="string">
            <text:p>长青街</text:p>
          </table:table-cell>
          <table:table-cell office:value-type="string" calcext:value-type="string">
            <text:p>阜新</text:p>
          </table:table-cell>
          <table:table-cell office:value-type="float" office:value="121.6561" calcext:value-type="float">
            <text:p>121.6561</text:p>
          </table:table-cell>
          <table:table-cell office:value-type="float" office:value="42.0186" calcext:value-type="float">
            <text:p>42.01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9A</text:p>
          </table:table-cell>
          <table:table-cell office:value-type="string" calcext:value-type="string">
            <text:p>农业园区</text:p>
          </table:table-cell>
          <table:table-cell office:value-type="string" calcext:value-type="string">
            <text:p>阜新</text:p>
          </table:table-cell>
          <table:table-cell office:value-type="float" office:value="121.6972" calcext:value-type="float">
            <text:p>121.6972</text:p>
          </table:table-cell>
          <table:table-cell office:value-type="float" office:value="42.0503" calcext:value-type="float">
            <text:p>42.05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0A</text:p>
          </table:table-cell>
          <table:table-cell office:value-type="string" calcext:value-type="string">
            <text:p>东苑</text:p>
          </table:table-cell>
          <table:table-cell office:value-type="string" calcext:value-type="string">
            <text:p>阜新</text:p>
          </table:table-cell>
          <table:table-cell office:value-type="float" office:value="121.6722" calcext:value-type="float">
            <text:p>121.6722</text:p>
          </table:table-cell>
          <table:table-cell office:value-type="float" office:value="42.0228" calcext:value-type="float">
            <text:p>42.0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1A</text:p>
          </table:table-cell>
          <table:table-cell office:value-type="string" calcext:value-type="string">
            <text:p>玉龙新城</text:p>
          </table:table-cell>
          <table:table-cell office:value-type="string" calcext:value-type="string">
            <text:p>阜新</text:p>
          </table:table-cell>
          <table:table-cell office:value-type="float" office:value="121.6592" calcext:value-type="float">
            <text:p>121.6592</text:p>
          </table:table-cell>
          <table:table-cell office:value-type="float" office:value="42.0486" calcext:value-type="float">
            <text:p>42.04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2A</text:p>
          </table:table-cell>
          <table:table-cell office:value-type="string" calcext:value-type="string">
            <text:p>宏伟区</text:p>
          </table:table-cell>
          <table:table-cell office:value-type="string" calcext:value-type="string">
            <text:p>辽阳</text:p>
          </table:table-cell>
          <table:table-cell office:value-type="float" office:value="123.2" calcext:value-type="float">
            <text:p>123.2</text:p>
          </table:table-cell>
          <table:table-cell office:value-type="float" office:value="41.1953" calcext:value-type="float">
            <text:p>41.19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3A</text:p>
          </table:table-cell>
          <table:table-cell office:value-type="string" calcext:value-type="string">
            <text:p>新华园</text:p>
          </table:table-cell>
          <table:table-cell office:value-type="string" calcext:value-type="string">
            <text:p>辽阳</text:p>
          </table:table-cell>
          <table:table-cell office:value-type="float" office:value="123.15" calcext:value-type="float">
            <text:p>123.15</text:p>
          </table:table-cell>
          <table:table-cell office:value-type="float" office:value="41.2553" calcext:value-type="float">
            <text:p>41.25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4A</text:p>
          </table:table-cell>
          <table:table-cell office:value-type="string" calcext:value-type="string">
            <text:p>滨河路</text:p>
          </table:table-cell>
          <table:table-cell office:value-type="string" calcext:value-type="string">
            <text:p>辽阳</text:p>
          </table:table-cell>
          <table:table-cell office:value-type="float" office:value="123.1761" calcext:value-type="float">
            <text:p>123.1761</text:p>
          </table:table-cell>
          <table:table-cell office:value-type="float" office:value="41.2736" calcext:value-type="float">
            <text:p>41.27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5A</text:p>
          </table:table-cell>
          <table:table-cell office:value-type="string" calcext:value-type="string">
            <text:p>铁西工业园</text:p>
          </table:table-cell>
          <table:table-cell office:value-type="string" calcext:value-type="string">
            <text:p>辽阳</text:p>
          </table:table-cell>
          <table:table-cell office:value-type="float" office:value="123.1417" calcext:value-type="float">
            <text:p>123.1417</text:p>
          </table:table-cell>
          <table:table-cell office:value-type="float" office:value="41.2894" calcext:value-type="float">
            <text:p>41.28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6A</text:p>
          </table:table-cell>
          <table:table-cell office:value-type="string" calcext:value-type="string">
            <text:p>汇工街西</text:p>
          </table:table-cell>
          <table:table-cell office:value-type="string" calcext:value-type="string">
            <text:p>铁岭</text:p>
          </table:table-cell>
          <table:table-cell office:value-type="float" office:value="123.8139" calcext:value-type="float">
            <text:p>123.8139</text:p>
          </table:table-cell>
          <table:table-cell office:value-type="float" office:value="42.3022" calcext:value-type="float">
            <text:p>42.30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7A</text:p>
          </table:table-cell>
          <table:table-cell office:value-type="string" calcext:value-type="string">
            <text:p>水上乐园</text:p>
          </table:table-cell>
          <table:table-cell office:value-type="string" calcext:value-type="string">
            <text:p>铁岭</text:p>
          </table:table-cell>
          <table:table-cell office:value-type="float" office:value="123.8831" calcext:value-type="float">
            <text:p>123.8831</text:p>
          </table:table-cell>
          <table:table-cell office:value-type="float" office:value="42.2953" calcext:value-type="float">
            <text:p>42.29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8A</text:p>
          </table:table-cell>
          <table:table-cell office:value-type="string" calcext:value-type="string">
            <text:p>银州路东段</text:p>
          </table:table-cell>
          <table:table-cell office:value-type="string" calcext:value-type="string">
            <text:p>铁岭</text:p>
          </table:table-cell>
          <table:table-cell office:value-type="float" office:value="123.8489" calcext:value-type="float">
            <text:p>123.8489</text:p>
          </table:table-cell>
          <table:table-cell office:value-type="float" office:value="42.2864" calcext:value-type="float">
            <text:p>42.28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9A</text:p>
          </table:table-cell>
          <table:table-cell office:value-type="string" calcext:value-type="string">
            <text:p>金沙江路北</text:p>
          </table:table-cell>
          <table:table-cell office:value-type="string" calcext:value-type="string">
            <text:p>铁岭</text:p>
          </table:table-cell>
          <table:table-cell office:value-type="float" office:value="123.7153" calcext:value-type="float">
            <text:p>123.7153</text:p>
          </table:table-cell>
          <table:table-cell office:value-type="float" office:value="42.2217" calcext:value-type="float">
            <text:p>42.2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0A</text:p>
          </table:table-cell>
          <table:table-cell office:value-type="string" calcext:value-type="string">
            <text:p>西梁</text:p>
          </table:table-cell>
          <table:table-cell office:value-type="string" calcext:value-type="string">
            <text:p>朝阳</text:p>
          </table:table-cell>
          <table:table-cell office:value-type="float" office:value="120.4439" calcext:value-type="float">
            <text:p>120.4439</text:p>
          </table:table-cell>
          <table:table-cell office:value-type="float" office:value="41.5931" calcext:value-type="float">
            <text:p>41.59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1A</text:p>
          </table:table-cell>
          <table:table-cell office:value-type="string" calcext:value-type="string">
            <text:p>河畔小区</text:p>
          </table:table-cell>
          <table:table-cell office:value-type="string" calcext:value-type="string">
            <text:p>朝阳</text:p>
          </table:table-cell>
          <table:table-cell office:value-type="float" office:value="120.4486" calcext:value-type="float">
            <text:p>120.4486</text:p>
          </table:table-cell>
          <table:table-cell office:value-type="float" office:value="41.5672" calcext:value-type="float">
            <text:p>41.56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2A</text:p>
          </table:table-cell>
          <table:table-cell office:value-type="string" calcext:value-type="string">
            <text:p>八里堡</text:p>
          </table:table-cell>
          <table:table-cell office:value-type="string" calcext:value-type="string">
            <text:p>朝阳</text:p>
          </table:table-cell>
          <table:table-cell office:value-type="float" office:value="120.4247" calcext:value-type="float">
            <text:p>120.4247</text:p>
          </table:table-cell>
          <table:table-cell office:value-type="float" office:value="41.5647" calcext:value-type="float">
            <text:p>41.5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3A</text:p>
          </table:table-cell>
          <table:table-cell office:value-type="string" calcext:value-type="string">
            <text:p>农业园区</text:p>
          </table:table-cell>
          <table:table-cell office:value-type="string" calcext:value-type="string">
            <text:p>朝阳</text:p>
          </table:table-cell>
          <table:table-cell office:value-type="float" office:value="120.3939" calcext:value-type="float">
            <text:p>120.3939</text:p>
          </table:table-cell>
          <table:table-cell office:value-type="float" office:value="41.615" calcext:value-type="float">
            <text:p>41.6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4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四平</text:p>
          </table:table-cell>
          <table:table-cell office:value-type="float" office:value="124.3419" calcext:value-type="float">
            <text:p>124.3419</text:p>
          </table:table-cell>
          <table:table-cell office:value-type="float" office:value="43.1747" calcext:value-type="float">
            <text:p>43.1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5A</text:p>
          </table:table-cell>
          <table:table-cell office:value-type="string" calcext:value-type="string">
            <text:p>一商场</text:p>
          </table:table-cell>
          <table:table-cell office:value-type="string" calcext:value-type="string">
            <text:p>四平</text:p>
          </table:table-cell>
          <table:table-cell office:value-type="float" office:value="124.3711" calcext:value-type="float">
            <text:p>124.3711</text:p>
          </table:table-cell>
          <table:table-cell office:value-type="float" office:value="43.1594" calcext:value-type="float">
            <text:p>43.15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6A</text:p>
          </table:table-cell>
          <table:table-cell office:value-type="string" calcext:value-type="string">
            <text:p>境园</text:p>
          </table:table-cell>
          <table:table-cell office:value-type="string" calcext:value-type="string">
            <text:p>四平</text:p>
          </table:table-cell>
          <table:table-cell office:value-type="float" office:value="124.3897" calcext:value-type="float">
            <text:p>124.3897</text:p>
          </table:table-cell>
          <table:table-cell office:value-type="float" office:value="43.1847" calcext:value-type="float">
            <text:p>43.18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7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辽源</text:p>
          </table:table-cell>
          <table:table-cell office:value-type="float" office:value="125.1358" calcext:value-type="float">
            <text:p>125.1358</text:p>
          </table:table-cell>
          <table:table-cell office:value-type="float" office:value="42.8947" calcext:value-type="float">
            <text:p>42.89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8A</text:p>
          </table:table-cell>
          <table:table-cell office:value-type="string" calcext:value-type="string">
            <text:p>污水处理厂</text:p>
          </table:table-cell>
          <table:table-cell office:value-type="string" calcext:value-type="string">
            <text:p>辽源</text:p>
          </table:table-cell>
          <table:table-cell office:value-type="float" office:value="125.1567" calcext:value-type="float">
            <text:p>125.1567</text:p>
          </table:table-cell>
          <table:table-cell office:value-type="float" office:value="42.8953" calcext:value-type="float">
            <text:p>42.89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9A</text:p>
          </table:table-cell>
          <table:table-cell office:value-type="string" calcext:value-type="string">
            <text:p>光明</text:p>
          </table:table-cell>
          <table:table-cell office:value-type="string" calcext:value-type="string">
            <text:p>通化</text:p>
          </table:table-cell>
          <table:table-cell office:value-type="float" office:value="125.9361" calcext:value-type="float">
            <text:p>125.9361</text:p>
          </table:table-cell>
          <table:table-cell office:value-type="float" office:value="41.7156" calcext:value-type="float">
            <text:p>41.71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0A</text:p>
          </table:table-cell>
          <table:table-cell office:value-type="string" calcext:value-type="string">
            <text:p>铁路</text:p>
          </table:table-cell>
          <table:table-cell office:value-type="string" calcext:value-type="string">
            <text:p>通化</text:p>
          </table:table-cell>
          <table:table-cell office:value-type="float" office:value="125.9486" calcext:value-type="float">
            <text:p>125.9486</text:p>
          </table:table-cell>
          <table:table-cell office:value-type="float" office:value="41.7381" calcext:value-type="float">
            <text:p>41.7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1A</text:p>
          </table:table-cell>
          <table:table-cell office:value-type="string" calcext:value-type="string">
            <text:p>喜丰</text:p>
          </table:table-cell>
          <table:table-cell office:value-type="string" calcext:value-type="string">
            <text:p>白山</text:p>
          </table:table-cell>
          <table:table-cell office:value-type="float" office:value="126.4047" calcext:value-type="float">
            <text:p>126.4047</text:p>
          </table:table-cell>
          <table:table-cell office:value-type="float" office:value="41.9206" calcext:value-type="float">
            <text:p>41.92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2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白山</text:p>
          </table:table-cell>
          <table:table-cell office:value-type="float" office:value="126.4078" calcext:value-type="float">
            <text:p>126.4078</text:p>
          </table:table-cell>
          <table:table-cell office:value-type="float" office:value="41.9419" calcext:value-type="float">
            <text:p>41.94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3A</text:p>
          </table:table-cell>
          <table:table-cell office:value-type="string" calcext:value-type="string">
            <text:p>江南</text:p>
          </table:table-cell>
          <table:table-cell office:value-type="string" calcext:value-type="string">
            <text:p>松原</text:p>
          </table:table-cell>
          <table:table-cell office:value-type="float" office:value="124.8292" calcext:value-type="float">
            <text:p>124.8292</text:p>
          </table:table-cell>
          <table:table-cell office:value-type="float" office:value="45.0878" calcext:value-type="float">
            <text:p>45.08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4A</text:p>
          </table:table-cell>
          <table:table-cell office:value-type="string" calcext:value-type="string">
            <text:p>江北</text:p>
          </table:table-cell>
          <table:table-cell office:value-type="string" calcext:value-type="string">
            <text:p>松原</text:p>
          </table:table-cell>
          <table:table-cell office:value-type="float" office:value="124.8528" calcext:value-type="float">
            <text:p>124.8528</text:p>
          </table:table-cell>
          <table:table-cell office:value-type="float" office:value="45.1642" calcext:value-type="float">
            <text:p>45.16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5A</text:p>
          </table:table-cell>
          <table:table-cell office:value-type="string" calcext:value-type="string">
            <text:p>洮北区环保局</text:p>
          </table:table-cell>
          <table:table-cell office:value-type="string" calcext:value-type="string">
            <text:p>白城</text:p>
          </table:table-cell>
          <table:table-cell office:value-type="float" office:value="122.8444" calcext:value-type="float">
            <text:p>122.8444</text:p>
          </table:table-cell>
          <table:table-cell office:value-type="float" office:value="45.6289" calcext:value-type="float">
            <text:p>45.6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6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白城</text:p>
          </table:table-cell>
          <table:table-cell office:value-type="float" office:value="122.8211" calcext:value-type="float">
            <text:p>122.8211</text:p>
          </table:table-cell>
          <table:table-cell office:value-type="float" office:value="45.6175" calcext:value-type="float">
            <text:p>45.6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7A</text:p>
          </table:table-cell>
          <table:table-cell office:value-type="string" calcext:value-type="string">
            <text:p>妇幼医院</text:p>
          </table:table-cell>
          <table:table-cell office:value-type="string" calcext:value-type="string">
            <text:p>延边州</text:p>
          </table:table-cell>
          <table:table-cell office:value-type="float" office:value="129.4892" calcext:value-type="float">
            <text:p>129.4892</text:p>
          </table:table-cell>
          <table:table-cell office:value-type="float" office:value="42.8939" calcext:value-type="float">
            <text:p>42.89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8A</text:p>
          </table:table-cell>
          <table:table-cell office:value-type="string" calcext:value-type="string">
            <text:p>延边医院</text:p>
          </table:table-cell>
          <table:table-cell office:value-type="string" calcext:value-type="string">
            <text:p>延边州</text:p>
          </table:table-cell>
          <table:table-cell office:value-type="float" office:value="129.5042" calcext:value-type="float">
            <text:p>129.5042</text:p>
          </table:table-cell>
          <table:table-cell office:value-type="float" office:value="42.9061" calcext:value-type="float">
            <text:p>42.90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9A</text:p>
          </table:table-cell>
          <table:table-cell office:value-type="string" calcext:value-type="string">
            <text:p>朝阳川镇医院</text:p>
          </table:table-cell>
          <table:table-cell office:value-type="string" calcext:value-type="string">
            <text:p>延边州</text:p>
          </table:table-cell>
          <table:table-cell office:value-type="float" office:value="129.3675" calcext:value-type="float">
            <text:p>129.3675</text:p>
          </table:table-cell>
          <table:table-cell office:value-type="float" office:value="42.8775" calcext:value-type="float">
            <text:p>42.8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0A</text:p>
          </table:table-cell>
          <table:table-cell office:value-type="string" calcext:value-type="string">
            <text:p>环保局　</text:p>
          </table:table-cell>
          <table:table-cell office:value-type="string" calcext:value-type="string">
            <text:p>鸡西</text:p>
          </table:table-cell>
          <table:table-cell office:value-type="float" office:value="130.962" calcext:value-type="float">
            <text:p>130.962</text:p>
          </table:table-cell>
          <table:table-cell office:value-type="float" office:value="45.2924" calcext:value-type="float">
            <text:p>45.29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1A</text:p>
          </table:table-cell>
          <table:table-cell office:value-type="string" calcext:value-type="string">
            <text:p>自来水公司　</text:p>
          </table:table-cell>
          <table:table-cell office:value-type="string" calcext:value-type="string">
            <text:p>鸡西</text:p>
          </table:table-cell>
          <table:table-cell office:value-type="float" office:value="130.9817" calcext:value-type="float">
            <text:p>130.9817</text:p>
          </table:table-cell>
          <table:table-cell office:value-type="float" office:value="45.305" calcext:value-type="float">
            <text:p>45.3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2A</text:p>
          </table:table-cell>
          <table:table-cell office:value-type="string" calcext:value-type="string">
            <text:p>白酒厂　</text:p>
          </table:table-cell>
          <table:table-cell office:value-type="string" calcext:value-type="string">
            <text:p>鸡西</text:p>
          </table:table-cell>
          <table:table-cell office:value-type="float" office:value="131.0103" calcext:value-type="float">
            <text:p>131.0103</text:p>
          </table:table-cell>
          <table:table-cell office:value-type="float" office:value="45.2948" calcext:value-type="float">
            <text:p>45.29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3A</text:p>
          </table:table-cell>
          <table:table-cell office:value-type="string" calcext:value-type="string">
            <text:p>气象局　</text:p>
          </table:table-cell>
          <table:table-cell office:value-type="string" calcext:value-type="string">
            <text:p>鸡西</text:p>
          </table:table-cell>
          <table:table-cell office:value-type="float" office:value="130.9298" calcext:value-type="float">
            <text:p>130.9298</text:p>
          </table:table-cell>
          <table:table-cell office:value-type="float" office:value="45.2978" calcext:value-type="float">
            <text:p>45.29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4A</text:p>
          </table:table-cell>
          <table:table-cell office:value-type="string" calcext:value-type="string">
            <text:p>哈啤分公司</text:p>
          </table:table-cell>
          <table:table-cell office:value-type="string" calcext:value-type="string">
            <text:p>鹤岗</text:p>
          </table:table-cell>
          <table:table-cell office:value-type="float" office:value="130.2659" calcext:value-type="float">
            <text:p>130.2659</text:p>
          </table:table-cell>
          <table:table-cell office:value-type="float" office:value="47.3349" calcext:value-type="float">
            <text:p>47.3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5A</text:p>
          </table:table-cell>
          <table:table-cell office:value-type="string" calcext:value-type="string">
            <text:p>斯达机电</text:p>
          </table:table-cell>
          <table:table-cell office:value-type="string" calcext:value-type="string">
            <text:p>鹤岗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47.2753" calcext:value-type="float">
            <text:p>47.27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6A</text:p>
          </table:table-cell>
          <table:table-cell office:value-type="string" calcext:value-type="string">
            <text:p>东山纸板厂</text:p>
          </table:table-cell>
          <table:table-cell office:value-type="string" calcext:value-type="string">
            <text:p>鹤岗</text:p>
          </table:table-cell>
          <table:table-cell office:value-type="float" office:value="130.3172" calcext:value-type="float">
            <text:p>130.3172</text:p>
          </table:table-cell>
          <table:table-cell office:value-type="float" office:value="47.3489" calcext:value-type="float">
            <text:p>47.34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7A</text:p>
          </table:table-cell>
          <table:table-cell office:value-type="string" calcext:value-type="string">
            <text:p>五号水库</text:p>
          </table:table-cell>
          <table:table-cell office:value-type="string" calcext:value-type="string">
            <text:p>鹤岗</text:p>
          </table:table-cell>
          <table:table-cell office:value-type="float" office:value="130.1097" calcext:value-type="float">
            <text:p>130.1097</text:p>
          </table:table-cell>
          <table:table-cell office:value-type="float" office:value="47.3382" calcext:value-type="float">
            <text:p>47.33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8A</text:p>
          </table:table-cell>
          <table:table-cell office:value-type="string" calcext:value-type="string">
            <text:p>双合村</text:p>
          </table:table-cell>
          <table:table-cell office:value-type="string" calcext:value-type="string">
            <text:p>双鸭山</text:p>
          </table:table-cell>
          <table:table-cell office:value-type="float" office:value="131.1638" calcext:value-type="float">
            <text:p>131.1638</text:p>
          </table:table-cell>
          <table:table-cell office:value-type="float" office:value="46.6572" calcext:value-type="float">
            <text:p>46.6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9A</text:p>
          </table:table-cell>
          <table:table-cell office:value-type="string" calcext:value-type="string">
            <text:p>南小市</text:p>
          </table:table-cell>
          <table:table-cell office:value-type="string" calcext:value-type="string">
            <text:p>双鸭山</text:p>
          </table:table-cell>
          <table:table-cell office:value-type="float" office:value="131.1651" calcext:value-type="float">
            <text:p>131.1651</text:p>
          </table:table-cell>
          <table:table-cell office:value-type="float" office:value="46.619" calcext:value-type="float">
            <text:p>46.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0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双鸭山</text:p>
          </table:table-cell>
          <table:table-cell office:value-type="float" office:value="131.1516" calcext:value-type="float">
            <text:p>131.1516</text:p>
          </table:table-cell>
          <table:table-cell office:value-type="float" office:value="46.6462" calcext:value-type="float">
            <text:p>46.64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1A</text:p>
          </table:table-cell>
          <table:table-cell office:value-type="string" calcext:value-type="string">
            <text:p>苗圃</text:p>
          </table:table-cell>
          <table:table-cell office:value-type="string" calcext:value-type="string">
            <text:p>双鸭山</text:p>
          </table:table-cell>
          <table:table-cell office:value-type="float" office:value="131.1572" calcext:value-type="float">
            <text:p>131.1572</text:p>
          </table:table-cell>
          <table:table-cell office:value-type="float" office:value="46.5888" calcext:value-type="float">
            <text:p>46.58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2A</text:p>
          </table:table-cell>
          <table:table-cell office:value-type="string" calcext:value-type="string">
            <text:p>中心医院</text:p>
          </table:table-cell>
          <table:table-cell office:value-type="string" calcext:value-type="string">
            <text:p>伊春</text:p>
          </table:table-cell>
          <table:table-cell office:value-type="float" office:value="128.8736" calcext:value-type="float">
            <text:p>128.8736</text:p>
          </table:table-cell>
          <table:table-cell office:value-type="float" office:value="47.7222" calcext:value-type="float">
            <text:p>47.7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3A</text:p>
          </table:table-cell>
          <table:table-cell office:value-type="string" calcext:value-type="string">
            <text:p>林管局</text:p>
          </table:table-cell>
          <table:table-cell office:value-type="string" calcext:value-type="string">
            <text:p>伊春</text:p>
          </table:table-cell>
          <table:table-cell office:value-type="float" office:value="128.9094" calcext:value-type="float">
            <text:p>128.9094</text:p>
          </table:table-cell>
          <table:table-cell office:value-type="float" office:value="47.7317" calcext:value-type="float">
            <text:p>47.7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4A</text:p>
          </table:table-cell>
          <table:table-cell office:value-type="string" calcext:value-type="string">
            <text:p>汤旺河国家公园</text:p>
          </table:table-cell>
          <table:table-cell office:value-type="string" calcext:value-type="string">
            <text:p>伊春</text:p>
          </table:table-cell>
          <table:table-cell office:value-type="float" office:value="129.4942" calcext:value-type="float">
            <text:p>129.4942</text:p>
          </table:table-cell>
          <table:table-cell office:value-type="float" office:value="48.4658" calcext:value-type="float">
            <text:p>48.46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5A</text:p>
          </table:table-cell>
          <table:table-cell office:value-type="string" calcext:value-type="string">
            <text:p>佳纺</text:p>
          </table:table-cell>
          <table:table-cell office:value-type="string" calcext:value-type="string">
            <text:p>佳木斯</text:p>
          </table:table-cell>
          <table:table-cell office:value-type="float" office:value="130.2719" calcext:value-type="float">
            <text:p>130.2719</text:p>
          </table:table-cell>
          <table:table-cell office:value-type="float" office:value="46.8025" calcext:value-type="float">
            <text:p>46.80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6A</text:p>
          </table:table-cell>
          <table:table-cell office:value-type="string" calcext:value-type="string">
            <text:p>发电厂</text:p>
          </table:table-cell>
          <table:table-cell office:value-type="string" calcext:value-type="string">
            <text:p>佳木斯</text:p>
          </table:table-cell>
          <table:table-cell office:value-type="float" office:value="130.3961" calcext:value-type="float">
            <text:p>130.3961</text:p>
          </table:table-cell>
          <table:table-cell office:value-type="float" office:value="46.8267" calcext:value-type="float">
            <text:p>46.82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7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佳木斯</text:p>
          </table:table-cell>
          <table:table-cell office:value-type="float" office:value="130.3258" calcext:value-type="float">
            <text:p>130.3258</text:p>
          </table:table-cell>
          <table:table-cell office:value-type="float" office:value="46.7975" calcext:value-type="float">
            <text:p>46.7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8A</text:p>
          </table:table-cell>
          <table:table-cell office:value-type="string" calcext:value-type="string">
            <text:p>十一中</text:p>
          </table:table-cell>
          <table:table-cell office:value-type="string" calcext:value-type="string">
            <text:p>佳木斯</text:p>
          </table:table-cell>
          <table:table-cell office:value-type="float" office:value="130.3648" calcext:value-type="float">
            <text:p>130.3648</text:p>
          </table:table-cell>
          <table:table-cell office:value-type="float" office:value="46.8032" calcext:value-type="float">
            <text:p>46.80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9A</text:p>
          </table:table-cell>
          <table:table-cell office:value-type="string" calcext:value-type="string">
            <text:p>四丰</text:p>
          </table:table-cell>
          <table:table-cell office:value-type="string" calcext:value-type="string">
            <text:p>佳木斯</text:p>
          </table:table-cell>
          <table:table-cell office:value-type="float" office:value="130.3794" calcext:value-type="float">
            <text:p>130.3794</text:p>
          </table:table-cell>
          <table:table-cell office:value-type="float" office:value="46.7588" calcext:value-type="float">
            <text:p>46.75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0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七台河</text:p>
          </table:table-cell>
          <table:table-cell office:value-type="float" office:value="131.0032" calcext:value-type="float">
            <text:p>131.0032</text:p>
          </table:table-cell>
          <table:table-cell office:value-type="float" office:value="45.7677" calcext:value-type="float">
            <text:p>45.76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1A</text:p>
          </table:table-cell>
          <table:table-cell office:value-type="string" calcext:value-type="string">
            <text:p>新建　</text:p>
          </table:table-cell>
          <table:table-cell office:value-type="string" calcext:value-type="string">
            <text:p>七台河</text:p>
          </table:table-cell>
          <table:table-cell office:value-type="float" office:value="130.8625" calcext:value-type="float">
            <text:p>130.8625</text:p>
          </table:table-cell>
          <table:table-cell office:value-type="float" office:value="45.8194" calcext:value-type="float">
            <text:p>45.81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2A</text:p>
          </table:table-cell>
          <table:table-cell office:value-type="string" calcext:value-type="string">
            <text:p>葫头沟</text:p>
          </table:table-cell>
          <table:table-cell office:value-type="string" calcext:value-type="string">
            <text:p>七台河</text:p>
          </table:table-cell>
          <table:table-cell office:value-type="float" office:value="130.9467" calcext:value-type="float">
            <text:p>130.9467</text:p>
          </table:table-cell>
          <table:table-cell office:value-type="float" office:value="45.8309" calcext:value-type="float">
            <text:p>45.83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3A</text:p>
          </table:table-cell>
          <table:table-cell office:value-type="string" calcext:value-type="string">
            <text:p>交通局　</text:p>
          </table:table-cell>
          <table:table-cell office:value-type="string" calcext:value-type="string">
            <text:p>黑河</text:p>
          </table:table-cell>
          <table:table-cell office:value-type="float" office:value="127.4961" calcext:value-type="float">
            <text:p>127.4961</text:p>
          </table:table-cell>
          <table:table-cell office:value-type="float" office:value="50.2486" calcext:value-type="float">
            <text:p>50.24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4A</text:p>
          </table:table-cell>
          <table:table-cell office:value-type="string" calcext:value-type="string">
            <text:p>党校</text:p>
          </table:table-cell>
          <table:table-cell office:value-type="string" calcext:value-type="string">
            <text:p>黑河</text:p>
          </table:table-cell>
          <table:table-cell office:value-type="float" office:value="127.5044" calcext:value-type="float">
            <text:p>127.5044</text:p>
          </table:table-cell>
          <table:table-cell office:value-type="float" office:value="50.2391" calcext:value-type="float">
            <text:p>50.23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5A</text:p>
          </table:table-cell>
          <table:table-cell office:value-type="string" calcext:value-type="string">
            <text:p>地震局　</text:p>
          </table:table-cell>
          <table:table-cell office:value-type="string" calcext:value-type="string">
            <text:p>黑河</text:p>
          </table:table-cell>
          <table:table-cell office:value-type="float" office:value="127.4143" calcext:value-type="float">
            <text:p>127.4143</text:p>
          </table:table-cell>
          <table:table-cell office:value-type="float" office:value="50.2538" calcext:value-type="float">
            <text:p>50.25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6A</text:p>
          </table:table-cell>
          <table:table-cell office:value-type="string" calcext:value-type="string">
            <text:p>人和东街</text:p>
          </table:table-cell>
          <table:table-cell office:value-type="string" calcext:value-type="string">
            <text:p>绥化</text:p>
          </table:table-cell>
          <table:table-cell office:value-type="float" office:value="126.9934" calcext:value-type="float">
            <text:p>126.9934</text:p>
          </table:table-cell>
          <table:table-cell office:value-type="float" office:value="46.6384" calcext:value-type="float">
            <text:p>46.63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7A</text:p>
          </table:table-cell>
          <table:table-cell office:value-type="string" calcext:value-type="string">
            <text:p>党政办公中心</text:p>
          </table:table-cell>
          <table:table-cell office:value-type="string" calcext:value-type="string">
            <text:p>绥化</text:p>
          </table:table-cell>
          <table:table-cell office:value-type="float" office:value="126.9636" calcext:value-type="float">
            <text:p>126.9636</text:p>
          </table:table-cell>
          <table:table-cell office:value-type="float" office:value="46.6527" calcext:value-type="float">
            <text:p>46.65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8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大兴安岭地区</text:p>
          </table:table-cell>
          <table:table-cell office:value-type="float" office:value="124.1186" calcext:value-type="float">
            <text:p>124.1186</text:p>
          </table:table-cell>
          <table:table-cell office:value-type="float" office:value="50.4269" calcext:value-type="float">
            <text:p>50.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9A</text:p>
          </table:table-cell>
          <table:table-cell office:value-type="string" calcext:value-type="string">
            <text:p>公安局</text:p>
          </table:table-cell>
          <table:table-cell office:value-type="string" calcext:value-type="string">
            <text:p>大兴安岭地区</text:p>
          </table:table-cell>
          <table:table-cell office:value-type="float" office:value="124.1303" calcext:value-type="float">
            <text:p>124.1303</text:p>
          </table:table-cell>
          <table:table-cell office:value-type="float" office:value="50.4217" calcext:value-type="float">
            <text:p>50.42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0A</text:p>
          </table:table-cell>
          <table:table-cell office:value-type="string" calcext:value-type="string">
            <text:p>工人疗养院</text:p>
          </table:table-cell>
          <table:table-cell office:value-type="string" calcext:value-type="string">
            <text:p>蚌埠</text:p>
          </table:table-cell>
          <table:table-cell office:value-type="float" office:value="117.3961" calcext:value-type="float">
            <text:p>117.3961</text:p>
          </table:table-cell>
          <table:table-cell office:value-type="float" office:value="32.939" calcext:value-type="float">
            <text:p>32.9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1A</text:p>
          </table:table-cell>
          <table:table-cell office:value-type="string" calcext:value-type="string">
            <text:p>百货大楼</text:p>
          </table:table-cell>
          <table:table-cell office:value-type="string" calcext:value-type="string">
            <text:p>蚌埠</text:p>
          </table:table-cell>
          <table:table-cell office:value-type="float" office:value="117.3575" calcext:value-type="float">
            <text:p>117.3575</text:p>
          </table:table-cell>
          <table:table-cell office:value-type="float" office:value="32.9444" calcext:value-type="float">
            <text:p>32.94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2A</text:p>
          </table:table-cell>
          <table:table-cell office:value-type="string" calcext:value-type="string">
            <text:p>二水厂</text:p>
          </table:table-cell>
          <table:table-cell office:value-type="string" calcext:value-type="string">
            <text:p>蚌埠</text:p>
          </table:table-cell>
          <table:table-cell office:value-type="float" office:value="117.3086" calcext:value-type="float">
            <text:p>117.3086</text:p>
          </table:table-cell>
          <table:table-cell office:value-type="float" office:value="32.935" calcext:value-type="float">
            <text:p>32.9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3A</text:p>
          </table:table-cell>
          <table:table-cell office:value-type="string" calcext:value-type="string">
            <text:p>蚌埠学院</text:p>
          </table:table-cell>
          <table:table-cell office:value-type="string" calcext:value-type="string">
            <text:p>蚌埠</text:p>
          </table:table-cell>
          <table:table-cell office:value-type="float" office:value="117.4186" calcext:value-type="float">
            <text:p>117.4186</text:p>
          </table:table-cell>
          <table:table-cell office:value-type="float" office:value="32.8913" calcext:value-type="float">
            <text:p>32.89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4A</text:p>
          </table:table-cell>
          <table:table-cell office:value-type="string" calcext:value-type="string">
            <text:p>淮上区政府</text:p>
          </table:table-cell>
          <table:table-cell office:value-type="string" calcext:value-type="string">
            <text:p>蚌埠</text:p>
          </table:table-cell>
          <table:table-cell office:value-type="float" office:value="117.3536" calcext:value-type="float">
            <text:p>117.3536</text:p>
          </table:table-cell>
          <table:table-cell office:value-type="float" office:value="32.9673" calcext:value-type="float">
            <text:p>32.96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5A</text:p>
          </table:table-cell>
          <table:table-cell office:value-type="string" calcext:value-type="string">
            <text:p>高新区</text:p>
          </table:table-cell>
          <table:table-cell office:value-type="string" calcext:value-type="string">
            <text:p>蚌埠</text:p>
          </table:table-cell>
          <table:table-cell office:value-type="float" office:value="117.3065" calcext:value-type="float">
            <text:p>117.3065</text:p>
          </table:table-cell>
          <table:table-cell office:value-type="float" office:value="32.8985" calcext:value-type="float">
            <text:p>32.89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6A</text:p>
          </table:table-cell>
          <table:table-cell office:value-type="string" calcext:value-type="string">
            <text:p>大通区政府</text:p>
          </table:table-cell>
          <table:table-cell office:value-type="string" calcext:value-type="string">
            <text:p>淮南</text:p>
          </table:table-cell>
          <table:table-cell office:value-type="float" office:value="117.0342" calcext:value-type="float">
            <text:p>117.0342</text:p>
          </table:table-cell>
          <table:table-cell office:value-type="float" office:value="32.6311" calcext:value-type="float">
            <text:p>32.6311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77A</text:p>
          </table:table-cell>
          <table:table-cell office:value-type="string" calcext:value-type="string">
            <text:p>潘集区政府</text:p>
          </table:table-cell>
          <table:table-cell office:value-type="string" calcext:value-type="string">
            <text:p>淮南</text:p>
          </table:table-cell>
          <table:table-cell office:value-type="float" office:value="116.8028" calcext:value-type="float">
            <text:p>116.8028</text:p>
          </table:table-cell>
          <table:table-cell office:value-type="float" office:value="32.7639" calcext:value-type="float">
            <text:p>32.76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8A</text:p>
          </table:table-cell>
          <table:table-cell office:value-type="string" calcext:value-type="string">
            <text:p>师范学院</text:p>
          </table:table-cell>
          <table:table-cell office:value-type="string" calcext:value-type="string">
            <text:p>淮南</text:p>
          </table:table-cell>
          <table:table-cell office:value-type="float" office:value="117.0083" calcext:value-type="float">
            <text:p>117.0083</text:p>
          </table:table-cell>
          <table:table-cell office:value-type="float" office:value="32.645" calcext:value-type="float">
            <text:p>32.6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9A</text:p>
          </table:table-cell>
          <table:table-cell office:value-type="string" calcext:value-type="string">
            <text:p>谢家集区政府</text:p>
          </table:table-cell>
          <table:table-cell office:value-type="string" calcext:value-type="string">
            <text:p>淮南</text:p>
          </table:table-cell>
          <table:table-cell office:value-type="float" office:value="116.8556" calcext:value-type="float">
            <text:p>116.8556</text:p>
          </table:table-cell>
          <table:table-cell office:value-type="float" office:value="32.6028" calcext:value-type="float">
            <text:p>32.60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0A</text:p>
          </table:table-cell>
          <table:table-cell office:value-type="string" calcext:value-type="string">
            <text:p>八公山区政府</text:p>
          </table:table-cell>
          <table:table-cell office:value-type="string" calcext:value-type="string">
            <text:p>淮南</text:p>
          </table:table-cell>
          <table:table-cell office:value-type="float" office:value="116.8306" calcext:value-type="float">
            <text:p>116.8306</text:p>
          </table:table-cell>
          <table:table-cell office:value-type="float" office:value="32.6319" calcext:value-type="float">
            <text:p>32.63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1A</text:p>
          </table:table-cell>
          <table:table-cell office:value-type="string" calcext:value-type="string">
            <text:p>焦岗湖风景区管理处</text:p>
          </table:table-cell>
          <table:table-cell office:value-type="string" calcext:value-type="string">
            <text:p>淮南</text:p>
          </table:table-cell>
          <table:table-cell office:value-type="float" office:value="116.7039" calcext:value-type="float">
            <text:p>116.7039</text:p>
          </table:table-cell>
          <table:table-cell office:value-type="float" office:value="32.625" calcext:value-type="float">
            <text:p>32.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2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淮北</text:p>
          </table:table-cell>
          <table:table-cell office:value-type="float" office:value="116.8008" calcext:value-type="float">
            <text:p>116.8008</text:p>
          </table:table-cell>
          <table:table-cell office:value-type="float" office:value="33.975" calcext:value-type="float">
            <text:p>33.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3A</text:p>
          </table:table-cell>
          <table:table-cell office:value-type="string" calcext:value-type="string">
            <text:p>烈山区政府</text:p>
          </table:table-cell>
          <table:table-cell office:value-type="string" calcext:value-type="string">
            <text:p>淮北</text:p>
          </table:table-cell>
          <table:table-cell office:value-type="float" office:value="116.8067" calcext:value-type="float">
            <text:p>116.8067</text:p>
          </table:table-cell>
          <table:table-cell office:value-type="float" office:value="33.8997" calcext:value-type="float">
            <text:p>33.89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4A</text:p>
          </table:table-cell>
          <table:table-cell office:value-type="string" calcext:value-type="string">
            <text:p>职业技术学院</text:p>
          </table:table-cell>
          <table:table-cell office:value-type="string" calcext:value-type="string">
            <text:p>淮北</text:p>
          </table:table-cell>
          <table:table-cell office:value-type="float" office:value="116.7844" calcext:value-type="float">
            <text:p>116.7844</text:p>
          </table:table-cell>
          <table:table-cell office:value-type="float" office:value="33.9461" calcext:value-type="float">
            <text:p>33.94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5A</text:p>
          </table:table-cell>
          <table:table-cell office:value-type="string" calcext:value-type="string">
            <text:p>市第四中学</text:p>
          </table:table-cell>
          <table:table-cell office:value-type="string" calcext:value-type="string">
            <text:p>铜陵</text:p>
          </table:table-cell>
          <table:table-cell office:value-type="float" office:value="117.8178" calcext:value-type="float">
            <text:p>117.8178</text:p>
          </table:table-cell>
          <table:table-cell office:value-type="float" office:value="30.9414" calcext:value-type="float">
            <text:p>30.9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6A</text:p>
          </table:table-cell>
          <table:table-cell office:value-type="string" calcext:value-type="string">
            <text:p>市公路局</text:p>
          </table:table-cell>
          <table:table-cell office:value-type="string" calcext:value-type="string">
            <text:p>铜陵</text:p>
          </table:table-cell>
          <table:table-cell office:value-type="float" office:value="117.8078" calcext:value-type="float">
            <text:p>117.8078</text:p>
          </table:table-cell>
          <table:table-cell office:value-type="float" office:value="30.9222" calcext:value-type="float">
            <text:p>30.9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7A</text:p>
          </table:table-cell>
          <table:table-cell office:value-type="string" calcext:value-type="string">
            <text:p>市新民污水厂</text:p>
          </table:table-cell>
          <table:table-cell office:value-type="string" calcext:value-type="string">
            <text:p>铜陵</text:p>
          </table:table-cell>
          <table:table-cell office:value-type="float" office:value="117.7806" calcext:value-type="float">
            <text:p>117.7806</text:p>
          </table:table-cell>
          <table:table-cell office:value-type="float" office:value="30.9414" calcext:value-type="float">
            <text:p>30.9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8A</text:p>
          </table:table-cell>
          <table:table-cell office:value-type="string" calcext:value-type="string">
            <text:p>市第九中学</text:p>
          </table:table-cell>
          <table:table-cell office:value-type="string" calcext:value-type="string">
            <text:p>铜陵</text:p>
          </table:table-cell>
          <table:table-cell office:value-type="float" office:value="117.7442" calcext:value-type="float">
            <text:p>117.7442</text:p>
          </table:table-cell>
          <table:table-cell office:value-type="float" office:value="30.8811" calcext:value-type="float">
            <text:p>30.8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9A</text:p>
          </table:table-cell>
          <table:table-cell office:value-type="string" calcext:value-type="string">
            <text:p>车站新区</text:p>
          </table:table-cell>
          <table:table-cell office:value-type="string" calcext:value-type="string">
            <text:p>铜陵</text:p>
          </table:table-cell>
          <table:table-cell office:value-type="float" office:value="117.8561" calcext:value-type="float">
            <text:p>117.8561</text:p>
          </table:table-cell>
          <table:table-cell office:value-type="float" office:value="30.9219" calcext:value-type="float">
            <text:p>30.9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0A</text:p>
          </table:table-cell>
          <table:table-cell office:value-type="string" calcext:value-type="string">
            <text:p>市职教基地</text:p>
          </table:table-cell>
          <table:table-cell office:value-type="string" calcext:value-type="string">
            <text:p>铜陵</text:p>
          </table:table-cell>
          <table:table-cell office:value-type="float" office:value="117.8472" calcext:value-type="float">
            <text:p>117.8472</text:p>
          </table:table-cell>
          <table:table-cell office:value-type="float" office:value="30.9697" calcext:value-type="float">
            <text:p>30.9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1A</text:p>
          </table:table-cell>
          <table:table-cell office:value-type="string" calcext:value-type="string">
            <text:p>环科院</text:p>
          </table:table-cell>
          <table:table-cell office:value-type="string" calcext:value-type="string">
            <text:p>安庆</text:p>
          </table:table-cell>
          <table:table-cell office:value-type="float" office:value="117.0549" calcext:value-type="float">
            <text:p>117.0549</text:p>
          </table:table-cell>
          <table:table-cell office:value-type="float" office:value="30.5103" calcext:value-type="float">
            <text:p>30.5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2A</text:p>
          </table:table-cell>
          <table:table-cell office:value-type="string" calcext:value-type="string">
            <text:p>马山宾馆</text:p>
          </table:table-cell>
          <table:table-cell office:value-type="string" calcext:value-type="string">
            <text:p>安庆</text:p>
          </table:table-cell>
          <table:table-cell office:value-type="float" office:value="117.0331111" calcext:value-type="float">
            <text:p>117.0331111</text:p>
          </table:table-cell>
          <table:table-cell office:value-type="float" office:value="30.51197222" calcext:value-type="float">
            <text:p>30.51197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3A</text:p>
          </table:table-cell>
          <table:table-cell office:value-type="string" calcext:value-type="string">
            <text:p>联富花园</text:p>
          </table:table-cell>
          <table:table-cell office:value-type="string" calcext:value-type="string">
            <text:p>安庆</text:p>
          </table:table-cell>
          <table:table-cell office:value-type="float" office:value="117.0486" calcext:value-type="float">
            <text:p>117.0486</text:p>
          </table:table-cell>
          <table:table-cell office:value-type="float" office:value="30.5489" calcext:value-type="float">
            <text:p>30.54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4A</text:p>
          </table:table-cell>
          <table:table-cell office:value-type="string" calcext:value-type="string">
            <text:p>安庆大学</text:p>
          </table:table-cell>
          <table:table-cell office:value-type="string" calcext:value-type="string">
            <text:p>安庆</text:p>
          </table:table-cell>
          <table:table-cell office:value-type="float" office:value="116.9894" calcext:value-type="float">
            <text:p>116.9894</text:p>
          </table:table-cell>
          <table:table-cell office:value-type="float" office:value="30.6145" calcext:value-type="float">
            <text:p>30.61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5A</text:p>
          </table:table-cell>
          <table:table-cell office:value-type="string" calcext:value-type="string">
            <text:p>延安路89号</text:p>
          </table:table-cell>
          <table:table-cell office:value-type="string" calcext:value-type="string">
            <text:p>黄山</text:p>
          </table:table-cell>
          <table:table-cell office:value-type="float" office:value="118.3057" calcext:value-type="float">
            <text:p>118.3057</text:p>
          </table:table-cell>
          <table:table-cell office:value-type="float" office:value="29.7128" calcext:value-type="float">
            <text:p>29.7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6A</text:p>
          </table:table-cell>
          <table:table-cell office:value-type="string" calcext:value-type="string">
            <text:p>黄山东路89号</text:p>
          </table:table-cell>
          <table:table-cell office:value-type="string" calcext:value-type="string">
            <text:p>黄山</text:p>
          </table:table-cell>
          <table:table-cell office:value-type="float" office:value="118.3236" calcext:value-type="float">
            <text:p>118.3236</text:p>
          </table:table-cell>
          <table:table-cell office:value-type="float" office:value="29.7207" calcext:value-type="float">
            <text:p>29.72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7A</text:p>
          </table:table-cell>
          <table:table-cell office:value-type="string" calcext:value-type="string">
            <text:p>黄山区政府5号楼</text:p>
          </table:table-cell>
          <table:table-cell office:value-type="string" calcext:value-type="string">
            <text:p>黄山</text:p>
          </table:table-cell>
          <table:table-cell office:value-type="float" office:value="118.1371" calcext:value-type="float">
            <text:p>118.1371</text:p>
          </table:table-cell>
          <table:table-cell office:value-type="float" office:value="30.2756" calcext:value-type="float">
            <text:p>30.27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8A</text:p>
          </table:table-cell>
          <table:table-cell office:value-type="string" calcext:value-type="string">
            <text:p>老年大学</text:p>
          </table:table-cell>
          <table:table-cell office:value-type="string" calcext:value-type="string">
            <text:p>滁州</text:p>
          </table:table-cell>
          <table:table-cell office:value-type="float" office:value="118.3094" calcext:value-type="float">
            <text:p>118.3094</text:p>
          </table:table-cell>
          <table:table-cell office:value-type="float" office:value="32.3153" calcext:value-type="float">
            <text:p>32.31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9A</text:p>
          </table:table-cell>
          <table:table-cell office:value-type="string" calcext:value-type="string">
            <text:p>人大宾馆</text:p>
          </table:table-cell>
          <table:table-cell office:value-type="string" calcext:value-type="string">
            <text:p>滁州</text:p>
          </table:table-cell>
          <table:table-cell office:value-type="float" office:value="118.3244" calcext:value-type="float">
            <text:p>118.3244</text:p>
          </table:table-cell>
          <table:table-cell office:value-type="float" office:value="32.2786" calcext:value-type="float">
            <text:p>32.27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0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滁州</text:p>
          </table:table-cell>
          <table:table-cell office:value-type="float" office:value="118.3158" calcext:value-type="float">
            <text:p>118.3158</text:p>
          </table:table-cell>
          <table:table-cell office:value-type="float" office:value="32.3061" calcext:value-type="float">
            <text:p>32.30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1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阜阳</text:p>
          </table:table-cell>
          <table:table-cell office:value-type="float" office:value="115.8275" calcext:value-type="float">
            <text:p>115.8275</text:p>
          </table:table-cell>
          <table:table-cell office:value-type="float" office:value="32.8928" calcext:value-type="float">
            <text:p>32.89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2A</text:p>
          </table:table-cell>
          <table:table-cell office:value-type="string" calcext:value-type="string">
            <text:p>市委党校</text:p>
          </table:table-cell>
          <table:table-cell office:value-type="string" calcext:value-type="string">
            <text:p>阜阳</text:p>
          </table:table-cell>
          <table:table-cell office:value-type="float" office:value="115.80517" calcext:value-type="float">
            <text:p>115.80517</text:p>
          </table:table-cell>
          <table:table-cell office:value-type="float" office:value="32.80972" calcext:value-type="float">
            <text:p>32.80972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303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阜阳</text:p>
          </table:table-cell>
          <table:table-cell office:value-type="float" office:value="115.8556" calcext:value-type="float">
            <text:p>115.8556</text:p>
          </table:table-cell>
          <table:table-cell office:value-type="float" office:value="32.8603" calcext:value-type="float">
            <text:p>32.8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4A</text:p>
          </table:table-cell>
          <table:table-cell office:value-type="string" calcext:value-type="string">
            <text:p>监测楼</text:p>
          </table:table-cell>
          <table:table-cell office:value-type="string" calcext:value-type="string">
            <text:p>宿州</text:p>
          </table:table-cell>
          <table:table-cell office:value-type="float" office:value="116.9765" calcext:value-type="float">
            <text:p>116.9765</text:p>
          </table:table-cell>
          <table:table-cell office:value-type="float" office:value="33.6481" calcext:value-type="float">
            <text:p>33.6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5A</text:p>
          </table:table-cell>
          <table:table-cell office:value-type="string" calcext:value-type="string">
            <text:p>一中</text:p>
          </table:table-cell>
          <table:table-cell office:value-type="string" calcext:value-type="string">
            <text:p>宿州</text:p>
          </table:table-cell>
          <table:table-cell office:value-type="float" office:value="116.9677" calcext:value-type="float">
            <text:p>116.9677</text:p>
          </table:table-cell>
          <table:table-cell office:value-type="float" office:value="33.6284" calcext:value-type="float">
            <text:p>33.62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6A</text:p>
          </table:table-cell>
          <table:table-cell office:value-type="string" calcext:value-type="string">
            <text:p>火车站</text:p>
          </table:table-cell>
          <table:table-cell office:value-type="string" calcext:value-type="string">
            <text:p>宿州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33.63063889" calcext:value-type="float">
            <text:p>33.630638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7A</text:p>
          </table:table-cell>
          <table:table-cell office:value-type="string" calcext:value-type="string">
            <text:p>监测大楼</text:p>
          </table:table-cell>
          <table:table-cell office:value-type="string" calcext:value-type="string">
            <text:p>六安</text:p>
          </table:table-cell>
          <table:table-cell office:value-type="float" office:value="116.508" calcext:value-type="float">
            <text:p>116.508</text:p>
          </table:table-cell>
          <table:table-cell office:value-type="float" office:value="31.7371" calcext:value-type="float">
            <text:p>31.73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8A</text:p>
          </table:table-cell>
          <table:table-cell office:value-type="string" calcext:value-type="string">
            <text:p>皖西学院</text:p>
          </table:table-cell>
          <table:table-cell office:value-type="string" calcext:value-type="string">
            <text:p>六安</text:p>
          </table:table-cell>
          <table:table-cell office:value-type="float" office:value="116.478" calcext:value-type="float">
            <text:p>116.478</text:p>
          </table:table-cell>
          <table:table-cell office:value-type="float" office:value="31.7618" calcext:value-type="float">
            <text:p>31.76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9A</text:p>
          </table:table-cell>
          <table:table-cell office:value-type="string" calcext:value-type="string">
            <text:p>朝阳厂</text:p>
          </table:table-cell>
          <table:table-cell office:value-type="string" calcext:value-type="string">
            <text:p>六安</text:p>
          </table:table-cell>
          <table:table-cell office:value-type="float" office:value="116.5068" calcext:value-type="float">
            <text:p>116.5068</text:p>
          </table:table-cell>
          <table:table-cell office:value-type="float" office:value="31.7797" calcext:value-type="float">
            <text:p>31.7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0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六安</text:p>
          </table:table-cell>
          <table:table-cell office:value-type="float" office:value="116.5661" calcext:value-type="float">
            <text:p>116.5661</text:p>
          </table:table-cell>
          <table:table-cell office:value-type="float" office:value="31.7712" calcext:value-type="float">
            <text:p>31.77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1A</text:p>
          </table:table-cell>
          <table:table-cell office:value-type="string" calcext:value-type="string">
            <text:p>污水处理厂</text:p>
          </table:table-cell>
          <table:table-cell office:value-type="string" calcext:value-type="string">
            <text:p>亳州</text:p>
          </table:table-cell>
          <table:table-cell office:value-type="float" office:value="115.8067" calcext:value-type="float">
            <text:p>115.8067</text:p>
          </table:table-cell>
          <table:table-cell office:value-type="float" office:value="33.8399" calcext:value-type="float">
            <text:p>33.8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2A</text:p>
          </table:table-cell>
          <table:table-cell office:value-type="string" calcext:value-type="string">
            <text:p>三国揽胜宫</text:p>
          </table:table-cell>
          <table:table-cell office:value-type="string" calcext:value-type="string">
            <text:p>亳州</text:p>
          </table:table-cell>
          <table:table-cell office:value-type="float" office:value="115.7831" calcext:value-type="float">
            <text:p>115.7831</text:p>
          </table:table-cell>
          <table:table-cell office:value-type="float" office:value="33.8561" calcext:value-type="float">
            <text:p>33.85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3A</text:p>
          </table:table-cell>
          <table:table-cell office:value-type="string" calcext:value-type="string">
            <text:p>环保大楼</text:p>
          </table:table-cell>
          <table:table-cell office:value-type="string" calcext:value-type="string">
            <text:p>池州</text:p>
          </table:table-cell>
          <table:table-cell office:value-type="float" office:value="117.4808" calcext:value-type="float">
            <text:p>117.4808</text:p>
          </table:table-cell>
          <table:table-cell office:value-type="float" office:value="30.6414" calcext:value-type="float">
            <text:p>30.6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4A</text:p>
          </table:table-cell>
          <table:table-cell office:value-type="string" calcext:value-type="string">
            <text:p>池州学院</text:p>
          </table:table-cell>
          <table:table-cell office:value-type="string" calcext:value-type="string">
            <text:p>池州</text:p>
          </table:table-cell>
          <table:table-cell office:value-type="float" office:value="117.4697" calcext:value-type="float">
            <text:p>117.4697</text:p>
          </table:table-cell>
          <table:table-cell office:value-type="float" office:value="30.6617" calcext:value-type="float">
            <text:p>30.6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5A</text:p>
          </table:table-cell>
          <table:table-cell office:value-type="string" calcext:value-type="string">
            <text:p>平天湖</text:p>
          </table:table-cell>
          <table:table-cell office:value-type="string" calcext:value-type="string">
            <text:p>池州</text:p>
          </table:table-cell>
          <table:table-cell office:value-type="float" office:value="117.4974" calcext:value-type="float">
            <text:p>117.4974</text:p>
          </table:table-cell>
          <table:table-cell office:value-type="float" office:value="30.6539" calcext:value-type="float">
            <text:p>30.6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6A</text:p>
          </table:table-cell>
          <table:table-cell office:value-type="string" calcext:value-type="string">
            <text:p>鳌峰子站</text:p>
          </table:table-cell>
          <table:table-cell office:value-type="string" calcext:value-type="string">
            <text:p>宣城</text:p>
          </table:table-cell>
          <table:table-cell office:value-type="float" office:value="118.7581" calcext:value-type="float">
            <text:p>118.7581</text:p>
          </table:table-cell>
          <table:table-cell office:value-type="float" office:value="30.9447" calcext:value-type="float">
            <text:p>30.94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7A</text:p>
          </table:table-cell>
          <table:table-cell office:value-type="string" calcext:value-type="string">
            <text:p>敬亭山子站</text:p>
          </table:table-cell>
          <table:table-cell office:value-type="string" calcext:value-type="string">
            <text:p>宣城</text:p>
          </table:table-cell>
          <table:table-cell office:value-type="float" office:value="118.7386" calcext:value-type="float">
            <text:p>118.7386</text:p>
          </table:table-cell>
          <table:table-cell office:value-type="float" office:value="30.9742" calcext:value-type="float">
            <text:p>30.97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8A</text:p>
          </table:table-cell>
          <table:table-cell office:value-type="string" calcext:value-type="string">
            <text:p>开发区子站</text:p>
          </table:table-cell>
          <table:table-cell office:value-type="string" calcext:value-type="string">
            <text:p>宣城</text:p>
          </table:table-cell>
          <table:table-cell office:value-type="float" office:value="118.7175" calcext:value-type="float">
            <text:p>118.7175</text:p>
          </table:table-cell>
          <table:table-cell office:value-type="float" office:value="30.9431" calcext:value-type="float">
            <text:p>30.94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9A</text:p>
          </table:table-cell>
          <table:table-cell office:value-type="string" calcext:value-type="string">
            <text:p>荔城区仓后路</text:p>
          </table:table-cell>
          <table:table-cell office:value-type="string" calcext:value-type="string">
            <text:p>莆田</text:p>
          </table:table-cell>
          <table:table-cell office:value-type="float" office:value="119.0156" calcext:value-type="float">
            <text:p>119.0156</text:p>
          </table:table-cell>
          <table:table-cell office:value-type="float" office:value="25.442" calcext:value-type="float">
            <text:p>25.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0A</text:p>
          </table:table-cell>
          <table:table-cell office:value-type="string" calcext:value-type="string">
            <text:p>莆田市监测站</text:p>
          </table:table-cell>
          <table:table-cell office:value-type="string" calcext:value-type="string">
            <text:p>莆田</text:p>
          </table:table-cell>
          <table:table-cell office:value-type="float" office:value="119.0018" calcext:value-type="float">
            <text:p>119.0018</text:p>
          </table:table-cell>
          <table:table-cell office:value-type="float" office:value="25.4552" calcext:value-type="float">
            <text:p>25.45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1A</text:p>
          </table:table-cell>
          <table:table-cell office:value-type="string" calcext:value-type="string">
            <text:p>涵江区六中</text:p>
          </table:table-cell>
          <table:table-cell office:value-type="string" calcext:value-type="string">
            <text:p>莆田</text:p>
          </table:table-cell>
          <table:table-cell office:value-type="float" office:value="119.1117" calcext:value-type="float">
            <text:p>119.1117</text:p>
          </table:table-cell>
          <table:table-cell office:value-type="float" office:value="25.4556" calcext:value-type="float">
            <text:p>25.4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2A</text:p>
          </table:table-cell>
          <table:table-cell office:value-type="string" calcext:value-type="string">
            <text:p>秀屿区政府</text:p>
          </table:table-cell>
          <table:table-cell office:value-type="string" calcext:value-type="string">
            <text:p>莆田</text:p>
          </table:table-cell>
          <table:table-cell office:value-type="float" office:value="119.1015" calcext:value-type="float">
            <text:p>119.1015</text:p>
          </table:table-cell>
          <table:table-cell office:value-type="float" office:value="25.3214" calcext:value-type="float">
            <text:p>25.3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3A</text:p>
          </table:table-cell>
          <table:table-cell office:value-type="string" calcext:value-type="string">
            <text:p>东圳水库</text:p>
          </table:table-cell>
          <table:table-cell office:value-type="string" calcext:value-type="string">
            <text:p>莆田</text:p>
          </table:table-cell>
          <table:table-cell office:value-type="float" office:value="118.981" calcext:value-type="float">
            <text:p>118.981</text:p>
          </table:table-cell>
          <table:table-cell office:value-type="float" office:value="25.4792" calcext:value-type="float">
            <text:p>25.47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4A</text:p>
          </table:table-cell>
          <table:table-cell office:value-type="string" calcext:value-type="string">
            <text:p>三钢</text:p>
          </table:table-cell>
          <table:table-cell office:value-type="string" calcext:value-type="string">
            <text:p>三明</text:p>
          </table:table-cell>
          <table:table-cell office:value-type="float" office:value="117.6211" calcext:value-type="float">
            <text:p>117.6211</text:p>
          </table:table-cell>
          <table:table-cell office:value-type="float" office:value="26.2625" calcext:value-type="float">
            <text:p>26.2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5A</text:p>
          </table:table-cell>
          <table:table-cell office:value-type="string" calcext:value-type="string">
            <text:p>三明二中</text:p>
          </table:table-cell>
          <table:table-cell office:value-type="string" calcext:value-type="string">
            <text:p>三明</text:p>
          </table:table-cell>
          <table:table-cell office:value-type="float" office:value="117.6353" calcext:value-type="float">
            <text:p>117.6353</text:p>
          </table:table-cell>
          <table:table-cell office:value-type="float" office:value="26.2708" calcext:value-type="float">
            <text:p>26.27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6A</text:p>
          </table:table-cell>
          <table:table-cell office:value-type="string" calcext:value-type="string">
            <text:p>三元区政府</text:p>
          </table:table-cell>
          <table:table-cell office:value-type="string" calcext:value-type="string">
            <text:p>三明</text:p>
          </table:table-cell>
          <table:table-cell office:value-type="float" office:value="117.6028" calcext:value-type="float">
            <text:p>117.6028</text:p>
          </table:table-cell>
          <table:table-cell office:value-type="float" office:value="26.2378" calcext:value-type="float">
            <text:p>26.23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7A</text:p>
          </table:table-cell>
          <table:table-cell office:value-type="string" calcext:value-type="string">
            <text:p>洋溪</text:p>
          </table:table-cell>
          <table:table-cell office:value-type="string" calcext:value-type="string">
            <text:p>三明</text:p>
          </table:table-cell>
          <table:table-cell office:value-type="float" office:value="117.7275" calcext:value-type="float">
            <text:p>117.7275</text:p>
          </table:table-cell>
          <table:table-cell office:value-type="float" office:value="26.3108" calcext:value-type="float">
            <text:p>26.3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1A</text:p>
          </table:table-cell>
          <table:table-cell office:value-type="string" calcext:value-type="string">
            <text:p>茫荡山</text:p>
          </table:table-cell>
          <table:table-cell office:value-type="string" calcext:value-type="string">
            <text:p>南平</text:p>
          </table:table-cell>
          <table:table-cell office:value-type="float" office:value="118.0966" calcext:value-type="float">
            <text:p>118.0966</text:p>
          </table:table-cell>
          <table:table-cell office:value-type="float" office:value="26.6761" calcext:value-type="float">
            <text:p>26.67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2A</text:p>
          </table:table-cell>
          <table:table-cell office:value-type="string" calcext:value-type="string">
            <text:p>南平市监测站</text:p>
          </table:table-cell>
          <table:table-cell office:value-type="string" calcext:value-type="string">
            <text:p>南平</text:p>
          </table:table-cell>
          <table:table-cell office:value-type="float" office:value="118.1694" calcext:value-type="float">
            <text:p>118.1694</text:p>
          </table:table-cell>
          <table:table-cell office:value-type="float" office:value="26.6383" calcext:value-type="float">
            <text:p>26.63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3A</text:p>
          </table:table-cell>
          <table:table-cell office:value-type="string" calcext:value-type="string">
            <text:p>南平铝业有限公司</text:p>
          </table:table-cell>
          <table:table-cell office:value-type="string" calcext:value-type="string">
            <text:p>南平</text:p>
          </table:table-cell>
          <table:table-cell office:value-type="float" office:value="118.1819" calcext:value-type="float">
            <text:p>118.1819</text:p>
          </table:table-cell>
          <table:table-cell office:value-type="float" office:value="26.6514" calcext:value-type="float">
            <text:p>26.6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4A</text:p>
          </table:table-cell>
          <table:table-cell office:value-type="string" calcext:value-type="string">
            <text:p>南平七中</text:p>
          </table:table-cell>
          <table:table-cell office:value-type="string" calcext:value-type="string">
            <text:p>南平</text:p>
          </table:table-cell>
          <table:table-cell office:value-type="float" office:value="118.1756" calcext:value-type="float">
            <text:p>118.1756</text:p>
          </table:table-cell>
          <table:table-cell office:value-type="float" office:value="26.6272" calcext:value-type="float">
            <text:p>26.6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5A</text:p>
          </table:table-cell>
          <table:table-cell office:value-type="string" calcext:value-type="string">
            <text:p>龙岩师专</text:p>
          </table:table-cell>
          <table:table-cell office:value-type="string" calcext:value-type="string">
            <text:p>龙岩</text:p>
          </table:table-cell>
          <table:table-cell office:value-type="float" office:value="117.0181" calcext:value-type="float">
            <text:p>117.0181</text:p>
          </table:table-cell>
          <table:table-cell office:value-type="float" office:value="25.1174" calcext:value-type="float">
            <text:p>25.11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6A</text:p>
          </table:table-cell>
          <table:table-cell office:value-type="string" calcext:value-type="string">
            <text:p>龙岩市监测站</text:p>
          </table:table-cell>
          <table:table-cell office:value-type="string" calcext:value-type="string">
            <text:p>龙岩</text:p>
          </table:table-cell>
          <table:table-cell office:value-type="float" office:value="117.0216" calcext:value-type="float">
            <text:p>117.0216</text:p>
          </table:table-cell>
          <table:table-cell office:value-type="float" office:value="25.1035" calcext:value-type="float">
            <text:p>25.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7A</text:p>
          </table:table-cell>
          <table:table-cell office:value-type="string" calcext:value-type="string">
            <text:p>闽西职业技术学院</text:p>
          </table:table-cell>
          <table:table-cell office:value-type="string" calcext:value-type="string">
            <text:p>龙岩</text:p>
          </table:table-cell>
          <table:table-cell office:value-type="float" office:value="117.0256" calcext:value-type="float">
            <text:p>117.0256</text:p>
          </table:table-cell>
          <table:table-cell office:value-type="float" office:value="25.0661" calcext:value-type="float">
            <text:p>25.0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8A</text:p>
          </table:table-cell>
          <table:table-cell office:value-type="string" calcext:value-type="string">
            <text:p>龙岩学院</text:p>
          </table:table-cell>
          <table:table-cell office:value-type="string" calcext:value-type="string">
            <text:p>龙岩</text:p>
          </table:table-cell>
          <table:table-cell office:value-type="float" office:value="117.0151" calcext:value-type="float">
            <text:p>117.0151</text:p>
          </table:table-cell>
          <table:table-cell office:value-type="float" office:value="25.0311" calcext:value-type="float">
            <text:p>25.0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9A</text:p>
          </table:table-cell>
          <table:table-cell office:value-type="string" calcext:value-type="string">
            <text:p>金涵水库</text:p>
          </table:table-cell>
          <table:table-cell office:value-type="string" calcext:value-type="string">
            <text:p>宁德</text:p>
          </table:table-cell>
          <table:table-cell office:value-type="float" office:value="119.5001" calcext:value-type="float">
            <text:p>119.5001</text:p>
          </table:table-cell>
          <table:table-cell office:value-type="float" office:value="26.6946" calcext:value-type="float">
            <text:p>26.69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0A</text:p>
          </table:table-cell>
          <table:table-cell office:value-type="string" calcext:value-type="string">
            <text:p>蕉城区农机局</text:p>
          </table:table-cell>
          <table:table-cell office:value-type="string" calcext:value-type="string">
            <text:p>宁德</text:p>
          </table:table-cell>
          <table:table-cell office:value-type="float" office:value="119.5202" calcext:value-type="float">
            <text:p>119.5202</text:p>
          </table:table-cell>
          <table:table-cell office:value-type="float" office:value="26.6607" calcext:value-type="float">
            <text:p>26.66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1A</text:p>
          </table:table-cell>
          <table:table-cell office:value-type="string" calcext:value-type="string">
            <text:p>宁德市监测站</text:p>
          </table:table-cell>
          <table:table-cell office:value-type="string" calcext:value-type="string">
            <text:p>宁德</text:p>
          </table:table-cell>
          <table:table-cell office:value-type="float" office:value="119.5392" calcext:value-type="float">
            <text:p>119.5392</text:p>
          </table:table-cell>
          <table:table-cell office:value-type="float" office:value="26.6611" calcext:value-type="float">
            <text:p>26.6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2A</text:p>
          </table:table-cell>
          <table:table-cell office:value-type="string" calcext:value-type="string">
            <text:p>王岗中学</text:p>
          </table:table-cell>
          <table:table-cell office:value-type="string" calcext:value-type="string">
            <text:p>景德镇</text:p>
          </table:table-cell>
          <table:table-cell office:value-type="float" office:value="117.3097" calcext:value-type="float">
            <text:p>117.3097</text:p>
          </table:table-cell>
          <table:table-cell office:value-type="float" office:value="29.3864" calcext:value-type="float">
            <text:p>29.38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3A</text:p>
          </table:table-cell>
          <table:table-cell office:value-type="string" calcext:value-type="string">
            <text:p>老干部活动中心</text:p>
          </table:table-cell>
          <table:table-cell office:value-type="string" calcext:value-type="string">
            <text:p>景德镇</text:p>
          </table:table-cell>
          <table:table-cell office:value-type="float" office:value="117.2111" calcext:value-type="float">
            <text:p>117.2111</text:p>
          </table:table-cell>
          <table:table-cell office:value-type="float" office:value="29.2958" calcext:value-type="float">
            <text:p>29.29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4A</text:p>
          </table:table-cell>
          <table:table-cell office:value-type="string" calcext:value-type="string">
            <text:p>兽医站</text:p>
          </table:table-cell>
          <table:table-cell office:value-type="string" calcext:value-type="string">
            <text:p>景德镇</text:p>
          </table:table-cell>
          <table:table-cell office:value-type="float" office:value="117.1983" calcext:value-type="float">
            <text:p>117.1983</text:p>
          </table:table-cell>
          <table:table-cell office:value-type="float" office:value="29.2786" calcext:value-type="float">
            <text:p>29.27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5A</text:p>
          </table:table-cell>
          <table:table-cell office:value-type="string" calcext:value-type="string">
            <text:p>台达陶瓷</text:p>
          </table:table-cell>
          <table:table-cell office:value-type="string" calcext:value-type="string">
            <text:p>景德镇</text:p>
          </table:table-cell>
          <table:table-cell office:value-type="float" office:value="117.1558" calcext:value-type="float">
            <text:p>117.1558</text:p>
          </table:table-cell>
          <table:table-cell office:value-type="float" office:value="29.2647" calcext:value-type="float">
            <text:p>29.2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6A</text:p>
          </table:table-cell>
          <table:table-cell office:value-type="string" calcext:value-type="string">
            <text:p>陶研所</text:p>
          </table:table-cell>
          <table:table-cell office:value-type="string" calcext:value-type="string">
            <text:p>景德镇</text:p>
          </table:table-cell>
          <table:table-cell office:value-type="float" office:value="117.2461" calcext:value-type="float">
            <text:p>117.2461</text:p>
          </table:table-cell>
          <table:table-cell office:value-type="float" office:value="29.2956" calcext:value-type="float">
            <text:p>29.29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7A</text:p>
          </table:table-cell>
          <table:table-cell office:value-type="string" calcext:value-type="string">
            <text:p>武功山气象站</text:p>
          </table:table-cell>
          <table:table-cell office:value-type="string" calcext:value-type="string">
            <text:p>萍乡</text:p>
          </table:table-cell>
          <table:table-cell office:value-type="float" office:value="114.0944" calcext:value-type="float">
            <text:p>114.0944</text:p>
          </table:table-cell>
          <table:table-cell office:value-type="float" office:value="27.4948" calcext:value-type="float">
            <text:p>27.49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8A</text:p>
          </table:table-cell>
          <table:table-cell office:value-type="string" calcext:value-type="string">
            <text:p>中医院</text:p>
          </table:table-cell>
          <table:table-cell office:value-type="string" calcext:value-type="string">
            <text:p>萍乡</text:p>
          </table:table-cell>
          <table:table-cell office:value-type="float" office:value="113.8381" calcext:value-type="float">
            <text:p>113.8381</text:p>
          </table:table-cell>
          <table:table-cell office:value-type="float" office:value="27.6428" calcext:value-type="float">
            <text:p>27.6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9A</text:p>
          </table:table-cell>
          <table:table-cell office:value-type="string" calcext:value-type="string">
            <text:p>市政府车库</text:p>
          </table:table-cell>
          <table:table-cell office:value-type="string" calcext:value-type="string">
            <text:p>萍乡</text:p>
          </table:table-cell>
          <table:table-cell office:value-type="float" office:value="113.8447" calcext:value-type="float">
            <text:p>113.8447</text:p>
          </table:table-cell>
          <table:table-cell office:value-type="float" office:value="27.6231" calcext:value-type="float">
            <text:p>27.6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0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萍乡</text:p>
          </table:table-cell>
          <table:table-cell office:value-type="float" office:value="113.8686" calcext:value-type="float">
            <text:p>113.8686</text:p>
          </table:table-cell>
          <table:table-cell office:value-type="float" office:value="27.6442" calcext:value-type="float">
            <text:p>27.6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1A</text:p>
          </table:table-cell>
          <table:table-cell office:value-type="string" calcext:value-type="string">
            <text:p>安源区政府</text:p>
          </table:table-cell>
          <table:table-cell office:value-type="string" calcext:value-type="string">
            <text:p>萍乡</text:p>
          </table:table-cell>
          <table:table-cell office:value-type="float" office:value="113.865" calcext:value-type="float">
            <text:p>113.865</text:p>
          </table:table-cell>
          <table:table-cell office:value-type="float" office:value="27.6178" calcext:value-type="float">
            <text:p>27.61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2A</text:p>
          </table:table-cell>
          <table:table-cell office:value-type="string" calcext:value-type="string">
            <text:p>北岗</text:p>
          </table:table-cell>
          <table:table-cell office:value-type="string" calcext:value-type="string">
            <text:p>新余</text:p>
          </table:table-cell>
          <table:table-cell office:value-type="float" office:value="115.0586" calcext:value-type="float">
            <text:p>115.0586</text:p>
          </table:table-cell>
          <table:table-cell office:value-type="float" office:value="27.7758" calcext:value-type="float">
            <text:p>27.77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3A</text:p>
          </table:table-cell>
          <table:table-cell office:value-type="string" calcext:value-type="string">
            <text:p>飞宇</text:p>
          </table:table-cell>
          <table:table-cell office:value-type="string" calcext:value-type="string">
            <text:p>新余</text:p>
          </table:table-cell>
          <table:table-cell office:value-type="float" office:value="114.9831" calcext:value-type="float">
            <text:p>114.9831</text:p>
          </table:table-cell>
          <table:table-cell office:value-type="float" office:value="27.8344" calcext:value-type="float">
            <text:p>27.83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4A</text:p>
          </table:table-cell>
          <table:table-cell office:value-type="string" calcext:value-type="string">
            <text:p>第二水厂</text:p>
          </table:table-cell>
          <table:table-cell office:value-type="string" calcext:value-type="string">
            <text:p>新余</text:p>
          </table:table-cell>
          <table:table-cell office:value-type="float" office:value="114.9289" calcext:value-type="float">
            <text:p>114.9289</text:p>
          </table:table-cell>
          <table:table-cell office:value-type="float" office:value="27.8328" calcext:value-type="float">
            <text:p>27.83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5A</text:p>
          </table:table-cell>
          <table:table-cell office:value-type="string" calcext:value-type="string">
            <text:p>市气象局</text:p>
          </table:table-cell>
          <table:table-cell office:value-type="string" calcext:value-type="string">
            <text:p>新余</text:p>
          </table:table-cell>
          <table:table-cell office:value-type="float" office:value="114.9314" calcext:value-type="float">
            <text:p>114.9314</text:p>
          </table:table-cell>
          <table:table-cell office:value-type="float" office:value="27.8036" calcext:value-type="float">
            <text:p>27.8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6A</text:p>
          </table:table-cell>
          <table:table-cell office:value-type="string" calcext:value-type="string">
            <text:p>新钢氧气厂</text:p>
          </table:table-cell>
          <table:table-cell office:value-type="string" calcext:value-type="string">
            <text:p>新余</text:p>
          </table:table-cell>
          <table:table-cell office:value-type="float" office:value="114.9119" calcext:value-type="float">
            <text:p>114.9119</text:p>
          </table:table-cell>
          <table:table-cell office:value-type="float" office:value="27.8042" calcext:value-type="float">
            <text:p>27.80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7A</text:p>
          </table:table-cell>
          <table:table-cell office:value-type="string" calcext:value-type="string">
            <text:p>龙虎山</text:p>
          </table:table-cell>
          <table:table-cell office:value-type="string" calcext:value-type="string">
            <text:p>鹰潭</text:p>
          </table:table-cell>
          <table:table-cell office:value-type="float" office:value="116.9622" calcext:value-type="float">
            <text:p>116.9622</text:p>
          </table:table-cell>
          <table:table-cell office:value-type="float" office:value="28.095" calcext:value-type="float">
            <text:p>28.0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8A</text:p>
          </table:table-cell>
          <table:table-cell office:value-type="string" calcext:value-type="string">
            <text:p>新监测站</text:p>
          </table:table-cell>
          <table:table-cell office:value-type="string" calcext:value-type="string">
            <text:p>鹰潭</text:p>
          </table:table-cell>
          <table:table-cell office:value-type="float" office:value="117.0564" calcext:value-type="float">
            <text:p>117.0564</text:p>
          </table:table-cell>
          <table:table-cell office:value-type="float" office:value="28.2642" calcext:value-type="float">
            <text:p>28.26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9A</text:p>
          </table:table-cell>
          <table:table-cell office:value-type="string" calcext:value-type="string">
            <text:p>财苑宾馆</text:p>
          </table:table-cell>
          <table:table-cell office:value-type="string" calcext:value-type="string">
            <text:p>鹰潭</text:p>
          </table:table-cell>
          <table:table-cell office:value-type="float" office:value="117.0281" calcext:value-type="float">
            <text:p>117.0281</text:p>
          </table:table-cell>
          <table:table-cell office:value-type="float" office:value="28.2403" calcext:value-type="float">
            <text:p>28.2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0A</text:p>
          </table:table-cell>
          <table:table-cell office:value-type="string" calcext:value-type="string">
            <text:p>体育馆</text:p>
          </table:table-cell>
          <table:table-cell office:value-type="string" calcext:value-type="string">
            <text:p>鹰潭</text:p>
          </table:table-cell>
          <table:table-cell office:value-type="float" office:value="117.0222" calcext:value-type="float">
            <text:p>117.0222</text:p>
          </table:table-cell>
          <table:table-cell office:value-type="float" office:value="28.2264" calcext:value-type="float">
            <text:p>28.22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1A</text:p>
          </table:table-cell>
          <table:table-cell office:value-type="string" calcext:value-type="string">
            <text:p>三川水表</text:p>
          </table:table-cell>
          <table:table-cell office:value-type="string" calcext:value-type="string">
            <text:p>鹰潭</text:p>
          </table:table-cell>
          <table:table-cell office:value-type="float" office:value="116.9983" calcext:value-type="float">
            <text:p>116.9983</text:p>
          </table:table-cell>
          <table:table-cell office:value-type="float" office:value="28.2169" calcext:value-type="float">
            <text:p>28.2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2A</text:p>
          </table:table-cell>
          <table:table-cell office:value-type="string" calcext:value-type="string">
            <text:p>通天岩</text:p>
          </table:table-cell>
          <table:table-cell office:value-type="string" calcext:value-type="string">
            <text:p>赣州</text:p>
          </table:table-cell>
          <table:table-cell office:value-type="float" office:value="114.9064" calcext:value-type="float">
            <text:p>114.9064</text:p>
          </table:table-cell>
          <table:table-cell office:value-type="float" office:value="25.9118" calcext:value-type="float">
            <text:p>25.91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3A</text:p>
          </table:table-cell>
          <table:table-cell office:value-type="string" calcext:value-type="string">
            <text:p>地委</text:p>
          </table:table-cell>
          <table:table-cell office:value-type="string" calcext:value-type="string">
            <text:p>赣州</text:p>
          </table:table-cell>
          <table:table-cell office:value-type="float" office:value="114.9367" calcext:value-type="float">
            <text:p>114.9367</text:p>
          </table:table-cell>
          <table:table-cell office:value-type="float" office:value="25.8664" calcext:value-type="float">
            <text:p>25.86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4A</text:p>
          </table:table-cell>
          <table:table-cell office:value-type="string" calcext:value-type="string">
            <text:p>气象台</text:p>
          </table:table-cell>
          <table:table-cell office:value-type="string" calcext:value-type="string">
            <text:p>赣州</text:p>
          </table:table-cell>
          <table:table-cell office:value-type="float" office:value="114.9461" calcext:value-type="float">
            <text:p>114.9461</text:p>
          </table:table-cell>
          <table:table-cell office:value-type="float" office:value="25.8481" calcext:value-type="float">
            <text:p>25.8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5A</text:p>
          </table:table-cell>
          <table:table-cell office:value-type="string" calcext:value-type="string">
            <text:p>市图书馆</text:p>
          </table:table-cell>
          <table:table-cell office:value-type="string" calcext:value-type="string">
            <text:p>赣州</text:p>
          </table:table-cell>
          <table:table-cell office:value-type="float" office:value="114.9322" calcext:value-type="float">
            <text:p>114.9322</text:p>
          </table:table-cell>
          <table:table-cell office:value-type="float" office:value="25.8333" calcext:value-type="float">
            <text:p>25.8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6A</text:p>
          </table:table-cell>
          <table:table-cell office:value-type="string" calcext:value-type="string">
            <text:p>华坚鞋城</text:p>
          </table:table-cell>
          <table:table-cell office:value-type="string" calcext:value-type="string">
            <text:p>赣州</text:p>
          </table:table-cell>
          <table:table-cell office:value-type="float" office:value="114.8905" calcext:value-type="float">
            <text:p>114.8905</text:p>
          </table:table-cell>
          <table:table-cell office:value-type="float" office:value="25.8471" calcext:value-type="float">
            <text:p>25.84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7A</text:p>
          </table:table-cell>
          <table:table-cell office:value-type="string" calcext:value-type="string">
            <text:p>红声器材厂</text:p>
          </table:table-cell>
          <table:table-cell office:value-type="string" calcext:value-type="string">
            <text:p>吉安</text:p>
          </table:table-cell>
          <table:table-cell office:value-type="float" office:value="114.9817" calcext:value-type="float">
            <text:p>114.9817</text:p>
          </table:table-cell>
          <table:table-cell office:value-type="float" office:value="27.0658" calcext:value-type="float">
            <text:p>27.06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8A</text:p>
          </table:table-cell>
          <table:table-cell office:value-type="string" calcext:value-type="string">
            <text:p>市森林工业局</text:p>
          </table:table-cell>
          <table:table-cell office:value-type="string" calcext:value-type="string">
            <text:p>吉安</text:p>
          </table:table-cell>
          <table:table-cell office:value-type="float" office:value="114.9739" calcext:value-type="float">
            <text:p>114.9739</text:p>
          </table:table-cell>
          <table:table-cell office:value-type="float" office:value="27.11" calcext:value-type="float">
            <text:p>27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9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吉安</text:p>
          </table:table-cell>
          <table:table-cell office:value-type="float" office:value="114.99" calcext:value-type="float">
            <text:p>114.99</text:p>
          </table:table-cell>
          <table:table-cell office:value-type="float" office:value="27.1311" calcext:value-type="float">
            <text:p>27.1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0A</text:p>
          </table:table-cell>
          <table:table-cell office:value-type="string" calcext:value-type="string">
            <text:p>青原区法院</text:p>
          </table:table-cell>
          <table:table-cell office:value-type="string" calcext:value-type="string">
            <text:p>吉安</text:p>
          </table:table-cell>
          <table:table-cell office:value-type="float" office:value="115.0075" calcext:value-type="float">
            <text:p>115.0075</text:p>
          </table:table-cell>
          <table:table-cell office:value-type="float" office:value="27.0983" calcext:value-type="float">
            <text:p>27.09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1A</text:p>
          </table:table-cell>
          <table:table-cell office:value-type="string" calcext:value-type="string">
            <text:p>槟榔水业</text:p>
          </table:table-cell>
          <table:table-cell office:value-type="string" calcext:value-type="string">
            <text:p>宜春</text:p>
          </table:table-cell>
          <table:table-cell office:value-type="float" office:value="114.3442" calcext:value-type="float">
            <text:p>114.3442</text:p>
          </table:table-cell>
          <table:table-cell office:value-type="float" office:value="27.8036" calcext:value-type="float">
            <text:p>27.8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2A</text:p>
          </table:table-cell>
          <table:table-cell office:value-type="string" calcext:value-type="string">
            <text:p>市中国银行</text:p>
          </table:table-cell>
          <table:table-cell office:value-type="string" calcext:value-type="string">
            <text:p>宜春</text:p>
          </table:table-cell>
          <table:table-cell office:value-type="float" office:value="114.3806" calcext:value-type="float">
            <text:p>114.3806</text:p>
          </table:table-cell>
          <table:table-cell office:value-type="float" office:value="27.8014" calcext:value-type="float">
            <text:p>27.8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3A</text:p>
          </table:table-cell>
          <table:table-cell office:value-type="string" calcext:value-type="string">
            <text:p>市石油公司</text:p>
          </table:table-cell>
          <table:table-cell office:value-type="string" calcext:value-type="string">
            <text:p>宜春</text:p>
          </table:table-cell>
          <table:table-cell office:value-type="float" office:value="114.3953" calcext:value-type="float">
            <text:p>114.3953</text:p>
          </table:table-cell>
          <table:table-cell office:value-type="float" office:value="27.7842" calcext:value-type="float">
            <text:p>27.78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4A</text:p>
          </table:table-cell>
          <table:table-cell office:value-type="string" calcext:value-type="string">
            <text:p>市气象局</text:p>
          </table:table-cell>
          <table:table-cell office:value-type="string" calcext:value-type="string">
            <text:p>宜春</text:p>
          </table:table-cell>
          <table:table-cell office:value-type="float" office:value="114.3703" calcext:value-type="float">
            <text:p>114.3703</text:p>
          </table:table-cell>
          <table:table-cell office:value-type="float" office:value="27.7914" calcext:value-type="float">
            <text:p>27.79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5A</text:p>
          </table:table-cell>
          <table:table-cell office:value-type="string" calcext:value-type="string">
            <text:p>市广电局</text:p>
          </table:table-cell>
          <table:table-cell office:value-type="string" calcext:value-type="string">
            <text:p>宜春</text:p>
          </table:table-cell>
          <table:table-cell office:value-type="float" office:value="114.4011" calcext:value-type="float">
            <text:p>114.4011</text:p>
          </table:table-cell>
          <table:table-cell office:value-type="float" office:value="27.8072" calcext:value-type="float">
            <text:p>27.80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6A</text:p>
          </table:table-cell>
          <table:table-cell office:value-type="string" calcext:value-type="string">
            <text:p>桐源党溪</text:p>
          </table:table-cell>
          <table:table-cell office:value-type="string" calcext:value-type="string">
            <text:p>抚州</text:p>
          </table:table-cell>
          <table:table-cell office:value-type="float" office:value="116.2239" calcext:value-type="float">
            <text:p>116.2239</text:p>
          </table:table-cell>
          <table:table-cell office:value-type="float" office:value="28.0797" calcext:value-type="float">
            <text:p>28.0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7A</text:p>
          </table:table-cell>
          <table:table-cell office:value-type="string" calcext:value-type="string">
            <text:p>市站</text:p>
          </table:table-cell>
          <table:table-cell office:value-type="string" calcext:value-type="string">
            <text:p>抚州</text:p>
          </table:table-cell>
          <table:table-cell office:value-type="float" office:value="116.3553" calcext:value-type="float">
            <text:p>116.3553</text:p>
          </table:table-cell>
          <table:table-cell office:value-type="float" office:value="27.9883" calcext:value-type="float">
            <text:p>27.98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8A</text:p>
          </table:table-cell>
          <table:table-cell office:value-type="string" calcext:value-type="string">
            <text:p>血防站</text:p>
          </table:table-cell>
          <table:table-cell office:value-type="string" calcext:value-type="string">
            <text:p>抚州</text:p>
          </table:table-cell>
          <table:table-cell office:value-type="float" office:value="116.3598" calcext:value-type="float">
            <text:p>116.3598</text:p>
          </table:table-cell>
          <table:table-cell office:value-type="float" office:value="27.9639" calcext:value-type="float">
            <text:p>27.96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9A</text:p>
          </table:table-cell>
          <table:table-cell office:value-type="string" calcext:value-type="string">
            <text:p>采茶剧团</text:p>
          </table:table-cell>
          <table:table-cell office:value-type="string" calcext:value-type="string">
            <text:p>抚州</text:p>
          </table:table-cell>
          <table:table-cell office:value-type="float" office:value="116.3574" calcext:value-type="float">
            <text:p>116.3574</text:p>
          </table:table-cell>
          <table:table-cell office:value-type="float" office:value="28.0005" calcext:value-type="float">
            <text:p>28.00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0A</text:p>
          </table:table-cell>
          <table:table-cell office:value-type="string" calcext:value-type="string">
            <text:p>医学分院</text:p>
          </table:table-cell>
          <table:table-cell office:value-type="string" calcext:value-type="string">
            <text:p>抚州</text:p>
          </table:table-cell>
          <table:table-cell office:value-type="float" office:value="116.385" calcext:value-type="float">
            <text:p>116.385</text:p>
          </table:table-cell>
          <table:table-cell office:value-type="float" office:value="27.9647" calcext:value-type="float">
            <text:p>27.9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1A</text:p>
          </table:table-cell>
          <table:table-cell office:value-type="string" calcext:value-type="string">
            <text:p>百草园</text:p>
          </table:table-cell>
          <table:table-cell office:value-type="string" calcext:value-type="string">
            <text:p>上饶</text:p>
          </table:table-cell>
          <table:table-cell office:value-type="float" office:value="118.0058" calcext:value-type="float">
            <text:p>118.0058</text:p>
          </table:table-cell>
          <table:table-cell office:value-type="float" office:value="28.4569" calcext:value-type="float">
            <text:p>28.45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2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上饶</text:p>
          </table:table-cell>
          <table:table-cell office:value-type="float" office:value="117.973" calcext:value-type="float">
            <text:p>117.973</text:p>
          </table:table-cell>
          <table:table-cell office:value-type="float" office:value="28.4459" calcext:value-type="float">
            <text:p>28.44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3A</text:p>
          </table:table-cell>
          <table:table-cell office:value-type="string" calcext:value-type="string">
            <text:p>凤凰光学</text:p>
          </table:table-cell>
          <table:table-cell office:value-type="string" calcext:value-type="string">
            <text:p>上饶</text:p>
          </table:table-cell>
          <table:table-cell office:value-type="float" office:value="117.9511" calcext:value-type="float">
            <text:p>117.9511</text:p>
          </table:table-cell>
          <table:table-cell office:value-type="float" office:value="28.4622" calcext:value-type="float">
            <text:p>28.4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4A</text:p>
          </table:table-cell>
          <table:table-cell office:value-type="string" calcext:value-type="string">
            <text:p>开发区管委会</text:p>
          </table:table-cell>
          <table:table-cell office:value-type="string" calcext:value-type="string">
            <text:p>上饶</text:p>
          </table:table-cell>
          <table:table-cell office:value-type="float" office:value="117.9033" calcext:value-type="float">
            <text:p>117.9033</text:p>
          </table:table-cell>
          <table:table-cell office:value-type="float" office:value="28.4303" calcext:value-type="float">
            <text:p>28.43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5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鹤壁</text:p>
          </table:table-cell>
          <table:table-cell office:value-type="float" office:value="114.17" calcext:value-type="float">
            <text:p>114.17</text:p>
          </table:table-cell>
          <table:table-cell office:value-type="float" office:value="35.9019" calcext:value-type="float">
            <text:p>35.9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6A</text:p>
          </table:table-cell>
          <table:table-cell office:value-type="string" calcext:value-type="string">
            <text:p>市交警支队</text:p>
          </table:table-cell>
          <table:table-cell office:value-type="string" calcext:value-type="string">
            <text:p>鹤壁</text:p>
          </table:table-cell>
          <table:table-cell office:value-type="float" office:value="114.2956" calcext:value-type="float">
            <text:p>114.2956</text:p>
          </table:table-cell>
          <table:table-cell office:value-type="float" office:value="35.7511" calcext:value-type="float">
            <text:p>35.7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7A</text:p>
          </table:table-cell>
          <table:table-cell office:value-type="string" calcext:value-type="string">
            <text:p>迎宾馆</text:p>
          </table:table-cell>
          <table:table-cell office:value-type="string" calcext:value-type="string">
            <text:p>鹤壁</text:p>
          </table:table-cell>
          <table:table-cell office:value-type="float" office:value="114.2878" calcext:value-type="float">
            <text:p>114.2878</text:p>
          </table:table-cell>
          <table:table-cell office:value-type="float" office:value="35.7306" calcext:value-type="float">
            <text:p>35.7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8A</text:p>
          </table:table-cell>
          <table:table-cell office:value-type="string" calcext:value-type="string">
            <text:p>科技学院</text:p>
          </table:table-cell>
          <table:table-cell office:value-type="string" calcext:value-type="string">
            <text:p>新乡</text:p>
          </table:table-cell>
          <table:table-cell office:value-type="float" office:value="113.926" calcext:value-type="float">
            <text:p>113.926</text:p>
          </table:table-cell>
          <table:table-cell office:value-type="float" office:value="35.279" calcext:value-type="float">
            <text:p>35.2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9A</text:p>
          </table:table-cell>
          <table:table-cell office:value-type="string" calcext:value-type="string">
            <text:p>环保西院</text:p>
          </table:table-cell>
          <table:table-cell office:value-type="string" calcext:value-type="string">
            <text:p>新乡</text:p>
          </table:table-cell>
          <table:table-cell office:value-type="float" office:value="113.836" calcext:value-type="float">
            <text:p>113.836</text:p>
          </table:table-cell>
          <table:table-cell office:value-type="float" office:value="35.31" calcext:value-type="float">
            <text:p>35.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0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新乡</text:p>
          </table:table-cell>
          <table:table-cell office:value-type="float" office:value="113.884" calcext:value-type="float">
            <text:p>113.884</text:p>
          </table:table-cell>
          <table:table-cell office:value-type="float" office:value="35.272" calcext:value-type="float">
            <text:p>35.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1A</text:p>
          </table:table-cell>
          <table:table-cell office:value-type="string" calcext:value-type="string">
            <text:p>环保东院</text:p>
          </table:table-cell>
          <table:table-cell office:value-type="string" calcext:value-type="string">
            <text:p>新乡</text:p>
          </table:table-cell>
          <table:table-cell office:value-type="float" office:value="113.883" calcext:value-type="float">
            <text:p>113.883</text:p>
          </table:table-cell>
          <table:table-cell office:value-type="float" office:value="35.303" calcext:value-type="float">
            <text:p>35.3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2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濮阳</text:p>
          </table:table-cell>
          <table:table-cell office:value-type="float" office:value="115.031" calcext:value-type="float">
            <text:p>115.031</text:p>
          </table:table-cell>
          <table:table-cell office:value-type="float" office:value="35.763" calcext:value-type="float">
            <text:p>35.7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3A</text:p>
          </table:table-cell>
          <table:table-cell office:value-type="string" calcext:value-type="string">
            <text:p>紭天威</text:p>
          </table:table-cell>
          <table:table-cell office:value-type="string" calcext:value-type="string">
            <text:p>濮阳</text:p>
          </table:table-cell>
          <table:table-cell office:value-type="float" office:value="114.9906" calcext:value-type="float">
            <text:p>114.9906</text:p>
          </table:table-cell>
          <table:table-cell office:value-type="float" office:value="35.767" calcext:value-type="float">
            <text:p>35.7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4A</text:p>
          </table:table-cell>
          <table:table-cell office:value-type="string" calcext:value-type="string">
            <text:p>油田运输公司</text:p>
          </table:table-cell>
          <table:table-cell office:value-type="string" calcext:value-type="string">
            <text:p>濮阳</text:p>
          </table:table-cell>
          <table:table-cell office:value-type="float" office:value="115.0628" calcext:value-type="float">
            <text:p>115.0628</text:p>
          </table:table-cell>
          <table:table-cell office:value-type="float" office:value="35.7672" calcext:value-type="float">
            <text:p>35.76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5A</text:p>
          </table:table-cell>
          <table:table-cell office:value-type="string" calcext:value-type="string">
            <text:p>油田物探公司</text:p>
          </table:table-cell>
          <table:table-cell office:value-type="string" calcext:value-type="string">
            <text:p>濮阳</text:p>
          </table:table-cell>
          <table:table-cell office:value-type="float" office:value="115.0772" calcext:value-type="float">
            <text:p>115.0772</text:p>
          </table:table-cell>
          <table:table-cell office:value-type="float" office:value="35.767" calcext:value-type="float">
            <text:p>35.7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6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许昌</text:p>
          </table:table-cell>
          <table:table-cell office:value-type="float" office:value="113.8331" calcext:value-type="float">
            <text:p>113.8331</text:p>
          </table:table-cell>
          <table:table-cell office:value-type="float" office:value="34.0117" calcext:value-type="float">
            <text:p>34.01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7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许昌</text:p>
          </table:table-cell>
          <table:table-cell office:value-type="float" office:value="113.8208" calcext:value-type="float">
            <text:p>113.8208</text:p>
          </table:table-cell>
          <table:table-cell office:value-type="float" office:value="34.0314" calcext:value-type="float">
            <text:p>34.03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8A</text:p>
          </table:table-cell>
          <table:table-cell office:value-type="string" calcext:value-type="string">
            <text:p>开发区</text:p>
          </table:table-cell>
          <table:table-cell office:value-type="string" calcext:value-type="string">
            <text:p>许昌</text:p>
          </table:table-cell>
          <table:table-cell office:value-type="float" office:value="113.7906" calcext:value-type="float">
            <text:p>113.7906</text:p>
          </table:table-cell>
          <table:table-cell office:value-type="float" office:value="33.9953" calcext:value-type="float">
            <text:p>33.99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9A</text:p>
          </table:table-cell>
          <table:table-cell office:value-type="string" calcext:value-type="string">
            <text:p>三五一五工厂</text:p>
          </table:table-cell>
          <table:table-cell office:value-type="string" calcext:value-type="string">
            <text:p>漯河</text:p>
          </table:table-cell>
          <table:table-cell office:value-type="float" office:value="114.056" calcext:value-type="float">
            <text:p>114.056</text:p>
          </table:table-cell>
          <table:table-cell office:value-type="float" office:value="33.567" calcext:value-type="float">
            <text:p>33.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0A</text:p>
          </table:table-cell>
          <table:table-cell office:value-type="string" calcext:value-type="string">
            <text:p>漯河大学</text:p>
          </table:table-cell>
          <table:table-cell office:value-type="string" calcext:value-type="string">
            <text:p>漯河</text:p>
          </table:table-cell>
          <table:table-cell office:value-type="float" office:value="114.005" calcext:value-type="float">
            <text:p>114.005</text:p>
          </table:table-cell>
          <table:table-cell office:value-type="float" office:value="33.568" calcext:value-type="float">
            <text:p>33.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1A</text:p>
          </table:table-cell>
          <table:table-cell office:value-type="string" calcext:value-type="string">
            <text:p>水利局</text:p>
          </table:table-cell>
          <table:table-cell office:value-type="string" calcext:value-type="string">
            <text:p>漯河</text:p>
          </table:table-cell>
          <table:table-cell office:value-type="float" office:value="114.014" calcext:value-type="float">
            <text:p>114.014</text:p>
          </table:table-cell>
          <table:table-cell office:value-type="float" office:value="33.581" calcext:value-type="float">
            <text:p>33.5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2A</text:p>
          </table:table-cell>
          <table:table-cell office:value-type="string" calcext:value-type="string">
            <text:p>广电局</text:p>
          </table:table-cell>
          <table:table-cell office:value-type="string" calcext:value-type="string">
            <text:p>漯河</text:p>
          </table:table-cell>
          <table:table-cell office:value-type="float" office:value="114.0322" calcext:value-type="float">
            <text:p>114.0322</text:p>
          </table:table-cell>
          <table:table-cell office:value-type="float" office:value="33.5653" calcext:value-type="float">
            <text:p>33.56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3A</text:p>
          </table:table-cell>
          <table:table-cell office:value-type="string" calcext:value-type="string">
            <text:p>环保局　</text:p>
          </table:table-cell>
          <table:table-cell office:value-type="string" calcext:value-type="string">
            <text:p>南阳</text:p>
          </table:table-cell>
          <table:table-cell office:value-type="float" office:value="112.5192" calcext:value-type="float">
            <text:p>112.5192</text:p>
          </table:table-cell>
          <table:table-cell office:value-type="float" office:value="32.9917" calcext:value-type="float">
            <text:p>32.99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4A</text:p>
          </table:table-cell>
          <table:table-cell office:value-type="string" calcext:value-type="string">
            <text:p>瓦房庄</text:p>
          </table:table-cell>
          <table:table-cell office:value-type="string" calcext:value-type="string">
            <text:p>南阳</text:p>
          </table:table-cell>
          <table:table-cell office:value-type="float" office:value="112.5224" calcext:value-type="float">
            <text:p>112.5224</text:p>
          </table:table-cell>
          <table:table-cell office:value-type="float" office:value="33.0122" calcext:value-type="float">
            <text:p>33.0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5A</text:p>
          </table:table-cell>
          <table:table-cell office:value-type="string" calcext:value-type="string">
            <text:p>汉画馆</text:p>
          </table:table-cell>
          <table:table-cell office:value-type="string" calcext:value-type="string">
            <text:p>南阳</text:p>
          </table:table-cell>
          <table:table-cell office:value-type="float" office:value="112.5003" calcext:value-type="float">
            <text:p>112.5003</text:p>
          </table:table-cell>
          <table:table-cell office:value-type="float" office:value="32.9735" calcext:value-type="float">
            <text:p>32.97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6A</text:p>
          </table:table-cell>
          <table:table-cell office:value-type="string" calcext:value-type="string">
            <text:p>气象站</text:p>
          </table:table-cell>
          <table:table-cell office:value-type="string" calcext:value-type="string">
            <text:p>南阳</text:p>
          </table:table-cell>
          <table:table-cell office:value-type="float" office:value="112.5573" calcext:value-type="float">
            <text:p>112.5573</text:p>
          </table:table-cell>
          <table:table-cell office:value-type="float" office:value="33.027" calcext:value-type="float">
            <text:p>33.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7A</text:p>
          </table:table-cell>
          <table:table-cell office:value-type="string" calcext:value-type="string">
            <text:p>理工学院</text:p>
          </table:table-cell>
          <table:table-cell office:value-type="string" calcext:value-type="string">
            <text:p>南阳</text:p>
          </table:table-cell>
          <table:table-cell office:value-type="float" office:value="112.55" calcext:value-type="float">
            <text:p>112.55</text:p>
          </table:table-cell>
          <table:table-cell office:value-type="float" office:value="32.9683" calcext:value-type="float">
            <text:p>32.96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8A</text:p>
          </table:table-cell>
          <table:table-cell office:value-type="string" calcext:value-type="string">
            <text:p>环境监测站　</text:p>
          </table:table-cell>
          <table:table-cell office:value-type="string" calcext:value-type="string">
            <text:p>商丘</text:p>
          </table:table-cell>
          <table:table-cell office:value-type="float" office:value="115.6697" calcext:value-type="float">
            <text:p>115.6697</text:p>
          </table:table-cell>
          <table:table-cell office:value-type="float" office:value="34.4286" calcext:value-type="float">
            <text:p>34.42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9A</text:p>
          </table:table-cell>
          <table:table-cell office:value-type="string" calcext:value-type="string">
            <text:p>粮食局　</text:p>
          </table:table-cell>
          <table:table-cell office:value-type="string" calcext:value-type="string">
            <text:p>商丘</text:p>
          </table:table-cell>
          <table:table-cell office:value-type="float" office:value="115.6558" calcext:value-type="float">
            <text:p>115.6558</text:p>
          </table:table-cell>
          <table:table-cell office:value-type="float" office:value="34.429" calcext:value-type="float">
            <text:p>34.4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10A</text:p>
          </table:table-cell>
          <table:table-cell office:value-type="string" calcext:value-type="string">
            <text:p>睢阳区环保局　</text:p>
          </table:table-cell>
          <table:table-cell office:value-type="string" calcext:value-type="string">
            <text:p>商丘</text:p>
          </table:table-cell>
          <table:table-cell office:value-type="float" office:value="115.6386" calcext:value-type="float">
            <text:p>115.6386</text:p>
          </table:table-cell>
          <table:table-cell office:value-type="float" office:value="34.407" calcext:value-type="float">
            <text:p>34.4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11A</text:p>
          </table:table-cell>
          <table:table-cell office:value-type="string" calcext:value-type="string">
            <text:p>第三人民医院　</text:p>
          </table:table-cell>
          <table:table-cell office:value-type="string" calcext:value-type="string">
            <text:p>商丘</text:p>
          </table:table-cell>
          <table:table-cell office:value-type="float" office:value="115.6578" calcext:value-type="float">
            <text:p>115.6578</text:p>
          </table:table-cell>
          <table:table-cell office:value-type="float" office:value="34.402" calcext:value-type="float">
            <text:p>34.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0A</text:p>
          </table:table-cell>
          <table:table-cell office:value-type="string" calcext:value-type="string">
            <text:p>市一纸厂　</text:p>
          </table:table-cell>
          <table:table-cell office:value-type="string" calcext:value-type="string">
            <text:p>驻马店</text:p>
          </table:table-cell>
          <table:table-cell office:value-type="float" office:value="114.018" calcext:value-type="float">
            <text:p>114.018</text:p>
          </table:table-cell>
          <table:table-cell office:value-type="float" office:value="32.965" calcext:value-type="float">
            <text:p>32.9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1A</text:p>
          </table:table-cell>
          <table:table-cell office:value-type="string" calcext:value-type="string">
            <text:p>市彩印厂　</text:p>
          </table:table-cell>
          <table:table-cell office:value-type="string" calcext:value-type="string">
            <text:p>驻马店</text:p>
          </table:table-cell>
          <table:table-cell office:value-type="float" office:value="114.0131" calcext:value-type="float">
            <text:p>114.0131</text:p>
          </table:table-cell>
          <table:table-cell office:value-type="float" office:value="33.0069" calcext:value-type="float">
            <text:p>33.00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2A</text:p>
          </table:table-cell>
          <table:table-cell office:value-type="string" calcext:value-type="string">
            <text:p>天方二分厂　</text:p>
          </table:table-cell>
          <table:table-cell office:value-type="string" calcext:value-type="string">
            <text:p>驻马店</text:p>
          </table:table-cell>
          <table:table-cell office:value-type="float" office:value="113.996" calcext:value-type="float">
            <text:p>113.996</text:p>
          </table:table-cell>
          <table:table-cell office:value-type="float" office:value="32.996" calcext:value-type="float">
            <text:p>32.9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3A</text:p>
          </table:table-cell>
          <table:table-cell office:value-type="string" calcext:value-type="string">
            <text:p>沈家营</text:p>
          </table:table-cell>
          <table:table-cell office:value-type="string" calcext:value-type="string">
            <text:p>黄石</text:p>
          </table:table-cell>
          <table:table-cell office:value-type="float" office:value="115.0625" calcext:value-type="float">
            <text:p>115.0625</text:p>
          </table:table-cell>
          <table:table-cell office:value-type="float" office:value="30.2352" calcext:value-type="float">
            <text:p>30.2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4A</text:p>
          </table:table-cell>
          <table:table-cell office:value-type="string" calcext:value-type="string">
            <text:p>陈家湾</text:p>
          </table:table-cell>
          <table:table-cell office:value-type="string" calcext:value-type="string">
            <text:p>黄石</text:p>
          </table:table-cell>
          <table:table-cell office:value-type="float" office:value="115.0767" calcext:value-type="float">
            <text:p>115.0767</text:p>
          </table:table-cell>
          <table:table-cell office:value-type="float" office:value="30.2028" calcext:value-type="float">
            <text:p>30.20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5A</text:p>
          </table:table-cell>
          <table:table-cell office:value-type="string" calcext:value-type="string">
            <text:p>新下陆</text:p>
          </table:table-cell>
          <table:table-cell office:value-type="string" calcext:value-type="string">
            <text:p>黄石</text:p>
          </table:table-cell>
          <table:table-cell office:value-type="float" office:value="114.9551" calcext:value-type="float">
            <text:p>114.9551</text:p>
          </table:table-cell>
          <table:table-cell office:value-type="float" office:value="30.1765" calcext:value-type="float">
            <text:p>30.17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6A</text:p>
          </table:table-cell>
          <table:table-cell office:value-type="string" calcext:value-type="string">
            <text:p>铁山</text:p>
          </table:table-cell>
          <table:table-cell office:value-type="string" calcext:value-type="string">
            <text:p>黄石</text:p>
          </table:table-cell>
          <table:table-cell office:value-type="float" office:value="114.8949" calcext:value-type="float">
            <text:p>114.8949</text:p>
          </table:table-cell>
          <table:table-cell office:value-type="float" office:value="30.2043" calcext:value-type="float">
            <text:p>30.20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7A</text:p>
          </table:table-cell>
          <table:table-cell office:value-type="string" calcext:value-type="string">
            <text:p>经济开发区</text:p>
          </table:table-cell>
          <table:table-cell office:value-type="string" calcext:value-type="string">
            <text:p>黄石</text:p>
          </table:table-cell>
          <table:table-cell office:value-type="float" office:value="115.0264" calcext:value-type="float">
            <text:p>115.0264</text:p>
          </table:table-cell>
          <table:table-cell office:value-type="float" office:value="30.2099" calcext:value-type="float">
            <text:p>30.20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8A</text:p>
          </table:table-cell>
          <table:table-cell office:value-type="string" calcext:value-type="string">
            <text:p>武当山</text:p>
          </table:table-cell>
          <table:table-cell office:value-type="string" calcext:value-type="string">
            <text:p>十堰</text:p>
          </table:table-cell>
          <table:table-cell office:value-type="float" office:value="111.0419" calcext:value-type="float">
            <text:p>111.0419</text:p>
          </table:table-cell>
          <table:table-cell office:value-type="float" office:value="32.395" calcext:value-type="float">
            <text:p>32.3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9A</text:p>
          </table:table-cell>
          <table:table-cell office:value-type="string" calcext:value-type="string">
            <text:p>滨河新村</text:p>
          </table:table-cell>
          <table:table-cell office:value-type="string" calcext:value-type="string">
            <text:p>十堰</text:p>
          </table:table-cell>
          <table:table-cell office:value-type="float" office:value="110.78" calcext:value-type="float">
            <text:p>110.78</text:p>
          </table:table-cell>
          <table:table-cell office:value-type="float" office:value="32.6494" calcext:value-type="float">
            <text:p>32.64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0A</text:p>
          </table:table-cell>
          <table:table-cell office:value-type="string" calcext:value-type="string">
            <text:p>刘家沟</text:p>
          </table:table-cell>
          <table:table-cell office:value-type="string" calcext:value-type="string">
            <text:p>十堰</text:p>
          </table:table-cell>
          <table:table-cell office:value-type="float" office:value="110.7258" calcext:value-type="float">
            <text:p>110.7258</text:p>
          </table:table-cell>
          <table:table-cell office:value-type="float" office:value="32.6389" calcext:value-type="float">
            <text:p>32.6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1A</text:p>
          </table:table-cell>
          <table:table-cell office:value-type="string" calcext:value-type="string">
            <text:p>铁二处</text:p>
          </table:table-cell>
          <table:table-cell office:value-type="string" calcext:value-type="string">
            <text:p>十堰</text:p>
          </table:table-cell>
          <table:table-cell office:value-type="float" office:value="110.8839" calcext:value-type="float">
            <text:p>110.8839</text:p>
          </table:table-cell>
          <table:table-cell office:value-type="float" office:value="32.5714" calcext:value-type="float">
            <text:p>32.5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2A</text:p>
          </table:table-cell>
          <table:table-cell office:value-type="string" calcext:value-type="string">
            <text:p>襄城运动路</text:p>
          </table:table-cell>
          <table:table-cell office:value-type="string" calcext:value-type="string">
            <text:p>襄阳</text:p>
          </table:table-cell>
          <table:table-cell office:value-type="float" office:value="112.155" calcext:value-type="float">
            <text:p>112.155</text:p>
          </table:table-cell>
          <table:table-cell office:value-type="float" office:value="32.0197" calcext:value-type="float">
            <text:p>32.01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3A</text:p>
          </table:table-cell>
          <table:table-cell office:value-type="string" calcext:value-type="string">
            <text:p>樊城新华路</text:p>
          </table:table-cell>
          <table:table-cell office:value-type="string" calcext:value-type="string">
            <text:p>襄阳</text:p>
          </table:table-cell>
          <table:table-cell office:value-type="float" office:value="112.1392" calcext:value-type="float">
            <text:p>112.1392</text:p>
          </table:table-cell>
          <table:table-cell office:value-type="float" office:value="32.0564" calcext:value-type="float">
            <text:p>32.05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4A</text:p>
          </table:table-cell>
          <table:table-cell office:value-type="string" calcext:value-type="string">
            <text:p>高新管委会</text:p>
          </table:table-cell>
          <table:table-cell office:value-type="string" calcext:value-type="string">
            <text:p>襄阳</text:p>
          </table:table-cell>
          <table:table-cell office:value-type="float" office:value="112.1825" calcext:value-type="float">
            <text:p>112.1825</text:p>
          </table:table-cell>
          <table:table-cell office:value-type="float" office:value="32.1142" calcext:value-type="float">
            <text:p>32.1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5A</text:p>
          </table:table-cell>
          <table:table-cell office:value-type="string" calcext:value-type="string">
            <text:p>襄州航空路</text:p>
          </table:table-cell>
          <table:table-cell office:value-type="string" calcext:value-type="string">
            <text:p>襄阳</text:p>
          </table:table-cell>
          <table:table-cell office:value-type="float" office:value="112.2106" calcext:value-type="float">
            <text:p>112.2106</text:p>
          </table:table-cell>
          <table:table-cell office:value-type="float" office:value="32.0903" calcext:value-type="float">
            <text:p>32.09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6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鄂州</text:p>
          </table:table-cell>
          <table:table-cell office:value-type="float" office:value="114.8878" calcext:value-type="float">
            <text:p>114.8878</text:p>
          </table:table-cell>
          <table:table-cell office:value-type="float" office:value="30.3944" calcext:value-type="float">
            <text:p>30.39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7A</text:p>
          </table:table-cell>
          <table:table-cell office:value-type="string" calcext:value-type="string">
            <text:p>赵家坝</text:p>
          </table:table-cell>
          <table:table-cell office:value-type="string" calcext:value-type="string">
            <text:p>鄂州</text:p>
          </table:table-cell>
          <table:table-cell office:value-type="float" office:value="114.8989" calcext:value-type="float">
            <text:p>114.8989</text:p>
          </table:table-cell>
          <table:table-cell office:value-type="float" office:value="30.3714" calcext:value-type="float">
            <text:p>30.3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8A</text:p>
          </table:table-cell>
          <table:table-cell office:value-type="string" calcext:value-type="string">
            <text:p>凡口开发区</text:p>
          </table:table-cell>
          <table:table-cell office:value-type="string" calcext:value-type="string">
            <text:p>鄂州</text:p>
          </table:table-cell>
          <table:table-cell office:value-type="float" office:value="114.8131" calcext:value-type="float">
            <text:p>114.8131</text:p>
          </table:table-cell>
          <table:table-cell office:value-type="float" office:value="30.4133" calcext:value-type="float">
            <text:p>30.4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9A</text:p>
          </table:table-cell>
          <table:table-cell office:value-type="string" calcext:value-type="string">
            <text:p>竹园小学</text:p>
          </table:table-cell>
          <table:table-cell office:value-type="string" calcext:value-type="string">
            <text:p>荆门</text:p>
          </table:table-cell>
          <table:table-cell office:value-type="float" office:value="112.2014" calcext:value-type="float">
            <text:p>112.2014</text:p>
          </table:table-cell>
          <table:table-cell office:value-type="float" office:value="31.0483" calcext:value-type="float">
            <text:p>31.04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0A</text:p>
          </table:table-cell>
          <table:table-cell office:value-type="string" calcext:value-type="string">
            <text:p>掇刀</text:p>
          </table:table-cell>
          <table:table-cell office:value-type="string" calcext:value-type="string">
            <text:p>荆门</text:p>
          </table:table-cell>
          <table:table-cell office:value-type="float" office:value="112.1969" calcext:value-type="float">
            <text:p>112.1969</text:p>
          </table:table-cell>
          <table:table-cell office:value-type="float" office:value="30.9892" calcext:value-type="float">
            <text:p>30.98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1A</text:p>
          </table:table-cell>
          <table:table-cell office:value-type="string" calcext:value-type="string">
            <text:p>石化一小</text:p>
          </table:table-cell>
          <table:table-cell office:value-type="string" calcext:value-type="string">
            <text:p>荆门</text:p>
          </table:table-cell>
          <table:table-cell office:value-type="float" office:value="112.2211" calcext:value-type="float">
            <text:p>112.2211</text:p>
          </table:table-cell>
          <table:table-cell office:value-type="float" office:value="31.0386" calcext:value-type="float">
            <text:p>31.03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2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荆门</text:p>
          </table:table-cell>
          <table:table-cell office:value-type="float" office:value="112.1931" calcext:value-type="float">
            <text:p>112.1931</text:p>
          </table:table-cell>
          <table:table-cell office:value-type="float" office:value="31.0375" calcext:value-type="float">
            <text:p>31.03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3A</text:p>
          </table:table-cell>
          <table:table-cell office:value-type="string" calcext:value-type="string">
            <text:p>文化路</text:p>
          </table:table-cell>
          <table:table-cell office:value-type="string" calcext:value-type="string">
            <text:p>孝感</text:p>
          </table:table-cell>
          <table:table-cell office:value-type="float" office:value="113.9153" calcext:value-type="float">
            <text:p>113.9153</text:p>
          </table:table-cell>
          <table:table-cell office:value-type="float" office:value="30.9285" calcext:value-type="float">
            <text:p>30.92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4A</text:p>
          </table:table-cell>
          <table:table-cell office:value-type="string" calcext:value-type="string">
            <text:p>东城区</text:p>
          </table:table-cell>
          <table:table-cell office:value-type="string" calcext:value-type="string">
            <text:p>孝感</text:p>
          </table:table-cell>
          <table:table-cell office:value-type="float" office:value="113.942" calcext:value-type="float">
            <text:p>113.942</text:p>
          </table:table-cell>
          <table:table-cell office:value-type="float" office:value="30.9075" calcext:value-type="float">
            <text:p>30.90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5A</text:p>
          </table:table-cell>
          <table:table-cell office:value-type="string" calcext:value-type="string">
            <text:p>大洲岛</text:p>
          </table:table-cell>
          <table:table-cell office:value-type="string" calcext:value-type="string">
            <text:p>黄冈</text:p>
          </table:table-cell>
          <table:table-cell office:value-type="float" office:value="114.8857" calcext:value-type="float">
            <text:p>114.8857</text:p>
          </table:table-cell>
          <table:table-cell office:value-type="float" office:value="30.4522" calcext:value-type="float">
            <text:p>30.45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6A</text:p>
          </table:table-cell>
          <table:table-cell office:value-type="string" calcext:value-type="string">
            <text:p>职工中心</text:p>
          </table:table-cell>
          <table:table-cell office:value-type="string" calcext:value-type="string">
            <text:p>黄冈</text:p>
          </table:table-cell>
          <table:table-cell office:value-type="float" office:value="114.9028" calcext:value-type="float">
            <text:p>114.9028</text:p>
          </table:table-cell>
          <table:table-cell office:value-type="float" office:value="30.4742" calcext:value-type="float">
            <text:p>30.47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7A</text:p>
          </table:table-cell>
          <table:table-cell office:value-type="string" calcext:value-type="string">
            <text:p>森林公园</text:p>
          </table:table-cell>
          <table:table-cell office:value-type="string" calcext:value-type="string">
            <text:p>咸宁</text:p>
          </table:table-cell>
          <table:table-cell office:value-type="float" office:value="114.3036" calcext:value-type="float">
            <text:p>114.3036</text:p>
          </table:table-cell>
          <table:table-cell office:value-type="float" office:value="29.8181" calcext:value-type="float">
            <text:p>29.81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8A</text:p>
          </table:table-cell>
          <table:table-cell office:value-type="string" calcext:value-type="string">
            <text:p>市发改委</text:p>
          </table:table-cell>
          <table:table-cell office:value-type="string" calcext:value-type="string">
            <text:p>咸宁</text:p>
          </table:table-cell>
          <table:table-cell office:value-type="float" office:value="114.3231" calcext:value-type="float">
            <text:p>114.3231</text:p>
          </table:table-cell>
          <table:table-cell office:value-type="float" office:value="29.8211" calcext:value-type="float">
            <text:p>29.82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9A</text:p>
          </table:table-cell>
          <table:table-cell office:value-type="string" calcext:value-type="string">
            <text:p>咸安区政府</text:p>
          </table:table-cell>
          <table:table-cell office:value-type="string" calcext:value-type="string">
            <text:p>咸宁</text:p>
          </table:table-cell>
          <table:table-cell office:value-type="float" office:value="114.2894" calcext:value-type="float">
            <text:p>114.2894</text:p>
          </table:table-cell>
          <table:table-cell office:value-type="float" office:value="29.8539" calcext:value-type="float">
            <text:p>29.8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0A</text:p>
          </table:table-cell>
          <table:table-cell office:value-type="string" calcext:value-type="string">
            <text:p>长江产业园</text:p>
          </table:table-cell>
          <table:table-cell office:value-type="string" calcext:value-type="string">
            <text:p>咸宁</text:p>
          </table:table-cell>
          <table:table-cell office:value-type="float" office:value="114.3372" calcext:value-type="float">
            <text:p>114.3372</text:p>
          </table:table-cell>
          <table:table-cell office:value-type="float" office:value="29.8686" calcext:value-type="float">
            <text:p>29.86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1A</text:p>
          </table:table-cell>
          <table:table-cell office:value-type="string" calcext:value-type="string">
            <text:p>市委党校</text:p>
          </table:table-cell>
          <table:table-cell office:value-type="string" calcext:value-type="string">
            <text:p>随州</text:p>
          </table:table-cell>
          <table:table-cell office:value-type="float" office:value="113.3583" calcext:value-type="float">
            <text:p>113.3583</text:p>
          </table:table-cell>
          <table:table-cell office:value-type="float" office:value="31.7275" calcext:value-type="float">
            <text:p>31.72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2A</text:p>
          </table:table-cell>
          <table:table-cell office:value-type="string" calcext:value-type="string">
            <text:p>市林业局</text:p>
          </table:table-cell>
          <table:table-cell office:value-type="string" calcext:value-type="string">
            <text:p>随州</text:p>
          </table:table-cell>
          <table:table-cell office:value-type="float" office:value="113.3833" calcext:value-type="float">
            <text:p>113.3833</text:p>
          </table:table-cell>
          <table:table-cell office:value-type="float" office:value="31.6908" calcext:value-type="float">
            <text:p>31.69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3A</text:p>
          </table:table-cell>
          <table:table-cell office:value-type="string" calcext:value-type="string">
            <text:p>市立交桥水厂</text:p>
          </table:table-cell>
          <table:table-cell office:value-type="string" calcext:value-type="string">
            <text:p>随州</text:p>
          </table:table-cell>
          <table:table-cell office:value-type="float" office:value="113.3983" calcext:value-type="float">
            <text:p>113.3983</text:p>
          </table:table-cell>
          <table:table-cell office:value-type="float" office:value="31.7308" calcext:value-type="float">
            <text:p>31.73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4A</text:p>
          </table:table-cell>
          <table:table-cell office:value-type="string" calcext:value-type="string">
            <text:p>湖北民院</text:p>
          </table:table-cell>
          <table:table-cell office:value-type="string" calcext:value-type="string">
            <text:p>恩施州</text:p>
          </table:table-cell>
          <table:table-cell office:value-type="float" office:value="109.5039" calcext:value-type="float">
            <text:p>109.5039</text:p>
          </table:table-cell>
          <table:table-cell office:value-type="float" office:value="30.2989" calcext:value-type="float">
            <text:p>30.29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5A</text:p>
          </table:table-cell>
          <table:table-cell office:value-type="string" calcext:value-type="string">
            <text:p>州电力总公司</text:p>
          </table:table-cell>
          <table:table-cell office:value-type="string" calcext:value-type="string">
            <text:p>恩施州</text:p>
          </table:table-cell>
          <table:table-cell office:value-type="float" office:value="109.4689" calcext:value-type="float">
            <text:p>109.4689</text:p>
          </table:table-cell>
          <table:table-cell office:value-type="float" office:value="30.2819" calcext:value-type="float">
            <text:p>30.28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6A</text:p>
          </table:table-cell>
          <table:table-cell office:value-type="string" calcext:value-type="string">
            <text:p>原169医院</text:p>
          </table:table-cell>
          <table:table-cell office:value-type="string" calcext:value-type="string">
            <text:p>衡阳</text:p>
          </table:table-cell>
          <table:table-cell office:value-type="float" office:value="112.5328" calcext:value-type="float">
            <text:p>112.5328</text:p>
          </table:table-cell>
          <table:table-cell office:value-type="float" office:value="26.9089" calcext:value-type="float">
            <text:p>26.90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7A</text:p>
          </table:table-cell>
          <table:table-cell office:value-type="string" calcext:value-type="string">
            <text:p>衡阳化工总厂</text:p>
          </table:table-cell>
          <table:table-cell office:value-type="string" calcext:value-type="string">
            <text:p>衡阳</text:p>
          </table:table-cell>
          <table:table-cell office:value-type="float" office:value="112.6194" calcext:value-type="float">
            <text:p>112.6194</text:p>
          </table:table-cell>
          <table:table-cell office:value-type="float" office:value="26.9258" calcext:value-type="float">
            <text:p>26.9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8A</text:p>
          </table:table-cell>
          <table:table-cell office:value-type="string" calcext:value-type="string">
            <text:p>珠晖区环保局</text:p>
          </table:table-cell>
          <table:table-cell office:value-type="string" calcext:value-type="string">
            <text:p>衡阳</text:p>
          </table:table-cell>
          <table:table-cell office:value-type="float" office:value="112.6211" calcext:value-type="float">
            <text:p>112.6211</text:p>
          </table:table-cell>
          <table:table-cell office:value-type="float" office:value="26.8956" calcext:value-type="float">
            <text:p>26.89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9A</text:p>
          </table:table-cell>
          <table:table-cell office:value-type="string" calcext:value-type="string">
            <text:p>市委党校</text:p>
          </table:table-cell>
          <table:table-cell office:value-type="string" calcext:value-type="string">
            <text:p>衡阳</text:p>
          </table:table-cell>
          <table:table-cell office:value-type="float" office:value="112.6197" calcext:value-type="float">
            <text:p>112.6197</text:p>
          </table:table-cell>
          <table:table-cell office:value-type="float" office:value="26.8733" calcext:value-type="float">
            <text:p>26.87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0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衡阳</text:p>
          </table:table-cell>
          <table:table-cell office:value-type="float" office:value="112.6006" calcext:value-type="float">
            <text:p>112.6006</text:p>
          </table:table-cell>
          <table:table-cell office:value-type="float" office:value="26.8919" calcext:value-type="float">
            <text:p>26.89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1A</text:p>
          </table:table-cell>
          <table:table-cell office:value-type="string" calcext:value-type="string">
            <text:p>真空机电公司</text:p>
          </table:table-cell>
          <table:table-cell office:value-type="string" calcext:value-type="string">
            <text:p>衡阳</text:p>
          </table:table-cell>
          <table:table-cell office:value-type="float" office:value="112.5664" calcext:value-type="float">
            <text:p>112.5664</text:p>
          </table:table-cell>
          <table:table-cell office:value-type="float" office:value="26.9056" calcext:value-type="float">
            <text:p>26.90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2A</text:p>
          </table:table-cell>
          <table:table-cell office:value-type="string" calcext:value-type="string">
            <text:p>市水土所</text:p>
          </table:table-cell>
          <table:table-cell office:value-type="string" calcext:value-type="string">
            <text:p>邵阳</text:p>
          </table:table-cell>
          <table:table-cell office:value-type="float" office:value="111.5239" calcext:value-type="float">
            <text:p>111.5239</text:p>
          </table:table-cell>
          <table:table-cell office:value-type="float" office:value="27.3033" calcext:value-type="float">
            <text:p>27.30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3A</text:p>
          </table:table-cell>
          <table:table-cell office:value-type="string" calcext:value-type="string">
            <text:p>市一中</text:p>
          </table:table-cell>
          <table:table-cell office:value-type="string" calcext:value-type="string">
            <text:p>邵阳</text:p>
          </table:table-cell>
          <table:table-cell office:value-type="float" office:value="111.4733" calcext:value-type="float">
            <text:p>111.4733</text:p>
          </table:table-cell>
          <table:table-cell office:value-type="float" office:value="27.2317" calcext:value-type="float">
            <text:p>27.2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4A</text:p>
          </table:table-cell>
          <table:table-cell office:value-type="string" calcext:value-type="string">
            <text:p>市化工厂</text:p>
          </table:table-cell>
          <table:table-cell office:value-type="string" calcext:value-type="string">
            <text:p>邵阳</text:p>
          </table:table-cell>
          <table:table-cell office:value-type="float" office:value="111.4908" calcext:value-type="float">
            <text:p>111.4908</text:p>
          </table:table-cell>
          <table:table-cell office:value-type="float" office:value="27.2582" calcext:value-type="float">
            <text:p>27.25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5A</text:p>
          </table:table-cell>
          <table:table-cell office:value-type="string" calcext:value-type="string">
            <text:p>市罐头厂</text:p>
          </table:table-cell>
          <table:table-cell office:value-type="string" calcext:value-type="string">
            <text:p>邵阳</text:p>
          </table:table-cell>
          <table:table-cell office:value-type="float" office:value="111.4503" calcext:value-type="float">
            <text:p>111.4503</text:p>
          </table:table-cell>
          <table:table-cell office:value-type="float" office:value="27.2537" calcext:value-type="float">
            <text:p>27.25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6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邵阳</text:p>
          </table:table-cell>
          <table:table-cell office:value-type="float" office:value="111.4328" calcext:value-type="float">
            <text:p>111.4328</text:p>
          </table:table-cell>
          <table:table-cell office:value-type="float" office:value="27.2272" calcext:value-type="float">
            <text:p>27.2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7A</text:p>
          </table:table-cell>
          <table:table-cell office:value-type="string" calcext:value-type="string">
            <text:p>甘溪港</text:p>
          </table:table-cell>
          <table:table-cell office:value-type="string" calcext:value-type="string">
            <text:p>益阳</text:p>
          </table:table-cell>
          <table:table-cell office:value-type="float" office:value="112.4067" calcext:value-type="float">
            <text:p>112.4067</text:p>
          </table:table-cell>
          <table:table-cell office:value-type="float" office:value="28.6428" calcext:value-type="float">
            <text:p>28.6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8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益阳</text:p>
          </table:table-cell>
          <table:table-cell office:value-type="float" office:value="112.3458" calcext:value-type="float">
            <text:p>112.3458</text:p>
          </table:table-cell>
          <table:table-cell office:value-type="float" office:value="28.5808" calcext:value-type="float">
            <text:p>28.58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9A</text:p>
          </table:table-cell>
          <table:table-cell office:value-type="string" calcext:value-type="string">
            <text:p>市特殊教育学校</text:p>
          </table:table-cell>
          <table:table-cell office:value-type="string" calcext:value-type="string">
            <text:p>益阳</text:p>
          </table:table-cell>
          <table:table-cell office:value-type="float" office:value="112.3439" calcext:value-type="float">
            <text:p>112.3439</text:p>
          </table:table-cell>
          <table:table-cell office:value-type="float" office:value="28.56" calcext:value-type="float">
            <text:p>28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0A</text:p>
          </table:table-cell>
          <table:table-cell office:value-type="string" calcext:value-type="string">
            <text:p>资阳区政务中心</text:p>
          </table:table-cell>
          <table:table-cell office:value-type="string" calcext:value-type="string">
            <text:p>益阳</text:p>
          </table:table-cell>
          <table:table-cell office:value-type="float" office:value="112.3347" calcext:value-type="float">
            <text:p>112.3347</text:p>
          </table:table-cell>
          <table:table-cell office:value-type="float" office:value="28.6047" calcext:value-type="float">
            <text:p>28.6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1A</text:p>
          </table:table-cell>
          <table:table-cell office:value-type="string" calcext:value-type="string">
            <text:p>赫山环保分局</text:p>
          </table:table-cell>
          <table:table-cell office:value-type="string" calcext:value-type="string">
            <text:p>益阳</text:p>
          </table:table-cell>
          <table:table-cell office:value-type="float" office:value="112.3744" calcext:value-type="float">
            <text:p>112.3744</text:p>
          </table:table-cell>
          <table:table-cell office:value-type="float" office:value="28.5819" calcext:value-type="float">
            <text:p>28.58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2A</text:p>
          </table:table-cell>
          <table:table-cell office:value-type="string" calcext:value-type="string">
            <text:p>马头岭</text:p>
          </table:table-cell>
          <table:table-cell office:value-type="string" calcext:value-type="string">
            <text:p>郴州</text:p>
          </table:table-cell>
          <table:table-cell office:value-type="float" office:value="113.0073" calcext:value-type="float">
            <text:p>113.0073</text:p>
          </table:table-cell>
          <table:table-cell office:value-type="float" office:value="25.9061" calcext:value-type="float">
            <text:p>25.90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3A</text:p>
          </table:table-cell>
          <table:table-cell office:value-type="string" calcext:value-type="string">
            <text:p>市职中</text:p>
          </table:table-cell>
          <table:table-cell office:value-type="string" calcext:value-type="string">
            <text:p>郴州</text:p>
          </table:table-cell>
          <table:table-cell office:value-type="float" office:value="113.0116" calcext:value-type="float">
            <text:p>113.0116</text:p>
          </table:table-cell>
          <table:table-cell office:value-type="float" office:value="25.8226" calcext:value-type="float">
            <text:p>25.82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4A</text:p>
          </table:table-cell>
          <table:table-cell office:value-type="string" calcext:value-type="string">
            <text:p>兴隆步行街</text:p>
          </table:table-cell>
          <table:table-cell office:value-type="string" calcext:value-type="string">
            <text:p>郴州</text:p>
          </table:table-cell>
          <table:table-cell office:value-type="float" office:value="113.0119" calcext:value-type="float">
            <text:p>113.0119</text:p>
          </table:table-cell>
          <table:table-cell office:value-type="float" office:value="25.8179" calcext:value-type="float">
            <text:p>25.81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5A</text:p>
          </table:table-cell>
          <table:table-cell office:value-type="string" calcext:value-type="string">
            <text:p>市审计局</text:p>
          </table:table-cell>
          <table:table-cell office:value-type="string" calcext:value-type="string">
            <text:p>郴州</text:p>
          </table:table-cell>
          <table:table-cell office:value-type="float" office:value="113.0383" calcext:value-type="float">
            <text:p>113.0383</text:p>
          </table:table-cell>
          <table:table-cell office:value-type="float" office:value="25.8071" calcext:value-type="float">
            <text:p>25.80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6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郴州</text:p>
          </table:table-cell>
          <table:table-cell office:value-type="float" office:value="113.0348" calcext:value-type="float">
            <text:p>113.0348</text:p>
          </table:table-cell>
          <table:table-cell office:value-type="float" office:value="25.7759" calcext:value-type="float">
            <text:p>25.77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7A</text:p>
          </table:table-cell>
          <table:table-cell office:value-type="string" calcext:value-type="string">
            <text:p>零陵南津渡</text:p>
          </table:table-cell>
          <table:table-cell office:value-type="string" calcext:value-type="string">
            <text:p>永州</text:p>
          </table:table-cell>
          <table:table-cell office:value-type="float" office:value="111.6217" calcext:value-type="float">
            <text:p>111.6217</text:p>
          </table:table-cell>
          <table:table-cell office:value-type="float" office:value="26.2081" calcext:value-type="float">
            <text:p>26.20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8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永州</text:p>
          </table:table-cell>
          <table:table-cell office:value-type="float" office:value="111.6156" calcext:value-type="float">
            <text:p>111.6156</text:p>
          </table:table-cell>
          <table:table-cell office:value-type="float" office:value="26.4214" calcext:value-type="float">
            <text:p>26.42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9A</text:p>
          </table:table-cell>
          <table:table-cell office:value-type="string" calcext:value-type="string">
            <text:p>零陵区环保局</text:p>
          </table:table-cell>
          <table:table-cell office:value-type="string" calcext:value-type="string">
            <text:p>永州</text:p>
          </table:table-cell>
          <table:table-cell office:value-type="float" office:value="111.6236" calcext:value-type="float">
            <text:p>111.6236</text:p>
          </table:table-cell>
          <table:table-cell office:value-type="float" office:value="26.2331" calcext:value-type="float">
            <text:p>26.23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0A</text:p>
          </table:table-cell>
          <table:table-cell office:value-type="string" calcext:value-type="string">
            <text:p>永州市环保局</text:p>
          </table:table-cell>
          <table:table-cell office:value-type="string" calcext:value-type="string">
            <text:p>永州</text:p>
          </table:table-cell>
          <table:table-cell office:value-type="float" office:value="111.5992" calcext:value-type="float">
            <text:p>111.5992</text:p>
          </table:table-cell>
          <table:table-cell office:value-type="float" office:value="26.4364" calcext:value-type="float">
            <text:p>26.4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1A</text:p>
          </table:table-cell>
          <table:table-cell office:value-type="string" calcext:value-type="string">
            <text:p>冷水滩区环保局</text:p>
          </table:table-cell>
          <table:table-cell office:value-type="string" calcext:value-type="string">
            <text:p>永州</text:p>
          </table:table-cell>
          <table:table-cell office:value-type="float" office:value="111.5989" calcext:value-type="float">
            <text:p>111.5989</text:p>
          </table:table-cell>
          <table:table-cell office:value-type="float" office:value="26.4519" calcext:value-type="float">
            <text:p>26.45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2A</text:p>
          </table:table-cell>
          <table:table-cell office:value-type="string" calcext:value-type="string">
            <text:p>林科所</text:p>
          </table:table-cell>
          <table:table-cell office:value-type="string" calcext:value-type="string">
            <text:p>怀化</text:p>
          </table:table-cell>
          <table:table-cell office:value-type="float" office:value="109.9333" calcext:value-type="float">
            <text:p>109.9333</text:p>
          </table:table-cell>
          <table:table-cell office:value-type="float" office:value="27.5733" calcext:value-type="float">
            <text:p>27.57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3A</text:p>
          </table:table-cell>
          <table:table-cell office:value-type="string" calcext:value-type="string">
            <text:p>河西地税局</text:p>
          </table:table-cell>
          <table:table-cell office:value-type="string" calcext:value-type="string">
            <text:p>怀化</text:p>
          </table:table-cell>
          <table:table-cell office:value-type="float" office:value="109.9453" calcext:value-type="float">
            <text:p>109.9453</text:p>
          </table:table-cell>
          <table:table-cell office:value-type="float" office:value="27.5444" calcext:value-type="float">
            <text:p>27.54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4A</text:p>
          </table:table-cell>
          <table:table-cell office:value-type="string" calcext:value-type="string">
            <text:p>市四医院</text:p>
          </table:table-cell>
          <table:table-cell office:value-type="string" calcext:value-type="string">
            <text:p>怀化</text:p>
          </table:table-cell>
          <table:table-cell office:value-type="float" office:value="109.9792" calcext:value-type="float">
            <text:p>109.9792</text:p>
          </table:table-cell>
          <table:table-cell office:value-type="float" office:value="27.5342" calcext:value-type="float">
            <text:p>27.53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5A</text:p>
          </table:table-cell>
          <table:table-cell office:value-type="string" calcext:value-type="string">
            <text:p>监测楼</text:p>
          </table:table-cell>
          <table:table-cell office:value-type="string" calcext:value-type="string">
            <text:p>怀化</text:p>
          </table:table-cell>
          <table:table-cell office:value-type="float" office:value="109.9972" calcext:value-type="float">
            <text:p>109.9972</text:p>
          </table:table-cell>
          <table:table-cell office:value-type="float" office:value="27.5578" calcext:value-type="float">
            <text:p>27.5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6A</text:p>
          </table:table-cell>
          <table:table-cell office:value-type="string" calcext:value-type="string">
            <text:p>市委党校</text:p>
          </table:table-cell>
          <table:table-cell office:value-type="string" calcext:value-type="string">
            <text:p>怀化</text:p>
          </table:table-cell>
          <table:table-cell office:value-type="float" office:value="110.0394" calcext:value-type="float">
            <text:p>110.0394</text:p>
          </table:table-cell>
          <table:table-cell office:value-type="float" office:value="27.583" calcext:value-type="float">
            <text:p>27.5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7A</text:p>
          </table:table-cell>
          <table:table-cell office:value-type="string" calcext:value-type="string">
            <text:p>电视发射台</text:p>
          </table:table-cell>
          <table:table-cell office:value-type="string" calcext:value-type="string">
            <text:p>娄底</text:p>
          </table:table-cell>
          <table:table-cell office:value-type="float" office:value="111.9975" calcext:value-type="float">
            <text:p>111.9975</text:p>
          </table:table-cell>
          <table:table-cell office:value-type="float" office:value="27.725" calcext:value-type="float">
            <text:p>27.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8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娄底</text:p>
          </table:table-cell>
          <table:table-cell office:value-type="float" office:value="111.9975" calcext:value-type="float">
            <text:p>111.9975</text:p>
          </table:table-cell>
          <table:table-cell office:value-type="float" office:value="27.725" calcext:value-type="float">
            <text:p>27.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9A</text:p>
          </table:table-cell>
          <table:table-cell office:value-type="string" calcext:value-type="string">
            <text:p>市委党校</text:p>
          </table:table-cell>
          <table:table-cell office:value-type="string" calcext:value-type="string">
            <text:p>娄底</text:p>
          </table:table-cell>
          <table:table-cell office:value-type="float" office:value="112.0194" calcext:value-type="float">
            <text:p>112.0194</text:p>
          </table:table-cell>
          <table:table-cell office:value-type="float" office:value="27.7314" calcext:value-type="float">
            <text:p>27.73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0A</text:p>
          </table:table-cell>
          <table:table-cell office:value-type="string" calcext:value-type="string">
            <text:p>涟钢</text:p>
          </table:table-cell>
          <table:table-cell office:value-type="string" calcext:value-type="string">
            <text:p>娄底</text:p>
          </table:table-cell>
          <table:table-cell office:value-type="float" office:value="111.9561" calcext:value-type="float">
            <text:p>111.9561</text:p>
          </table:table-cell>
          <table:table-cell office:value-type="float" office:value="27.7569" calcext:value-type="float">
            <text:p>27.75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1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娄底</text:p>
          </table:table-cell>
          <table:table-cell office:value-type="float" office:value="111.9892" calcext:value-type="float">
            <text:p>111.9892</text:p>
          </table:table-cell>
          <table:table-cell office:value-type="float" office:value="27.7044" calcext:value-type="float">
            <text:p>27.70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2A</text:p>
          </table:table-cell>
          <table:table-cell office:value-type="string" calcext:value-type="string">
            <text:p>跃进水库</text:p>
          </table:table-cell>
          <table:table-cell office:value-type="string" calcext:value-type="string">
            <text:p>湘西州</text:p>
          </table:table-cell>
          <table:table-cell office:value-type="float" office:value="109.6414" calcext:value-type="float">
            <text:p>109.6414</text:p>
          </table:table-cell>
          <table:table-cell office:value-type="float" office:value="28.2558" calcext:value-type="float">
            <text:p>28.25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3A</text:p>
          </table:table-cell>
          <table:table-cell office:value-type="string" calcext:value-type="string">
            <text:p>州政府</text:p>
          </table:table-cell>
          <table:table-cell office:value-type="string" calcext:value-type="string">
            <text:p>湘西州</text:p>
          </table:table-cell>
          <table:table-cell office:value-type="float" office:value="109.7325" calcext:value-type="float">
            <text:p>109.7325</text:p>
          </table:table-cell>
          <table:table-cell office:value-type="float" office:value="28.3169" calcext:value-type="float">
            <text:p>28.3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4A</text:p>
          </table:table-cell>
          <table:table-cell office:value-type="string" calcext:value-type="string">
            <text:p>吉首市计生局</text:p>
          </table:table-cell>
          <table:table-cell office:value-type="string" calcext:value-type="string">
            <text:p>湘西州</text:p>
          </table:table-cell>
          <table:table-cell office:value-type="float" office:value="109.6958" calcext:value-type="float">
            <text:p>109.6958</text:p>
          </table:table-cell>
          <table:table-cell office:value-type="float" office:value="28.2675" calcext:value-type="float">
            <text:p>28.26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5A</text:p>
          </table:table-cell>
          <table:table-cell office:value-type="string" calcext:value-type="string">
            <text:p>市环保</text:p>
          </table:table-cell>
          <table:table-cell office:value-type="string" calcext:value-type="string">
            <text:p>梧州</text:p>
          </table:table-cell>
          <table:table-cell office:value-type="float" office:value="111.2897" calcext:value-type="float">
            <text:p>111.2897</text:p>
          </table:table-cell>
          <table:table-cell office:value-type="float" office:value="23.4792" calcext:value-type="float">
            <text:p>23.47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6A</text:p>
          </table:table-cell>
          <table:table-cell office:value-type="string" calcext:value-type="string">
            <text:p>云盖小学</text:p>
          </table:table-cell>
          <table:table-cell office:value-type="string" calcext:value-type="string">
            <text:p>梧州</text:p>
          </table:table-cell>
          <table:table-cell office:value-type="float" office:value="111.3178" calcext:value-type="float">
            <text:p>111.3178</text:p>
          </table:table-cell>
          <table:table-cell office:value-type="float" office:value="23.475" calcext:value-type="float">
            <text:p>23.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7A</text:p>
          </table:table-cell>
          <table:table-cell office:value-type="string" calcext:value-type="string">
            <text:p>龙圩</text:p>
          </table:table-cell>
          <table:table-cell office:value-type="string" calcext:value-type="string">
            <text:p>梧州</text:p>
          </table:table-cell>
          <table:table-cell office:value-type="float" office:value="111.2353" calcext:value-type="float">
            <text:p>111.2353</text:p>
          </table:table-cell>
          <table:table-cell office:value-type="float" office:value="23.415" calcext:value-type="float">
            <text:p>23.4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8A</text:p>
          </table:table-cell>
          <table:table-cell office:value-type="string" calcext:value-type="string">
            <text:p>龙新</text:p>
          </table:table-cell>
          <table:table-cell office:value-type="string" calcext:value-type="string">
            <text:p>梧州</text:p>
          </table:table-cell>
          <table:table-cell office:value-type="float" office:value="111.26" calcext:value-type="float">
            <text:p>111.26</text:p>
          </table:table-cell>
          <table:table-cell office:value-type="float" office:value="23.4794" calcext:value-type="float">
            <text:p>23.47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9A</text:p>
          </table:table-cell>
          <table:table-cell office:value-type="string" calcext:value-type="string">
            <text:p>沙万</text:p>
          </table:table-cell>
          <table:table-cell office:value-type="string" calcext:value-type="string">
            <text:p>防城港</text:p>
          </table:table-cell>
          <table:table-cell office:value-type="float" office:value="108.3411" calcext:value-type="float">
            <text:p>108.3411</text:p>
          </table:table-cell>
          <table:table-cell office:value-type="float" office:value="21.6158" calcext:value-type="float">
            <text:p>21.61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0A</text:p>
          </table:table-cell>
          <table:table-cell office:value-type="string" calcext:value-type="string">
            <text:p>防城镇政府</text:p>
          </table:table-cell>
          <table:table-cell office:value-type="string" calcext:value-type="string">
            <text:p>防城港</text:p>
          </table:table-cell>
          <table:table-cell office:value-type="float" office:value="108.3511" calcext:value-type="float">
            <text:p>108.3511</text:p>
          </table:table-cell>
          <table:table-cell office:value-type="float" office:value="21.7631" calcext:value-type="float">
            <text:p>21.76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1A</text:p>
          </table:table-cell>
          <table:table-cell office:value-type="string" calcext:value-type="string">
            <text:p>大海花园</text:p>
          </table:table-cell>
          <table:table-cell office:value-type="string" calcext:value-type="string">
            <text:p>防城港</text:p>
          </table:table-cell>
          <table:table-cell office:value-type="float" office:value="108.3506" calcext:value-type="float">
            <text:p>108.3506</text:p>
          </table:table-cell>
          <table:table-cell office:value-type="float" office:value="21.6414" calcext:value-type="float">
            <text:p>21.6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2A</text:p>
          </table:table-cell>
          <table:table-cell office:value-type="string" calcext:value-type="string">
            <text:p>市环保站</text:p>
          </table:table-cell>
          <table:table-cell office:value-type="string" calcext:value-type="string">
            <text:p>钦州</text:p>
          </table:table-cell>
          <table:table-cell office:value-type="float" office:value="108.6236" calcext:value-type="float">
            <text:p>108.6236</text:p>
          </table:table-cell>
          <table:table-cell office:value-type="float" office:value="21.9667" calcext:value-type="float">
            <text:p>21.9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3A</text:p>
          </table:table-cell>
          <table:table-cell office:value-type="string" calcext:value-type="string">
            <text:p>市农科院</text:p>
          </table:table-cell>
          <table:table-cell office:value-type="string" calcext:value-type="string">
            <text:p>钦州</text:p>
          </table:table-cell>
          <table:table-cell office:value-type="float" office:value="108.6553" calcext:value-type="float">
            <text:p>108.6553</text:p>
          </table:table-cell>
          <table:table-cell office:value-type="float" office:value="21.9508" calcext:value-type="float">
            <text:p>21.95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4A</text:p>
          </table:table-cell>
          <table:table-cell office:value-type="string" calcext:value-type="string">
            <text:p>港区一小</text:p>
          </table:table-cell>
          <table:table-cell office:value-type="string" calcext:value-type="string">
            <text:p>钦州</text:p>
          </table:table-cell>
          <table:table-cell office:value-type="float" office:value="108.5989" calcext:value-type="float">
            <text:p>108.5989</text:p>
          </table:table-cell>
          <table:table-cell office:value-type="float" office:value="21.7431" calcext:value-type="float">
            <text:p>21.74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5A</text:p>
          </table:table-cell>
          <table:table-cell office:value-type="string" calcext:value-type="string">
            <text:p>德智高中</text:p>
          </table:table-cell>
          <table:table-cell office:value-type="string" calcext:value-type="string">
            <text:p>贵港</text:p>
          </table:table-cell>
          <table:table-cell office:value-type="float" office:value="109.5681" calcext:value-type="float">
            <text:p>109.5681</text:p>
          </table:table-cell>
          <table:table-cell office:value-type="float" office:value="23.1478" calcext:value-type="float">
            <text:p>23.14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6A</text:p>
          </table:table-cell>
          <table:table-cell office:value-type="string" calcext:value-type="string">
            <text:p>江南子站　</text:p>
          </table:table-cell>
          <table:table-cell office:value-type="string" calcext:value-type="string">
            <text:p>贵港</text:p>
          </table:table-cell>
          <table:table-cell office:value-type="float" office:value="109.6042" calcext:value-type="float">
            <text:p>109.6042</text:p>
          </table:table-cell>
          <table:table-cell office:value-type="float" office:value="23.0672" calcext:value-type="float">
            <text:p>23.06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7A</text:p>
          </table:table-cell>
          <table:table-cell office:value-type="string" calcext:value-type="string">
            <text:p>贵城子站</text:p>
          </table:table-cell>
          <table:table-cell office:value-type="string" calcext:value-type="string">
            <text:p>贵港</text:p>
          </table:table-cell>
          <table:table-cell office:value-type="float" office:value="109.6014" calcext:value-type="float">
            <text:p>109.6014</text:p>
          </table:table-cell>
          <table:table-cell office:value-type="float" office:value="23.0944" calcext:value-type="float">
            <text:p>23.09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8A</text:p>
          </table:table-cell>
          <table:table-cell office:value-type="string" calcext:value-type="string">
            <text:p>荷城子站</text:p>
          </table:table-cell>
          <table:table-cell office:value-type="string" calcext:value-type="string">
            <text:p>贵港</text:p>
          </table:table-cell>
          <table:table-cell office:value-type="float" office:value="109.5683" calcext:value-type="float">
            <text:p>109.5683</text:p>
          </table:table-cell>
          <table:table-cell office:value-type="float" office:value="23.1036" calcext:value-type="float">
            <text:p>23.1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9A</text:p>
          </table:table-cell>
          <table:table-cell office:value-type="string" calcext:value-type="string">
            <text:p>寒山水库</text:p>
          </table:table-cell>
          <table:table-cell office:value-type="string" calcext:value-type="string">
            <text:p>玉林</text:p>
          </table:table-cell>
          <table:table-cell office:value-type="float" office:value="110.1106" calcext:value-type="float">
            <text:p>110.1106</text:p>
          </table:table-cell>
          <table:table-cell office:value-type="float" office:value="22.7019" calcext:value-type="float">
            <text:p>22.7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0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玉林</text:p>
          </table:table-cell>
          <table:table-cell office:value-type="float" office:value="110.1675" calcext:value-type="float">
            <text:p>110.1675</text:p>
          </table:table-cell>
          <table:table-cell office:value-type="float" office:value="22.6411" calcext:value-type="float">
            <text:p>22.64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1A</text:p>
          </table:table-cell>
          <table:table-cell office:value-type="string" calcext:value-type="string">
            <text:p>南江一中</text:p>
          </table:table-cell>
          <table:table-cell office:value-type="string" calcext:value-type="string">
            <text:p>玉林</text:p>
          </table:table-cell>
          <table:table-cell office:value-type="float" office:value="110.1433" calcext:value-type="float">
            <text:p>110.1433</text:p>
          </table:table-cell>
          <table:table-cell office:value-type="float" office:value="22.6164" calcext:value-type="float">
            <text:p>22.61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2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百色</text:p>
          </table:table-cell>
          <table:table-cell office:value-type="float" office:value="106.6103" calcext:value-type="float">
            <text:p>106.6103</text:p>
          </table:table-cell>
          <table:table-cell office:value-type="float" office:value="23.9011" calcext:value-type="float">
            <text:p>23.9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3A</text:p>
          </table:table-cell>
          <table:table-cell office:value-type="string" calcext:value-type="string">
            <text:p>市中心血站</text:p>
          </table:table-cell>
          <table:table-cell office:value-type="string" calcext:value-type="string">
            <text:p>百色</text:p>
          </table:table-cell>
          <table:table-cell office:value-type="float" office:value="106.6527" calcext:value-type="float">
            <text:p>106.6527</text:p>
          </table:table-cell>
          <table:table-cell office:value-type="float" office:value="23.8844" calcext:value-type="float">
            <text:p>23.88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4A</text:p>
          </table:table-cell>
          <table:table-cell office:value-type="string" calcext:value-type="string">
            <text:p>环保小区</text:p>
          </table:table-cell>
          <table:table-cell office:value-type="string" calcext:value-type="string">
            <text:p>贺州</text:p>
          </table:table-cell>
          <table:table-cell office:value-type="float" office:value="111.5269" calcext:value-type="float">
            <text:p>111.5269</text:p>
          </table:table-cell>
          <table:table-cell office:value-type="float" office:value="24.4175" calcext:value-type="float">
            <text:p>24.4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5A</text:p>
          </table:table-cell>
          <table:table-cell office:value-type="string" calcext:value-type="string">
            <text:p>政协大楼</text:p>
          </table:table-cell>
          <table:table-cell office:value-type="string" calcext:value-type="string">
            <text:p>贺州</text:p>
          </table:table-cell>
          <table:table-cell office:value-type="float" office:value="111.5622" calcext:value-type="float">
            <text:p>111.5622</text:p>
          </table:table-cell>
          <table:table-cell office:value-type="float" office:value="24.4072" calcext:value-type="float">
            <text:p>24.40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6A</text:p>
          </table:table-cell>
          <table:table-cell office:value-type="string" calcext:value-type="string">
            <text:p>东仁乐园</text:p>
          </table:table-cell>
          <table:table-cell office:value-type="string" calcext:value-type="string">
            <text:p>河池</text:p>
          </table:table-cell>
          <table:table-cell office:value-type="float" office:value="108.2134" calcext:value-type="float">
            <text:p>108.2134</text:p>
          </table:table-cell>
          <table:table-cell office:value-type="float" office:value="24.7121" calcext:value-type="float">
            <text:p>24.71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7A</text:p>
          </table:table-cell>
          <table:table-cell office:value-type="string" calcext:value-type="string">
            <text:p>市环保站</text:p>
          </table:table-cell>
          <table:table-cell office:value-type="string" calcext:value-type="string">
            <text:p>河池</text:p>
          </table:table-cell>
          <table:table-cell office:value-type="float" office:value="108.054" calcext:value-type="float">
            <text:p>108.054</text:p>
          </table:table-cell>
          <table:table-cell office:value-type="float" office:value="24.6928" calcext:value-type="float">
            <text:p>24.69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8A</text:p>
          </table:table-cell>
          <table:table-cell office:value-type="string" calcext:value-type="string">
            <text:p>市疾控中心</text:p>
          </table:table-cell>
          <table:table-cell office:value-type="string" calcext:value-type="string">
            <text:p>河池</text:p>
          </table:table-cell>
          <table:table-cell office:value-type="float" office:value="108.1009" calcext:value-type="float">
            <text:p>108.1009</text:p>
          </table:table-cell>
          <table:table-cell office:value-type="float" office:value="24.6967" calcext:value-type="float">
            <text:p>24.69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9A</text:p>
          </table:table-cell>
          <table:table-cell office:value-type="string" calcext:value-type="string">
            <text:p>来宾二中</text:p>
          </table:table-cell>
          <table:table-cell office:value-type="string" calcext:value-type="string">
            <text:p>来宾</text:p>
          </table:table-cell>
          <table:table-cell office:value-type="float" office:value="109.2131" calcext:value-type="float">
            <text:p>109.2131</text:p>
          </table:table-cell>
          <table:table-cell office:value-type="float" office:value="23.7208" calcext:value-type="float">
            <text:p>23.72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0A</text:p>
          </table:table-cell>
          <table:table-cell office:value-type="string" calcext:value-type="string">
            <text:p>来冶招待所</text:p>
          </table:table-cell>
          <table:table-cell office:value-type="string" calcext:value-type="string">
            <text:p>来宾</text:p>
          </table:table-cell>
          <table:table-cell office:value-type="float" office:value="109.2317" calcext:value-type="float">
            <text:p>109.2317</text:p>
          </table:table-cell>
          <table:table-cell office:value-type="float" office:value="23.7369" calcext:value-type="float">
            <text:p>23.73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1A</text:p>
          </table:table-cell>
          <table:table-cell office:value-type="string" calcext:value-type="string">
            <text:p>市环保局江州分局</text:p>
          </table:table-cell>
          <table:table-cell office:value-type="string" calcext:value-type="string">
            <text:p>崇左</text:p>
          </table:table-cell>
          <table:table-cell office:value-type="float" office:value="107.3476" calcext:value-type="float">
            <text:p>107.3476</text:p>
          </table:table-cell>
          <table:table-cell office:value-type="float" office:value="22.4137" calcext:value-type="float">
            <text:p>22.41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2A</text:p>
          </table:table-cell>
          <table:table-cell office:value-type="string" calcext:value-type="string">
            <text:p>城南新区</text:p>
          </table:table-cell>
          <table:table-cell office:value-type="string" calcext:value-type="string">
            <text:p>崇左</text:p>
          </table:table-cell>
          <table:table-cell office:value-type="float" office:value="107.3701" calcext:value-type="float">
            <text:p>107.3701</text:p>
          </table:table-cell>
          <table:table-cell office:value-type="float" office:value="22.3708" calcext:value-type="float">
            <text:p>22.37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3A</text:p>
          </table:table-cell>
          <table:table-cell office:value-type="string" calcext:value-type="string">
            <text:p>黑石坡</text:p>
          </table:table-cell>
          <table:table-cell office:value-type="string" calcext:value-type="string">
            <text:p>广元</text:p>
          </table:table-cell>
          <table:table-cell office:value-type="float" office:value="105.8945" calcext:value-type="float">
            <text:p>105.8945</text:p>
          </table:table-cell>
          <table:table-cell office:value-type="float" office:value="32.4535" calcext:value-type="float">
            <text:p>32.4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4A</text:p>
          </table:table-cell>
          <table:table-cell office:value-type="string" calcext:value-type="string">
            <text:p>老城</text:p>
          </table:table-cell>
          <table:table-cell office:value-type="string" calcext:value-type="string">
            <text:p>广元</text:p>
          </table:table-cell>
          <table:table-cell office:value-type="float" office:value="105.8242" calcext:value-type="float">
            <text:p>105.8242</text:p>
          </table:table-cell>
          <table:table-cell office:value-type="float" office:value="32.4429" calcext:value-type="float">
            <text:p>32.44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5A</text:p>
          </table:table-cell>
          <table:table-cell office:value-type="string" calcext:value-type="string">
            <text:p>南坝</text:p>
          </table:table-cell>
          <table:table-cell office:value-type="string" calcext:value-type="string">
            <text:p>广元</text:p>
          </table:table-cell>
          <table:table-cell office:value-type="float" office:value="105.8153" calcext:value-type="float">
            <text:p>105.8153</text:p>
          </table:table-cell>
          <table:table-cell office:value-type="float" office:value="32.4246" calcext:value-type="float">
            <text:p>32.4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6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广元</text:p>
          </table:table-cell>
          <table:table-cell office:value-type="float" office:value="105.8624" calcext:value-type="float">
            <text:p>105.8624</text:p>
          </table:table-cell>
          <table:table-cell office:value-type="float" office:value="32.4285" calcext:value-type="float">
            <text:p>32.42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7A</text:p>
          </table:table-cell>
          <table:table-cell office:value-type="string" calcext:value-type="string">
            <text:p>石溪浩</text:p>
          </table:table-cell>
          <table:table-cell office:value-type="string" calcext:value-type="string">
            <text:p>遂宁</text:p>
          </table:table-cell>
          <table:table-cell office:value-type="float" office:value="105.7519" calcext:value-type="float">
            <text:p>105.7519</text:p>
          </table:table-cell>
          <table:table-cell office:value-type="float" office:value="30.5797" calcext:value-type="float">
            <text:p>30.5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8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遂宁</text:p>
          </table:table-cell>
          <table:table-cell office:value-type="float" office:value="105.68" calcext:value-type="float">
            <text:p>105.68</text:p>
          </table:table-cell>
          <table:table-cell office:value-type="float" office:value="30.6133" calcext:value-type="float">
            <text:p>30.6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9A</text:p>
          </table:table-cell>
          <table:table-cell office:value-type="string" calcext:value-type="string">
            <text:p>行政中心</text:p>
          </table:table-cell>
          <table:table-cell office:value-type="string" calcext:value-type="string">
            <text:p>遂宁</text:p>
          </table:table-cell>
          <table:table-cell office:value-type="float" office:value="105.8161" calcext:value-type="float">
            <text:p>105.8161</text:p>
          </table:table-cell>
          <table:table-cell office:value-type="float" office:value="30.6347" calcext:value-type="float">
            <text:p>30.63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0A</text:p>
          </table:table-cell>
          <table:table-cell office:value-type="string" calcext:value-type="string">
            <text:p>美宁食品公司</text:p>
          </table:table-cell>
          <table:table-cell office:value-type="string" calcext:value-type="string">
            <text:p>遂宁</text:p>
          </table:table-cell>
          <table:table-cell office:value-type="float" office:value="105.5956" calcext:value-type="float">
            <text:p>105.5956</text:p>
          </table:table-cell>
          <table:table-cell office:value-type="float" office:value="30.475" calcext:value-type="float">
            <text:p>30.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1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内江</text:p>
          </table:table-cell>
          <table:table-cell office:value-type="float" office:value="105.0331" calcext:value-type="float">
            <text:p>105.0331</text:p>
          </table:table-cell>
          <table:table-cell office:value-type="float" office:value="29.5953" calcext:value-type="float">
            <text:p>29.59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2A</text:p>
          </table:table-cell>
          <table:table-cell office:value-type="string" calcext:value-type="string">
            <text:p>东兴区政府</text:p>
          </table:table-cell>
          <table:table-cell office:value-type="string" calcext:value-type="string">
            <text:p>内江</text:p>
          </table:table-cell>
          <table:table-cell office:value-type="float" office:value="105.0717" calcext:value-type="float">
            <text:p>105.0717</text:p>
          </table:table-cell>
          <table:table-cell office:value-type="float" office:value="29.5947" calcext:value-type="float">
            <text:p>29.59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3A</text:p>
          </table:table-cell>
          <table:table-cell office:value-type="string" calcext:value-type="string">
            <text:p>内江二中</text:p>
          </table:table-cell>
          <table:table-cell office:value-type="string" calcext:value-type="string">
            <text:p>内江</text:p>
          </table:table-cell>
          <table:table-cell office:value-type="float" office:value="105.0653" calcext:value-type="float">
            <text:p>105.0653</text:p>
          </table:table-cell>
          <table:table-cell office:value-type="float" office:value="29.5817" calcext:value-type="float">
            <text:p>29.58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4A</text:p>
          </table:table-cell>
          <table:table-cell office:value-type="string" calcext:value-type="string">
            <text:p>内江日报社</text:p>
          </table:table-cell>
          <table:table-cell office:value-type="string" calcext:value-type="string">
            <text:p>内江</text:p>
          </table:table-cell>
          <table:table-cell office:value-type="float" office:value="105.0406" calcext:value-type="float">
            <text:p>105.0406</text:p>
          </table:table-cell>
          <table:table-cell office:value-type="float" office:value="29.5822" calcext:value-type="float">
            <text:p>29.58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5A</text:p>
          </table:table-cell>
          <table:table-cell office:value-type="string" calcext:value-type="string">
            <text:p>乐山大佛景区</text:p>
          </table:table-cell>
          <table:table-cell office:value-type="string" calcext:value-type="string">
            <text:p>乐山</text:p>
          </table:table-cell>
          <table:table-cell office:value-type="float" office:value="103.7705" calcext:value-type="float">
            <text:p>103.7705</text:p>
          </table:table-cell>
          <table:table-cell office:value-type="float" office:value="29.5467" calcext:value-type="float">
            <text:p>29.54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6A</text:p>
          </table:table-cell>
          <table:table-cell office:value-type="string" calcext:value-type="string">
            <text:p>牛耳桥</text:p>
          </table:table-cell>
          <table:table-cell office:value-type="string" calcext:value-type="string">
            <text:p>乐山</text:p>
          </table:table-cell>
          <table:table-cell office:value-type="float" office:value="103.7627" calcext:value-type="float">
            <text:p>103.7627</text:p>
          </table:table-cell>
          <table:table-cell office:value-type="float" office:value="29.5844" calcext:value-type="float">
            <text:p>29.58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7A</text:p>
          </table:table-cell>
          <table:table-cell office:value-type="string" calcext:value-type="string">
            <text:p>市第三水厂</text:p>
          </table:table-cell>
          <table:table-cell office:value-type="string" calcext:value-type="string">
            <text:p>乐山</text:p>
          </table:table-cell>
          <table:table-cell office:value-type="float" office:value="103.7506" calcext:value-type="float">
            <text:p>103.7506</text:p>
          </table:table-cell>
          <table:table-cell office:value-type="float" office:value="29.6007" calcext:value-type="float">
            <text:p>29.60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8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乐山</text:p>
          </table:table-cell>
          <table:table-cell office:value-type="float" office:value="103.757" calcext:value-type="float">
            <text:p>103.757</text:p>
          </table:table-cell>
          <table:table-cell office:value-type="float" office:value="29.5634" calcext:value-type="float">
            <text:p>29.56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9A</text:p>
          </table:table-cell>
          <table:table-cell office:value-type="string" calcext:value-type="string">
            <text:p>蟆颐观</text:p>
          </table:table-cell>
          <table:table-cell office:value-type="string" calcext:value-type="string">
            <text:p>眉山</text:p>
          </table:table-cell>
          <table:table-cell office:value-type="float" office:value="103.8986" calcext:value-type="float">
            <text:p>103.8986</text:p>
          </table:table-cell>
          <table:table-cell office:value-type="float" office:value="30.0506" calcext:value-type="float">
            <text:p>30.0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0A</text:p>
          </table:table-cell>
          <table:table-cell office:value-type="string" calcext:value-type="string">
            <text:p>气象局</text:p>
          </table:table-cell>
          <table:table-cell office:value-type="string" calcext:value-type="string">
            <text:p>眉山</text:p>
          </table:table-cell>
          <table:table-cell office:value-type="float" office:value="103.8416" calcext:value-type="float">
            <text:p>103.8416</text:p>
          </table:table-cell>
          <table:table-cell office:value-type="float" office:value="30.0874" calcext:value-type="float">
            <text:p>30.08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1A</text:p>
          </table:table-cell>
          <table:table-cell office:value-type="string" calcext:value-type="string">
            <text:p>旭光小区</text:p>
          </table:table-cell>
          <table:table-cell office:value-type="string" calcext:value-type="string">
            <text:p>眉山</text:p>
          </table:table-cell>
          <table:table-cell office:value-type="float" office:value="103.8495" calcext:value-type="float">
            <text:p>103.8495</text:p>
          </table:table-cell>
          <table:table-cell office:value-type="float" office:value="30.0691" calcext:value-type="float">
            <text:p>30.06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2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眉山</text:p>
          </table:table-cell>
          <table:table-cell office:value-type="float" office:value="103.8341" calcext:value-type="float">
            <text:p>103.8341</text:p>
          </table:table-cell>
          <table:table-cell office:value-type="float" office:value="30.062" calcext:value-type="float">
            <text:p>30.0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3A</text:p>
          </table:table-cell>
          <table:table-cell office:value-type="string" calcext:value-type="string">
            <text:p>小平旧居</text:p>
          </table:table-cell>
          <table:table-cell office:value-type="string" calcext:value-type="string">
            <text:p>广安</text:p>
          </table:table-cell>
          <table:table-cell office:value-type="float" office:value="106.631" calcext:value-type="float">
            <text:p>106.631</text:p>
          </table:table-cell>
          <table:table-cell office:value-type="float" office:value="30.518" calcext:value-type="float">
            <text:p>30.5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4A</text:p>
          </table:table-cell>
          <table:table-cell office:value-type="string" calcext:value-type="string">
            <text:p>市委</text:p>
          </table:table-cell>
          <table:table-cell office:value-type="string" calcext:value-type="string">
            <text:p>广安</text:p>
          </table:table-cell>
          <table:table-cell office:value-type="float" office:value="106.6303" calcext:value-type="float">
            <text:p>106.6303</text:p>
          </table:table-cell>
          <table:table-cell office:value-type="float" office:value="30.4576" calcext:value-type="float">
            <text:p>30.4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5A</text:p>
          </table:table-cell>
          <table:table-cell office:value-type="string" calcext:value-type="string">
            <text:p>友谊中学</text:p>
          </table:table-cell>
          <table:table-cell office:value-type="string" calcext:value-type="string">
            <text:p>广安</text:p>
          </table:table-cell>
          <table:table-cell office:value-type="float" office:value="106.6271" calcext:value-type="float">
            <text:p>106.6271</text:p>
          </table:table-cell>
          <table:table-cell office:value-type="float" office:value="30.4663" calcext:value-type="float">
            <text:p>30.46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6A</text:p>
          </table:table-cell>
          <table:table-cell office:value-type="string" calcext:value-type="string">
            <text:p>人工湖</text:p>
          </table:table-cell>
          <table:table-cell office:value-type="string" calcext:value-type="string">
            <text:p>广安</text:p>
          </table:table-cell>
          <table:table-cell office:value-type="float" office:value="106.6406" calcext:value-type="float">
            <text:p>106.6406</text:p>
          </table:table-cell>
          <table:table-cell office:value-type="float" office:value="30.4844" calcext:value-type="float">
            <text:p>30.48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7A</text:p>
          </table:table-cell>
          <table:table-cell office:value-type="string" calcext:value-type="string">
            <text:p>广电花园</text:p>
          </table:table-cell>
          <table:table-cell office:value-type="string" calcext:value-type="string">
            <text:p>广安</text:p>
          </table:table-cell>
          <table:table-cell office:value-type="float" office:value="106.6388" calcext:value-type="float">
            <text:p>106.6388</text:p>
          </table:table-cell>
          <table:table-cell office:value-type="float" office:value="30.4551" calcext:value-type="float">
            <text:p>30.45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8A</text:p>
          </table:table-cell>
          <table:table-cell office:value-type="string" calcext:value-type="string">
            <text:p>达州职业技术学院</text:p>
          </table:table-cell>
          <table:table-cell office:value-type="string" calcext:value-type="string">
            <text:p>达州</text:p>
          </table:table-cell>
          <table:table-cell office:value-type="float" office:value="107.5272" calcext:value-type="float">
            <text:p>107.5272</text:p>
          </table:table-cell>
          <table:table-cell office:value-type="float" office:value="31.2797" calcext:value-type="float">
            <text:p>31.2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9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达州</text:p>
          </table:table-cell>
          <table:table-cell office:value-type="float" office:value="107.525" calcext:value-type="float">
            <text:p>107.525</text:p>
          </table:table-cell>
          <table:table-cell office:value-type="float" office:value="31.215" calcext:value-type="float">
            <text:p>31.2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0A</text:p>
          </table:table-cell>
          <table:table-cell office:value-type="string" calcext:value-type="string">
            <text:p>凤凰小区</text:p>
          </table:table-cell>
          <table:table-cell office:value-type="string" calcext:value-type="string">
            <text:p>达州</text:p>
          </table:table-cell>
          <table:table-cell office:value-type="float" office:value="107.4967" calcext:value-type="float">
            <text:p>107.4967</text:p>
          </table:table-cell>
          <table:table-cell office:value-type="float" office:value="31.2108" calcext:value-type="float">
            <text:p>31.2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1A</text:p>
          </table:table-cell>
          <table:table-cell office:value-type="string" calcext:value-type="string">
            <text:p>达县机关宾馆</text:p>
          </table:table-cell>
          <table:table-cell office:value-type="string" calcext:value-type="string">
            <text:p>达州</text:p>
          </table:table-cell>
          <table:table-cell office:value-type="float" office:value="107.5069" calcext:value-type="float">
            <text:p>107.5069</text:p>
          </table:table-cell>
          <table:table-cell office:value-type="float" office:value="31.1956" calcext:value-type="float">
            <text:p>31.19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2A</text:p>
          </table:table-cell>
          <table:table-cell office:value-type="string" calcext:value-type="string">
            <text:p>市政中心</text:p>
          </table:table-cell>
          <table:table-cell office:value-type="string" calcext:value-type="string">
            <text:p>达州</text:p>
          </table:table-cell>
          <table:table-cell office:value-type="float" office:value="107.4611" calcext:value-type="float">
            <text:p>107.4611</text:p>
          </table:table-cell>
          <table:table-cell office:value-type="float" office:value="31.2058" calcext:value-type="float">
            <text:p>31.20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3A</text:p>
          </table:table-cell>
          <table:table-cell office:value-type="string" calcext:value-type="string">
            <text:p>大兴526台</text:p>
          </table:table-cell>
          <table:table-cell office:value-type="string" calcext:value-type="string">
            <text:p>雅安</text:p>
          </table:table-cell>
          <table:table-cell office:value-type="float" office:value="103.009" calcext:value-type="float">
            <text:p>103.009</text:p>
          </table:table-cell>
          <table:table-cell office:value-type="float" office:value="30.0125" calcext:value-type="float">
            <text:p>30.0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4A</text:p>
          </table:table-cell>
          <table:table-cell office:value-type="string" calcext:value-type="string">
            <text:p>建安厂</text:p>
          </table:table-cell>
          <table:table-cell office:value-type="string" calcext:value-type="string">
            <text:p>雅安</text:p>
          </table:table-cell>
          <table:table-cell office:value-type="float" office:value="103.0013" calcext:value-type="float">
            <text:p>103.0013</text:p>
          </table:table-cell>
          <table:table-cell office:value-type="float" office:value="29.9899" calcext:value-type="float">
            <text:p>29.98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5A</text:p>
          </table:table-cell>
          <table:table-cell office:value-type="string" calcext:value-type="string">
            <text:p>市政府</text:p>
          </table:table-cell>
          <table:table-cell office:value-type="string" calcext:value-type="string">
            <text:p>雅安</text:p>
          </table:table-cell>
          <table:table-cell office:value-type="float" office:value="103.0109" calcext:value-type="float">
            <text:p>103.0109</text:p>
          </table:table-cell>
          <table:table-cell office:value-type="float" office:value="29.9834" calcext:value-type="float">
            <text:p>29.98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6A</text:p>
          </table:table-cell>
          <table:table-cell office:value-type="string" calcext:value-type="string">
            <text:p>川农大</text:p>
          </table:table-cell>
          <table:table-cell office:value-type="string" calcext:value-type="string">
            <text:p>雅安</text:p>
          </table:table-cell>
          <table:table-cell office:value-type="float" office:value="103.0001" calcext:value-type="float">
            <text:p>103.0001</text:p>
          </table:table-cell>
          <table:table-cell office:value-type="float" office:value="29.9816" calcext:value-type="float">
            <text:p>29.98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7A</text:p>
          </table:table-cell>
          <table:table-cell office:value-type="string" calcext:value-type="string">
            <text:p>南龛公园</text:p>
          </table:table-cell>
          <table:table-cell office:value-type="string" calcext:value-type="string">
            <text:p>巴中</text:p>
          </table:table-cell>
          <table:table-cell office:value-type="float" office:value="106.7583" calcext:value-type="float">
            <text:p>106.7583</text:p>
          </table:table-cell>
          <table:table-cell office:value-type="float" office:value="31.8475" calcext:value-type="float">
            <text:p>31.8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8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巴中</text:p>
          </table:table-cell>
          <table:table-cell office:value-type="float" office:value="106.7389" calcext:value-type="float">
            <text:p>106.7389</text:p>
          </table:table-cell>
          <table:table-cell office:value-type="float" office:value="31.8711" calcext:value-type="float">
            <text:p>31.87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9A</text:p>
          </table:table-cell>
          <table:table-cell office:value-type="string" calcext:value-type="string">
            <text:p>巴中中学</text:p>
          </table:table-cell>
          <table:table-cell office:value-type="string" calcext:value-type="string">
            <text:p>巴中</text:p>
          </table:table-cell>
          <table:table-cell office:value-type="float" office:value="106.7594" calcext:value-type="float">
            <text:p>106.7594</text:p>
          </table:table-cell>
          <table:table-cell office:value-type="float" office:value="31.8531" calcext:value-type="float">
            <text:p>31.85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0A</text:p>
          </table:table-cell>
          <table:table-cell office:value-type="string" calcext:value-type="string">
            <text:p>市六中</text:p>
          </table:table-cell>
          <table:table-cell office:value-type="string" calcext:value-type="string">
            <text:p>巴中</text:p>
          </table:table-cell>
          <table:table-cell office:value-type="float" office:value="106.7608" calcext:value-type="float">
            <text:p>106.7608</text:p>
          </table:table-cell>
          <table:table-cell office:value-type="float" office:value="31.8456" calcext:value-type="float">
            <text:p>31.84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1A</text:p>
          </table:table-cell>
          <table:table-cell office:value-type="string" calcext:value-type="string">
            <text:p>莲花山</text:p>
          </table:table-cell>
          <table:table-cell office:value-type="string" calcext:value-type="string">
            <text:p>资阳</text:p>
          </table:table-cell>
          <table:table-cell office:value-type="float" office:value="104.6617" calcext:value-type="float">
            <text:p>104.6617</text:p>
          </table:table-cell>
          <table:table-cell office:value-type="float" office:value="30.1366" calcext:value-type="float">
            <text:p>30.13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2A</text:p>
          </table:table-cell>
          <table:table-cell office:value-type="string" calcext:value-type="string">
            <text:p>资阳中学</text:p>
          </table:table-cell>
          <table:table-cell office:value-type="string" calcext:value-type="string">
            <text:p>资阳</text:p>
          </table:table-cell>
          <table:table-cell office:value-type="float" office:value="104.6356" calcext:value-type="float">
            <text:p>104.6356</text:p>
          </table:table-cell>
          <table:table-cell office:value-type="float" office:value="30.1506" calcext:value-type="float">
            <text:p>30.1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3A</text:p>
          </table:table-cell>
          <table:table-cell office:value-type="string" calcext:value-type="string">
            <text:p>四三一厂</text:p>
          </table:table-cell>
          <table:table-cell office:value-type="string" calcext:value-type="string">
            <text:p>资阳</text:p>
          </table:table-cell>
          <table:table-cell office:value-type="float" office:value="104.6289" calcext:value-type="float">
            <text:p>104.6289</text:p>
          </table:table-cell>
          <table:table-cell office:value-type="float" office:value="30.1377" calcext:value-type="float">
            <text:p>30.1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4A</text:p>
          </table:table-cell>
          <table:table-cell office:value-type="string" calcext:value-type="string">
            <text:p>师范校</text:p>
          </table:table-cell>
          <table:table-cell office:value-type="string" calcext:value-type="string">
            <text:p>资阳</text:p>
          </table:table-cell>
          <table:table-cell office:value-type="float" office:value="104.6469" calcext:value-type="float">
            <text:p>104.6469</text:p>
          </table:table-cell>
          <table:table-cell office:value-type="float" office:value="30.1142" calcext:value-type="float">
            <text:p>30.11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5A</text:p>
          </table:table-cell>
          <table:table-cell office:value-type="string" calcext:value-type="string">
            <text:p>区法院</text:p>
          </table:table-cell>
          <table:table-cell office:value-type="string" calcext:value-type="string">
            <text:p>资阳</text:p>
          </table:table-cell>
          <table:table-cell office:value-type="float" office:value="104.6294" calcext:value-type="float">
            <text:p>104.6294</text:p>
          </table:table-cell>
          <table:table-cell office:value-type="float" office:value="30.1259" calcext:value-type="float">
            <text:p>30.12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6A</text:p>
          </table:table-cell>
          <table:table-cell office:value-type="string" calcext:value-type="string">
            <text:p>州农科所</text:p>
          </table:table-cell>
          <table:table-cell office:value-type="string" calcext:value-type="string">
            <text:p>阿坝州</text:p>
          </table:table-cell>
          <table:table-cell office:value-type="float" office:value="102.1755" calcext:value-type="float">
            <text:p>102.1755</text:p>
          </table:table-cell>
          <table:table-cell office:value-type="float" office:value="31.9286" calcext:value-type="float">
            <text:p>31.92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7A</text:p>
          </table:table-cell>
          <table:table-cell office:value-type="string" calcext:value-type="string">
            <text:p>州监测站</text:p>
          </table:table-cell>
          <table:table-cell office:value-type="string" calcext:value-type="string">
            <text:p>阿坝州</text:p>
          </table:table-cell>
          <table:table-cell office:value-type="float" office:value="102.2218" calcext:value-type="float">
            <text:p>102.2218</text:p>
          </table:table-cell>
          <table:table-cell office:value-type="float" office:value="31.9025" calcext:value-type="float">
            <text:p>31.90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8A</text:p>
          </table:table-cell>
          <table:table-cell office:value-type="string" calcext:value-type="string">
            <text:p>马师校</text:p>
          </table:table-cell>
          <table:table-cell office:value-type="string" calcext:value-type="string">
            <text:p>阿坝州</text:p>
          </table:table-cell>
          <table:table-cell office:value-type="float" office:value="102.2402" calcext:value-type="float">
            <text:p>102.2402</text:p>
          </table:table-cell>
          <table:table-cell office:value-type="float" office:value="31.8934" calcext:value-type="float">
            <text:p>31.8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9A</text:p>
          </table:table-cell>
          <table:table-cell office:value-type="string" calcext:value-type="string">
            <text:p>将军桥</text:p>
          </table:table-cell>
          <table:table-cell office:value-type="string" calcext:value-type="string">
            <text:p>甘孜州</text:p>
          </table:table-cell>
          <table:table-cell office:value-type="float" office:value="101.9628" calcext:value-type="float">
            <text:p>101.9628</text:p>
          </table:table-cell>
          <table:table-cell office:value-type="float" office:value="30.0506" calcext:value-type="float">
            <text:p>30.0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0A</text:p>
          </table:table-cell>
          <table:table-cell office:value-type="string" calcext:value-type="string">
            <text:p>水桥子</text:p>
          </table:table-cell>
          <table:table-cell office:value-type="string" calcext:value-type="string">
            <text:p>甘孜州</text:p>
          </table:table-cell>
          <table:table-cell office:value-type="float" office:value="101.9603" calcext:value-type="float">
            <text:p>101.9603</text:p>
          </table:table-cell>
          <table:table-cell office:value-type="float" office:value="30.0475" calcext:value-type="float">
            <text:p>30.0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1A</text:p>
          </table:table-cell>
          <table:table-cell office:value-type="string" calcext:value-type="string">
            <text:p>青龙寺</text:p>
          </table:table-cell>
          <table:table-cell office:value-type="string" calcext:value-type="string">
            <text:p>凉山州</text:p>
          </table:table-cell>
          <table:table-cell office:value-type="float" office:value="102.3419" calcext:value-type="float">
            <text:p>102.3419</text:p>
          </table:table-cell>
          <table:table-cell office:value-type="float" office:value="27.8094" calcext:value-type="float">
            <text:p>27.80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2A</text:p>
          </table:table-cell>
          <table:table-cell office:value-type="string" calcext:value-type="string">
            <text:p>邛海宾馆</text:p>
          </table:table-cell>
          <table:table-cell office:value-type="string" calcext:value-type="string">
            <text:p>凉山州</text:p>
          </table:table-cell>
          <table:table-cell office:value-type="float" office:value="102.2714" calcext:value-type="float">
            <text:p>102.2714</text:p>
          </table:table-cell>
          <table:table-cell office:value-type="float" office:value="27.8408" calcext:value-type="float">
            <text:p>27.84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3A</text:p>
          </table:table-cell>
          <table:table-cell office:value-type="string" calcext:value-type="string">
            <text:p>西昌市政府</text:p>
          </table:table-cell>
          <table:table-cell office:value-type="string" calcext:value-type="string">
            <text:p>凉山州</text:p>
          </table:table-cell>
          <table:table-cell office:value-type="float" office:value="102.2625" calcext:value-type="float">
            <text:p>102.2625</text:p>
          </table:table-cell>
          <table:table-cell office:value-type="float" office:value="27.8978" calcext:value-type="float">
            <text:p>27.89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4A</text:p>
          </table:table-cell>
          <table:table-cell office:value-type="string" calcext:value-type="string">
            <text:p>凉山州政府</text:p>
          </table:table-cell>
          <table:table-cell office:value-type="string" calcext:value-type="string">
            <text:p>凉山州</text:p>
          </table:table-cell>
          <table:table-cell office:value-type="float" office:value="102.2689" calcext:value-type="float">
            <text:p>102.2689</text:p>
          </table:table-cell>
          <table:table-cell office:value-type="float" office:value="27.8847" calcext:value-type="float">
            <text:p>27.88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5A</text:p>
          </table:table-cell>
          <table:table-cell office:value-type="string" calcext:value-type="string">
            <text:p>长安</text:p>
          </table:table-cell>
          <table:table-cell office:value-type="string" calcext:value-type="string">
            <text:p>凉山州</text:p>
          </table:table-cell>
          <table:table-cell office:value-type="float" office:value="102.2311" calcext:value-type="float">
            <text:p>102.2311</text:p>
          </table:table-cell>
          <table:table-cell office:value-type="float" office:value="27.8953" calcext:value-type="float">
            <text:p>27.89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6A</text:p>
          </table:table-cell>
          <table:table-cell office:value-type="string" calcext:value-type="string">
            <text:p>窑上</text:p>
          </table:table-cell>
          <table:table-cell office:value-type="string" calcext:value-type="string">
            <text:p>六盘水</text:p>
          </table:table-cell>
          <table:table-cell office:value-type="float" office:value="104.8" calcext:value-type="float">
            <text:p>104.8</text:p>
          </table:table-cell>
          <table:table-cell office:value-type="float" office:value="26.5892" calcext:value-type="float">
            <text:p>26.58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7A</text:p>
          </table:table-cell>
          <table:table-cell office:value-type="string" calcext:value-type="string">
            <text:p>黄土坡</text:p>
          </table:table-cell>
          <table:table-cell office:value-type="string" calcext:value-type="string">
            <text:p>六盘水</text:p>
          </table:table-cell>
          <table:table-cell office:value-type="float" office:value="104.83" calcext:value-type="float">
            <text:p>104.83</text:p>
          </table:table-cell>
          <table:table-cell office:value-type="float" office:value="26.5917" calcext:value-type="float">
            <text:p>26.59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8A</text:p>
          </table:table-cell>
          <table:table-cell office:value-type="string" calcext:value-type="string">
            <text:p>水钢</text:p>
          </table:table-cell>
          <table:table-cell office:value-type="string" calcext:value-type="string">
            <text:p>六盘水</text:p>
          </table:table-cell>
          <table:table-cell office:value-type="float" office:value="104.89" calcext:value-type="float">
            <text:p>104.89</text:p>
          </table:table-cell>
          <table:table-cell office:value-type="float" office:value="26.5939" calcext:value-type="float">
            <text:p>26.59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9A</text:p>
          </table:table-cell>
          <table:table-cell office:value-type="string" calcext:value-type="string">
            <text:p>民中</text:p>
          </table:table-cell>
          <table:table-cell office:value-type="string" calcext:value-type="string">
            <text:p>六盘水</text:p>
          </table:table-cell>
          <table:table-cell office:value-type="float" office:value="104.8475" calcext:value-type="float">
            <text:p>104.8475</text:p>
          </table:table-cell>
          <table:table-cell office:value-type="float" office:value="26.5894" calcext:value-type="float">
            <text:p>26.58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0A</text:p>
          </table:table-cell>
          <table:table-cell office:value-type="string" calcext:value-type="string">
            <text:p>双水</text:p>
          </table:table-cell>
          <table:table-cell office:value-type="string" calcext:value-type="string">
            <text:p>六盘水</text:p>
          </table:table-cell>
          <table:table-cell office:value-type="float" office:value="104.9544" calcext:value-type="float">
            <text:p>104.9544</text:p>
          </table:table-cell>
          <table:table-cell office:value-type="float" office:value="26.5506" calcext:value-type="float">
            <text:p>26.55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1A</text:p>
          </table:table-cell>
          <table:table-cell office:value-type="string" calcext:value-type="string">
            <text:p>虹机厂子校</text:p>
          </table:table-cell>
          <table:table-cell office:value-type="string" calcext:value-type="string">
            <text:p>安顺</text:p>
          </table:table-cell>
          <table:table-cell office:value-type="float" office:value="105.9556" calcext:value-type="float">
            <text:p>105.9556</text:p>
          </table:table-cell>
          <table:table-cell office:value-type="float" office:value="26.2611" calcext:value-type="float">
            <text:p>26.26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2A</text:p>
          </table:table-cell>
          <table:table-cell office:value-type="string" calcext:value-type="string">
            <text:p>市一中</text:p>
          </table:table-cell>
          <table:table-cell office:value-type="string" calcext:value-type="string">
            <text:p>安顺</text:p>
          </table:table-cell>
          <table:table-cell office:value-type="float" office:value="105.9278" calcext:value-type="float">
            <text:p>105.9278</text:p>
          </table:table-cell>
          <table:table-cell office:value-type="float" office:value="26.255" calcext:value-type="float">
            <text:p>26.2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3A</text:p>
          </table:table-cell>
          <table:table-cell office:value-type="string" calcext:value-type="string">
            <text:p>铁路子校</text:p>
          </table:table-cell>
          <table:table-cell office:value-type="string" calcext:value-type="string">
            <text:p>安顺</text:p>
          </table:table-cell>
          <table:table-cell office:value-type="float" office:value="105.9394" calcext:value-type="float">
            <text:p>105.9394</text:p>
          </table:table-cell>
          <table:table-cell office:value-type="float" office:value="26.2358" calcext:value-type="float">
            <text:p>26.23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4A</text:p>
          </table:table-cell>
          <table:table-cell office:value-type="string" calcext:value-type="string">
            <text:p>龙岩子校</text:p>
          </table:table-cell>
          <table:table-cell office:value-type="string" calcext:value-type="string">
            <text:p>安顺</text:p>
          </table:table-cell>
          <table:table-cell office:value-type="float" office:value="105.8853" calcext:value-type="float">
            <text:p>105.8853</text:p>
          </table:table-cell>
          <table:table-cell office:value-type="float" office:value="26.2392" calcext:value-type="float">
            <text:p>26.23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5A</text:p>
          </table:table-cell>
          <table:table-cell office:value-type="string" calcext:value-type="string">
            <text:p>铜仁卫校</text:p>
          </table:table-cell>
          <table:table-cell office:value-type="string" calcext:value-type="string">
            <text:p>铜仁地区</text:p>
          </table:table-cell>
          <table:table-cell office:value-type="float" office:value="109.1916" calcext:value-type="float">
            <text:p>109.1916</text:p>
          </table:table-cell>
          <table:table-cell office:value-type="float" office:value="27.7297" calcext:value-type="float">
            <text:p>27.72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6A</text:p>
          </table:table-cell>
          <table:table-cell office:value-type="string" calcext:value-type="string">
            <text:p>铜仁七中</text:p>
          </table:table-cell>
          <table:table-cell office:value-type="string" calcext:value-type="string">
            <text:p>铜仁地区</text:p>
          </table:table-cell>
          <table:table-cell office:value-type="float" office:value="109.1794" calcext:value-type="float">
            <text:p>109.1794</text:p>
          </table:table-cell>
          <table:table-cell office:value-type="float" office:value="27.7231" calcext:value-type="float">
            <text:p>27.7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7A</text:p>
          </table:table-cell>
          <table:table-cell office:value-type="string" calcext:value-type="string">
            <text:p>八中</text:p>
          </table:table-cell>
          <table:table-cell office:value-type="string" calcext:value-type="string">
            <text:p>毕节</text:p>
          </table:table-cell>
          <table:table-cell office:value-type="float" office:value="105.2864" calcext:value-type="float">
            <text:p>105.2864</text:p>
          </table:table-cell>
          <table:table-cell office:value-type="float" office:value="27.3125" calcext:value-type="float">
            <text:p>27.3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8A</text:p>
          </table:table-cell>
          <table:table-cell office:value-type="string" calcext:value-type="string">
            <text:p>师专</text:p>
          </table:table-cell>
          <table:table-cell office:value-type="string" calcext:value-type="string">
            <text:p>毕节</text:p>
          </table:table-cell>
          <table:table-cell office:value-type="float" office:value="105.31" calcext:value-type="float">
            <text:p>105.31</text:p>
          </table:table-cell>
          <table:table-cell office:value-type="float" office:value="27.2944" calcext:value-type="float">
            <text:p>27.29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9A</text:p>
          </table:table-cell>
          <table:table-cell office:value-type="string" calcext:value-type="string">
            <text:p>场坝街</text:p>
          </table:table-cell>
          <table:table-cell office:value-type="string" calcext:value-type="string">
            <text:p>黔西南州</text:p>
          </table:table-cell>
          <table:table-cell office:value-type="float" office:value="104.9022" calcext:value-type="float">
            <text:p>104.9022</text:p>
          </table:table-cell>
          <table:table-cell office:value-type="float" office:value="25.0925" calcext:value-type="float">
            <text:p>25.09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0A</text:p>
          </table:table-cell>
          <table:table-cell office:value-type="string" calcext:value-type="string">
            <text:p>坪东大道</text:p>
          </table:table-cell>
          <table:table-cell office:value-type="string" calcext:value-type="string">
            <text:p>黔西南州</text:p>
          </table:table-cell>
          <table:table-cell office:value-type="float" office:value="104.8811" calcext:value-type="float">
            <text:p>104.8811</text:p>
          </table:table-cell>
          <table:table-cell office:value-type="float" office:value="25.0992" calcext:value-type="float">
            <text:p>25.09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1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黔东南州</text:p>
          </table:table-cell>
          <table:table-cell office:value-type="float" office:value="107.9783" calcext:value-type="float">
            <text:p>107.9783</text:p>
          </table:table-cell>
          <table:table-cell office:value-type="float" office:value="26.5747" calcext:value-type="float">
            <text:p>26.57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2A</text:p>
          </table:table-cell>
          <table:table-cell office:value-type="string" calcext:value-type="string">
            <text:p>马坡井小学</text:p>
          </table:table-cell>
          <table:table-cell office:value-type="string" calcext:value-type="string">
            <text:p>黔东南州</text:p>
          </table:table-cell>
          <table:table-cell office:value-type="float" office:value="107.94203" calcext:value-type="float">
            <text:p>107.94203</text:p>
          </table:table-cell>
          <table:table-cell office:value-type="float" office:value="26.57601" calcext:value-type="float">
            <text:p>26.57601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93A</text:p>
          </table:table-cell>
          <table:table-cell office:value-type="string" calcext:value-type="string">
            <text:p>小围寨</text:p>
          </table:table-cell>
          <table:table-cell office:value-type="string" calcext:value-type="string">
            <text:p>黔南州</text:p>
          </table:table-cell>
          <table:table-cell office:value-type="float" office:value="107.5228" calcext:value-type="float">
            <text:p>107.5228</text:p>
          </table:table-cell>
          <table:table-cell office:value-type="float" office:value="26.2403" calcext:value-type="float">
            <text:p>26.2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4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保山</text:p>
          </table:table-cell>
          <table:table-cell office:value-type="float" office:value="99.1678" calcext:value-type="float">
            <text:p>99.1678</text:p>
          </table:table-cell>
          <table:table-cell office:value-type="float" office:value="25.1081" calcext:value-type="float">
            <text:p>25.10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5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保山</text:p>
          </table:table-cell>
          <table:table-cell office:value-type="float" office:value="99.1711" calcext:value-type="float">
            <text:p>99.1711</text:p>
          </table:table-cell>
          <table:table-cell office:value-type="float" office:value="25.1328" calcext:value-type="float">
            <text:p>25.13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6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昭通</text:p>
          </table:table-cell>
          <table:table-cell office:value-type="float" office:value="103.7032" calcext:value-type="float">
            <text:p>103.7032</text:p>
          </table:table-cell>
          <table:table-cell office:value-type="float" office:value="27.3392" calcext:value-type="float">
            <text:p>27.33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7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昭通</text:p>
          </table:table-cell>
          <table:table-cell office:value-type="float" office:value="103.7225" calcext:value-type="float">
            <text:p>103.7225</text:p>
          </table:table-cell>
          <table:table-cell office:value-type="float" office:value="27.3361" calcext:value-type="float">
            <text:p>27.33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8A</text:p>
          </table:table-cell>
          <table:table-cell office:value-type="string" calcext:value-type="string">
            <text:p>西南郊</text:p>
          </table:table-cell>
          <table:table-cell office:value-type="string" calcext:value-type="string">
            <text:p>丽江</text:p>
          </table:table-cell>
          <table:table-cell office:value-type="float" office:value="100.2143" calcext:value-type="float">
            <text:p>100.2143</text:p>
          </table:table-cell>
          <table:table-cell office:value-type="float" office:value="26.8576" calcext:value-type="float">
            <text:p>26.8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9A</text:p>
          </table:table-cell>
          <table:table-cell office:value-type="string" calcext:value-type="string">
            <text:p>丽江古城</text:p>
          </table:table-cell>
          <table:table-cell office:value-type="string" calcext:value-type="string">
            <text:p>丽江</text:p>
          </table:table-cell>
          <table:table-cell office:value-type="float" office:value="100.2497" calcext:value-type="float">
            <text:p>100.2497</text:p>
          </table:table-cell>
          <table:table-cell office:value-type="float" office:value="26.8802" calcext:value-type="float">
            <text:p>26.88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0A</text:p>
          </table:table-cell>
          <table:table-cell office:value-type="string" calcext:value-type="string">
            <text:p>市中心</text:p>
          </table:table-cell>
          <table:table-cell office:value-type="string" calcext:value-type="string">
            <text:p>丽江</text:p>
          </table:table-cell>
          <table:table-cell office:value-type="float" office:value="100.2203" calcext:value-type="float">
            <text:p>100.2203</text:p>
          </table:table-cell>
          <table:table-cell office:value-type="float" office:value="26.8906" calcext:value-type="float">
            <text:p>26.89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1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普洱</text:p>
          </table:table-cell>
          <table:table-cell office:value-type="float" office:value="100.98" calcext:value-type="float">
            <text:p>100.98</text:p>
          </table:table-cell>
          <table:table-cell office:value-type="float" office:value="22.7633" calcext:value-type="float">
            <text:p>22.76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2A</text:p>
          </table:table-cell>
          <table:table-cell office:value-type="string" calcext:value-type="string">
            <text:p>普洱第二中学</text:p>
          </table:table-cell>
          <table:table-cell office:value-type="string" calcext:value-type="string">
            <text:p>普洱</text:p>
          </table:table-cell>
          <table:table-cell office:value-type="float" office:value="100.9817" calcext:value-type="float">
            <text:p>100.9817</text:p>
          </table:table-cell>
          <table:table-cell office:value-type="float" office:value="22.8322" calcext:value-type="float">
            <text:p>22.83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3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临沧</text:p>
          </table:table-cell>
          <table:table-cell office:value-type="float" office:value="100.0869" calcext:value-type="float">
            <text:p>100.0869</text:p>
          </table:table-cell>
          <table:table-cell office:value-type="float" office:value="23.8822" calcext:value-type="float">
            <text:p>23.88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4A</text:p>
          </table:table-cell>
          <table:table-cell office:value-type="string" calcext:value-type="string">
            <text:p>市气象局</text:p>
          </table:table-cell>
          <table:table-cell office:value-type="string" calcext:value-type="string">
            <text:p>临沧</text:p>
          </table:table-cell>
          <table:table-cell office:value-type="float" office:value="100.0782" calcext:value-type="float">
            <text:p>100.0782</text:p>
          </table:table-cell>
          <table:table-cell office:value-type="float" office:value="23.8982" calcext:value-type="float">
            <text:p>23.89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5A</text:p>
          </table:table-cell>
          <table:table-cell office:value-type="string" calcext:value-type="string">
            <text:p>州环境监测站</text:p>
          </table:table-cell>
          <table:table-cell office:value-type="string" calcext:value-type="string">
            <text:p>楚雄州</text:p>
          </table:table-cell>
          <table:table-cell office:value-type="float" office:value="101.5482" calcext:value-type="float">
            <text:p>101.5482</text:p>
          </table:table-cell>
          <table:table-cell office:value-type="float" office:value="25.0441" calcext:value-type="float">
            <text:p>25.0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6A</text:p>
          </table:table-cell>
          <table:table-cell office:value-type="string" calcext:value-type="string">
            <text:p>市经济开发区</text:p>
          </table:table-cell>
          <table:table-cell office:value-type="string" calcext:value-type="string">
            <text:p>楚雄州</text:p>
          </table:table-cell>
          <table:table-cell office:value-type="float" office:value="101.538" calcext:value-type="float">
            <text:p>101.538</text:p>
          </table:table-cell>
          <table:table-cell office:value-type="float" office:value="25.0492" calcext:value-type="float">
            <text:p>25.04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7A</text:p>
          </table:table-cell>
          <table:table-cell office:value-type="string" calcext:value-type="string">
            <text:p>雨过铺</text:p>
          </table:table-cell>
          <table:table-cell office:value-type="string" calcext:value-type="string">
            <text:p>红河州</text:p>
          </table:table-cell>
          <table:table-cell office:value-type="float" office:value="103.3113" calcext:value-type="float">
            <text:p>103.3113</text:p>
          </table:table-cell>
          <table:table-cell office:value-type="float" office:value="23.4626" calcext:value-type="float">
            <text:p>23.46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8A</text:p>
          </table:table-cell>
          <table:table-cell office:value-type="string" calcext:value-type="string">
            <text:p>污水处理厂</text:p>
          </table:table-cell>
          <table:table-cell office:value-type="string" calcext:value-type="string">
            <text:p>红河州</text:p>
          </table:table-cell>
          <table:table-cell office:value-type="float" office:value="103.3772" calcext:value-type="float">
            <text:p>103.3772</text:p>
          </table:table-cell>
          <table:table-cell office:value-type="float" office:value="23.3993" calcext:value-type="float">
            <text:p>23.39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9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红河州</text:p>
          </table:table-cell>
          <table:table-cell office:value-type="float" office:value="103.386" calcext:value-type="float">
            <text:p>103.386</text:p>
          </table:table-cell>
          <table:table-cell office:value-type="float" office:value="23.4168" calcext:value-type="float">
            <text:p>23.41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0A</text:p>
          </table:table-cell>
          <table:table-cell office:value-type="string" calcext:value-type="string">
            <text:p>州水务局</text:p>
          </table:table-cell>
          <table:table-cell office:value-type="string" calcext:value-type="string">
            <text:p>文山州</text:p>
          </table:table-cell>
          <table:table-cell office:value-type="float" office:value="104.2533" calcext:value-type="float">
            <text:p>104.2533</text:p>
          </table:table-cell>
          <table:table-cell office:value-type="float" office:value="23.3594" calcext:value-type="float">
            <text:p>23.35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1A</text:p>
          </table:table-cell>
          <table:table-cell office:value-type="string" calcext:value-type="string">
            <text:p>市便民服务中心</text:p>
          </table:table-cell>
          <table:table-cell office:value-type="string" calcext:value-type="string">
            <text:p>文山州</text:p>
          </table:table-cell>
          <table:table-cell office:value-type="float" office:value="104.2319" calcext:value-type="float">
            <text:p>104.2319</text:p>
          </table:table-cell>
          <table:table-cell office:value-type="float" office:value="23.3892" calcext:value-type="float">
            <text:p>23.38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2A</text:p>
          </table:table-cell>
          <table:table-cell office:value-type="string" calcext:value-type="string">
            <text:p>景洪市江南</text:p>
          </table:table-cell>
          <table:table-cell office:value-type="string" calcext:value-type="string">
            <text:p>西双版纳州</text:p>
          </table:table-cell>
          <table:table-cell office:value-type="float" office:value="100.7939" calcext:value-type="float">
            <text:p>100.7939</text:p>
          </table:table-cell>
          <table:table-cell office:value-type="float" office:value="22.0019" calcext:value-type="float">
            <text:p>22.00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3A</text:p>
          </table:table-cell>
          <table:table-cell office:value-type="string" calcext:value-type="string">
            <text:p>景洪市江北</text:p>
          </table:table-cell>
          <table:table-cell office:value-type="string" calcext:value-type="string">
            <text:p>西双版纳州</text:p>
          </table:table-cell>
          <table:table-cell office:value-type="float" office:value="100.8017" calcext:value-type="float">
            <text:p>100.8017</text:p>
          </table:table-cell>
          <table:table-cell office:value-type="float" office:value="22.0225" calcext:value-type="float">
            <text:p>22.0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4A</text:p>
          </table:table-cell>
          <table:table-cell office:value-type="string" calcext:value-type="string">
            <text:p>大理市环境监测站</text:p>
          </table:table-cell>
          <table:table-cell office:value-type="string" calcext:value-type="string">
            <text:p>大理州</text:p>
          </table:table-cell>
          <table:table-cell office:value-type="float" office:value="100.1542" calcext:value-type="float">
            <text:p>100.1542</text:p>
          </table:table-cell>
          <table:table-cell office:value-type="float" office:value="25.7054" calcext:value-type="float">
            <text:p>25.70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5A</text:p>
          </table:table-cell>
          <table:table-cell office:value-type="string" calcext:value-type="string">
            <text:p>大理古城</text:p>
          </table:table-cell>
          <table:table-cell office:value-type="string" calcext:value-type="string">
            <text:p>大理州</text:p>
          </table:table-cell>
          <table:table-cell office:value-type="float" office:value="100.2171" calcext:value-type="float">
            <text:p>100.2171</text:p>
          </table:table-cell>
          <table:table-cell office:value-type="float" office:value="25.5811" calcext:value-type="float">
            <text:p>25.5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6A</text:p>
          </table:table-cell>
          <table:table-cell office:value-type="string" calcext:value-type="string">
            <text:p>德宏州监测站</text:p>
          </table:table-cell>
          <table:table-cell office:value-type="string" calcext:value-type="string">
            <text:p>德宏州</text:p>
          </table:table-cell>
          <table:table-cell office:value-type="float" office:value="98.5842" calcext:value-type="float">
            <text:p>98.5842</text:p>
          </table:table-cell>
          <table:table-cell office:value-type="float" office:value="24.428" calcext:value-type="float">
            <text:p>24.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7A</text:p>
          </table:table-cell>
          <table:table-cell office:value-type="string" calcext:value-type="string">
            <text:p>芒市建设局</text:p>
          </table:table-cell>
          <table:table-cell office:value-type="string" calcext:value-type="string">
            <text:p>德宏州</text:p>
          </table:table-cell>
          <table:table-cell office:value-type="float" office:value="98.578" calcext:value-type="float">
            <text:p>98.578</text:p>
          </table:table-cell>
          <table:table-cell office:value-type="float" office:value="24.441" calcext:value-type="float">
            <text:p>24.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8A</text:p>
          </table:table-cell>
          <table:table-cell office:value-type="string" calcext:value-type="string">
            <text:p>州监测站</text:p>
          </table:table-cell>
          <table:table-cell office:value-type="string" calcext:value-type="string">
            <text:p>怒江州</text:p>
          </table:table-cell>
          <table:table-cell office:value-type="float" office:value="98.8601" calcext:value-type="float">
            <text:p>98.8601</text:p>
          </table:table-cell>
          <table:table-cell office:value-type="float" office:value="25.8567" calcext:value-type="float">
            <text:p>25.8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9A</text:p>
          </table:table-cell>
          <table:table-cell office:value-type="string" calcext:value-type="string">
            <text:p>泸水一中</text:p>
          </table:table-cell>
          <table:table-cell office:value-type="string" calcext:value-type="string">
            <text:p>怒江州</text:p>
          </table:table-cell>
          <table:table-cell office:value-type="float" office:value="98.8546" calcext:value-type="float">
            <text:p>98.8546</text:p>
          </table:table-cell>
          <table:table-cell office:value-type="float" office:value="25.8417" calcext:value-type="float">
            <text:p>25.8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0A</text:p>
          </table:table-cell>
          <table:table-cell office:value-type="string" calcext:value-type="string">
            <text:p>古城</text:p>
          </table:table-cell>
          <table:table-cell office:value-type="string" calcext:value-type="string">
            <text:p>迪庆州</text:p>
          </table:table-cell>
          <table:table-cell office:value-type="float" office:value="99.7064" calcext:value-type="float">
            <text:p>99.7064</text:p>
          </table:table-cell>
          <table:table-cell office:value-type="float" office:value="27.8136" calcext:value-type="float">
            <text:p>27.81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1A</text:p>
          </table:table-cell>
          <table:table-cell office:value-type="string" calcext:value-type="string">
            <text:p>迪庆州站</text:p>
          </table:table-cell>
          <table:table-cell office:value-type="string" calcext:value-type="string">
            <text:p>迪庆州</text:p>
          </table:table-cell>
          <table:table-cell office:value-type="float" office:value="99.7056" calcext:value-type="float">
            <text:p>99.7056</text:p>
          </table:table-cell>
          <table:table-cell office:value-type="float" office:value="27.8317" calcext:value-type="float">
            <text:p>27.8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2A</text:p>
          </table:table-cell>
          <table:table-cell office:value-type="string" calcext:value-type="string">
            <text:p>昌都监测站</text:p>
          </table:table-cell>
          <table:table-cell office:value-type="string" calcext:value-type="string">
            <text:p>昌都地区</text:p>
          </table:table-cell>
          <table:table-cell office:value-type="float" office:value="97.1804" calcext:value-type="float">
            <text:p>97.1804</text:p>
          </table:table-cell>
          <table:table-cell office:value-type="float" office:value="31.1278" calcext:value-type="float">
            <text:p>31.12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3A</text:p>
          </table:table-cell>
          <table:table-cell office:value-type="string" calcext:value-type="string">
            <text:p>昌都地区昌都坝</text:p>
          </table:table-cell>
          <table:table-cell office:value-type="string" calcext:value-type="string">
            <text:p>昌都地区</text:p>
          </table:table-cell>
          <table:table-cell office:value-type="float" office:value="97.1809" calcext:value-type="float">
            <text:p>97.1809</text:p>
          </table:table-cell>
          <table:table-cell office:value-type="float" office:value="31.1254" calcext:value-type="float">
            <text:p>31.12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4A</text:p>
          </table:table-cell>
          <table:table-cell office:value-type="string" calcext:value-type="string">
            <text:p>山南监测站</text:p>
          </table:table-cell>
          <table:table-cell office:value-type="string" calcext:value-type="string">
            <text:p>山南地区</text:p>
          </table:table-cell>
          <table:table-cell office:value-type="float" office:value="91.7608" calcext:value-type="float">
            <text:p>91.7608</text:p>
          </table:table-cell>
          <table:table-cell office:value-type="float" office:value="29.2313" calcext:value-type="float">
            <text:p>29.23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5A</text:p>
          </table:table-cell>
          <table:table-cell office:value-type="string" calcext:value-type="string">
            <text:p>山南人民医院</text:p>
          </table:table-cell>
          <table:table-cell office:value-type="string" calcext:value-type="string">
            <text:p>山南地区</text:p>
          </table:table-cell>
          <table:table-cell office:value-type="float" office:value="91.7706" calcext:value-type="float">
            <text:p>91.7706</text:p>
          </table:table-cell>
          <table:table-cell office:value-type="float" office:value="29.261" calcext:value-type="float">
            <text:p>29.2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6A</text:p>
          </table:table-cell>
          <table:table-cell office:value-type="string" calcext:value-type="string">
            <text:p>日喀则监测站</text:p>
          </table:table-cell>
          <table:table-cell office:value-type="string" calcext:value-type="string">
            <text:p>日喀则地区</text:p>
          </table:table-cell>
          <table:table-cell office:value-type="float" office:value="88.8876" calcext:value-type="float">
            <text:p>88.8876</text:p>
          </table:table-cell>
          <table:table-cell office:value-type="float" office:value="29.2718" calcext:value-type="float">
            <text:p>29.2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7A</text:p>
          </table:table-cell>
          <table:table-cell office:value-type="string" calcext:value-type="string">
            <text:p>日喀则鸿达公司</text:p>
          </table:table-cell>
          <table:table-cell office:value-type="string" calcext:value-type="string">
            <text:p>日喀则地区</text:p>
          </table:table-cell>
          <table:table-cell office:value-type="float" office:value="88.8931" calcext:value-type="float">
            <text:p>88.8931</text:p>
          </table:table-cell>
          <table:table-cell office:value-type="float" office:value="29.2365" calcext:value-type="float">
            <text:p>29.23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8A</text:p>
          </table:table-cell>
          <table:table-cell office:value-type="string" calcext:value-type="string">
            <text:p>那曲监测站</text:p>
          </table:table-cell>
          <table:table-cell office:value-type="string" calcext:value-type="string">
            <text:p>那曲地区</text:p>
          </table:table-cell>
          <table:table-cell office:value-type="float" office:value="92.0657" calcext:value-type="float">
            <text:p>92.0657</text:p>
          </table:table-cell>
          <table:table-cell office:value-type="float" office:value="31.4846" calcext:value-type="float">
            <text:p>31.48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9A</text:p>
          </table:table-cell>
          <table:table-cell office:value-type="string" calcext:value-type="string">
            <text:p>那曲嘉兴医院</text:p>
          </table:table-cell>
          <table:table-cell office:value-type="string" calcext:value-type="string">
            <text:p>那曲地区</text:p>
          </table:table-cell>
          <table:table-cell office:value-type="float" office:value="92.0505" calcext:value-type="float">
            <text:p>92.0505</text:p>
          </table:table-cell>
          <table:table-cell office:value-type="float" office:value="31.4733" calcext:value-type="float">
            <text:p>31.47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0A</text:p>
          </table:table-cell>
          <table:table-cell office:value-type="string" calcext:value-type="string">
            <text:p>阿里监测站</text:p>
          </table:table-cell>
          <table:table-cell office:value-type="string" calcext:value-type="string">
            <text:p>阿里地区</text:p>
          </table:table-cell>
          <table:table-cell office:value-type="float" office:value="80.1161" calcext:value-type="float">
            <text:p>80.1161</text:p>
          </table:table-cell>
          <table:table-cell office:value-type="float" office:value="32.5" calcext:value-type="float">
            <text:p>32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1A</text:p>
          </table:table-cell>
          <table:table-cell office:value-type="string" calcext:value-type="string">
            <text:p>阿里地委</text:p>
          </table:table-cell>
          <table:table-cell office:value-type="string" calcext:value-type="string">
            <text:p>阿里地区</text:p>
          </table:table-cell>
          <table:table-cell office:value-type="float" office:value="80.0895" calcext:value-type="float">
            <text:p>80.0895</text:p>
          </table:table-cell>
          <table:table-cell office:value-type="float" office:value="32.5039" calcext:value-type="float">
            <text:p>32.5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2A</text:p>
          </table:table-cell>
          <table:table-cell office:value-type="string" calcext:value-type="string">
            <text:p>林芝监测站</text:p>
          </table:table-cell>
          <table:table-cell office:value-type="string" calcext:value-type="string">
            <text:p>林芝地区</text:p>
          </table:table-cell>
          <table:table-cell office:value-type="float" office:value="94.3681" calcext:value-type="float">
            <text:p>94.3681</text:p>
          </table:table-cell>
          <table:table-cell office:value-type="float" office:value="29.6376" calcext:value-type="float">
            <text:p>29.63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3A</text:p>
          </table:table-cell>
          <table:table-cell office:value-type="string" calcext:value-type="string">
            <text:p>林芝人民医院</text:p>
          </table:table-cell>
          <table:table-cell office:value-type="string" calcext:value-type="string">
            <text:p>林芝地区</text:p>
          </table:table-cell>
          <table:table-cell office:value-type="float" office:value="94.3616" calcext:value-type="float">
            <text:p>94.3616</text:p>
          </table:table-cell>
          <table:table-cell office:value-type="float" office:value="29.6632" calcext:value-type="float">
            <text:p>29.66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4A</text:p>
          </table:table-cell>
          <table:table-cell office:value-type="string" calcext:value-type="string">
            <text:p>汉川机床厂子校</text:p>
          </table:table-cell>
          <table:table-cell office:value-type="string" calcext:value-type="string">
            <text:p>汉中</text:p>
          </table:table-cell>
          <table:table-cell office:value-type="float" office:value="106.9893" calcext:value-type="float">
            <text:p>106.9893</text:p>
          </table:table-cell>
          <table:table-cell office:value-type="float" office:value="33.1842" calcext:value-type="float">
            <text:p>33.18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5A</text:p>
          </table:table-cell>
          <table:table-cell office:value-type="string" calcext:value-type="string">
            <text:p>市监测站</text:p>
          </table:table-cell>
          <table:table-cell office:value-type="string" calcext:value-type="string">
            <text:p>汉中</text:p>
          </table:table-cell>
          <table:table-cell office:value-type="float" office:value="107.0154" calcext:value-type="float">
            <text:p>107.0154</text:p>
          </table:table-cell>
          <table:table-cell office:value-type="float" office:value="33.0706" calcext:value-type="float">
            <text:p>33.0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6A</text:p>
          </table:table-cell>
          <table:table-cell office:value-type="string" calcext:value-type="string">
            <text:p>鑫源开发区</text:p>
          </table:table-cell>
          <table:table-cell office:value-type="string" calcext:value-type="string">
            <text:p>汉中</text:p>
          </table:table-cell>
          <table:table-cell office:value-type="float" office:value="107.0089" calcext:value-type="float">
            <text:p>107.0089</text:p>
          </table:table-cell>
          <table:table-cell office:value-type="float" office:value="33.1138" calcext:value-type="float">
            <text:p>33.1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7A</text:p>
          </table:table-cell>
          <table:table-cell office:value-type="string" calcext:value-type="string">
            <text:p>南郑大河坎水厂</text:p>
          </table:table-cell>
          <table:table-cell office:value-type="string" calcext:value-type="string">
            <text:p>汉中</text:p>
          </table:table-cell>
          <table:table-cell office:value-type="float" office:value="107.007" calcext:value-type="float">
            <text:p>107.007</text:p>
          </table:table-cell>
          <table:table-cell office:value-type="float" office:value="33.0323" calcext:value-type="float">
            <text:p>33.03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8A</text:p>
          </table:table-cell>
          <table:table-cell office:value-type="string" calcext:value-type="string">
            <text:p>红石峡森林公园　</text:p>
          </table:table-cell>
          <table:table-cell office:value-type="string" calcext:value-type="string">
            <text:p>榆林</text:p>
          </table:table-cell>
          <table:table-cell office:value-type="float" office:value="109.7414" calcext:value-type="float">
            <text:p>109.7414</text:p>
          </table:table-cell>
          <table:table-cell office:value-type="float" office:value="38.3344" calcext:value-type="float">
            <text:p>38.33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9A</text:p>
          </table:table-cell>
          <table:table-cell office:value-type="string" calcext:value-type="string">
            <text:p>世纪广场　</text:p>
          </table:table-cell>
          <table:table-cell office:value-type="string" calcext:value-type="string">
            <text:p>榆林</text:p>
          </table:table-cell>
          <table:table-cell office:value-type="float" office:value="109.7456" calcext:value-type="float">
            <text:p>109.7456</text:p>
          </table:table-cell>
          <table:table-cell office:value-type="float" office:value="38.2911" calcext:value-type="float">
            <text:p>38.29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0A</text:p>
          </table:table-cell>
          <table:table-cell office:value-type="string" calcext:value-type="string">
            <text:p>实验中学</text:p>
          </table:table-cell>
          <table:table-cell office:value-type="string" calcext:value-type="string">
            <text:p>榆林</text:p>
          </table:table-cell>
          <table:table-cell office:value-type="float" office:value="109.7289" calcext:value-type="float">
            <text:p>109.7289</text:p>
          </table:table-cell>
          <table:table-cell office:value-type="float" office:value="38.2839" calcext:value-type="float">
            <text:p>38.28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1A</text:p>
          </table:table-cell>
          <table:table-cell office:value-type="string" calcext:value-type="string">
            <text:p>环保监测大楼　</text:p>
          </table:table-cell>
          <table:table-cell office:value-type="string" calcext:value-type="string">
            <text:p>榆林</text:p>
          </table:table-cell>
          <table:table-cell office:value-type="float" office:value="109.7336" calcext:value-type="float">
            <text:p>109.7336</text:p>
          </table:table-cell>
          <table:table-cell office:value-type="float" office:value="38.2478" calcext:value-type="float">
            <text:p>38.24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2A</text:p>
          </table:table-cell>
          <table:table-cell office:value-type="string" calcext:value-type="string">
            <text:p>香溪洞</text:p>
          </table:table-cell>
          <table:table-cell office:value-type="string" calcext:value-type="string">
            <text:p>安康</text:p>
          </table:table-cell>
          <table:table-cell office:value-type="float" office:value="109.0311" calcext:value-type="float">
            <text:p>109.0311</text:p>
          </table:table-cell>
          <table:table-cell office:value-type="float" office:value="32.6778" calcext:value-type="float">
            <text:p>32.6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3A</text:p>
          </table:table-cell>
          <table:table-cell office:value-type="string" calcext:value-type="string">
            <text:p>安康市监测站</text:p>
          </table:table-cell>
          <table:table-cell office:value-type="string" calcext:value-type="string">
            <text:p>安康</text:p>
          </table:table-cell>
          <table:table-cell office:value-type="float" office:value="109.0281" calcext:value-type="float">
            <text:p>109.0281</text:p>
          </table:table-cell>
          <table:table-cell office:value-type="float" office:value="32.6939" calcext:value-type="float">
            <text:p>32.69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4A</text:p>
          </table:table-cell>
          <table:table-cell office:value-type="string" calcext:value-type="string">
            <text:p>汉滨区检察院</text:p>
          </table:table-cell>
          <table:table-cell office:value-type="string" calcext:value-type="string">
            <text:p>安康</text:p>
          </table:table-cell>
          <table:table-cell office:value-type="float" office:value="109.0072" calcext:value-type="float">
            <text:p>109.0072</text:p>
          </table:table-cell>
          <table:table-cell office:value-type="float" office:value="32.6975" calcext:value-type="float">
            <text:p>32.6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5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商洛</text:p>
          </table:table-cell>
          <table:table-cell office:value-type="float" office:value="109.9154" calcext:value-type="float">
            <text:p>109.9154</text:p>
          </table:table-cell>
          <table:table-cell office:value-type="float" office:value="33.8715" calcext:value-type="float">
            <text:p>33.8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6A</text:p>
          </table:table-cell>
          <table:table-cell office:value-type="string" calcext:value-type="string">
            <text:p>东龙山气象局</text:p>
          </table:table-cell>
          <table:table-cell office:value-type="string" calcext:value-type="string">
            <text:p>商洛</text:p>
          </table:table-cell>
          <table:table-cell office:value-type="float" office:value="109.966" calcext:value-type="float">
            <text:p>109.966</text:p>
          </table:table-cell>
          <table:table-cell office:value-type="float" office:value="33.8509" calcext:value-type="float">
            <text:p>33.85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7A</text:p>
          </table:table-cell>
          <table:table-cell office:value-type="string" calcext:value-type="string">
            <text:p>豫源饭店</text:p>
          </table:table-cell>
          <table:table-cell office:value-type="string" calcext:value-type="string">
            <text:p>白银</text:p>
          </table:table-cell>
          <table:table-cell office:value-type="float" office:value="104.1731" calcext:value-type="float">
            <text:p>104.1731</text:p>
          </table:table-cell>
          <table:table-cell office:value-type="float" office:value="36.5458" calcext:value-type="float">
            <text:p>36.54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8A</text:p>
          </table:table-cell>
          <table:table-cell office:value-type="string" calcext:value-type="string">
            <text:p>动力公司</text:p>
          </table:table-cell>
          <table:table-cell office:value-type="string" calcext:value-type="string">
            <text:p>白银</text:p>
          </table:table-cell>
          <table:table-cell office:value-type="float" office:value="104.1731" calcext:value-type="float">
            <text:p>104.1731</text:p>
          </table:table-cell>
          <table:table-cell office:value-type="float" office:value="36.5481" calcext:value-type="float">
            <text:p>36.5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9A</text:p>
          </table:table-cell>
          <table:table-cell office:value-type="string" calcext:value-type="string">
            <text:p>仙人崖</text:p>
          </table:table-cell>
          <table:table-cell office:value-type="string" calcext:value-type="string">
            <text:p>天水</text:p>
          </table:table-cell>
          <table:table-cell office:value-type="float" office:value="106.005" calcext:value-type="float">
            <text:p>106.005</text:p>
          </table:table-cell>
          <table:table-cell office:value-type="float" office:value="34.3469" calcext:value-type="float">
            <text:p>34.34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0A</text:p>
          </table:table-cell>
          <table:table-cell office:value-type="string" calcext:value-type="string">
            <text:p>进步巷</text:p>
          </table:table-cell>
          <table:table-cell office:value-type="string" calcext:value-type="string">
            <text:p>天水</text:p>
          </table:table-cell>
          <table:table-cell office:value-type="float" office:value="105.7281" calcext:value-type="float">
            <text:p>105.7281</text:p>
          </table:table-cell>
          <table:table-cell office:value-type="float" office:value="34.5814" calcext:value-type="float">
            <text:p>34.58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1A</text:p>
          </table:table-cell>
          <table:table-cell office:value-type="string" calcext:value-type="string">
            <text:p>文化馆</text:p>
          </table:table-cell>
          <table:table-cell office:value-type="string" calcext:value-type="string">
            <text:p>天水</text:p>
          </table:table-cell>
          <table:table-cell office:value-type="float" office:value="105.8614" calcext:value-type="float">
            <text:p>105.8614</text:p>
          </table:table-cell>
          <table:table-cell office:value-type="float" office:value="34.5653" calcext:value-type="float">
            <text:p>34.56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2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武威</text:p>
          </table:table-cell>
          <table:table-cell office:value-type="float" office:value="102.6219" calcext:value-type="float">
            <text:p>102.6219</text:p>
          </table:table-cell>
          <table:table-cell office:value-type="float" office:value="37.9311" calcext:value-type="float">
            <text:p>37.9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3A</text:p>
          </table:table-cell>
          <table:table-cell office:value-type="string" calcext:value-type="string">
            <text:p>雷台</text:p>
          </table:table-cell>
          <table:table-cell office:value-type="string" calcext:value-type="string">
            <text:p>武威</text:p>
          </table:table-cell>
          <table:table-cell office:value-type="float" office:value="102.6469" calcext:value-type="float">
            <text:p>102.6469</text:p>
          </table:table-cell>
          <table:table-cell office:value-type="float" office:value="37.9358" calcext:value-type="float">
            <text:p>37.93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4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张掖</text:p>
          </table:table-cell>
          <table:table-cell office:value-type="float" office:value="100.4686" calcext:value-type="float">
            <text:p>100.4686</text:p>
          </table:table-cell>
          <table:table-cell office:value-type="float" office:value="38.9467" calcext:value-type="float">
            <text:p>38.94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5A</text:p>
          </table:table-cell>
          <table:table-cell office:value-type="string" calcext:value-type="string">
            <text:p>科委</text:p>
          </table:table-cell>
          <table:table-cell office:value-type="string" calcext:value-type="string">
            <text:p>张掖</text:p>
          </table:table-cell>
          <table:table-cell office:value-type="float" office:value="100.4497" calcext:value-type="float">
            <text:p>100.4497</text:p>
          </table:table-cell>
          <table:table-cell office:value-type="float" office:value="38.9389" calcext:value-type="float">
            <text:p>38.9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6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平凉</text:p>
          </table:table-cell>
          <table:table-cell office:value-type="float" office:value="106.6692" calcext:value-type="float">
            <text:p>106.6692</text:p>
          </table:table-cell>
          <table:table-cell office:value-type="float" office:value="35.5461" calcext:value-type="float">
            <text:p>35.54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7A</text:p>
          </table:table-cell>
          <table:table-cell office:value-type="string" calcext:value-type="string">
            <text:p>博物馆</text:p>
          </table:table-cell>
          <table:table-cell office:value-type="string" calcext:value-type="string">
            <text:p>平凉</text:p>
          </table:table-cell>
          <table:table-cell office:value-type="float" office:value="106.7039" calcext:value-type="float">
            <text:p>106.7039</text:p>
          </table:table-cell>
          <table:table-cell office:value-type="float" office:value="35.5294" calcext:value-type="float">
            <text:p>35.52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8A</text:p>
          </table:table-cell>
          <table:table-cell office:value-type="string" calcext:value-type="string">
            <text:p>仓门街子站</text:p>
          </table:table-cell>
          <table:table-cell office:value-type="string" calcext:value-type="string">
            <text:p>酒泉</text:p>
          </table:table-cell>
          <table:table-cell office:value-type="float" office:value="98.509" calcext:value-type="float">
            <text:p>98.509</text:p>
          </table:table-cell>
          <table:table-cell office:value-type="float" office:value="39.746" calcext:value-type="float">
            <text:p>39.7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9A</text:p>
          </table:table-cell>
          <table:table-cell office:value-type="string" calcext:value-type="string">
            <text:p>富康家世界子站</text:p>
          </table:table-cell>
          <table:table-cell office:value-type="string" calcext:value-type="string">
            <text:p>酒泉</text:p>
          </table:table-cell>
          <table:table-cell office:value-type="float" office:value="98.5023" calcext:value-type="float">
            <text:p>98.5023</text:p>
          </table:table-cell>
          <table:table-cell office:value-type="float" office:value="39.7294" calcext:value-type="float">
            <text:p>39.72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0A</text:p>
          </table:table-cell>
          <table:table-cell office:value-type="string" calcext:value-type="string">
            <text:p>区环保局</text:p>
          </table:table-cell>
          <table:table-cell office:value-type="string" calcext:value-type="string">
            <text:p>庆阳</text:p>
          </table:table-cell>
          <table:table-cell office:value-type="float" office:value="107.6831" calcext:value-type="float">
            <text:p>107.6831</text:p>
          </table:table-cell>
          <table:table-cell office:value-type="float" office:value="35.7289" calcext:value-type="float">
            <text:p>35.7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1A</text:p>
          </table:table-cell>
          <table:table-cell office:value-type="string" calcext:value-type="string">
            <text:p>粮贸总公司</text:p>
          </table:table-cell>
          <table:table-cell office:value-type="string" calcext:value-type="string">
            <text:p>庆阳</text:p>
          </table:table-cell>
          <table:table-cell office:value-type="float" office:value="107.6406" calcext:value-type="float">
            <text:p>107.6406</text:p>
          </table:table-cell>
          <table:table-cell office:value-type="float" office:value="35.5236" calcext:value-type="float">
            <text:p>35.52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2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庆阳</text:p>
          </table:table-cell>
          <table:table-cell office:value-type="float" office:value="107.6364" calcext:value-type="float">
            <text:p>107.6364</text:p>
          </table:table-cell>
          <table:table-cell office:value-type="float" office:value="35.7067" calcext:value-type="float">
            <text:p>35.70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3A</text:p>
          </table:table-cell>
          <table:table-cell office:value-type="string" calcext:value-type="string">
            <text:p>监测站（原粮食局）</text:p>
          </table:table-cell>
          <table:table-cell office:value-type="string" calcext:value-type="string">
            <text:p>定西</text:p>
          </table:table-cell>
          <table:table-cell office:value-type="float" office:value="104.6228" calcext:value-type="float">
            <text:p>104.6228</text:p>
          </table:table-cell>
          <table:table-cell office:value-type="float" office:value="35.5714" calcext:value-type="float">
            <text:p>35.5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4A</text:p>
          </table:table-cell>
          <table:table-cell office:value-type="string" calcext:value-type="string">
            <text:p>南峰招待所（原起重机厂）</text:p>
          </table:table-cell>
          <table:table-cell office:value-type="string" calcext:value-type="string">
            <text:p>定西</text:p>
          </table:table-cell>
          <table:table-cell office:value-type="float" office:value="104.6169" calcext:value-type="float">
            <text:p>104.6169</text:p>
          </table:table-cell>
          <table:table-cell office:value-type="float" office:value="35.5975" calcext:value-type="float">
            <text:p>35.5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5A</text:p>
          </table:table-cell>
          <table:table-cell office:value-type="string" calcext:value-type="string">
            <text:p>汉王镇固水子</text:p>
          </table:table-cell>
          <table:table-cell office:value-type="string" calcext:value-type="string">
            <text:p>陇南</text:p>
          </table:table-cell>
          <table:table-cell office:value-type="float" office:value="105.0822" calcext:value-type="float">
            <text:p>105.0822</text:p>
          </table:table-cell>
          <table:table-cell office:value-type="float" office:value="33.3261" calcext:value-type="float">
            <text:p>33.32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6A</text:p>
          </table:table-cell>
          <table:table-cell office:value-type="string" calcext:value-type="string">
            <text:p>市林业局</text:p>
          </table:table-cell>
          <table:table-cell office:value-type="string" calcext:value-type="string">
            <text:p>陇南</text:p>
          </table:table-cell>
          <table:table-cell office:value-type="float" office:value="104.92195" calcext:value-type="float">
            <text:p>104.92195</text:p>
          </table:table-cell>
          <table:table-cell office:value-type="float" office:value="33.38588" calcext:value-type="float">
            <text:p>33.38588</text:p>
          </table:table-cell>
          <table:table-cell office:value-type="string" calcext:value-type="string">
            <text:p>XY (Le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667A</text:p>
          </table:table-cell>
          <table:table-cell office:value-type="string" calcext:value-type="string">
            <text:p>环保局</text:p>
          </table:table-cell>
          <table:table-cell office:value-type="string" calcext:value-type="string">
            <text:p>临夏州</text:p>
          </table:table-cell>
          <table:table-cell office:value-type="float" office:value="103.2139" calcext:value-type="float">
            <text:p>103.2139</text:p>
          </table:table-cell>
          <table:table-cell office:value-type="float" office:value="35.6039" calcext:value-type="float">
            <text:p>35.60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8A</text:p>
          </table:table-cell>
          <table:table-cell office:value-type="string" calcext:value-type="string">
            <text:p>州委党校</text:p>
          </table:table-cell>
          <table:table-cell office:value-type="string" calcext:value-type="string">
            <text:p>临夏州</text:p>
          </table:table-cell>
          <table:table-cell office:value-type="float" office:value="103.2064" calcext:value-type="float">
            <text:p>103.2064</text:p>
          </table:table-cell>
          <table:table-cell office:value-type="float" office:value="35.5997" calcext:value-type="float">
            <text:p>35.59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9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甘南州</text:p>
          </table:table-cell>
          <table:table-cell office:value-type="float" office:value="102.905" calcext:value-type="float">
            <text:p>102.905</text:p>
          </table:table-cell>
          <table:table-cell office:value-type="float" office:value="35.0003" calcext:value-type="float">
            <text:p>35.00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0A</text:p>
          </table:table-cell>
          <table:table-cell office:value-type="string" calcext:value-type="string">
            <text:p>平安县</text:p>
          </table:table-cell>
          <table:table-cell office:value-type="string" calcext:value-type="string">
            <text:p>海东地区</text:p>
          </table:table-cell>
          <table:table-cell office:value-type="float" office:value="102.1086" calcext:value-type="float">
            <text:p>102.1086</text:p>
          </table:table-cell>
          <table:table-cell office:value-type="float" office:value="36.4997" calcext:value-type="float">
            <text:p>36.49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1A</text:p>
          </table:table-cell>
          <table:table-cell office:value-type="string" calcext:value-type="string">
            <text:p>海晏县西海镇</text:p>
          </table:table-cell>
          <table:table-cell office:value-type="string" calcext:value-type="string">
            <text:p>海北州</text:p>
          </table:table-cell>
          <table:table-cell office:value-type="float" office:value="100.9048" calcext:value-type="float">
            <text:p>100.9048</text:p>
          </table:table-cell>
          <table:table-cell office:value-type="float" office:value="36.9639" calcext:value-type="float">
            <text:p>36.96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2A</text:p>
          </table:table-cell>
          <table:table-cell office:value-type="string" calcext:value-type="string">
            <text:p>同仁县隆务镇</text:p>
          </table:table-cell>
          <table:table-cell office:value-type="string" calcext:value-type="string">
            <text:p>黄南州</text:p>
          </table:table-cell>
          <table:table-cell office:value-type="float" office:value="102.0199" calcext:value-type="float">
            <text:p>102.0199</text:p>
          </table:table-cell>
          <table:table-cell office:value-type="float" office:value="35.5102" calcext:value-type="float">
            <text:p>35.5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3A</text:p>
          </table:table-cell>
          <table:table-cell office:value-type="string" calcext:value-type="string">
            <text:p>共和县恰卜恰镇</text:p>
          </table:table-cell>
          <table:table-cell office:value-type="string" calcext:value-type="string">
            <text:p>海南州</text:p>
          </table:table-cell>
          <table:table-cell office:value-type="float" office:value="100.6188" calcext:value-type="float">
            <text:p>100.6188</text:p>
          </table:table-cell>
          <table:table-cell office:value-type="float" office:value="36.2866" calcext:value-type="float">
            <text:p>36.28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4A</text:p>
          </table:table-cell>
          <table:table-cell office:value-type="string" calcext:value-type="string">
            <text:p>玛沁县大武镇</text:p>
          </table:table-cell>
          <table:table-cell office:value-type="string" calcext:value-type="string">
            <text:p>果洛州</text:p>
          </table:table-cell>
          <table:table-cell office:value-type="float" office:value="100.2561" calcext:value-type="float">
            <text:p>100.2561</text:p>
          </table:table-cell>
          <table:table-cell office:value-type="float" office:value="34.4714" calcext:value-type="float">
            <text:p>34.4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5A</text:p>
          </table:table-cell>
          <table:table-cell office:value-type="string" calcext:value-type="string">
            <text:p>玉树县结古镇</text:p>
          </table:table-cell>
          <table:table-cell office:value-type="string" calcext:value-type="string">
            <text:p>玉树州</text:p>
          </table:table-cell>
          <table:table-cell office:value-type="float" office:value="97" calcext:value-type="float">
            <text:p>97</text:p>
          </table:table-cell>
          <table:table-cell office:value-type="float" office:value="33.0014" calcext:value-type="float">
            <text:p>33.00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6A</text:p>
          </table:table-cell>
          <table:table-cell office:value-type="string" calcext:value-type="string">
            <text:p>德令哈市</text:p>
          </table:table-cell>
          <table:table-cell office:value-type="string" calcext:value-type="string">
            <text:p>海西州</text:p>
          </table:table-cell>
          <table:table-cell office:value-type="float" office:value="97.3731" calcext:value-type="float">
            <text:p>97.3731</text:p>
          </table:table-cell>
          <table:table-cell office:value-type="float" office:value="37.3753" calcext:value-type="float">
            <text:p>37.37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7A</text:p>
          </table:table-cell>
          <table:table-cell office:value-type="string" calcext:value-type="string">
            <text:p>教育园区</text:p>
          </table:table-cell>
          <table:table-cell office:value-type="string" calcext:value-type="string">
            <text:p>吴忠</text:p>
          </table:table-cell>
          <table:table-cell office:value-type="float" office:value="106.1532" calcext:value-type="float">
            <text:p>106.1532</text:p>
          </table:table-cell>
          <table:table-cell office:value-type="float" office:value="37.9648" calcext:value-type="float">
            <text:p>37.96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8A</text:p>
          </table:table-cell>
          <table:table-cell office:value-type="string" calcext:value-type="string">
            <text:p>高级中学</text:p>
          </table:table-cell>
          <table:table-cell office:value-type="string" calcext:value-type="string">
            <text:p>吴忠</text:p>
          </table:table-cell>
          <table:table-cell office:value-type="float" office:value="106.2025" calcext:value-type="float">
            <text:p>106.2025</text:p>
          </table:table-cell>
          <table:table-cell office:value-type="float" office:value="37.9844" calcext:value-type="float">
            <text:p>37.98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9A</text:p>
          </table:table-cell>
          <table:table-cell office:value-type="string" calcext:value-type="string">
            <text:p>新区二泵站</text:p>
          </table:table-cell>
          <table:table-cell office:value-type="string" calcext:value-type="string">
            <text:p>吴忠</text:p>
          </table:table-cell>
          <table:table-cell office:value-type="float" office:value="106.196" calcext:value-type="float">
            <text:p>106.196</text:p>
          </table:table-cell>
          <table:table-cell office:value-type="float" office:value="37.9723" calcext:value-type="float">
            <text:p>37.97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0A</text:p>
          </table:table-cell>
          <table:table-cell office:value-type="string" calcext:value-type="string">
            <text:p>沙坡头消防站</text:p>
          </table:table-cell>
          <table:table-cell office:value-type="string" calcext:value-type="string">
            <text:p>中卫</text:p>
          </table:table-cell>
          <table:table-cell office:value-type="float" office:value="105.0197" calcext:value-type="float">
            <text:p>105.0197</text:p>
          </table:table-cell>
          <table:table-cell office:value-type="float" office:value="37.4514" calcext:value-type="float">
            <text:p>37.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1A</text:p>
          </table:table-cell>
          <table:table-cell office:value-type="string" calcext:value-type="string">
            <text:p>官桥站</text:p>
          </table:table-cell>
          <table:table-cell office:value-type="string" calcext:value-type="string">
            <text:p>中卫</text:p>
          </table:table-cell>
          <table:table-cell office:value-type="float" office:value="105.18" calcext:value-type="float">
            <text:p>105.18</text:p>
          </table:table-cell>
          <table:table-cell office:value-type="float" office:value="37.0172" calcext:value-type="float">
            <text:p>37.01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2A</text:p>
          </table:table-cell>
          <table:table-cell office:value-type="string" calcext:value-type="string">
            <text:p>环保局站</text:p>
          </table:table-cell>
          <table:table-cell office:value-type="string" calcext:value-type="string">
            <text:p>中卫</text:p>
          </table:table-cell>
          <table:table-cell office:value-type="float" office:value="105.1971" calcext:value-type="float">
            <text:p>105.1971</text:p>
          </table:table-cell>
          <table:table-cell office:value-type="float" office:value="37.5002" calcext:value-type="float">
            <text:p>37.50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3A</text:p>
          </table:table-cell>
          <table:table-cell office:value-type="string" calcext:value-type="string">
            <text:p>马园</text:p>
          </table:table-cell>
          <table:table-cell office:value-type="string" calcext:value-type="string">
            <text:p>固原</text:p>
          </table:table-cell>
          <table:table-cell office:value-type="float" office:value="106.2319" calcext:value-type="float">
            <text:p>106.2319</text:p>
          </table:table-cell>
          <table:table-cell office:value-type="float" office:value="36.1417" calcext:value-type="float">
            <text:p>36.1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4A</text:p>
          </table:table-cell>
          <table:table-cell office:value-type="string" calcext:value-type="string">
            <text:p>监测站</text:p>
          </table:table-cell>
          <table:table-cell office:value-type="string" calcext:value-type="string">
            <text:p>固原</text:p>
          </table:table-cell>
          <table:table-cell office:value-type="float" office:value="106.2792" calcext:value-type="float">
            <text:p>106.2792</text:p>
          </table:table-cell>
          <table:table-cell office:value-type="float" office:value="36.0022" calcext:value-type="float">
            <text:p>36.00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5A</text:p>
          </table:table-cell>
          <table:table-cell office:value-type="string" calcext:value-type="string">
            <text:p>新区</text:p>
          </table:table-cell>
          <table:table-cell office:value-type="string" calcext:value-type="string">
            <text:p>固原</text:p>
          </table:table-cell>
          <table:table-cell office:value-type="float" office:value="106.2375" calcext:value-type="float">
            <text:p>106.2375</text:p>
          </table:table-cell>
          <table:table-cell office:value-type="float" office:value="36.0211" calcext:value-type="float">
            <text:p>36.02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6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吐鲁番地区</text:p>
          </table:table-cell>
          <table:table-cell office:value-type="float" office:value="89.191" calcext:value-type="float">
            <text:p>89.191</text:p>
          </table:table-cell>
          <table:table-cell office:value-type="float" office:value="42.9409" calcext:value-type="float">
            <text:p>42.94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7A</text:p>
          </table:table-cell>
          <table:table-cell office:value-type="string" calcext:value-type="string">
            <text:p>地区环保局</text:p>
          </table:table-cell>
          <table:table-cell office:value-type="string" calcext:value-type="string">
            <text:p>吐鲁番地区</text:p>
          </table:table-cell>
          <table:table-cell office:value-type="float" office:value="89.1673" calcext:value-type="float">
            <text:p>89.1673</text:p>
          </table:table-cell>
          <table:table-cell office:value-type="float" office:value="42.9559" calcext:value-type="float">
            <text:p>42.9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8A</text:p>
          </table:table-cell>
          <table:table-cell office:value-type="string" calcext:value-type="string">
            <text:p>地区监测站</text:p>
          </table:table-cell>
          <table:table-cell office:value-type="string" calcext:value-type="string">
            <text:p>哈密地区</text:p>
          </table:table-cell>
          <table:table-cell office:value-type="float" office:value="93.5128" calcext:value-type="float">
            <text:p>93.5128</text:p>
          </table:table-cell>
          <table:table-cell office:value-type="float" office:value="42.8172" calcext:value-type="float">
            <text:p>42.81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9A</text:p>
          </table:table-cell>
          <table:table-cell office:value-type="string" calcext:value-type="string">
            <text:p>哈密师范学校</text:p>
          </table:table-cell>
          <table:table-cell office:value-type="string" calcext:value-type="string">
            <text:p>哈密地区</text:p>
          </table:table-cell>
          <table:table-cell office:value-type="float" office:value="93.4961" calcext:value-type="float">
            <text:p>93.4961</text:p>
          </table:table-cell>
          <table:table-cell office:value-type="float" office:value="42.8328" calcext:value-type="float">
            <text:p>42.83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0A</text:p>
          </table:table-cell>
          <table:table-cell office:value-type="string" calcext:value-type="string">
            <text:p>天山天池</text:p>
          </table:table-cell>
          <table:table-cell office:value-type="string" calcext:value-type="string">
            <text:p>昌吉州</text:p>
          </table:table-cell>
          <table:table-cell office:value-type="float" office:value="87.9897" calcext:value-type="float">
            <text:p>87.9897</text:p>
          </table:table-cell>
          <table:table-cell office:value-type="float" office:value="44.1564" calcext:value-type="float">
            <text:p>44.15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1A</text:p>
          </table:table-cell>
          <table:table-cell office:value-type="string" calcext:value-type="string">
            <text:p>州监测站</text:p>
          </table:table-cell>
          <table:table-cell office:value-type="string" calcext:value-type="string">
            <text:p>昌吉州</text:p>
          </table:table-cell>
          <table:table-cell office:value-type="float" office:value="87.2997" calcext:value-type="float">
            <text:p>87.2997</text:p>
          </table:table-cell>
          <table:table-cell office:value-type="float" office:value="44.0114" calcext:value-type="float">
            <text:p>44.01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2A</text:p>
          </table:table-cell>
          <table:table-cell office:value-type="string" calcext:value-type="string">
            <text:p>新区政务中心</text:p>
          </table:table-cell>
          <table:table-cell office:value-type="string" calcext:value-type="string">
            <text:p>昌吉州</text:p>
          </table:table-cell>
          <table:table-cell office:value-type="float" office:value="87.2717" calcext:value-type="float">
            <text:p>87.2717</text:p>
          </table:table-cell>
          <table:table-cell office:value-type="float" office:value="44.0297" calcext:value-type="float">
            <text:p>44.02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3A</text:p>
          </table:table-cell>
          <table:table-cell office:value-type="string" calcext:value-type="string">
            <text:p>博乐市西郊区</text:p>
          </table:table-cell>
          <table:table-cell office:value-type="string" calcext:value-type="string">
            <text:p>博州</text:p>
          </table:table-cell>
          <table:table-cell office:value-type="float" office:value="82.0485" calcext:value-type="float">
            <text:p>82.0485</text:p>
          </table:table-cell>
          <table:table-cell office:value-type="float" office:value="44.9079" calcext:value-type="float">
            <text:p>44.90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4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博州</text:p>
          </table:table-cell>
          <table:table-cell office:value-type="float" office:value="82.0806" calcext:value-type="float">
            <text:p>82.0806</text:p>
          </table:table-cell>
          <table:table-cell office:value-type="float" office:value="44.8969" calcext:value-type="float">
            <text:p>44.89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5A</text:p>
          </table:table-cell>
          <table:table-cell office:value-type="string" calcext:value-type="string">
            <text:p>电视台</text:p>
          </table:table-cell>
          <table:table-cell office:value-type="string" calcext:value-type="string">
            <text:p>阿克苏地区</text:p>
          </table:table-cell>
          <table:table-cell office:value-type="float" office:value="80.2828" calcext:value-type="float">
            <text:p>80.2828</text:p>
          </table:table-cell>
          <table:table-cell office:value-type="float" office:value="41.1636" calcext:value-type="float">
            <text:p>41.16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6A</text:p>
          </table:table-cell>
          <table:table-cell office:value-type="string" calcext:value-type="string">
            <text:p>艺术中心</text:p>
          </table:table-cell>
          <table:table-cell office:value-type="string" calcext:value-type="string">
            <text:p>阿克苏地区</text:p>
          </table:table-cell>
          <table:table-cell office:value-type="float" office:value="80.2956" calcext:value-type="float">
            <text:p>80.2956</text:p>
          </table:table-cell>
          <table:table-cell office:value-type="float" office:value="41.1933" calcext:value-type="float">
            <text:p>41.19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7A</text:p>
          </table:table-cell>
          <table:table-cell office:value-type="string" calcext:value-type="string">
            <text:p>市人民政府</text:p>
          </table:table-cell>
          <table:table-cell office:value-type="string" calcext:value-type="string">
            <text:p>克州</text:p>
          </table:table-cell>
          <table:table-cell office:value-type="float" office:value="76.1861" calcext:value-type="float">
            <text:p>76.1861</text:p>
          </table:table-cell>
          <table:table-cell office:value-type="float" office:value="39.7153" calcext:value-type="float">
            <text:p>39.71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8A</text:p>
          </table:table-cell>
          <table:table-cell office:value-type="string" calcext:value-type="string">
            <text:p>巡警大队</text:p>
          </table:table-cell>
          <table:table-cell office:value-type="string" calcext:value-type="string">
            <text:p>喀什地区</text:p>
          </table:table-cell>
          <table:table-cell office:value-type="float" office:value="75.9828" calcext:value-type="float">
            <text:p>75.9828</text:p>
          </table:table-cell>
          <table:table-cell office:value-type="float" office:value="39.5371" calcext:value-type="float">
            <text:p>39.53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9A</text:p>
          </table:table-cell>
          <table:table-cell office:value-type="string" calcext:value-type="string">
            <text:p>吾办</text:p>
          </table:table-cell>
          <table:table-cell office:value-type="string" calcext:value-type="string">
            <text:p>喀什地区</text:p>
          </table:table-cell>
          <table:table-cell office:value-type="float" office:value="75.9771" calcext:value-type="float">
            <text:p>75.9771</text:p>
          </table:table-cell>
          <table:table-cell office:value-type="float" office:value="39.4699" calcext:value-type="float">
            <text:p>39.46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0A</text:p>
          </table:table-cell>
          <table:table-cell office:value-type="string" calcext:value-type="string">
            <text:p>市环境监测站</text:p>
          </table:table-cell>
          <table:table-cell office:value-type="string" calcext:value-type="string">
            <text:p>喀什地区</text:p>
          </table:table-cell>
          <table:table-cell office:value-type="float" office:value="75.9435" calcext:value-type="float">
            <text:p>75.9435</text:p>
          </table:table-cell>
          <table:table-cell office:value-type="float" office:value="39.4365" calcext:value-type="float">
            <text:p>39.43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1A</text:p>
          </table:table-cell>
          <table:table-cell office:value-type="string" calcext:value-type="string">
            <text:p>地区站</text:p>
          </table:table-cell>
          <table:table-cell office:value-type="string" calcext:value-type="string">
            <text:p>和田地区</text:p>
          </table:table-cell>
          <table:table-cell office:value-type="float" office:value="79.9485" calcext:value-type="float">
            <text:p>79.9485</text:p>
          </table:table-cell>
          <table:table-cell office:value-type="float" office:value="37.1152" calcext:value-type="float">
            <text:p>37.11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2A</text:p>
          </table:table-cell>
          <table:table-cell office:value-type="string" calcext:value-type="string">
            <text:p>古江巴格乡院内</text:p>
          </table:table-cell>
          <table:table-cell office:value-type="string" calcext:value-type="string">
            <text:p>和田地区</text:p>
          </table:table-cell>
          <table:table-cell office:value-type="float" office:value="79.9117" calcext:value-type="float">
            <text:p>79.9117</text:p>
          </table:table-cell>
          <table:table-cell office:value-type="float" office:value="37.1013" calcext:value-type="float">
            <text:p>37.10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3A</text:p>
          </table:table-cell>
          <table:table-cell office:value-type="string" calcext:value-type="string">
            <text:p>市环保局</text:p>
          </table:table-cell>
          <table:table-cell office:value-type="string" calcext:value-type="string">
            <text:p>伊犁哈萨克州</text:p>
          </table:table-cell>
          <table:table-cell office:value-type="float" office:value="81.2815" calcext:value-type="float">
            <text:p>81.2815</text:p>
          </table:table-cell>
          <table:table-cell office:value-type="float" office:value="43.9404" calcext:value-type="float">
            <text:p>43.94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4A</text:p>
          </table:table-cell>
          <table:table-cell office:value-type="string" calcext:value-type="string">
            <text:p>新政府片区</text:p>
          </table:table-cell>
          <table:table-cell office:value-type="string" calcext:value-type="string">
            <text:p>伊犁哈萨克州</text:p>
          </table:table-cell>
          <table:table-cell office:value-type="float" office:value="81.2867" calcext:value-type="float">
            <text:p>81.2867</text:p>
          </table:table-cell>
          <table:table-cell office:value-type="float" office:value="43.895" calcext:value-type="float">
            <text:p>43.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5A</text:p>
          </table:table-cell>
          <table:table-cell office:value-type="string" calcext:value-type="string">
            <text:p>第二水厂</text:p>
          </table:table-cell>
          <table:table-cell office:value-type="string" calcext:value-type="string">
            <text:p>伊犁哈萨克州</text:p>
          </table:table-cell>
          <table:table-cell office:value-type="float" office:value="81.3364" calcext:value-type="float">
            <text:p>81.3364</text:p>
          </table:table-cell>
          <table:table-cell office:value-type="float" office:value="43.941" calcext:value-type="float">
            <text:p>43.9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6A</text:p>
          </table:table-cell>
          <table:table-cell office:value-type="string" calcext:value-type="string">
            <text:p>东门外小游园</text:p>
          </table:table-cell>
          <table:table-cell office:value-type="string" calcext:value-type="string">
            <text:p>塔城地区</text:p>
          </table:table-cell>
          <table:table-cell office:value-type="float" office:value="82.9994" calcext:value-type="float">
            <text:p>82.9994</text:p>
          </table:table-cell>
          <table:table-cell office:value-type="float" office:value="46.7432" calcext:value-type="float">
            <text:p>46.74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7A</text:p>
          </table:table-cell>
          <table:table-cell office:value-type="string" calcext:value-type="string">
            <text:p>小东沟</text:p>
          </table:table-cell>
          <table:table-cell office:value-type="string" calcext:value-type="string">
            <text:p>阿勒泰地区</text:p>
          </table:table-cell>
          <table:table-cell office:value-type="float" office:value="88.1214" calcext:value-type="float">
            <text:p>88.1214</text:p>
          </table:table-cell>
          <table:table-cell office:value-type="float" office:value="47.9047" calcext:value-type="float">
            <text:p>47.90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8A</text:p>
          </table:table-cell>
          <table:table-cell office:value-type="string" calcext:value-type="string">
            <text:p>市站</text:p>
          </table:table-cell>
          <table:table-cell office:value-type="string" calcext:value-type="string">
            <text:p>阿勒泰地区</text:p>
          </table:table-cell>
          <table:table-cell office:value-type="float" office:value="88.1267" calcext:value-type="float">
            <text:p>88.1267</text:p>
          </table:table-cell>
          <table:table-cell office:value-type="float" office:value="47.8515" calcext:value-type="float">
            <text:p>47.85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9A</text:p>
          </table:table-cell>
          <table:table-cell office:value-type="string" calcext:value-type="string">
            <text:p>艾青诗歌馆</text:p>
          </table:table-cell>
          <table:table-cell office:value-type="string" calcext:value-type="string">
            <text:p>石河子</text:p>
          </table:table-cell>
          <table:table-cell office:value-type="float" office:value="86.0497" calcext:value-type="float">
            <text:p>86.0497</text:p>
          </table:table-cell>
          <table:table-cell office:value-type="float" office:value="44.2967" calcext:value-type="float">
            <text:p>44.29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10A</text:p>
          </table:table-cell>
          <table:table-cell office:value-type="string" calcext:value-type="string">
            <text:p>阳光学校</text:p>
          </table:table-cell>
          <table:table-cell office:value-type="string" calcext:value-type="string">
            <text:p>石河子</text:p>
          </table:table-cell>
          <table:table-cell office:value-type="float" office:value="86.0697" calcext:value-type="float">
            <text:p>86.0697</text:p>
          </table:table-cell>
          <table:table-cell office:value-type="float" office:value="44.3075" calcext:value-type="float">
            <text:p>44.30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11A</text:p>
          </table:table-cell>
          <table:table-cell office:value-type="string" calcext:value-type="string">
            <text:p>农水大厦</text:p>
          </table:table-cell>
          <table:table-cell office:value-type="string" calcext:value-type="string">
            <text:p>五家渠</text:p>
          </table:table-cell>
          <table:table-cell office:value-type="float" office:value="87.5475" calcext:value-type="float">
            <text:p>87.5475</text:p>
          </table:table-cell>
          <table:table-cell office:value-type="float" office:value="44.1756" calcext:value-type="float">
            <text:p>44.17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35A</text:p>
          </table:table-cell>
          <table:table-cell office:value-type="string" calcext:value-type="string">
            <text:p>四十中小</text:p>
          </table:table-cell>
          <table:table-cell office:value-type="string" calcext:value-type="string">
            <text:p>攀枝花</text:p>
          </table:table-cell>
          <table:table-cell office:value-type="float" office:value="101.7227" calcext:value-type="float">
            <text:p>101.7227</text:p>
          </table:table-cell>
          <table:table-cell office:value-type="float" office:value="26.567" calcext:value-type="float">
            <text:p>26.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42A</text:p>
          </table:table-cell>
          <table:table-cell office:value-type="string" calcext:value-type="string">
            <text:p>湖里中学</text:p>
          </table:table-cell>
          <table:table-cell office:value-type="string" calcext:value-type="string">
            <text:p>厦门</text:p>
          </table:table-cell>
          <table:table-cell office:value-type="float" office:value="118.0936" calcext:value-type="float">
            <text:p>118.0936</text:p>
          </table:table-cell>
          <table:table-cell office:value-type="float" office:value="24.5058" calcext:value-type="float">
            <text:p>24.50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45A</text:p>
          </table:table-cell>
          <table:table-cell office:value-type="string" calcext:value-type="string">
            <text:p>德盛苑</text:p>
          </table:table-cell>
          <table:table-cell office:value-type="string" calcext:value-type="string">
            <text:p>长治</text:p>
          </table:table-cell>
          <table:table-cell office:value-type="float" office:value="113.1569" calcext:value-type="float">
            <text:p>113.1569</text:p>
          </table:table-cell>
          <table:table-cell office:value-type="float" office:value="36.1912" calcext:value-type="float">
            <text:p>36.19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46A</text:p>
          </table:table-cell>
          <table:table-cell office:value-type="string" calcext:value-type="string">
            <text:p>体育西</text:p>
          </table:table-cell>
          <table:table-cell office:value-type="string" calcext:value-type="string">
            <text:p>广州</text:p>
          </table:table-cell>
          <table:table-cell office:value-type="float" office:value="113.3208" calcext:value-type="float">
            <text:p>113.3208</text:p>
          </table:table-cell>
          <table:table-cell office:value-type="float" office:value="23.1323" calcext:value-type="float">
            <text:p>23.1323</text:p>
          </table:table-cell>
          <table:table-cell table:number-columns-repeated="1019"/>
        </table:table-row>
        <table:table-row table:style-name="ro2" table:number-rows-repeated="104707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站点列表_含经纬度__新_1497个" table:base-cell-address="$Sheet1.$A$1" table:expression="[$Sheet1.$A$2]:$beo$6"/>
        </table:named-expressions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7:44:36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xl</meta:initial-creator>
    <meta:creation-date>2016-11-06T17:43:57</meta:creation-date>
    <dc:date>2017-01-19T17:45:17.434000000</dc:date>
    <meta:generator>LibreOffice/5.2.2.2$Windows_x86 LibreOffice_project/8f96e87c890bf8fa77463cd4b640a2312823f3ad</meta:generator>
    <meta:editing-duration>PT57M56S</meta:editing-duration>
    <meta:editing-cycles>11</meta:editing-cycles>
    <meta:document-statistic meta:table-count="1" meta:cell-count="750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